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89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1772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map style:condition="cell-content()=1" style:apply-style-name="Untitled1" style:base-cell-address="FrOSCon.N2"/>
    </style:style>
    <style:style style:name="ce2" style:family="table-cell" style:parent-style-name="Default">
      <style:map style:condition="cell-content()=1" style:apply-style-name="Untitled1" style:base-cell-address="FrOSCon.N2"/>
    </style:style>
    <style:style style:name="ce3" style:family="table-cell" style:parent-style-name="Default">
      <style:table-cell-properties fo:wrap-option="wrap" style:vertical-align="bottom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wrap-option="wrap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FrOSCon" table:style-name="ta1" table:print="false">
        <office:forms form:automatic-focus="false" form:apply-design-mode="false"/>
        <table:table-column table:style-name="co1" table:number-columns-repeated="14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number-columns-repeated="2"/>
          <table:table-cell table:style-name="ce4" table:formula="of:=SUM([.O$1:.O$65536])" office:value-type="float" office:value="148">
            <text:p>148</text:p>
          </table:table-cell>
          <table:table-cell table:number-columns-repeated="1007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]*1)+([.B2]*2))+([.C2]*4))+([.D2]*8))+([.E2]*16))+([.F2]*32))+([.G2]*64))+([.H2]*128))+([.I2]*256))+([.J2]*512))+([.K2]*1024))+([.L2]*2048))+([.M2]*4096))+([.N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]*1)+([.B3]*2))+([.C3]*4))+([.D3]*8))+([.E3]*16))+([.F3]*32))+([.G3]*64))+([.H3]*128))+([.I3]*256))+([.J3]*512))+([.K3]*1024))+([.L3]*2048))+([.M3]*4096))+([.N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]*1)+([.B4]*2))+([.C4]*4))+([.D4]*8))+([.E4]*16))+([.F4]*32))+([.G4]*64))+([.H4]*128))+([.I4]*256))+([.J4]*512))+([.K4]*1024))+([.L4]*2048))+([.M4]*4096))+([.N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]*1)+([.B5]*2))+([.C5]*4))+([.D5]*8))+([.E5]*16))+([.F5]*32))+([.G5]*64))+([.H5]*128))+([.I5]*256))+([.J5]*512))+([.K5]*1024))+([.L5]*2048))+([.M5]*4096))+([.N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]*1)+([.B6]*2))+([.C6]*4))+([.D6]*8))+([.E6]*16))+([.F6]*32))+([.G6]*64))+([.H6]*128))+([.I6]*256))+([.J6]*512))+([.K6]*1024))+([.L6]*2048))+([.M6]*4096))+([.N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]*1)+([.B7]*2))+([.C7]*4))+([.D7]*8))+([.E7]*16))+([.F7]*32))+([.G7]*64))+([.H7]*128))+([.I7]*256))+([.J7]*512))+([.K7]*1024))+([.L7]*2048))+([.M7]*4096))+([.N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]*1)+([.B8]*2))+([.C8]*4))+([.D8]*8))+([.E8]*16))+([.F8]*32))+([.G8]*64))+([.H8]*128))+([.I8]*256))+([.J8]*512))+([.K8]*1024))+([.L8]*2048))+([.M8]*4096))+([.N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]*1)+([.B9]*2))+([.C9]*4))+([.D9]*8))+([.E9]*16))+([.F9]*32))+([.G9]*64))+([.H9]*128))+([.I9]*256))+([.J9]*512))+([.K9]*1024))+([.L9]*2048))+([.M9]*4096))+([.N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]*1)+([.B10]*2))+([.C10]*4))+([.D10]*8))+([.E10]*16))+([.F10]*32))+([.G10]*64))+([.H10]*128))+([.I10]*256))+([.J10]*512))+([.K10]*1024))+([.L10]*2048))+([.M10]*4096))+([.N10]*8192)))" office:value-type="float" office:value="8192">
            <text:p>819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style-name="ce1" table:number-columns-repeated="14"/>
          <table:table-cell table:number-columns-repeated="2"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]*1)+([.B12]*2))+([.C12]*4))+([.D12]*8))+([.E12]*16))+([.F12]*32))+([.G12]*64))+([.H12]*128))+([.I12]*256))+([.J12]*512))+([.K12]*1024))+([.L12]*2048))+([.M12]*4096))+([.N1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]*1)+([.B13]*2))+([.C13]*4))+([.D13]*8))+([.E13]*16))+([.F13]*32))+([.G13]*64))+([.H13]*128))+([.I13]*256))+([.J13]*512))+([.K13]*1024))+([.L13]*2048))+([.M13]*4096))+([.N1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]*1)+([.B14]*2))+([.C14]*4))+([.D14]*8))+([.E14]*16))+([.F14]*32))+([.G14]*64))+([.H14]*128))+([.I14]*256))+([.J14]*512))+([.K14]*1024))+([.L14]*2048))+([.M14]*4096))+([.N1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5]*1)+([.B15]*2))+([.C15]*4))+([.D15]*8))+([.E15]*16))+([.F15]*32))+([.G15]*64))+([.H15]*128))+([.I15]*256))+([.J15]*512))+([.K15]*1024))+([.L15]*2048))+([.M15]*4096))+([.N1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6]*1)+([.B16]*2))+([.C16]*4))+([.D16]*8))+([.E16]*16))+([.F16]*32))+([.G16]*64))+([.H16]*128))+([.I16]*256))+([.J16]*512))+([.K16]*1024))+([.L16]*2048))+([.M16]*4096))+([.N1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7]*1)+([.B17]*2))+([.C17]*4))+([.D17]*8))+([.E17]*16))+([.F17]*32))+([.G17]*64))+([.H17]*128))+([.I17]*256))+([.J17]*512))+([.K17]*1024))+([.L17]*2048))+([.M17]*4096))+([.N1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8]*1)+([.B18]*2))+([.C18]*4))+([.D18]*8))+([.E18]*16))+([.F18]*32))+([.G18]*64))+([.H18]*128))+([.I18]*256))+([.J18]*512))+([.K18]*1024))+([.L18]*2048))+([.M18]*4096))+([.N1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9]*1)+([.B19]*2))+([.C19]*4))+([.D19]*8))+([.E19]*16))+([.F19]*32))+([.G19]*64))+([.H19]*128))+([.I19]*256))+([.J19]*512))+([.K19]*1024))+([.L19]*2048))+([.M19]*4096))+([.N1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20]*1)+([.B20]*2))+([.C20]*4))+([.D20]*8))+([.E20]*16))+([.F20]*32))+([.G20]*64))+([.H20]*128))+([.I20]*256))+([.J20]*512))+([.K20]*1024))+([.L20]*2048))+([.M20]*4096))+([.N20]*8192)))" office:value-type="float" office:value="8192">
            <text:p>819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style-name="ce1" table:number-columns-repeated="14"/>
          <table:table-cell table:number-columns-repeated="2"/>
          <table:table-cell table:style-name="ce4" table:number-columns-repeated="2"/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2]*1)+([.B22]*2))+([.C22]*4))+([.D22]*8))+([.E22]*16))+([.F22]*32))+([.G22]*64))+([.H22]*128))+([.I22]*256))+([.J22]*512))+([.K22]*1024))+([.L22]*2048))+([.M22]*4096))+([.N2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3]*1)+([.B23]*2))+([.C23]*4))+([.D23]*8))+([.E23]*16))+([.F23]*32))+([.G23]*64))+([.H23]*128))+([.I23]*256))+([.J23]*512))+([.K23]*1024))+([.L23]*2048))+([.M23]*4096))+([.N2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4]*1)+([.B24]*2))+([.C24]*4))+([.D24]*8))+([.E24]*16))+([.F24]*32))+([.G24]*64))+([.H24]*128))+([.I24]*256))+([.J24]*512))+([.K24]*1024))+([.L24]*2048))+([.M24]*4096))+([.N2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5]*1)+([.B25]*2))+([.C25]*4))+([.D25]*8))+([.E25]*16))+([.F25]*32))+([.G25]*64))+([.H25]*128))+([.I25]*256))+([.J25]*512))+([.K25]*1024))+([.L25]*2048))+([.M25]*4096))+([.N2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6]*1)+([.B26]*2))+([.C26]*4))+([.D26]*8))+([.E26]*16))+([.F26]*32))+([.G26]*64))+([.H26]*128))+([.I26]*256))+([.J26]*512))+([.K26]*1024))+([.L26]*2048))+([.M26]*4096))+([.N2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7]*1)+([.B27]*2))+([.C27]*4))+([.D27]*8))+([.E27]*16))+([.F27]*32))+([.G27]*64))+([.H27]*128))+([.I27]*256))+([.J27]*512))+([.K27]*1024))+([.L27]*2048))+([.M27]*4096))+([.N2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8]*1)+([.B28]*2))+([.C28]*4))+([.D28]*8))+([.E28]*16))+([.F28]*32))+([.G28]*64))+([.H28]*128))+([.I28]*256))+([.J28]*512))+([.K28]*1024))+([.L28]*2048))+([.M28]*4096))+([.N2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9]*1)+([.B29]*2))+([.C29]*4))+([.D29]*8))+([.E29]*16))+([.F29]*32))+([.G29]*64))+([.H29]*128))+([.I29]*256))+([.J29]*512))+([.K29]*1024))+([.L29]*2048))+([.M29]*4096))+([.N2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30]*1)+([.B30]*2))+([.C30]*4))+([.D30]*8))+([.E30]*16))+([.F30]*32))+([.G30]*64))+([.H30]*128))+([.I30]*256))+([.J30]*512))+([.K30]*1024))+([.L30]*2048))+([.M30]*4096))+([.N30]*8192)))" office:value-type="float" office:value="8192">
            <text:p>819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2]*1)+([.B32]*2))+([.C32]*4))+([.D32]*8))+([.E32]*16))+([.F32]*32))+([.G32]*64))+([.H32]*128))+([.I32]*256))+([.J32]*512))+([.K32]*1024))+([.L32]*2048))+([.M32]*4096))+([.N3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3]*1)+([.B33]*2))+([.C33]*4))+([.D33]*8))+([.E33]*16))+([.F33]*32))+([.G33]*64))+([.H33]*128))+([.I33]*256))+([.J33]*512))+([.K33]*1024))+([.L33]*2048))+([.M33]*4096))+([.N3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4]*1)+([.B34]*2))+([.C34]*4))+([.D34]*8))+([.E34]*16))+([.F34]*32))+([.G34]*64))+([.H34]*128))+([.I34]*256))+([.J34]*512))+([.K34]*1024))+([.L34]*2048))+([.M34]*4096))+([.N3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5]*1)+([.B35]*2))+([.C35]*4))+([.D35]*8))+([.E35]*16))+([.F35]*32))+([.G35]*64))+([.H35]*128))+([.I35]*256))+([.J35]*512))+([.K35]*1024))+([.L35]*2048))+([.M35]*4096))+([.N3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6]*1)+([.B36]*2))+([.C36]*4))+([.D36]*8))+([.E36]*16))+([.F36]*32))+([.G36]*64))+([.H36]*128))+([.I36]*256))+([.J36]*512))+([.K36]*1024))+([.L36]*2048))+([.M36]*4096))+([.N3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7]*1)+([.B37]*2))+([.C37]*4))+([.D37]*8))+([.E37]*16))+([.F37]*32))+([.G37]*64))+([.H37]*128))+([.I37]*256))+([.J37]*512))+([.K37]*1024))+([.L37]*2048))+([.M37]*4096))+([.N3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8]*1)+([.B38]*2))+([.C38]*4))+([.D38]*8))+([.E38]*16))+([.F38]*32))+([.G38]*64))+([.H38]*128))+([.I38]*256))+([.J38]*512))+([.K38]*1024))+([.L38]*2048))+([.M38]*4096))+([.N3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9]*1)+([.B39]*2))+([.C39]*4))+([.D39]*8))+([.E39]*16))+([.F39]*32))+([.G39]*64))+([.H39]*128))+([.I39]*256))+([.J39]*512))+([.K39]*1024))+([.L39]*2048))+([.M39]*4096))+([.N39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0]*1)+([.B40]*2))+([.C40]*4))+([.D40]*8))+([.E40]*16))+([.F40]*32))+([.G40]*64))+([.H40]*128))+([.I40]*256))+([.J40]*512))+([.K40]*1024))+([.L40]*2048))+([.M40]*4096))+([.N4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2]*1)+([.B42]*2))+([.C42]*4))+([.D42]*8))+([.E42]*16))+([.F42]*32))+([.G42]*64))+([.H42]*128))+([.I42]*256))+([.J42]*512))+([.K42]*1024))+([.L42]*2048))+([.M42]*4096))+([.N4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3]*1)+([.B43]*2))+([.C43]*4))+([.D43]*8))+([.E43]*16))+([.F43]*32))+([.G43]*64))+([.H43]*128))+([.I43]*256))+([.J43]*512))+([.K43]*1024))+([.L43]*2048))+([.M43]*4096))+([.N4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4]*1)+([.B44]*2))+([.C44]*4))+([.D44]*8))+([.E44]*16))+([.F44]*32))+([.G44]*64))+([.H44]*128))+([.I44]*256))+([.J44]*512))+([.K44]*1024))+([.L44]*2048))+([.M44]*4096))+([.N4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5]*1)+([.B45]*2))+([.C45]*4))+([.D45]*8))+([.E45]*16))+([.F45]*32))+([.G45]*64))+([.H45]*128))+([.I45]*256))+([.J45]*512))+([.K45]*1024))+([.L45]*2048))+([.M45]*4096))+([.N4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6]*1)+([.B46]*2))+([.C46]*4))+([.D46]*8))+([.E46]*16))+([.F46]*32))+([.G46]*64))+([.H46]*128))+([.I46]*256))+([.J46]*512))+([.K46]*1024))+([.L46]*2048))+([.M46]*4096))+([.N4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7]*1)+([.B47]*2))+([.C47]*4))+([.D47]*8))+([.E47]*16))+([.F47]*32))+([.G47]*64))+([.H47]*128))+([.I47]*256))+([.J47]*512))+([.K47]*1024))+([.L47]*2048))+([.M47]*4096))+([.N4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8]*1)+([.B48]*2))+([.C48]*4))+([.D48]*8))+([.E48]*16))+([.F48]*32))+([.G48]*64))+([.H48]*128))+([.I48]*256))+([.J48]*512))+([.K48]*1024))+([.L48]*2048))+([.M48]*4096))+([.N4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9]*1)+([.B49]*2))+([.C49]*4))+([.D49]*8))+([.E49]*16))+([.F49]*32))+([.G49]*64))+([.H49]*128))+([.I49]*256))+([.J49]*512))+([.K49]*1024))+([.L49]*2048))+([.M49]*4096))+([.N4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0]*1)+([.B50]*2))+([.C50]*4))+([.D50]*8))+([.E50]*16))+([.F50]*32))+([.G50]*64))+([.H50]*128))+([.I50]*256))+([.J50]*512))+([.K50]*1024))+([.L50]*2048))+([.M50]*4096))+([.N50]*8192)))" office:value-type="float" office:value="2048">
            <text:p>204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2]*1)+([.B52]*2))+([.C52]*4))+([.D52]*8))+([.E52]*16))+([.F52]*32))+([.G52]*64))+([.H52]*128))+([.I52]*256))+([.J52]*512))+([.K52]*1024))+([.L52]*2048))+([.M52]*4096))+([.N5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3]*1)+([.B53]*2))+([.C53]*4))+([.D53]*8))+([.E53]*16))+([.F53]*32))+([.G53]*64))+([.H53]*128))+([.I53]*256))+([.J53]*512))+([.K53]*1024))+([.L53]*2048))+([.M53]*4096))+([.N5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4]*1)+([.B54]*2))+([.C54]*4))+([.D54]*8))+([.E54]*16))+([.F54]*32))+([.G54]*64))+([.H54]*128))+([.I54]*256))+([.J54]*512))+([.K54]*1024))+([.L54]*2048))+([.M54]*4096))+([.N5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5]*1)+([.B55]*2))+([.C55]*4))+([.D55]*8))+([.E55]*16))+([.F55]*32))+([.G55]*64))+([.H55]*128))+([.I55]*256))+([.J55]*512))+([.K55]*1024))+([.L55]*2048))+([.M55]*4096))+([.N5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6]*1)+([.B56]*2))+([.C56]*4))+([.D56]*8))+([.E56]*16))+([.F56]*32))+([.G56]*64))+([.H56]*128))+([.I56]*256))+([.J56]*512))+([.K56]*1024))+([.L56]*2048))+([.M56]*4096))+([.N5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7]*1)+([.B57]*2))+([.C57]*4))+([.D57]*8))+([.E57]*16))+([.F57]*32))+([.G57]*64))+([.H57]*128))+([.I57]*256))+([.J57]*512))+([.K57]*1024))+([.L57]*2048))+([.M57]*4096))+([.N5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8]*1)+([.B58]*2))+([.C58]*4))+([.D58]*8))+([.E58]*16))+([.F58]*32))+([.G58]*64))+([.H58]*128))+([.I58]*256))+([.J58]*512))+([.K58]*1024))+([.L58]*2048))+([.M58]*4096))+([.N5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9]*1)+([.B59]*2))+([.C59]*4))+([.D59]*8))+([.E59]*16))+([.F59]*32))+([.G59]*64))+([.H59]*128))+([.I59]*256))+([.J59]*512))+([.K59]*1024))+([.L59]*2048))+([.M59]*4096))+([.N5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0]*1)+([.B60]*2))+([.C60]*4))+([.D60]*8))+([.E60]*16))+([.F60]*32))+([.G60]*64))+([.H60]*128))+([.I60]*256))+([.J60]*512))+([.K60]*1024))+([.L60]*2048))+([.M60]*4096))+([.N60]*8192)))" office:value-type="float" office:value="2048">
            <text:p>204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2]*1)+([.B62]*2))+([.C62]*4))+([.D62]*8))+([.E62]*16))+([.F62]*32))+([.G62]*64))+([.H62]*128))+([.I62]*256))+([.J62]*512))+([.K62]*1024))+([.L62]*2048))+([.M62]*4096))+([.N6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3]*1)+([.B63]*2))+([.C63]*4))+([.D63]*8))+([.E63]*16))+([.F63]*32))+([.G63]*64))+([.H63]*128))+([.I63]*256))+([.J63]*512))+([.K63]*1024))+([.L63]*2048))+([.M63]*4096))+([.N6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4]*1)+([.B64]*2))+([.C64]*4))+([.D64]*8))+([.E64]*16))+([.F64]*32))+([.G64]*64))+([.H64]*128))+([.I64]*256))+([.J64]*512))+([.K64]*1024))+([.L64]*2048))+([.M64]*4096))+([.N6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5]*1)+([.B65]*2))+([.C65]*4))+([.D65]*8))+([.E65]*16))+([.F65]*32))+([.G65]*64))+([.H65]*128))+([.I65]*256))+([.J65]*512))+([.K65]*1024))+([.L65]*2048))+([.M65]*4096))+([.N6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6]*1)+([.B66]*2))+([.C66]*4))+([.D66]*8))+([.E66]*16))+([.F66]*32))+([.G66]*64))+([.H66]*128))+([.I66]*256))+([.J66]*512))+([.K66]*1024))+([.L66]*2048))+([.M66]*4096))+([.N6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7]*1)+([.B67]*2))+([.C67]*4))+([.D67]*8))+([.E67]*16))+([.F67]*32))+([.G67]*64))+([.H67]*128))+([.I67]*256))+([.J67]*512))+([.K67]*1024))+([.L67]*2048))+([.M67]*4096))+([.N6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8]*1)+([.B68]*2))+([.C68]*4))+([.D68]*8))+([.E68]*16))+([.F68]*32))+([.G68]*64))+([.H68]*128))+([.I68]*256))+([.J68]*512))+([.K68]*1024))+([.L68]*2048))+([.M68]*4096))+([.N6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9]*1)+([.B69]*2))+([.C69]*4))+([.D69]*8))+([.E69]*16))+([.F69]*32))+([.G69]*64))+([.H69]*128))+([.I69]*256))+([.J69]*512))+([.K69]*1024))+([.L69]*2048))+([.M69]*4096))+([.N6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0]*1)+([.B70]*2))+([.C70]*4))+([.D70]*8))+([.E70]*16))+([.F70]*32))+([.G70]*64))+([.H70]*128))+([.I70]*256))+([.J70]*512))+([.K70]*1024))+([.L70]*2048))+([.M70]*4096))+([.N70]*8192)))" office:value-type="float" office:value="2048">
            <text:p>204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2]*1)+([.B72]*2))+([.C72]*4))+([.D72]*8))+([.E72]*16))+([.F72]*32))+([.G72]*64))+([.H72]*128))+([.I72]*256))+([.J72]*512))+([.K72]*1024))+([.L72]*2048))+([.M72]*4096))+([.N7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3]*1)+([.B73]*2))+([.C73]*4))+([.D73]*8))+([.E73]*16))+([.F73]*32))+([.G73]*64))+([.H73]*128))+([.I73]*256))+([.J73]*512))+([.K73]*1024))+([.L73]*2048))+([.M73]*4096))+([.N7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4]*1)+([.B74]*2))+([.C74]*4))+([.D74]*8))+([.E74]*16))+([.F74]*32))+([.G74]*64))+([.H74]*128))+([.I74]*256))+([.J74]*512))+([.K74]*1024))+([.L74]*2048))+([.M74]*4096))+([.N7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5]*1)+([.B75]*2))+([.C75]*4))+([.D75]*8))+([.E75]*16))+([.F75]*32))+([.G75]*64))+([.H75]*128))+([.I75]*256))+([.J75]*512))+([.K75]*1024))+([.L75]*2048))+([.M75]*4096))+([.N7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6]*1)+([.B76]*2))+([.C76]*4))+([.D76]*8))+([.E76]*16))+([.F76]*32))+([.G76]*64))+([.H76]*128))+([.I76]*256))+([.J76]*512))+([.K76]*1024))+([.L76]*2048))+([.M76]*4096))+([.N7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7]*1)+([.B77]*2))+([.C77]*4))+([.D77]*8))+([.E77]*16))+([.F77]*32))+([.G77]*64))+([.H77]*128))+([.I77]*256))+([.J77]*512))+([.K77]*1024))+([.L77]*2048))+([.M77]*4096))+([.N7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8]*1)+([.B78]*2))+([.C78]*4))+([.D78]*8))+([.E78]*16))+([.F78]*32))+([.G78]*64))+([.H78]*128))+([.I78]*256))+([.J78]*512))+([.K78]*1024))+([.L78]*2048))+([.M78]*4096))+([.N7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9]*1)+([.B79]*2))+([.C79]*4))+([.D79]*8))+([.E79]*16))+([.F79]*32))+([.G79]*64))+([.H79]*128))+([.I79]*256))+([.J79]*512))+([.K79]*1024))+([.L79]*2048))+([.M79]*4096))+([.N79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0]*1)+([.B80]*2))+([.C80]*4))+([.D80]*8))+([.E80]*16))+([.F80]*32))+([.G80]*64))+([.H80]*128))+([.I80]*256))+([.J80]*512))+([.K80]*1024))+([.L80]*2048))+([.M80]*4096))+([.N8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2]*1)+([.B82]*2))+([.C82]*4))+([.D82]*8))+([.E82]*16))+([.F82]*32))+([.G82]*64))+([.H82]*128))+([.I82]*256))+([.J82]*512))+([.K82]*1024))+([.L82]*2048))+([.M82]*4096))+([.N8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3]*1)+([.B83]*2))+([.C83]*4))+([.D83]*8))+([.E83]*16))+([.F83]*32))+([.G83]*64))+([.H83]*128))+([.I83]*256))+([.J83]*512))+([.K83]*1024))+([.L83]*2048))+([.M83]*4096))+([.N8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4]*1)+([.B84]*2))+([.C84]*4))+([.D84]*8))+([.E84]*16))+([.F84]*32))+([.G84]*64))+([.H84]*128))+([.I84]*256))+([.J84]*512))+([.K84]*1024))+([.L84]*2048))+([.M84]*4096))+([.N8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5]*1)+([.B85]*2))+([.C85]*4))+([.D85]*8))+([.E85]*16))+([.F85]*32))+([.G85]*64))+([.H85]*128))+([.I85]*256))+([.J85]*512))+([.K85]*1024))+([.L85]*2048))+([.M85]*4096))+([.N8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6]*1)+([.B86]*2))+([.C86]*4))+([.D86]*8))+([.E86]*16))+([.F86]*32))+([.G86]*64))+([.H86]*128))+([.I86]*256))+([.J86]*512))+([.K86]*1024))+([.L86]*2048))+([.M86]*4096))+([.N8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7]*1)+([.B87]*2))+([.C87]*4))+([.D87]*8))+([.E87]*16))+([.F87]*32))+([.G87]*64))+([.H87]*128))+([.I87]*256))+([.J87]*512))+([.K87]*1024))+([.L87]*2048))+([.M87]*4096))+([.N8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8]*1)+([.B88]*2))+([.C88]*4))+([.D88]*8))+([.E88]*16))+([.F88]*32))+([.G88]*64))+([.H88]*128))+([.I88]*256))+([.J88]*512))+([.K88]*1024))+([.L88]*2048))+([.M88]*4096))+([.N8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9]*1)+([.B89]*2))+([.C89]*4))+([.D89]*8))+([.E89]*16))+([.F89]*32))+([.G89]*64))+([.H89]*128))+([.I89]*256))+([.J89]*512))+([.K89]*1024))+([.L89]*2048))+([.M89]*4096))+([.N8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0]*1)+([.B90]*2))+([.C90]*4))+([.D90]*8))+([.E90]*16))+([.F90]*32))+([.G90]*64))+([.H90]*128))+([.I90]*256))+([.J90]*512))+([.K90]*1024))+([.L90]*2048))+([.M90]*4096))+([.N90]*8192)))" office:value-type="float" office:value="512">
            <text:p>51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2]*1)+([.B92]*2))+([.C92]*4))+([.D92]*8))+([.E92]*16))+([.F92]*32))+([.G92]*64))+([.H92]*128))+([.I92]*256))+([.J92]*512))+([.K92]*1024))+([.L92]*2048))+([.M92]*4096))+([.N9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3]*1)+([.B93]*2))+([.C93]*4))+([.D93]*8))+([.E93]*16))+([.F93]*32))+([.G93]*64))+([.H93]*128))+([.I93]*256))+([.J93]*512))+([.K93]*1024))+([.L93]*2048))+([.M93]*4096))+([.N9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4]*1)+([.B94]*2))+([.C94]*4))+([.D94]*8))+([.E94]*16))+([.F94]*32))+([.G94]*64))+([.H94]*128))+([.I94]*256))+([.J94]*512))+([.K94]*1024))+([.L94]*2048))+([.M94]*4096))+([.N9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5]*1)+([.B95]*2))+([.C95]*4))+([.D95]*8))+([.E95]*16))+([.F95]*32))+([.G95]*64))+([.H95]*128))+([.I95]*256))+([.J95]*512))+([.K95]*1024))+([.L95]*2048))+([.M95]*4096))+([.N9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6]*1)+([.B96]*2))+([.C96]*4))+([.D96]*8))+([.E96]*16))+([.F96]*32))+([.G96]*64))+([.H96]*128))+([.I96]*256))+([.J96]*512))+([.K96]*1024))+([.L96]*2048))+([.M96]*4096))+([.N9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7]*1)+([.B97]*2))+([.C97]*4))+([.D97]*8))+([.E97]*16))+([.F97]*32))+([.G97]*64))+([.H97]*128))+([.I97]*256))+([.J97]*512))+([.K97]*1024))+([.L97]*2048))+([.M97]*4096))+([.N9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8]*1)+([.B98]*2))+([.C98]*4))+([.D98]*8))+([.E98]*16))+([.F98]*32))+([.G98]*64))+([.H98]*128))+([.I98]*256))+([.J98]*512))+([.K98]*1024))+([.L98]*2048))+([.M98]*4096))+([.N9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9]*1)+([.B99]*2))+([.C99]*4))+([.D99]*8))+([.E99]*16))+([.F99]*32))+([.G99]*64))+([.H99]*128))+([.I99]*256))+([.J99]*512))+([.K99]*1024))+([.L99]*2048))+([.M99]*4096))+([.N9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0]*1)+([.B100]*2))+([.C100]*4))+([.D100]*8))+([.E100]*16))+([.F100]*32))+([.G100]*64))+([.H100]*128))+([.I100]*256))+([.J100]*512))+([.K100]*1024))+([.L100]*2048))+([.M100]*4096))+([.N100]*8192)))" office:value-type="float" office:value="512">
            <text:p>51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2]*1)+([.B102]*2))+([.C102]*4))+([.D102]*8))+([.E102]*16))+([.F102]*32))+([.G102]*64))+([.H102]*128))+([.I102]*256))+([.J102]*512))+([.K102]*1024))+([.L102]*2048))+([.M102]*4096))+([.N10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3]*1)+([.B103]*2))+([.C103]*4))+([.D103]*8))+([.E103]*16))+([.F103]*32))+([.G103]*64))+([.H103]*128))+([.I103]*256))+([.J103]*512))+([.K103]*1024))+([.L103]*2048))+([.M103]*4096))+([.N10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4]*1)+([.B104]*2))+([.C104]*4))+([.D104]*8))+([.E104]*16))+([.F104]*32))+([.G104]*64))+([.H104]*128))+([.I104]*256))+([.J104]*512))+([.K104]*1024))+([.L104]*2048))+([.M104]*4096))+([.N10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5]*1)+([.B105]*2))+([.C105]*4))+([.D105]*8))+([.E105]*16))+([.F105]*32))+([.G105]*64))+([.H105]*128))+([.I105]*256))+([.J105]*512))+([.K105]*1024))+([.L105]*2048))+([.M105]*4096))+([.N10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6]*1)+([.B106]*2))+([.C106]*4))+([.D106]*8))+([.E106]*16))+([.F106]*32))+([.G106]*64))+([.H106]*128))+([.I106]*256))+([.J106]*512))+([.K106]*1024))+([.L106]*2048))+([.M106]*4096))+([.N10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7]*1)+([.B107]*2))+([.C107]*4))+([.D107]*8))+([.E107]*16))+([.F107]*32))+([.G107]*64))+([.H107]*128))+([.I107]*256))+([.J107]*512))+([.K107]*1024))+([.L107]*2048))+([.M107]*4096))+([.N10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8]*1)+([.B108]*2))+([.C108]*4))+([.D108]*8))+([.E108]*16))+([.F108]*32))+([.G108]*64))+([.H108]*128))+([.I108]*256))+([.J108]*512))+([.K108]*1024))+([.L108]*2048))+([.M108]*4096))+([.N10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9]*1)+([.B109]*2))+([.C109]*4))+([.D109]*8))+([.E109]*16))+([.F109]*32))+([.G109]*64))+([.H109]*128))+([.I109]*256))+([.J109]*512))+([.K109]*1024))+([.L109]*2048))+([.M109]*4096))+([.N10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0]*1)+([.B110]*2))+([.C110]*4))+([.D110]*8))+([.E110]*16))+([.F110]*32))+([.G110]*64))+([.H110]*128))+([.I110]*256))+([.J110]*512))+([.K110]*1024))+([.L110]*2048))+([.M110]*4096))+([.N110]*8192)))" office:value-type="float" office:value="512">
            <text:p>51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2]*1)+([.B112]*2))+([.C112]*4))+([.D112]*8))+([.E112]*16))+([.F112]*32))+([.G112]*64))+([.H112]*128))+([.I112]*256))+([.J112]*512))+([.K112]*1024))+([.L112]*2048))+([.M112]*4096))+([.N11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3]*1)+([.B113]*2))+([.C113]*4))+([.D113]*8))+([.E113]*16))+([.F113]*32))+([.G113]*64))+([.H113]*128))+([.I113]*256))+([.J113]*512))+([.K113]*1024))+([.L113]*2048))+([.M113]*4096))+([.N11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4]*1)+([.B114]*2))+([.C114]*4))+([.D114]*8))+([.E114]*16))+([.F114]*32))+([.G114]*64))+([.H114]*128))+([.I114]*256))+([.J114]*512))+([.K114]*1024))+([.L114]*2048))+([.M114]*4096))+([.N11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5]*1)+([.B115]*2))+([.C115]*4))+([.D115]*8))+([.E115]*16))+([.F115]*32))+([.G115]*64))+([.H115]*128))+([.I115]*256))+([.J115]*512))+([.K115]*1024))+([.L115]*2048))+([.M115]*4096))+([.N11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6]*1)+([.B116]*2))+([.C116]*4))+([.D116]*8))+([.E116]*16))+([.F116]*32))+([.G116]*64))+([.H116]*128))+([.I116]*256))+([.J116]*512))+([.K116]*1024))+([.L116]*2048))+([.M116]*4096))+([.N11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7]*1)+([.B117]*2))+([.C117]*4))+([.D117]*8))+([.E117]*16))+([.F117]*32))+([.G117]*64))+([.H117]*128))+([.I117]*256))+([.J117]*512))+([.K117]*1024))+([.L117]*2048))+([.M117]*4096))+([.N11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8]*1)+([.B118]*2))+([.C118]*4))+([.D118]*8))+([.E118]*16))+([.F118]*32))+([.G118]*64))+([.H118]*128))+([.I118]*256))+([.J118]*512))+([.K118]*1024))+([.L118]*2048))+([.M118]*4096))+([.N11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9]*1)+([.B119]*2))+([.C119]*4))+([.D119]*8))+([.E119]*16))+([.F119]*32))+([.G119]*64))+([.H119]*128))+([.I119]*256))+([.J119]*512))+([.K119]*1024))+([.L119]*2048))+([.M119]*4096))+([.N119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0]*1)+([.B120]*2))+([.C120]*4))+([.D120]*8))+([.E120]*16))+([.F120]*32))+([.G120]*64))+([.H120]*128))+([.I120]*256))+([.J120]*512))+([.K120]*1024))+([.L120]*2048))+([.M120]*4096))+([.N12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2]*1)+([.B122]*2))+([.C122]*4))+([.D122]*8))+([.E122]*16))+([.F122]*32))+([.G122]*64))+([.H122]*128))+([.I122]*256))+([.J122]*512))+([.K122]*1024))+([.L122]*2048))+([.M122]*4096))+([.N12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3]*1)+([.B123]*2))+([.C123]*4))+([.D123]*8))+([.E123]*16))+([.F123]*32))+([.G123]*64))+([.H123]*128))+([.I123]*256))+([.J123]*512))+([.K123]*1024))+([.L123]*2048))+([.M123]*4096))+([.N12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4]*1)+([.B124]*2))+([.C124]*4))+([.D124]*8))+([.E124]*16))+([.F124]*32))+([.G124]*64))+([.H124]*128))+([.I124]*256))+([.J124]*512))+([.K124]*1024))+([.L124]*2048))+([.M124]*4096))+([.N12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5]*1)+([.B125]*2))+([.C125]*4))+([.D125]*8))+([.E125]*16))+([.F125]*32))+([.G125]*64))+([.H125]*128))+([.I125]*256))+([.J125]*512))+([.K125]*1024))+([.L125]*2048))+([.M125]*4096))+([.N12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6]*1)+([.B126]*2))+([.C126]*4))+([.D126]*8))+([.E126]*16))+([.F126]*32))+([.G126]*64))+([.H126]*128))+([.I126]*256))+([.J126]*512))+([.K126]*1024))+([.L126]*2048))+([.M126]*4096))+([.N12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7]*1)+([.B127]*2))+([.C127]*4))+([.D127]*8))+([.E127]*16))+([.F127]*32))+([.G127]*64))+([.H127]*128))+([.I127]*256))+([.J127]*512))+([.K127]*1024))+([.L127]*2048))+([.M127]*4096))+([.N127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8]*1)+([.B128]*2))+([.C128]*4))+([.D128]*8))+([.E128]*16))+([.F128]*32))+([.G128]*64))+([.H128]*128))+([.I128]*256))+([.J128]*512))+([.K128]*1024))+([.L128]*2048))+([.M128]*4096))+([.N12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9]*1)+([.B129]*2))+([.C129]*4))+([.D129]*8))+([.E129]*16))+([.F129]*32))+([.G129]*64))+([.H129]*128))+([.I129]*256))+([.J129]*512))+([.K129]*1024))+([.L129]*2048))+([.M129]*4096))+([.N12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0]*1)+([.B130]*2))+([.C130]*4))+([.D130]*8))+([.E130]*16))+([.F130]*32))+([.G130]*64))+([.H130]*128))+([.I130]*256))+([.J130]*512))+([.K130]*1024))+([.L130]*2048))+([.M130]*4096))+([.N130]*8192)))" office:value-type="float" office:value="128">
            <text:p>1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2]*1)+([.B132]*2))+([.C132]*4))+([.D132]*8))+([.E132]*16))+([.F132]*32))+([.G132]*64))+([.H132]*128))+([.I132]*256))+([.J132]*512))+([.K132]*1024))+([.L132]*2048))+([.M132]*4096))+([.N13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3]*1)+([.B133]*2))+([.C133]*4))+([.D133]*8))+([.E133]*16))+([.F133]*32))+([.G133]*64))+([.H133]*128))+([.I133]*256))+([.J133]*512))+([.K133]*1024))+([.L133]*2048))+([.M133]*4096))+([.N13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4]*1)+([.B134]*2))+([.C134]*4))+([.D134]*8))+([.E134]*16))+([.F134]*32))+([.G134]*64))+([.H134]*128))+([.I134]*256))+([.J134]*512))+([.K134]*1024))+([.L134]*2048))+([.M134]*4096))+([.N13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5]*1)+([.B135]*2))+([.C135]*4))+([.D135]*8))+([.E135]*16))+([.F135]*32))+([.G135]*64))+([.H135]*128))+([.I135]*256))+([.J135]*512))+([.K135]*1024))+([.L135]*2048))+([.M135]*4096))+([.N13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6]*1)+([.B136]*2))+([.C136]*4))+([.D136]*8))+([.E136]*16))+([.F136]*32))+([.G136]*64))+([.H136]*128))+([.I136]*256))+([.J136]*512))+([.K136]*1024))+([.L136]*2048))+([.M136]*4096))+([.N13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7]*1)+([.B137]*2))+([.C137]*4))+([.D137]*8))+([.E137]*16))+([.F137]*32))+([.G137]*64))+([.H137]*128))+([.I137]*256))+([.J137]*512))+([.K137]*1024))+([.L137]*2048))+([.M137]*4096))+([.N137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8]*1)+([.B138]*2))+([.C138]*4))+([.D138]*8))+([.E138]*16))+([.F138]*32))+([.G138]*64))+([.H138]*128))+([.I138]*256))+([.J138]*512))+([.K138]*1024))+([.L138]*2048))+([.M138]*4096))+([.N13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9]*1)+([.B139]*2))+([.C139]*4))+([.D139]*8))+([.E139]*16))+([.F139]*32))+([.G139]*64))+([.H139]*128))+([.I139]*256))+([.J139]*512))+([.K139]*1024))+([.L139]*2048))+([.M139]*4096))+([.N13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0]*1)+([.B140]*2))+([.C140]*4))+([.D140]*8))+([.E140]*16))+([.F140]*32))+([.G140]*64))+([.H140]*128))+([.I140]*256))+([.J140]*512))+([.K140]*1024))+([.L140]*2048))+([.M140]*4096))+([.N140]*8192)))" office:value-type="float" office:value="128">
            <text:p>1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42]*1)+([.B142]*2))+([.C142]*4))+([.D142]*8))+([.E142]*16))+([.F142]*32))+([.G142]*64))+([.H142]*128))+([.I142]*256))+([.J142]*512))+([.K142]*1024))+([.L142]*2048))+([.M142]*4096))+([.N14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3]*1)+([.B143]*2))+([.C143]*4))+([.D143]*8))+([.E143]*16))+([.F143]*32))+([.G143]*64))+([.H143]*128))+([.I143]*256))+([.J143]*512))+([.K143]*1024))+([.L143]*2048))+([.M143]*4096))+([.N14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4]*1)+([.B144]*2))+([.C144]*4))+([.D144]*8))+([.E144]*16))+([.F144]*32))+([.G144]*64))+([.H144]*128))+([.I144]*256))+([.J144]*512))+([.K144]*1024))+([.L144]*2048))+([.M144]*4096))+([.N14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5]*1)+([.B145]*2))+([.C145]*4))+([.D145]*8))+([.E145]*16))+([.F145]*32))+([.G145]*64))+([.H145]*128))+([.I145]*256))+([.J145]*512))+([.K145]*1024))+([.L145]*2048))+([.M145]*4096))+([.N14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6]*1)+([.B146]*2))+([.C146]*4))+([.D146]*8))+([.E146]*16))+([.F146]*32))+([.G146]*64))+([.H146]*128))+([.I146]*256))+([.J146]*512))+([.K146]*1024))+([.L146]*2048))+([.M146]*4096))+([.N146]*8192)))" office:value-type="float" office:value="2">
            <text:p>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7]*1)+([.B147]*2))+([.C147]*4))+([.D147]*8))+([.E147]*16))+([.F147]*32))+([.G147]*64))+([.H147]*128))+([.I147]*256))+([.J147]*512))+([.K147]*1024))+([.L147]*2048))+([.M147]*4096))+([.N14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8]*1)+([.B148]*2))+([.C148]*4))+([.D148]*8))+([.E148]*16))+([.F148]*32))+([.G148]*64))+([.H148]*128))+([.I148]*256))+([.J148]*512))+([.K148]*1024))+([.L148]*2048))+([.M148]*4096))+([.N14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9]*1)+([.B149]*2))+([.C149]*4))+([.D149]*8))+([.E149]*16))+([.F149]*32))+([.G149]*64))+([.H149]*128))+([.I149]*256))+([.J149]*512))+([.K149]*1024))+([.L149]*2048))+([.M149]*4096))+([.N14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50]*1)+([.B150]*2))+([.C150]*4))+([.D150]*8))+([.E150]*16))+([.F150]*32))+([.G150]*64))+([.H150]*128))+([.I150]*256))+([.J150]*512))+([.K150]*1024))+([.L150]*2048))+([.M150]*4096))+([.N150]*8192)))" office:value-type="float" office:value="128">
            <text:p>1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52]*1)+([.B152]*2))+([.C152]*4))+([.D152]*8))+([.E152]*16))+([.F152]*32))+([.G152]*64))+([.H152]*128))+([.I152]*256))+([.J152]*512))+([.K152]*1024))+([.L152]*2048))+([.M152]*4096))+([.N15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53]*1)+([.B153]*2))+([.C153]*4))+([.D153]*8))+([.E153]*16))+([.F153]*32))+([.G153]*64))+([.H153]*128))+([.I153]*256))+([.J153]*512))+([.K153]*1024))+([.L153]*2048))+([.M153]*4096))+([.N15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54]*1)+([.B154]*2))+([.C154]*4))+([.D154]*8))+([.E154]*16))+([.F154]*32))+([.G154]*64))+([.H154]*128))+([.I154]*256))+([.J154]*512))+([.K154]*1024))+([.L154]*2048))+([.M154]*4096))+([.N15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55]*1)+([.B155]*2))+([.C155]*4))+([.D155]*8))+([.E155]*16))+([.F155]*32))+([.G155]*64))+([.H155]*128))+([.I155]*256))+([.J155]*512))+([.K155]*1024))+([.L155]*2048))+([.M155]*4096))+([.N15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56]*1)+([.B156]*2))+([.C156]*4))+([.D156]*8))+([.E156]*16))+([.F156]*32))+([.G156]*64))+([.H156]*128))+([.I156]*256))+([.J156]*512))+([.K156]*1024))+([.L156]*2048))+([.M156]*4096))+([.N15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57]*1)+([.B157]*2))+([.C157]*4))+([.D157]*8))+([.E157]*16))+([.F157]*32))+([.G157]*64))+([.H157]*128))+([.I157]*256))+([.J157]*512))+([.K157]*1024))+([.L157]*2048))+([.M157]*4096))+([.N157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58]*1)+([.B158]*2))+([.C158]*4))+([.D158]*8))+([.E158]*16))+([.F158]*32))+([.G158]*64))+([.H158]*128))+([.I158]*256))+([.J158]*512))+([.K158]*1024))+([.L158]*2048))+([.M158]*4096))+([.N15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59]*1)+([.B159]*2))+([.C159]*4))+([.D159]*8))+([.E159]*16))+([.F159]*32))+([.G159]*64))+([.H159]*128))+([.I159]*256))+([.J159]*512))+([.K159]*1024))+([.L159]*2048))+([.M159]*4096))+([.N159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60]*1)+([.B160]*2))+([.C160]*4))+([.D160]*8))+([.E160]*16))+([.F160]*32))+([.G160]*64))+([.H160]*128))+([.I160]*256))+([.J160]*512))+([.K160]*1024))+([.L160]*2048))+([.M160]*4096))+([.N16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62]*1)+([.B162]*2))+([.C162]*4))+([.D162]*8))+([.E162]*16))+([.F162]*32))+([.G162]*64))+([.H162]*128))+([.I162]*256))+([.J162]*512))+([.K162]*1024))+([.L162]*2048))+([.M162]*4096))+([.N16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63]*1)+([.B163]*2))+([.C163]*4))+([.D163]*8))+([.E163]*16))+([.F163]*32))+([.G163]*64))+([.H163]*128))+([.I163]*256))+([.J163]*512))+([.K163]*1024))+([.L163]*2048))+([.M163]*4096))+([.N16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64]*1)+([.B164]*2))+([.C164]*4))+([.D164]*8))+([.E164]*16))+([.F164]*32))+([.G164]*64))+([.H164]*128))+([.I164]*256))+([.J164]*512))+([.K164]*1024))+([.L164]*2048))+([.M164]*4096))+([.N16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65]*1)+([.B165]*2))+([.C165]*4))+([.D165]*8))+([.E165]*16))+([.F165]*32))+([.G165]*64))+([.H165]*128))+([.I165]*256))+([.J165]*512))+([.K165]*1024))+([.L165]*2048))+([.M165]*4096))+([.N16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66]*1)+([.B166]*2))+([.C166]*4))+([.D166]*8))+([.E166]*16))+([.F166]*32))+([.G166]*64))+([.H166]*128))+([.I166]*256))+([.J166]*512))+([.K166]*1024))+([.L166]*2048))+([.M166]*4096))+([.N16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67]*1)+([.B167]*2))+([.C167]*4))+([.D167]*8))+([.E167]*16))+([.F167]*32))+([.G167]*64))+([.H167]*128))+([.I167]*256))+([.J167]*512))+([.K167]*1024))+([.L167]*2048))+([.M167]*4096))+([.N167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68]*1)+([.B168]*2))+([.C168]*4))+([.D168]*8))+([.E168]*16))+([.F168]*32))+([.G168]*64))+([.H168]*128))+([.I168]*256))+([.J168]*512))+([.K168]*1024))+([.L168]*2048))+([.M168]*4096))+([.N16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69]*1)+([.B169]*2))+([.C169]*4))+([.D169]*8))+([.E169]*16))+([.F169]*32))+([.G169]*64))+([.H169]*128))+([.I169]*256))+([.J169]*512))+([.K169]*1024))+([.L169]*2048))+([.M169]*4096))+([.N16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70]*1)+([.B170]*2))+([.C170]*4))+([.D170]*8))+([.E170]*16))+([.F170]*32))+([.G170]*64))+([.H170]*128))+([.I170]*256))+([.J170]*512))+([.K170]*1024))+([.L170]*2048))+([.M170]*4096))+([.N170]*8192)))" office:value-type="float" office:value="32">
            <text:p>3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72]*1)+([.B172]*2))+([.C172]*4))+([.D172]*8))+([.E172]*16))+([.F172]*32))+([.G172]*64))+([.H172]*128))+([.I172]*256))+([.J172]*512))+([.K172]*1024))+([.L172]*2048))+([.M172]*4096))+([.N17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73]*1)+([.B173]*2))+([.C173]*4))+([.D173]*8))+([.E173]*16))+([.F173]*32))+([.G173]*64))+([.H173]*128))+([.I173]*256))+([.J173]*512))+([.K173]*1024))+([.L173]*2048))+([.M173]*4096))+([.N17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74]*1)+([.B174]*2))+([.C174]*4))+([.D174]*8))+([.E174]*16))+([.F174]*32))+([.G174]*64))+([.H174]*128))+([.I174]*256))+([.J174]*512))+([.K174]*1024))+([.L174]*2048))+([.M174]*4096))+([.N17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75]*1)+([.B175]*2))+([.C175]*4))+([.D175]*8))+([.E175]*16))+([.F175]*32))+([.G175]*64))+([.H175]*128))+([.I175]*256))+([.J175]*512))+([.K175]*1024))+([.L175]*2048))+([.M175]*4096))+([.N17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76]*1)+([.B176]*2))+([.C176]*4))+([.D176]*8))+([.E176]*16))+([.F176]*32))+([.G176]*64))+([.H176]*128))+([.I176]*256))+([.J176]*512))+([.K176]*1024))+([.L176]*2048))+([.M176]*4096))+([.N17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77]*1)+([.B177]*2))+([.C177]*4))+([.D177]*8))+([.E177]*16))+([.F177]*32))+([.G177]*64))+([.H177]*128))+([.I177]*256))+([.J177]*512))+([.K177]*1024))+([.L177]*2048))+([.M177]*4096))+([.N177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78]*1)+([.B178]*2))+([.C178]*4))+([.D178]*8))+([.E178]*16))+([.F178]*32))+([.G178]*64))+([.H178]*128))+([.I178]*256))+([.J178]*512))+([.K178]*1024))+([.L178]*2048))+([.M178]*4096))+([.N17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79]*1)+([.B179]*2))+([.C179]*4))+([.D179]*8))+([.E179]*16))+([.F179]*32))+([.G179]*64))+([.H179]*128))+([.I179]*256))+([.J179]*512))+([.K179]*1024))+([.L179]*2048))+([.M179]*4096))+([.N17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80]*1)+([.B180]*2))+([.C180]*4))+([.D180]*8))+([.E180]*16))+([.F180]*32))+([.G180]*64))+([.H180]*128))+([.I180]*256))+([.J180]*512))+([.K180]*1024))+([.L180]*2048))+([.M180]*4096))+([.N180]*8192)))" office:value-type="float" office:value="32">
            <text:p>3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82]*1)+([.B182]*2))+([.C182]*4))+([.D182]*8))+([.E182]*16))+([.F182]*32))+([.G182]*64))+([.H182]*128))+([.I182]*256))+([.J182]*512))+([.K182]*1024))+([.L182]*2048))+([.M182]*4096))+([.N182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83]*1)+([.B183]*2))+([.C183]*4))+([.D183]*8))+([.E183]*16))+([.F183]*32))+([.G183]*64))+([.H183]*128))+([.I183]*256))+([.J183]*512))+([.K183]*1024))+([.L183]*2048))+([.M183]*4096))+([.N18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84]*1)+([.B184]*2))+([.C184]*4))+([.D184]*8))+([.E184]*16))+([.F184]*32))+([.G184]*64))+([.H184]*128))+([.I184]*256))+([.J184]*512))+([.K184]*1024))+([.L184]*2048))+([.M184]*4096))+([.N18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85]*1)+([.B185]*2))+([.C185]*4))+([.D185]*8))+([.E185]*16))+([.F185]*32))+([.G185]*64))+([.H185]*128))+([.I185]*256))+([.J185]*512))+([.K185]*1024))+([.L185]*2048))+([.M185]*4096))+([.N18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86]*1)+([.B186]*2))+([.C186]*4))+([.D186]*8))+([.E186]*16))+([.F186]*32))+([.G186]*64))+([.H186]*128))+([.I186]*256))+([.J186]*512))+([.K186]*1024))+([.L186]*2048))+([.M186]*4096))+([.N186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87]*1)+([.B187]*2))+([.C187]*4))+([.D187]*8))+([.E187]*16))+([.F187]*32))+([.G187]*64))+([.H187]*128))+([.I187]*256))+([.J187]*512))+([.K187]*1024))+([.L187]*2048))+([.M187]*4096))+([.N18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88]*1)+([.B188]*2))+([.C188]*4))+([.D188]*8))+([.E188]*16))+([.F188]*32))+([.G188]*64))+([.H188]*128))+([.I188]*256))+([.J188]*512))+([.K188]*1024))+([.L188]*2048))+([.M188]*4096))+([.N18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89]*1)+([.B189]*2))+([.C189]*4))+([.D189]*8))+([.E189]*16))+([.F189]*32))+([.G189]*64))+([.H189]*128))+([.I189]*256))+([.J189]*512))+([.K189]*1024))+([.L189]*2048))+([.M189]*4096))+([.N18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90]*1)+([.B190]*2))+([.C190]*4))+([.D190]*8))+([.E190]*16))+([.F190]*32))+([.G190]*64))+([.H190]*128))+([.I190]*256))+([.J190]*512))+([.K190]*1024))+([.L190]*2048))+([.M190]*4096))+([.N190]*8192)))" office:value-type="float" office:value="32">
            <text:p>3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92]*1)+([.B192]*2))+([.C192]*4))+([.D192]*8))+([.E192]*16))+([.F192]*32))+([.G192]*64))+([.H192]*128))+([.I192]*256))+([.J192]*512))+([.K192]*1024))+([.L192]*2048))+([.M192]*4096))+([.N192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93]*1)+([.B193]*2))+([.C193]*4))+([.D193]*8))+([.E193]*16))+([.F193]*32))+([.G193]*64))+([.H193]*128))+([.I193]*256))+([.J193]*512))+([.K193]*1024))+([.L193]*2048))+([.M193]*4096))+([.N19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94]*1)+([.B194]*2))+([.C194]*4))+([.D194]*8))+([.E194]*16))+([.F194]*32))+([.G194]*64))+([.H194]*128))+([.I194]*256))+([.J194]*512))+([.K194]*1024))+([.L194]*2048))+([.M194]*4096))+([.N19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95]*1)+([.B195]*2))+([.C195]*4))+([.D195]*8))+([.E195]*16))+([.F195]*32))+([.G195]*64))+([.H195]*128))+([.I195]*256))+([.J195]*512))+([.K195]*1024))+([.L195]*2048))+([.M195]*4096))+([.N19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96]*1)+([.B196]*2))+([.C196]*4))+([.D196]*8))+([.E196]*16))+([.F196]*32))+([.G196]*64))+([.H196]*128))+([.I196]*256))+([.J196]*512))+([.K196]*1024))+([.L196]*2048))+([.M196]*4096))+([.N19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97]*1)+([.B197]*2))+([.C197]*4))+([.D197]*8))+([.E197]*16))+([.F197]*32))+([.G197]*64))+([.H197]*128))+([.I197]*256))+([.J197]*512))+([.K197]*1024))+([.L197]*2048))+([.M197]*4096))+([.N197]*8192)))" office:value-type="float" office:value="16">
            <text:p>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98]*1)+([.B198]*2))+([.C198]*4))+([.D198]*8))+([.E198]*16))+([.F198]*32))+([.G198]*64))+([.H198]*128))+([.I198]*256))+([.J198]*512))+([.K198]*1024))+([.L198]*2048))+([.M198]*4096))+([.N19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99]*1)+([.B199]*2))+([.C199]*4))+([.D199]*8))+([.E199]*16))+([.F199]*32))+([.G199]*64))+([.H199]*128))+([.I199]*256))+([.J199]*512))+([.K199]*1024))+([.L199]*2048))+([.M199]*4096))+([.N199]*8192)))" office:value-type="float" office:value="16">
            <text:p>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00]*1)+([.B200]*2))+([.C200]*4))+([.D200]*8))+([.E200]*16))+([.F200]*32))+([.G200]*64))+([.H200]*128))+([.I200]*256))+([.J200]*512))+([.K200]*1024))+([.L200]*2048))+([.M200]*4096))+([.N20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02]*1)+([.B202]*2))+([.C202]*4))+([.D202]*8))+([.E202]*16))+([.F202]*32))+([.G202]*64))+([.H202]*128))+([.I202]*256))+([.J202]*512))+([.K202]*1024))+([.L202]*2048))+([.M202]*4096))+([.N202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03]*1)+([.B203]*2))+([.C203]*4))+([.D203]*8))+([.E203]*16))+([.F203]*32))+([.G203]*64))+([.H203]*128))+([.I203]*256))+([.J203]*512))+([.K203]*1024))+([.L203]*2048))+([.M203]*4096))+([.N20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04]*1)+([.B204]*2))+([.C204]*4))+([.D204]*8))+([.E204]*16))+([.F204]*32))+([.G204]*64))+([.H204]*128))+([.I204]*256))+([.J204]*512))+([.K204]*1024))+([.L204]*2048))+([.M204]*4096))+([.N20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05]*1)+([.B205]*2))+([.C205]*4))+([.D205]*8))+([.E205]*16))+([.F205]*32))+([.G205]*64))+([.H205]*128))+([.I205]*256))+([.J205]*512))+([.K205]*1024))+([.L205]*2048))+([.M205]*4096))+([.N20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06]*1)+([.B206]*2))+([.C206]*4))+([.D206]*8))+([.E206]*16))+([.F206]*32))+([.G206]*64))+([.H206]*128))+([.I206]*256))+([.J206]*512))+([.K206]*1024))+([.L206]*2048))+([.M206]*4096))+([.N20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07]*1)+([.B207]*2))+([.C207]*4))+([.D207]*8))+([.E207]*16))+([.F207]*32))+([.G207]*64))+([.H207]*128))+([.I207]*256))+([.J207]*512))+([.K207]*1024))+([.L207]*2048))+([.M207]*4096))+([.N207]*8192)))" office:value-type="float" office:value="16">
            <text:p>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08]*1)+([.B208]*2))+([.C208]*4))+([.D208]*8))+([.E208]*16))+([.F208]*32))+([.G208]*64))+([.H208]*128))+([.I208]*256))+([.J208]*512))+([.K208]*1024))+([.L208]*2048))+([.M208]*4096))+([.N20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09]*1)+([.B209]*2))+([.C209]*4))+([.D209]*8))+([.E209]*16))+([.F209]*32))+([.G209]*64))+([.H209]*128))+([.I209]*256))+([.J209]*512))+([.K209]*1024))+([.L209]*2048))+([.M209]*4096))+([.N20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10]*1)+([.B210]*2))+([.C210]*4))+([.D210]*8))+([.E210]*16))+([.F210]*32))+([.G210]*64))+([.H210]*128))+([.I210]*256))+([.J210]*512))+([.K210]*1024))+([.L210]*2048))+([.M210]*4096))+([.N210]*8192)))" office:value-type="float" office:value="8">
            <text:p>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12]*1)+([.B212]*2))+([.C212]*4))+([.D212]*8))+([.E212]*16))+([.F212]*32))+([.G212]*64))+([.H212]*128))+([.I212]*256))+([.J212]*512))+([.K212]*1024))+([.L212]*2048))+([.M212]*4096))+([.N21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13]*1)+([.B213]*2))+([.C213]*4))+([.D213]*8))+([.E213]*16))+([.F213]*32))+([.G213]*64))+([.H213]*128))+([.I213]*256))+([.J213]*512))+([.K213]*1024))+([.L213]*2048))+([.M213]*4096))+([.N213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14]*1)+([.B214]*2))+([.C214]*4))+([.D214]*8))+([.E214]*16))+([.F214]*32))+([.G214]*64))+([.H214]*128))+([.I214]*256))+([.J214]*512))+([.K214]*1024))+([.L214]*2048))+([.M214]*4096))+([.N21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15]*1)+([.B215]*2))+([.C215]*4))+([.D215]*8))+([.E215]*16))+([.F215]*32))+([.G215]*64))+([.H215]*128))+([.I215]*256))+([.J215]*512))+([.K215]*1024))+([.L215]*2048))+([.M215]*4096))+([.N21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16]*1)+([.B216]*2))+([.C216]*4))+([.D216]*8))+([.E216]*16))+([.F216]*32))+([.G216]*64))+([.H216]*128))+([.I216]*256))+([.J216]*512))+([.K216]*1024))+([.L216]*2048))+([.M216]*4096))+([.N21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17]*1)+([.B217]*2))+([.C217]*4))+([.D217]*8))+([.E217]*16))+([.F217]*32))+([.G217]*64))+([.H217]*128))+([.I217]*256))+([.J217]*512))+([.K217]*1024))+([.L217]*2048))+([.M217]*4096))+([.N217]*8192)))" office:value-type="float" office:value="16">
            <text:p>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18]*1)+([.B218]*2))+([.C218]*4))+([.D218]*8))+([.E218]*16))+([.F218]*32))+([.G218]*64))+([.H218]*128))+([.I218]*256))+([.J218]*512))+([.K218]*1024))+([.L218]*2048))+([.M218]*4096))+([.N21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19]*1)+([.B219]*2))+([.C219]*4))+([.D219]*8))+([.E219]*16))+([.F219]*32))+([.G219]*64))+([.H219]*128))+([.I219]*256))+([.J219]*512))+([.K219]*1024))+([.L219]*2048))+([.M219]*4096))+([.N21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20]*1)+([.B220]*2))+([.C220]*4))+([.D220]*8))+([.E220]*16))+([.F220]*32))+([.G220]*64))+([.H220]*128))+([.I220]*256))+([.J220]*512))+([.K220]*1024))+([.L220]*2048))+([.M220]*4096))+([.N220]*8192)))" office:value-type="float" office:value="8">
            <text:p>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22]*1)+([.B222]*2))+([.C222]*4))+([.D222]*8))+([.E222]*16))+([.F222]*32))+([.G222]*64))+([.H222]*128))+([.I222]*256))+([.J222]*512))+([.K222]*1024))+([.L222]*2048))+([.M222]*4096))+([.N22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23]*1)+([.B223]*2))+([.C223]*4))+([.D223]*8))+([.E223]*16))+([.F223]*32))+([.G223]*64))+([.H223]*128))+([.I223]*256))+([.J223]*512))+([.K223]*1024))+([.L223]*2048))+([.M223]*4096))+([.N223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24]*1)+([.B224]*2))+([.C224]*4))+([.D224]*8))+([.E224]*16))+([.F224]*32))+([.G224]*64))+([.H224]*128))+([.I224]*256))+([.J224]*512))+([.K224]*1024))+([.L224]*2048))+([.M224]*4096))+([.N22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25]*1)+([.B225]*2))+([.C225]*4))+([.D225]*8))+([.E225]*16))+([.F225]*32))+([.G225]*64))+([.H225]*128))+([.I225]*256))+([.J225]*512))+([.K225]*1024))+([.L225]*2048))+([.M225]*4096))+([.N22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26]*1)+([.B226]*2))+([.C226]*4))+([.D226]*8))+([.E226]*16))+([.F226]*32))+([.G226]*64))+([.H226]*128))+([.I226]*256))+([.J226]*512))+([.K226]*1024))+([.L226]*2048))+([.M226]*4096))+([.N226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27]*1)+([.B227]*2))+([.C227]*4))+([.D227]*8))+([.E227]*16))+([.F227]*32))+([.G227]*64))+([.H227]*128))+([.I227]*256))+([.J227]*512))+([.K227]*1024))+([.L227]*2048))+([.M227]*4096))+([.N22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28]*1)+([.B228]*2))+([.C228]*4))+([.D228]*8))+([.E228]*16))+([.F228]*32))+([.G228]*64))+([.H228]*128))+([.I228]*256))+([.J228]*512))+([.K228]*1024))+([.L228]*2048))+([.M228]*4096))+([.N22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29]*1)+([.B229]*2))+([.C229]*4))+([.D229]*8))+([.E229]*16))+([.F229]*32))+([.G229]*64))+([.H229]*128))+([.I229]*256))+([.J229]*512))+([.K229]*1024))+([.L229]*2048))+([.M229]*4096))+([.N22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30]*1)+([.B230]*2))+([.C230]*4))+([.D230]*8))+([.E230]*16))+([.F230]*32))+([.G230]*64))+([.H230]*128))+([.I230]*256))+([.J230]*512))+([.K230]*1024))+([.L230]*2048))+([.M230]*4096))+([.N230]*8192)))" office:value-type="float" office:value="8">
            <text:p>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32]*1)+([.B232]*2))+([.C232]*4))+([.D232]*8))+([.E232]*16))+([.F232]*32))+([.G232]*64))+([.H232]*128))+([.I232]*256))+([.J232]*512))+([.K232]*1024))+([.L232]*2048))+([.M232]*4096))+([.N23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33]*1)+([.B233]*2))+([.C233]*4))+([.D233]*8))+([.E233]*16))+([.F233]*32))+([.G233]*64))+([.H233]*128))+([.I233]*256))+([.J233]*512))+([.K233]*1024))+([.L233]*2048))+([.M233]*4096))+([.N233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34]*1)+([.B234]*2))+([.C234]*4))+([.D234]*8))+([.E234]*16))+([.F234]*32))+([.G234]*64))+([.H234]*128))+([.I234]*256))+([.J234]*512))+([.K234]*1024))+([.L234]*2048))+([.M234]*4096))+([.N23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35]*1)+([.B235]*2))+([.C235]*4))+([.D235]*8))+([.E235]*16))+([.F235]*32))+([.G235]*64))+([.H235]*128))+([.I235]*256))+([.J235]*512))+([.K235]*1024))+([.L235]*2048))+([.M235]*4096))+([.N23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36]*1)+([.B236]*2))+([.C236]*4))+([.D236]*8))+([.E236]*16))+([.F236]*32))+([.G236]*64))+([.H236]*128))+([.I236]*256))+([.J236]*512))+([.K236]*1024))+([.L236]*2048))+([.M236]*4096))+([.N23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37]*1)+([.B237]*2))+([.C237]*4))+([.D237]*8))+([.E237]*16))+([.F237]*32))+([.G237]*64))+([.H237]*128))+([.I237]*256))+([.J237]*512))+([.K237]*1024))+([.L237]*2048))+([.M237]*4096))+([.N237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38]*1)+([.B238]*2))+([.C238]*4))+([.D238]*8))+([.E238]*16))+([.F238]*32))+([.G238]*64))+([.H238]*128))+([.I238]*256))+([.J238]*512))+([.K238]*1024))+([.L238]*2048))+([.M238]*4096))+([.N23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39]*1)+([.B239]*2))+([.C239]*4))+([.D239]*8))+([.E239]*16))+([.F239]*32))+([.G239]*64))+([.H239]*128))+([.I239]*256))+([.J239]*512))+([.K239]*1024))+([.L239]*2048))+([.M239]*4096))+([.N23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40]*1)+([.B240]*2))+([.C240]*4))+([.D240]*8))+([.E240]*16))+([.F240]*32))+([.G240]*64))+([.H240]*128))+([.I240]*256))+([.J240]*512))+([.K240]*1024))+([.L240]*2048))+([.M240]*4096))+([.N240]*8192)))" office:value-type="float" office:value="8">
            <text:p>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42]*1)+([.B242]*2))+([.C242]*4))+([.D242]*8))+([.E242]*16))+([.F242]*32))+([.G242]*64))+([.H242]*128))+([.I242]*256))+([.J242]*512))+([.K242]*1024))+([.L242]*2048))+([.M242]*4096))+([.N24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43]*1)+([.B243]*2))+([.C243]*4))+([.D243]*8))+([.E243]*16))+([.F243]*32))+([.G243]*64))+([.H243]*128))+([.I243]*256))+([.J243]*512))+([.K243]*1024))+([.L243]*2048))+([.M243]*4096))+([.N243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44]*1)+([.B244]*2))+([.C244]*4))+([.D244]*8))+([.E244]*16))+([.F244]*32))+([.G244]*64))+([.H244]*128))+([.I244]*256))+([.J244]*512))+([.K244]*1024))+([.L244]*2048))+([.M244]*4096))+([.N24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45]*1)+([.B245]*2))+([.C245]*4))+([.D245]*8))+([.E245]*16))+([.F245]*32))+([.G245]*64))+([.H245]*128))+([.I245]*256))+([.J245]*512))+([.K245]*1024))+([.L245]*2048))+([.M245]*4096))+([.N24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46]*1)+([.B246]*2))+([.C246]*4))+([.D246]*8))+([.E246]*16))+([.F246]*32))+([.G246]*64))+([.H246]*128))+([.I246]*256))+([.J246]*512))+([.K246]*1024))+([.L246]*2048))+([.M246]*4096))+([.N24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47]*1)+([.B247]*2))+([.C247]*4))+([.D247]*8))+([.E247]*16))+([.F247]*32))+([.G247]*64))+([.H247]*128))+([.I247]*256))+([.J247]*512))+([.K247]*1024))+([.L247]*2048))+([.M247]*4096))+([.N247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48]*1)+([.B248]*2))+([.C248]*4))+([.D248]*8))+([.E248]*16))+([.F248]*32))+([.G248]*64))+([.H248]*128))+([.I248]*256))+([.J248]*512))+([.K248]*1024))+([.L248]*2048))+([.M248]*4096))+([.N24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49]*1)+([.B249]*2))+([.C249]*4))+([.D249]*8))+([.E249]*16))+([.F249]*32))+([.G249]*64))+([.H249]*128))+([.I249]*256))+([.J249]*512))+([.K249]*1024))+([.L249]*2048))+([.M249]*4096))+([.N249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50]*1)+([.B250]*2))+([.C250]*4))+([.D250]*8))+([.E250]*16))+([.F250]*32))+([.G250]*64))+([.H250]*128))+([.I250]*256))+([.J250]*512))+([.K250]*1024))+([.L250]*2048))+([.M250]*4096))+([.N25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52]*1)+([.B252]*2))+([.C252]*4))+([.D252]*8))+([.E252]*16))+([.F252]*32))+([.G252]*64))+([.H252]*128))+([.I252]*256))+([.J252]*512))+([.K252]*1024))+([.L252]*2048))+([.M252]*4096))+([.N25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53]*1)+([.B253]*2))+([.C253]*4))+([.D253]*8))+([.E253]*16))+([.F253]*32))+([.G253]*64))+([.H253]*128))+([.I253]*256))+([.J253]*512))+([.K253]*1024))+([.L253]*2048))+([.M253]*4096))+([.N253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54]*1)+([.B254]*2))+([.C254]*4))+([.D254]*8))+([.E254]*16))+([.F254]*32))+([.G254]*64))+([.H254]*128))+([.I254]*256))+([.J254]*512))+([.K254]*1024))+([.L254]*2048))+([.M254]*4096))+([.N25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55]*1)+([.B255]*2))+([.C255]*4))+([.D255]*8))+([.E255]*16))+([.F255]*32))+([.G255]*64))+([.H255]*128))+([.I255]*256))+([.J255]*512))+([.K255]*1024))+([.L255]*2048))+([.M255]*4096))+([.N25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56]*1)+([.B256]*2))+([.C256]*4))+([.D256]*8))+([.E256]*16))+([.F256]*32))+([.G256]*64))+([.H256]*128))+([.I256]*256))+([.J256]*512))+([.K256]*1024))+([.L256]*2048))+([.M256]*4096))+([.N25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57]*1)+([.B257]*2))+([.C257]*4))+([.D257]*8))+([.E257]*16))+([.F257]*32))+([.G257]*64))+([.H257]*128))+([.I257]*256))+([.J257]*512))+([.K257]*1024))+([.L257]*2048))+([.M257]*4096))+([.N257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58]*1)+([.B258]*2))+([.C258]*4))+([.D258]*8))+([.E258]*16))+([.F258]*32))+([.G258]*64))+([.H258]*128))+([.I258]*256))+([.J258]*512))+([.K258]*1024))+([.L258]*2048))+([.M258]*4096))+([.N25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59]*1)+([.B259]*2))+([.C259]*4))+([.D259]*8))+([.E259]*16))+([.F259]*32))+([.G259]*64))+([.H259]*128))+([.I259]*256))+([.J259]*512))+([.K259]*1024))+([.L259]*2048))+([.M259]*4096))+([.N25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60]*1)+([.B260]*2))+([.C260]*4))+([.D260]*8))+([.E260]*16))+([.F260]*32))+([.G260]*64))+([.H260]*128))+([.I260]*256))+([.J260]*512))+([.K260]*1024))+([.L260]*2048))+([.M260]*4096))+([.N260]*8192)))" office:value-type="float" office:value="2">
            <text:p>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62]*1)+([.B262]*2))+([.C262]*4))+([.D262]*8))+([.E262]*16))+([.F262]*32))+([.G262]*64))+([.H262]*128))+([.I262]*256))+([.J262]*512))+([.K262]*1024))+([.L262]*2048))+([.M262]*4096))+([.N26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63]*1)+([.B263]*2))+([.C263]*4))+([.D263]*8))+([.E263]*16))+([.F263]*32))+([.G263]*64))+([.H263]*128))+([.I263]*256))+([.J263]*512))+([.K263]*1024))+([.L263]*2048))+([.M263]*4096))+([.N26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64]*1)+([.B264]*2))+([.C264]*4))+([.D264]*8))+([.E264]*16))+([.F264]*32))+([.G264]*64))+([.H264]*128))+([.I264]*256))+([.J264]*512))+([.K264]*1024))+([.L264]*2048))+([.M264]*4096))+([.N264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65]*1)+([.B265]*2))+([.C265]*4))+([.D265]*8))+([.E265]*16))+([.F265]*32))+([.G265]*64))+([.H265]*128))+([.I265]*256))+([.J265]*512))+([.K265]*1024))+([.L265]*2048))+([.M265]*4096))+([.N26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66]*1)+([.B266]*2))+([.C266]*4))+([.D266]*8))+([.E266]*16))+([.F266]*32))+([.G266]*64))+([.H266]*128))+([.I266]*256))+([.J266]*512))+([.K266]*1024))+([.L266]*2048))+([.M266]*4096))+([.N266]*8192)))" office:value-type="float" office:value="128">
            <text:p>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67]*1)+([.B267]*2))+([.C267]*4))+([.D267]*8))+([.E267]*16))+([.F267]*32))+([.G267]*64))+([.H267]*128))+([.I267]*256))+([.J267]*512))+([.K267]*1024))+([.L267]*2048))+([.M267]*4096))+([.N26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68]*1)+([.B268]*2))+([.C268]*4))+([.D268]*8))+([.E268]*16))+([.F268]*32))+([.G268]*64))+([.H268]*128))+([.I268]*256))+([.J268]*512))+([.K268]*1024))+([.L268]*2048))+([.M268]*4096))+([.N26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69]*1)+([.B269]*2))+([.C269]*4))+([.D269]*8))+([.E269]*16))+([.F269]*32))+([.G269]*64))+([.H269]*128))+([.I269]*256))+([.J269]*512))+([.K269]*1024))+([.L269]*2048))+([.M269]*4096))+([.N26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70]*1)+([.B270]*2))+([.C270]*4))+([.D270]*8))+([.E270]*16))+([.F270]*32))+([.G270]*64))+([.H270]*128))+([.I270]*256))+([.J270]*512))+([.K270]*1024))+([.L270]*2048))+([.M270]*4096))+([.N270]*8192)))" office:value-type="float" office:value="2">
            <text:p>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72]*1)+([.B272]*2))+([.C272]*4))+([.D272]*8))+([.E272]*16))+([.F272]*32))+([.G272]*64))+([.H272]*128))+([.I272]*256))+([.J272]*512))+([.K272]*1024))+([.L272]*2048))+([.M272]*4096))+([.N27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73]*1)+([.B273]*2))+([.C273]*4))+([.D273]*8))+([.E273]*16))+([.F273]*32))+([.G273]*64))+([.H273]*128))+([.I273]*256))+([.J273]*512))+([.K273]*1024))+([.L273]*2048))+([.M273]*4096))+([.N27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74]*1)+([.B274]*2))+([.C274]*4))+([.D274]*8))+([.E274]*16))+([.F274]*32))+([.G274]*64))+([.H274]*128))+([.I274]*256))+([.J274]*512))+([.K274]*1024))+([.L274]*2048))+([.M274]*4096))+([.N274]*8192)))" office:value-type="float" office:value="1025">
            <text:p>102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75]*1)+([.B275]*2))+([.C275]*4))+([.D275]*8))+([.E275]*16))+([.F275]*32))+([.G275]*64))+([.H275]*128))+([.I275]*256))+([.J275]*512))+([.K275]*1024))+([.L275]*2048))+([.M275]*4096))+([.N27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76]*1)+([.B276]*2))+([.C276]*4))+([.D276]*8))+([.E276]*16))+([.F276]*32))+([.G276]*64))+([.H276]*128))+([.I276]*256))+([.J276]*512))+([.K276]*1024))+([.L276]*2048))+([.M276]*4096))+([.N276]*8192)))" office:value-type="float" office:value="128">
            <text:p>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77]*1)+([.B277]*2))+([.C277]*4))+([.D277]*8))+([.E277]*16))+([.F277]*32))+([.G277]*64))+([.H277]*128))+([.I277]*256))+([.J277]*512))+([.K277]*1024))+([.L277]*2048))+([.M277]*4096))+([.N27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78]*1)+([.B278]*2))+([.C278]*4))+([.D278]*8))+([.E278]*16))+([.F278]*32))+([.G278]*64))+([.H278]*128))+([.I278]*256))+([.J278]*512))+([.K278]*1024))+([.L278]*2048))+([.M278]*4096))+([.N27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279]*1)+([.B279]*2))+([.C279]*4))+([.D279]*8))+([.E279]*16))+([.F279]*32))+([.G279]*64))+([.H279]*128))+([.I279]*256))+([.J279]*512))+([.K279]*1024))+([.L279]*2048))+([.M279]*4096))+([.N279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80]*1)+([.B280]*2))+([.C280]*4))+([.D280]*8))+([.E280]*16))+([.F280]*32))+([.G280]*64))+([.H280]*128))+([.I280]*256))+([.J280]*512))+([.K280]*1024))+([.L280]*2048))+([.M280]*4096))+([.N280]*8192)))" office:value-type="float" office:value="2">
            <text:p>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82]*1)+([.B282]*2))+([.C282]*4))+([.D282]*8))+([.E282]*16))+([.F282]*32))+([.G282]*64))+([.H282]*128))+([.I282]*256))+([.J282]*512))+([.K282]*1024))+([.L282]*2048))+([.M282]*4096))+([.N28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83]*1)+([.B283]*2))+([.C283]*4))+([.D283]*8))+([.E283]*16))+([.F283]*32))+([.G283]*64))+([.H283]*128))+([.I283]*256))+([.J283]*512))+([.K283]*1024))+([.L283]*2048))+([.M283]*4096))+([.N283]*8192)))" office:value-type="float" office:value="2">
            <text:p>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84]*1)+([.B284]*2))+([.C284]*4))+([.D284]*8))+([.E284]*16))+([.F284]*32))+([.G284]*64))+([.H284]*128))+([.I284]*256))+([.J284]*512))+([.K284]*1024))+([.L284]*2048))+([.M284]*4096))+([.N284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85]*1)+([.B285]*2))+([.C285]*4))+([.D285]*8))+([.E285]*16))+([.F285]*32))+([.G285]*64))+([.H285]*128))+([.I285]*256))+([.J285]*512))+([.K285]*1024))+([.L285]*2048))+([.M285]*4096))+([.N28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86]*1)+([.B286]*2))+([.C286]*4))+([.D286]*8))+([.E286]*16))+([.F286]*32))+([.G286]*64))+([.H286]*128))+([.I286]*256))+([.J286]*512))+([.K286]*1024))+([.L286]*2048))+([.M286]*4096))+([.N286]*8192)))" office:value-type="float" office:value="128">
            <text:p>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87]*1)+([.B287]*2))+([.C287]*4))+([.D287]*8))+([.E287]*16))+([.F287]*32))+([.G287]*64))+([.H287]*128))+([.I287]*256))+([.J287]*512))+([.K287]*1024))+([.L287]*2048))+([.M287]*4096))+([.N28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88]*1)+([.B288]*2))+([.C288]*4))+([.D288]*8))+([.E288]*16))+([.F288]*32))+([.G288]*64))+([.H288]*128))+([.I288]*256))+([.J288]*512))+([.K288]*1024))+([.L288]*2048))+([.M288]*4096))+([.N288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89]*1)+([.B289]*2))+([.C289]*4))+([.D289]*8))+([.E289]*16))+([.F289]*32))+([.G289]*64))+([.H289]*128))+([.I289]*256))+([.J289]*512))+([.K289]*1024))+([.L289]*2048))+([.M289]*4096))+([.N28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90]*1)+([.B290]*2))+([.C290]*4))+([.D290]*8))+([.E290]*16))+([.F290]*32))+([.G290]*64))+([.H290]*128))+([.I290]*256))+([.J290]*512))+([.K290]*1024))+([.L290]*2048))+([.M290]*4096))+([.N290]*8192)))" office:value-type="float" office:value="2">
            <text:p>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292]*1)+([.B292]*2))+([.C292]*4))+([.D292]*8))+([.E292]*16))+([.F292]*32))+([.G292]*64))+([.H292]*128))+([.I292]*256))+([.J292]*512))+([.K292]*1024))+([.L292]*2048))+([.M292]*4096))+([.N29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93]*1)+([.B293]*2))+([.C293]*4))+([.D293]*8))+([.E293]*16))+([.F293]*32))+([.G293]*64))+([.H293]*128))+([.I293]*256))+([.J293]*512))+([.K293]*1024))+([.L293]*2048))+([.M293]*4096))+([.N29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94]*1)+([.B294]*2))+([.C294]*4))+([.D294]*8))+([.E294]*16))+([.F294]*32))+([.G294]*64))+([.H294]*128))+([.I294]*256))+([.J294]*512))+([.K294]*1024))+([.L294]*2048))+([.M294]*4096))+([.N294]*8192)))" office:value-type="float" office:value="1028">
            <text:p>10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95]*1)+([.B295]*2))+([.C295]*4))+([.D295]*8))+([.E295]*16))+([.F295]*32))+([.G295]*64))+([.H295]*128))+([.I295]*256))+([.J295]*512))+([.K295]*1024))+([.L295]*2048))+([.M295]*4096))+([.N295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96]*1)+([.B296]*2))+([.C296]*4))+([.D296]*8))+([.E296]*16))+([.F296]*32))+([.G296]*64))+([.H296]*128))+([.I296]*256))+([.J296]*512))+([.K296]*1024))+([.L296]*2048))+([.M296]*4096))+([.N29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97]*1)+([.B297]*2))+([.C297]*4))+([.D297]*8))+([.E297]*16))+([.F297]*32))+([.G297]*64))+([.H297]*128))+([.I297]*256))+([.J297]*512))+([.K297]*1024))+([.L297]*2048))+([.M297]*4096))+([.N29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98]*1)+([.B298]*2))+([.C298]*4))+([.D298]*8))+([.E298]*16))+([.F298]*32))+([.G298]*64))+([.H298]*128))+([.I298]*256))+([.J298]*512))+([.K298]*1024))+([.L298]*2048))+([.M298]*4096))+([.N29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299]*1)+([.B299]*2))+([.C299]*4))+([.D299]*8))+([.E299]*16))+([.F299]*32))+([.G299]*64))+([.H299]*128))+([.I299]*256))+([.J299]*512))+([.K299]*1024))+([.L299]*2048))+([.M299]*4096))+([.N299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00]*1)+([.B300]*2))+([.C300]*4))+([.D300]*8))+([.E300]*16))+([.F300]*32))+([.G300]*64))+([.H300]*128))+([.I300]*256))+([.J300]*512))+([.K300]*1024))+([.L300]*2048))+([.M300]*4096))+([.N300]*8192)))" office:value-type="float" office:value="2">
            <text:p>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02]*1)+([.B302]*2))+([.C302]*4))+([.D302]*8))+([.E302]*16))+([.F302]*32))+([.G302]*64))+([.H302]*128))+([.I302]*256))+([.J302]*512))+([.K302]*1024))+([.L302]*2048))+([.M302]*4096))+([.N30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03]*1)+([.B303]*2))+([.C303]*4))+([.D303]*8))+([.E303]*16))+([.F303]*32))+([.G303]*64))+([.H303]*128))+([.I303]*256))+([.J303]*512))+([.K303]*1024))+([.L303]*2048))+([.M303]*4096))+([.N30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04]*1)+([.B304]*2))+([.C304]*4))+([.D304]*8))+([.E304]*16))+([.F304]*32))+([.G304]*64))+([.H304]*128))+([.I304]*256))+([.J304]*512))+([.K304]*1024))+([.L304]*2048))+([.M304]*4096))+([.N304]*8192)))" office:value-type="float" office:value="516">
            <text:p>5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05]*1)+([.B305]*2))+([.C305]*4))+([.D305]*8))+([.E305]*16))+([.F305]*32))+([.G305]*64))+([.H305]*128))+([.I305]*256))+([.J305]*512))+([.K305]*1024))+([.L305]*2048))+([.M305]*4096))+([.N30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06]*1)+([.B306]*2))+([.C306]*4))+([.D306]*8))+([.E306]*16))+([.F306]*32))+([.G306]*64))+([.H306]*128))+([.I306]*256))+([.J306]*512))+([.K306]*1024))+([.L306]*2048))+([.M306]*4096))+([.N306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07]*1)+([.B307]*2))+([.C307]*4))+([.D307]*8))+([.E307]*16))+([.F307]*32))+([.G307]*64))+([.H307]*128))+([.I307]*256))+([.J307]*512))+([.K307]*1024))+([.L307]*2048))+([.M307]*4096))+([.N30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08]*1)+([.B308]*2))+([.C308]*4))+([.D308]*8))+([.E308]*16))+([.F308]*32))+([.G308]*64))+([.H308]*128))+([.I308]*256))+([.J308]*512))+([.K308]*1024))+([.L308]*2048))+([.M308]*4096))+([.N30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09]*1)+([.B309]*2))+([.C309]*4))+([.D309]*8))+([.E309]*16))+([.F309]*32))+([.G309]*64))+([.H309]*128))+([.I309]*256))+([.J309]*512))+([.K309]*1024))+([.L309]*2048))+([.M309]*4096))+([.N309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10]*1)+([.B310]*2))+([.C310]*4))+([.D310]*8))+([.E310]*16))+([.F310]*32))+([.G310]*64))+([.H310]*128))+([.I310]*256))+([.J310]*512))+([.K310]*1024))+([.L310]*2048))+([.M310]*4096))+([.N310]*8192)))" office:value-type="float" office:value="2">
            <text:p>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12]*1)+([.B312]*2))+([.C312]*4))+([.D312]*8))+([.E312]*16))+([.F312]*32))+([.G312]*64))+([.H312]*128))+([.I312]*256))+([.J312]*512))+([.K312]*1024))+([.L312]*2048))+([.M312]*4096))+([.N31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13]*1)+([.B313]*2))+([.C313]*4))+([.D313]*8))+([.E313]*16))+([.F313]*32))+([.G313]*64))+([.H313]*128))+([.I313]*256))+([.J313]*512))+([.K313]*1024))+([.L313]*2048))+([.M313]*4096))+([.N31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14]*1)+([.B314]*2))+([.C314]*4))+([.D314]*8))+([.E314]*16))+([.F314]*32))+([.G314]*64))+([.H314]*128))+([.I314]*256))+([.J314]*512))+([.K314]*1024))+([.L314]*2048))+([.M314]*4096))+([.N314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15]*1)+([.B315]*2))+([.C315]*4))+([.D315]*8))+([.E315]*16))+([.F315]*32))+([.G315]*64))+([.H315]*128))+([.I315]*256))+([.J315]*512))+([.K315]*1024))+([.L315]*2048))+([.M315]*4096))+([.N315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16]*1)+([.B316]*2))+([.C316]*4))+([.D316]*8))+([.E316]*16))+([.F316]*32))+([.G316]*64))+([.H316]*128))+([.I316]*256))+([.J316]*512))+([.K316]*1024))+([.L316]*2048))+([.M316]*4096))+([.N316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17]*1)+([.B317]*2))+([.C317]*4))+([.D317]*8))+([.E317]*16))+([.F317]*32))+([.G317]*64))+([.H317]*128))+([.I317]*256))+([.J317]*512))+([.K317]*1024))+([.L317]*2048))+([.M317]*4096))+([.N31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18]*1)+([.B318]*2))+([.C318]*4))+([.D318]*8))+([.E318]*16))+([.F318]*32))+([.G318]*64))+([.H318]*128))+([.I318]*256))+([.J318]*512))+([.K318]*1024))+([.L318]*2048))+([.M318]*4096))+([.N31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19]*1)+([.B319]*2))+([.C319]*4))+([.D319]*8))+([.E319]*16))+([.F319]*32))+([.G319]*64))+([.H319]*128))+([.I319]*256))+([.J319]*512))+([.K319]*1024))+([.L319]*2048))+([.M319]*4096))+([.N319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20]*1)+([.B320]*2))+([.C320]*4))+([.D320]*8))+([.E320]*16))+([.F320]*32))+([.G320]*64))+([.H320]*128))+([.I320]*256))+([.J320]*512))+([.K320]*1024))+([.L320]*2048))+([.M320]*4096))+([.N320]*8192)))" office:value-type="float" office:value="2">
            <text:p>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22]*1)+([.B322]*2))+([.C322]*4))+([.D322]*8))+([.E322]*16))+([.F322]*32))+([.G322]*64))+([.H322]*128))+([.I322]*256))+([.J322]*512))+([.K322]*1024))+([.L322]*2048))+([.M322]*4096))+([.N322]*8192)))" office:value-type="float" office:value="128">
            <text:p>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23]*1)+([.B323]*2))+([.C323]*4))+([.D323]*8))+([.E323]*16))+([.F323]*32))+([.G323]*64))+([.H323]*128))+([.I323]*256))+([.J323]*512))+([.K323]*1024))+([.L323]*2048))+([.M323]*4096))+([.N32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24]*1)+([.B324]*2))+([.C324]*4))+([.D324]*8))+([.E324]*16))+([.F324]*32))+([.G324]*64))+([.H324]*128))+([.I324]*256))+([.J324]*512))+([.K324]*1024))+([.L324]*2048))+([.M324]*4096))+([.N324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25]*1)+([.B325]*2))+([.C325]*4))+([.D325]*8))+([.E325]*16))+([.F325]*32))+([.G325]*64))+([.H325]*128))+([.I325]*256))+([.J325]*512))+([.K325]*1024))+([.L325]*2048))+([.M325]*4096))+([.N325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326]*1)+([.B326]*2))+([.C326]*4))+([.D326]*8))+([.E326]*16))+([.F326]*32))+([.G326]*64))+([.H326]*128))+([.I326]*256))+([.J326]*512))+([.K326]*1024))+([.L326]*2048))+([.M326]*4096))+([.N326]*8192)))" office:value-type="float" office:value="8224">
            <text:p>82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27]*1)+([.B327]*2))+([.C327]*4))+([.D327]*8))+([.E327]*16))+([.F327]*32))+([.G327]*64))+([.H327]*128))+([.I327]*256))+([.J327]*512))+([.K327]*1024))+([.L327]*2048))+([.M327]*4096))+([.N32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28]*1)+([.B328]*2))+([.C328]*4))+([.D328]*8))+([.E328]*16))+([.F328]*32))+([.G328]*64))+([.H328]*128))+([.I328]*256))+([.J328]*512))+([.K328]*1024))+([.L328]*2048))+([.M328]*4096))+([.N32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29]*1)+([.B329]*2))+([.C329]*4))+([.D329]*8))+([.E329]*16))+([.F329]*32))+([.G329]*64))+([.H329]*128))+([.I329]*256))+([.J329]*512))+([.K329]*1024))+([.L329]*2048))+([.M329]*4096))+([.N329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30]*1)+([.B330]*2))+([.C330]*4))+([.D330]*8))+([.E330]*16))+([.F330]*32))+([.G330]*64))+([.H330]*128))+([.I330]*256))+([.J330]*512))+([.K330]*1024))+([.L330]*2048))+([.M330]*4096))+([.N330]*8192)))" office:value-type="float" office:value="2">
            <text:p>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32]*1)+([.B332]*2))+([.C332]*4))+([.D332]*8))+([.E332]*16))+([.F332]*32))+([.G332]*64))+([.H332]*128))+([.I332]*256))+([.J332]*512))+([.K332]*1024))+([.L332]*2048))+([.M332]*4096))+([.N33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33]*1)+([.B333]*2))+([.C333]*4))+([.D333]*8))+([.E333]*16))+([.F333]*32))+([.G333]*64))+([.H333]*128))+([.I333]*256))+([.J333]*512))+([.K333]*1024))+([.L333]*2048))+([.M333]*4096))+([.N33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34]*1)+([.B334]*2))+([.C334]*4))+([.D334]*8))+([.E334]*16))+([.F334]*32))+([.G334]*64))+([.H334]*128))+([.I334]*256))+([.J334]*512))+([.K334]*1024))+([.L334]*2048))+([.M334]*4096))+([.N334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35]*1)+([.B335]*2))+([.C335]*4))+([.D335]*8))+([.E335]*16))+([.F335]*32))+([.G335]*64))+([.H335]*128))+([.I335]*256))+([.J335]*512))+([.K335]*1024))+([.L335]*2048))+([.M335]*4096))+([.N335]*8192)))" office:value-type="float" office:value="4608">
            <text:p>46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36]*1)+([.B336]*2))+([.C336]*4))+([.D336]*8))+([.E336]*16))+([.F336]*32))+([.G336]*64))+([.H336]*128))+([.I336]*256))+([.J336]*512))+([.K336]*1024))+([.L336]*2048))+([.M336]*4096))+([.N336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37]*1)+([.B337]*2))+([.C337]*4))+([.D337]*8))+([.E337]*16))+([.F337]*32))+([.G337]*64))+([.H337]*128))+([.I337]*256))+([.J337]*512))+([.K337]*1024))+([.L337]*2048))+([.M337]*4096))+([.N33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38]*1)+([.B338]*2))+([.C338]*4))+([.D338]*8))+([.E338]*16))+([.F338]*32))+([.G338]*64))+([.H338]*128))+([.I338]*256))+([.J338]*512))+([.K338]*1024))+([.L338]*2048))+([.M338]*4096))+([.N33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39]*1)+([.B339]*2))+([.C339]*4))+([.D339]*8))+([.E339]*16))+([.F339]*32))+([.G339]*64))+([.H339]*128))+([.I339]*256))+([.J339]*512))+([.K339]*1024))+([.L339]*2048))+([.M339]*4096))+([.N339]*8192)))" office:value-type="float" office:value="2052">
            <text:p>20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40]*1)+([.B340]*2))+([.C340]*4))+([.D340]*8))+([.E340]*16))+([.F340]*32))+([.G340]*64))+([.H340]*128))+([.I340]*256))+([.J340]*512))+([.K340]*1024))+([.L340]*2048))+([.M340]*4096))+([.N34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42]*1)+([.B342]*2))+([.C342]*4))+([.D342]*8))+([.E342]*16))+([.F342]*32))+([.G342]*64))+([.H342]*128))+([.I342]*256))+([.J342]*512))+([.K342]*1024))+([.L342]*2048))+([.M342]*4096))+([.N34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43]*1)+([.B343]*2))+([.C343]*4))+([.D343]*8))+([.E343]*16))+([.F343]*32))+([.G343]*64))+([.H343]*128))+([.I343]*256))+([.J343]*512))+([.K343]*1024))+([.L343]*2048))+([.M343]*4096))+([.N34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44]*1)+([.B344]*2))+([.C344]*4))+([.D344]*8))+([.E344]*16))+([.F344]*32))+([.G344]*64))+([.H344]*128))+([.I344]*256))+([.J344]*512))+([.K344]*1024))+([.L344]*2048))+([.M344]*4096))+([.N344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45]*1)+([.B345]*2))+([.C345]*4))+([.D345]*8))+([.E345]*16))+([.F345]*32))+([.G345]*64))+([.H345]*128))+([.I345]*256))+([.J345]*512))+([.K345]*1024))+([.L345]*2048))+([.M345]*4096))+([.N345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46]*1)+([.B346]*2))+([.C346]*4))+([.D346]*8))+([.E346]*16))+([.F346]*32))+([.G346]*64))+([.H346]*128))+([.I346]*256))+([.J346]*512))+([.K346]*1024))+([.L346]*2048))+([.M346]*4096))+([.N346]*8192)))" office:value-type="float" office:value="2080">
            <text:p>20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47]*1)+([.B347]*2))+([.C347]*4))+([.D347]*8))+([.E347]*16))+([.F347]*32))+([.G347]*64))+([.H347]*128))+([.I347]*256))+([.J347]*512))+([.K347]*1024))+([.L347]*2048))+([.M347]*4096))+([.N34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48]*1)+([.B348]*2))+([.C348]*4))+([.D348]*8))+([.E348]*16))+([.F348]*32))+([.G348]*64))+([.H348]*128))+([.I348]*256))+([.J348]*512))+([.K348]*1024))+([.L348]*2048))+([.M348]*4096))+([.N34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49]*1)+([.B349]*2))+([.C349]*4))+([.D349]*8))+([.E349]*16))+([.F349]*32))+([.G349]*64))+([.H349]*128))+([.I349]*256))+([.J349]*512))+([.K349]*1024))+([.L349]*2048))+([.M349]*4096))+([.N349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50]*1)+([.B350]*2))+([.C350]*4))+([.D350]*8))+([.E350]*16))+([.F350]*32))+([.G350]*64))+([.H350]*128))+([.I350]*256))+([.J350]*512))+([.K350]*1024))+([.L350]*2048))+([.M350]*4096))+([.N350]*8192)))" office:value-type="float" office:value="8">
            <text:p>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52]*1)+([.B352]*2))+([.C352]*4))+([.D352]*8))+([.E352]*16))+([.F352]*32))+([.G352]*64))+([.H352]*128))+([.I352]*256))+([.J352]*512))+([.K352]*1024))+([.L352]*2048))+([.M352]*4096))+([.N35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53]*1)+([.B353]*2))+([.C353]*4))+([.D353]*8))+([.E353]*16))+([.F353]*32))+([.G353]*64))+([.H353]*128))+([.I353]*256))+([.J353]*512))+([.K353]*1024))+([.L353]*2048))+([.M353]*4096))+([.N35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54]*1)+([.B354]*2))+([.C354]*4))+([.D354]*8))+([.E354]*16))+([.F354]*32))+([.G354]*64))+([.H354]*128))+([.I354]*256))+([.J354]*512))+([.K354]*1024))+([.L354]*2048))+([.M354]*4096))+([.N354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55]*1)+([.B355]*2))+([.C355]*4))+([.D355]*8))+([.E355]*16))+([.F355]*32))+([.G355]*64))+([.H355]*128))+([.I355]*256))+([.J355]*512))+([.K355]*1024))+([.L355]*2048))+([.M355]*4096))+([.N355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56]*1)+([.B356]*2))+([.C356]*4))+([.D356]*8))+([.E356]*16))+([.F356]*32))+([.G356]*64))+([.H356]*128))+([.I356]*256))+([.J356]*512))+([.K356]*1024))+([.L356]*2048))+([.M356]*4096))+([.N356]*8192)))" office:value-type="float" office:value="2080">
            <text:p>20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57]*1)+([.B357]*2))+([.C357]*4))+([.D357]*8))+([.E357]*16))+([.F357]*32))+([.G357]*64))+([.H357]*128))+([.I357]*256))+([.J357]*512))+([.K357]*1024))+([.L357]*2048))+([.M357]*4096))+([.N35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58]*1)+([.B358]*2))+([.C358]*4))+([.D358]*8))+([.E358]*16))+([.F358]*32))+([.G358]*64))+([.H358]*128))+([.I358]*256))+([.J358]*512))+([.K358]*1024))+([.L358]*2048))+([.M358]*4096))+([.N358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59]*1)+([.B359]*2))+([.C359]*4))+([.D359]*8))+([.E359]*16))+([.F359]*32))+([.G359]*64))+([.H359]*128))+([.I359]*256))+([.J359]*512))+([.K359]*1024))+([.L359]*2048))+([.M359]*4096))+([.N35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60]*1)+([.B360]*2))+([.C360]*4))+([.D360]*8))+([.E360]*16))+([.F360]*32))+([.G360]*64))+([.H360]*128))+([.I360]*256))+([.J360]*512))+([.K360]*1024))+([.L360]*2048))+([.M360]*4096))+([.N360]*8192)))" office:value-type="float" office:value="8">
            <text:p>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62]*1)+([.B362]*2))+([.C362]*4))+([.D362]*8))+([.E362]*16))+([.F362]*32))+([.G362]*64))+([.H362]*128))+([.I362]*256))+([.J362]*512))+([.K362]*1024))+([.L362]*2048))+([.M362]*4096))+([.N36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63]*1)+([.B363]*2))+([.C363]*4))+([.D363]*8))+([.E363]*16))+([.F363]*32))+([.G363]*64))+([.H363]*128))+([.I363]*256))+([.J363]*512))+([.K363]*1024))+([.L363]*2048))+([.M363]*4096))+([.N36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64]*1)+([.B364]*2))+([.C364]*4))+([.D364]*8))+([.E364]*16))+([.F364]*32))+([.G364]*64))+([.H364]*128))+([.I364]*256))+([.J364]*512))+([.K364]*1024))+([.L364]*2048))+([.M364]*4096))+([.N36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65]*1)+([.B365]*2))+([.C365]*4))+([.D365]*8))+([.E365]*16))+([.F365]*32))+([.G365]*64))+([.H365]*128))+([.I365]*256))+([.J365]*512))+([.K365]*1024))+([.L365]*2048))+([.M365]*4096))+([.N365]*8192)))" office:value-type="float" office:value="136">
            <text:p>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66]*1)+([.B366]*2))+([.C366]*4))+([.D366]*8))+([.E366]*16))+([.F366]*32))+([.G366]*64))+([.H366]*128))+([.I366]*256))+([.J366]*512))+([.K366]*1024))+([.L366]*2048))+([.M366]*4096))+([.N366]*8192)))" office:value-type="float" office:value="2080">
            <text:p>20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67]*1)+([.B367]*2))+([.C367]*4))+([.D367]*8))+([.E367]*16))+([.F367]*32))+([.G367]*64))+([.H367]*128))+([.I367]*256))+([.J367]*512))+([.K367]*1024))+([.L367]*2048))+([.M367]*4096))+([.N36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68]*1)+([.B368]*2))+([.C368]*4))+([.D368]*8))+([.E368]*16))+([.F368]*32))+([.G368]*64))+([.H368]*128))+([.I368]*256))+([.J368]*512))+([.K368]*1024))+([.L368]*2048))+([.M368]*4096))+([.N36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69]*1)+([.B369]*2))+([.C369]*4))+([.D369]*8))+([.E369]*16))+([.F369]*32))+([.G369]*64))+([.H369]*128))+([.I369]*256))+([.J369]*512))+([.K369]*1024))+([.L369]*2048))+([.M369]*4096))+([.N369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70]*1)+([.B370]*2))+([.C370]*4))+([.D370]*8))+([.E370]*16))+([.F370]*32))+([.G370]*64))+([.H370]*128))+([.I370]*256))+([.J370]*512))+([.K370]*1024))+([.L370]*2048))+([.M370]*4096))+([.N370]*8192)))" office:value-type="float" office:value="8">
            <text:p>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72]*1)+([.B372]*2))+([.C372]*4))+([.D372]*8))+([.E372]*16))+([.F372]*32))+([.G372]*64))+([.H372]*128))+([.I372]*256))+([.J372]*512))+([.K372]*1024))+([.L372]*2048))+([.M372]*4096))+([.N37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73]*1)+([.B373]*2))+([.C373]*4))+([.D373]*8))+([.E373]*16))+([.F373]*32))+([.G373]*64))+([.H373]*128))+([.I373]*256))+([.J373]*512))+([.K373]*1024))+([.L373]*2048))+([.M373]*4096))+([.N37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74]*1)+([.B374]*2))+([.C374]*4))+([.D374]*8))+([.E374]*16))+([.F374]*32))+([.G374]*64))+([.H374]*128))+([.I374]*256))+([.J374]*512))+([.K374]*1024))+([.L374]*2048))+([.M374]*4096))+([.N37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75]*1)+([.B375]*2))+([.C375]*4))+([.D375]*8))+([.E375]*16))+([.F375]*32))+([.G375]*64))+([.H375]*128))+([.I375]*256))+([.J375]*512))+([.K375]*1024))+([.L375]*2048))+([.M375]*4096))+([.N375]*8192)))" office:value-type="float" office:value="136">
            <text:p>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76]*1)+([.B376]*2))+([.C376]*4))+([.D376]*8))+([.E376]*16))+([.F376]*32))+([.G376]*64))+([.H376]*128))+([.I376]*256))+([.J376]*512))+([.K376]*1024))+([.L376]*2048))+([.M376]*4096))+([.N376]*8192)))" office:value-type="float" office:value="2080">
            <text:p>20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77]*1)+([.B377]*2))+([.C377]*4))+([.D377]*8))+([.E377]*16))+([.F377]*32))+([.G377]*64))+([.H377]*128))+([.I377]*256))+([.J377]*512))+([.K377]*1024))+([.L377]*2048))+([.M377]*4096))+([.N37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78]*1)+([.B378]*2))+([.C378]*4))+([.D378]*8))+([.E378]*16))+([.F378]*32))+([.G378]*64))+([.H378]*128))+([.I378]*256))+([.J378]*512))+([.K378]*1024))+([.L378]*2048))+([.M378]*4096))+([.N37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79]*1)+([.B379]*2))+([.C379]*4))+([.D379]*8))+([.E379]*16))+([.F379]*32))+([.G379]*64))+([.H379]*128))+([.I379]*256))+([.J379]*512))+([.K379]*1024))+([.L379]*2048))+([.M379]*4096))+([.N379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80]*1)+([.B380]*2))+([.C380]*4))+([.D380]*8))+([.E380]*16))+([.F380]*32))+([.G380]*64))+([.H380]*128))+([.I380]*256))+([.J380]*512))+([.K380]*1024))+([.L380]*2048))+([.M380]*4096))+([.N380]*8192)))" office:value-type="float" office:value="8">
            <text:p>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82]*1)+([.B382]*2))+([.C382]*4))+([.D382]*8))+([.E382]*16))+([.F382]*32))+([.G382]*64))+([.H382]*128))+([.I382]*256))+([.J382]*512))+([.K382]*1024))+([.L382]*2048))+([.M382]*4096))+([.N38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83]*1)+([.B383]*2))+([.C383]*4))+([.D383]*8))+([.E383]*16))+([.F383]*32))+([.G383]*64))+([.H383]*128))+([.I383]*256))+([.J383]*512))+([.K383]*1024))+([.L383]*2048))+([.M383]*4096))+([.N38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384]*1)+([.B384]*2))+([.C384]*4))+([.D384]*8))+([.E384]*16))+([.F384]*32))+([.G384]*64))+([.H384]*128))+([.I384]*256))+([.J384]*512))+([.K384]*1024))+([.L384]*2048))+([.M384]*4096))+([.N384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85]*1)+([.B385]*2))+([.C385]*4))+([.D385]*8))+([.E385]*16))+([.F385]*32))+([.G385]*64))+([.H385]*128))+([.I385]*256))+([.J385]*512))+([.K385]*1024))+([.L385]*2048))+([.M385]*4096))+([.N385]*8192)))" office:value-type="float" office:value="136">
            <text:p>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86]*1)+([.B386]*2))+([.C386]*4))+([.D386]*8))+([.E386]*16))+([.F386]*32))+([.G386]*64))+([.H386]*128))+([.I386]*256))+([.J386]*512))+([.K386]*1024))+([.L386]*2048))+([.M386]*4096))+([.N386]*8192)))" office:value-type="float" office:value="2080">
            <text:p>20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87]*1)+([.B387]*2))+([.C387]*4))+([.D387]*8))+([.E387]*16))+([.F387]*32))+([.G387]*64))+([.H387]*128))+([.I387]*256))+([.J387]*512))+([.K387]*1024))+([.L387]*2048))+([.M387]*4096))+([.N38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88]*1)+([.B388]*2))+([.C388]*4))+([.D388]*8))+([.E388]*16))+([.F388]*32))+([.G388]*64))+([.H388]*128))+([.I388]*256))+([.J388]*512))+([.K388]*1024))+([.L388]*2048))+([.M388]*4096))+([.N38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89]*1)+([.B389]*2))+([.C389]*4))+([.D389]*8))+([.E389]*16))+([.F389]*32))+([.G389]*64))+([.H389]*128))+([.I389]*256))+([.J389]*512))+([.K389]*1024))+([.L389]*2048))+([.M389]*4096))+([.N389]*8192)))" office:value-type="float" office:value="513">
            <text:p>51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90]*1)+([.B390]*2))+([.C390]*4))+([.D390]*8))+([.E390]*16))+([.F390]*32))+([.G390]*64))+([.H390]*128))+([.I390]*256))+([.J390]*512))+([.K390]*1024))+([.L390]*2048))+([.M390]*4096))+([.N390]*8192)))" office:value-type="float" office:value="8">
            <text:p>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392]*1)+([.B392]*2))+([.C392]*4))+([.D392]*8))+([.E392]*16))+([.F392]*32))+([.G392]*64))+([.H392]*128))+([.I392]*256))+([.J392]*512))+([.K392]*1024))+([.L392]*2048))+([.M392]*4096))+([.N39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93]*1)+([.B393]*2))+([.C393]*4))+([.D393]*8))+([.E393]*16))+([.F393]*32))+([.G393]*64))+([.H393]*128))+([.I393]*256))+([.J393]*512))+([.K393]*1024))+([.L393]*2048))+([.M393]*4096))+([.N39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394]*1)+([.B394]*2))+([.C394]*4))+([.D394]*8))+([.E394]*16))+([.F394]*32))+([.G394]*64))+([.H394]*128))+([.I394]*256))+([.J394]*512))+([.K394]*1024))+([.L394]*2048))+([.M394]*4096))+([.N394]*8192)))" office:value-type="float" office:value="8193">
            <text:p>819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95]*1)+([.B395]*2))+([.C395]*4))+([.D395]*8))+([.E395]*16))+([.F395]*32))+([.G395]*64))+([.H395]*128))+([.I395]*256))+([.J395]*512))+([.K395]*1024))+([.L395]*2048))+([.M395]*4096))+([.N395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96]*1)+([.B396]*2))+([.C396]*4))+([.D396]*8))+([.E396]*16))+([.F396]*32))+([.G396]*64))+([.H396]*128))+([.I396]*256))+([.J396]*512))+([.K396]*1024))+([.L396]*2048))+([.M396]*4096))+([.N396]*8192)))" office:value-type="float" office:value="2336">
            <text:p>2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97]*1)+([.B397]*2))+([.C397]*4))+([.D397]*8))+([.E397]*16))+([.F397]*32))+([.G397]*64))+([.H397]*128))+([.I397]*256))+([.J397]*512))+([.K397]*1024))+([.L397]*2048))+([.M397]*4096))+([.N39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98]*1)+([.B398]*2))+([.C398]*4))+([.D398]*8))+([.E398]*16))+([.F398]*32))+([.G398]*64))+([.H398]*128))+([.I398]*256))+([.J398]*512))+([.K398]*1024))+([.L398]*2048))+([.M398]*4096))+([.N398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399]*1)+([.B399]*2))+([.C399]*4))+([.D399]*8))+([.E399]*16))+([.F399]*32))+([.G399]*64))+([.H399]*128))+([.I399]*256))+([.J399]*512))+([.K399]*1024))+([.L399]*2048))+([.M399]*4096))+([.N399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00]*1)+([.B400]*2))+([.C400]*4))+([.D400]*8))+([.E400]*16))+([.F400]*32))+([.G400]*64))+([.H400]*128))+([.I400]*256))+([.J400]*512))+([.K400]*1024))+([.L400]*2048))+([.M400]*4096))+([.N400]*8192)))" office:value-type="float" office:value="8200">
            <text:p>820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02]*1)+([.B402]*2))+([.C402]*4))+([.D402]*8))+([.E402]*16))+([.F402]*32))+([.G402]*64))+([.H402]*128))+([.I402]*256))+([.J402]*512))+([.K402]*1024))+([.L402]*2048))+([.M402]*4096))+([.N40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03]*1)+([.B403]*2))+([.C403]*4))+([.D403]*8))+([.E403]*16))+([.F403]*32))+([.G403]*64))+([.H403]*128))+([.I403]*256))+([.J403]*512))+([.K403]*1024))+([.L403]*2048))+([.M403]*4096))+([.N40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04]*1)+([.B404]*2))+([.C404]*4))+([.D404]*8))+([.E404]*16))+([.F404]*32))+([.G404]*64))+([.H404]*128))+([.I404]*256))+([.J404]*512))+([.K404]*1024))+([.L404]*2048))+([.M404]*4096))+([.N404]*8192)))" office:value-type="float" office:value="8193">
            <text:p>819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05]*1)+([.B405]*2))+([.C405]*4))+([.D405]*8))+([.E405]*16))+([.F405]*32))+([.G405]*64))+([.H405]*128))+([.I405]*256))+([.J405]*512))+([.K405]*1024))+([.L405]*2048))+([.M405]*4096))+([.N405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06]*1)+([.B406]*2))+([.C406]*4))+([.D406]*8))+([.E406]*16))+([.F406]*32))+([.G406]*64))+([.H406]*128))+([.I406]*256))+([.J406]*512))+([.K406]*1024))+([.L406]*2048))+([.M406]*4096))+([.N406]*8192)))" office:value-type="float" office:value="2336">
            <text:p>2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07]*1)+([.B407]*2))+([.C407]*4))+([.D407]*8))+([.E407]*16))+([.F407]*32))+([.G407]*64))+([.H407]*128))+([.I407]*256))+([.J407]*512))+([.K407]*1024))+([.L407]*2048))+([.M407]*4096))+([.N40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08]*1)+([.B408]*2))+([.C408]*4))+([.D408]*8))+([.E408]*16))+([.F408]*32))+([.G408]*64))+([.H408]*128))+([.I408]*256))+([.J408]*512))+([.K408]*1024))+([.L408]*2048))+([.M408]*4096))+([.N408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09]*1)+([.B409]*2))+([.C409]*4))+([.D409]*8))+([.E409]*16))+([.F409]*32))+([.G409]*64))+([.H409]*128))+([.I409]*256))+([.J409]*512))+([.K409]*1024))+([.L409]*2048))+([.M409]*4096))+([.N409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10]*1)+([.B410]*2))+([.C410]*4))+([.D410]*8))+([.E410]*16))+([.F410]*32))+([.G410]*64))+([.H410]*128))+([.I410]*256))+([.J410]*512))+([.K410]*1024))+([.L410]*2048))+([.M410]*4096))+([.N410]*8192)))" office:value-type="float" office:value="8200">
            <text:p>820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12]*1)+([.B412]*2))+([.C412]*4))+([.D412]*8))+([.E412]*16))+([.F412]*32))+([.G412]*64))+([.H412]*128))+([.I412]*256))+([.J412]*512))+([.K412]*1024))+([.L412]*2048))+([.M412]*4096))+([.N412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13]*1)+([.B413]*2))+([.C413]*4))+([.D413]*8))+([.E413]*16))+([.F413]*32))+([.G413]*64))+([.H413]*128))+([.I413]*256))+([.J413]*512))+([.K413]*1024))+([.L413]*2048))+([.M413]*4096))+([.N41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14]*1)+([.B414]*2))+([.C414]*4))+([.D414]*8))+([.E414]*16))+([.F414]*32))+([.G414]*64))+([.H414]*128))+([.I414]*256))+([.J414]*512))+([.K414]*1024))+([.L414]*2048))+([.M414]*4096))+([.N414]*8192)))" office:value-type="float" office:value="8193">
            <text:p>819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15]*1)+([.B415]*2))+([.C415]*4))+([.D415]*8))+([.E415]*16))+([.F415]*32))+([.G415]*64))+([.H415]*128))+([.I415]*256))+([.J415]*512))+([.K415]*1024))+([.L415]*2048))+([.M415]*4096))+([.N415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16]*1)+([.B416]*2))+([.C416]*4))+([.D416]*8))+([.E416]*16))+([.F416]*32))+([.G416]*64))+([.H416]*128))+([.I416]*256))+([.J416]*512))+([.K416]*1024))+([.L416]*2048))+([.M416]*4096))+([.N416]*8192)))" office:value-type="float" office:value="2336">
            <text:p>2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17]*1)+([.B417]*2))+([.C417]*4))+([.D417]*8))+([.E417]*16))+([.F417]*32))+([.G417]*64))+([.H417]*128))+([.I417]*256))+([.J417]*512))+([.K417]*1024))+([.L417]*2048))+([.M417]*4096))+([.N41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18]*1)+([.B418]*2))+([.C418]*4))+([.D418]*8))+([.E418]*16))+([.F418]*32))+([.G418]*64))+([.H418]*128))+([.I418]*256))+([.J418]*512))+([.K418]*1024))+([.L418]*2048))+([.M418]*4096))+([.N418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19]*1)+([.B419]*2))+([.C419]*4))+([.D419]*8))+([.E419]*16))+([.F419]*32))+([.G419]*64))+([.H419]*128))+([.I419]*256))+([.J419]*512))+([.K419]*1024))+([.L419]*2048))+([.M419]*4096))+([.N419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20]*1)+([.B420]*2))+([.C420]*4))+([.D420]*8))+([.E420]*16))+([.F420]*32))+([.G420]*64))+([.H420]*128))+([.I420]*256))+([.J420]*512))+([.K420]*1024))+([.L420]*2048))+([.M420]*4096))+([.N420]*8192)))" office:value-type="float" office:value="8328">
            <text:p>83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22]*1)+([.B422]*2))+([.C422]*4))+([.D422]*8))+([.E422]*16))+([.F422]*32))+([.G422]*64))+([.H422]*128))+([.I422]*256))+([.J422]*512))+([.K422]*1024))+([.L422]*2048))+([.M422]*4096))+([.N422]*8192)))" office:value-type="float" office:value="2052">
            <text:p>20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23]*1)+([.B423]*2))+([.C423]*4))+([.D423]*8))+([.E423]*16))+([.F423]*32))+([.G423]*64))+([.H423]*128))+([.I423]*256))+([.J423]*512))+([.K423]*1024))+([.L423]*2048))+([.M423]*4096))+([.N42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24]*1)+([.B424]*2))+([.C424]*4))+([.D424]*8))+([.E424]*16))+([.F424]*32))+([.G424]*64))+([.H424]*128))+([.I424]*256))+([.J424]*512))+([.K424]*1024))+([.L424]*2048))+([.M424]*4096))+([.N424]*8192)))" office:value-type="float" office:value="8193">
            <text:p>819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25]*1)+([.B425]*2))+([.C425]*4))+([.D425]*8))+([.E425]*16))+([.F425]*32))+([.G425]*64))+([.H425]*128))+([.I425]*256))+([.J425]*512))+([.K425]*1024))+([.L425]*2048))+([.M425]*4096))+([.N425]*8192)))" office:value-type="float" office:value="136">
            <text:p>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26]*1)+([.B426]*2))+([.C426]*4))+([.D426]*8))+([.E426]*16))+([.F426]*32))+([.G426]*64))+([.H426]*128))+([.I426]*256))+([.J426]*512))+([.K426]*1024))+([.L426]*2048))+([.M426]*4096))+([.N426]*8192)))" office:value-type="float" office:value="2080">
            <text:p>20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27]*1)+([.B427]*2))+([.C427]*4))+([.D427]*8))+([.E427]*16))+([.F427]*32))+([.G427]*64))+([.H427]*128))+([.I427]*256))+([.J427]*512))+([.K427]*1024))+([.L427]*2048))+([.M427]*4096))+([.N42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28]*1)+([.B428]*2))+([.C428]*4))+([.D428]*8))+([.E428]*16))+([.F428]*32))+([.G428]*64))+([.H428]*128))+([.I428]*256))+([.J428]*512))+([.K428]*1024))+([.L428]*2048))+([.M428]*4096))+([.N428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29]*1)+([.B429]*2))+([.C429]*4))+([.D429]*8))+([.E429]*16))+([.F429]*32))+([.G429]*64))+([.H429]*128))+([.I429]*256))+([.J429]*512))+([.K429]*1024))+([.L429]*2048))+([.M429]*4096))+([.N429]*8192)))" office:value-type="float" office:value="4113">
            <text:p>411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30]*1)+([.B430]*2))+([.C430]*4))+([.D430]*8))+([.E430]*16))+([.F430]*32))+([.G430]*64))+([.H430]*128))+([.I430]*256))+([.J430]*512))+([.K430]*1024))+([.L430]*2048))+([.M430]*4096))+([.N430]*8192)))" office:value-type="float" office:value="128">
            <text:p>1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32]*1)+([.B432]*2))+([.C432]*4))+([.D432]*8))+([.E432]*16))+([.F432]*32))+([.G432]*64))+([.H432]*128))+([.I432]*256))+([.J432]*512))+([.K432]*1024))+([.L432]*2048))+([.M432]*4096))+([.N432]*8192)))" office:value-type="float" office:value="2052">
            <text:p>20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33]*1)+([.B433]*2))+([.C433]*4))+([.D433]*8))+([.E433]*16))+([.F433]*32))+([.G433]*64))+([.H433]*128))+([.I433]*256))+([.J433]*512))+([.K433]*1024))+([.L433]*2048))+([.M433]*4096))+([.N43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34]*1)+([.B434]*2))+([.C434]*4))+([.D434]*8))+([.E434]*16))+([.F434]*32))+([.G434]*64))+([.H434]*128))+([.I434]*256))+([.J434]*512))+([.K434]*1024))+([.L434]*2048))+([.M434]*4096))+([.N434]*8192)))" office:value-type="float" office:value="8193">
            <text:p>819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35]*1)+([.B435]*2))+([.C435]*4))+([.D435]*8))+([.E435]*16))+([.F435]*32))+([.G435]*64))+([.H435]*128))+([.I435]*256))+([.J435]*512))+([.K435]*1024))+([.L435]*2048))+([.M435]*4096))+([.N435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36]*1)+([.B436]*2))+([.C436]*4))+([.D436]*8))+([.E436]*16))+([.F436]*32))+([.G436]*64))+([.H436]*128))+([.I436]*256))+([.J436]*512))+([.K436]*1024))+([.L436]*2048))+([.M436]*4096))+([.N436]*8192)))" office:value-type="float" office:value="2144">
            <text:p>21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37]*1)+([.B437]*2))+([.C437]*4))+([.D437]*8))+([.E437]*16))+([.F437]*32))+([.G437]*64))+([.H437]*128))+([.I437]*256))+([.J437]*512))+([.K437]*1024))+([.L437]*2048))+([.M437]*4096))+([.N43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38]*1)+([.B438]*2))+([.C438]*4))+([.D438]*8))+([.E438]*16))+([.F438]*32))+([.G438]*64))+([.H438]*128))+([.I438]*256))+([.J438]*512))+([.K438]*1024))+([.L438]*2048))+([.M438]*4096))+([.N438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39]*1)+([.B439]*2))+([.C439]*4))+([.D439]*8))+([.E439]*16))+([.F439]*32))+([.G439]*64))+([.H439]*128))+([.I439]*256))+([.J439]*512))+([.K439]*1024))+([.L439]*2048))+([.M439]*4096))+([.N439]*8192)))" office:value-type="float" office:value="4113">
            <text:p>411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40]*1)+([.B440]*2))+([.C440]*4))+([.D440]*8))+([.E440]*16))+([.F440]*32))+([.G440]*64))+([.H440]*128))+([.I440]*256))+([.J440]*512))+([.K440]*1024))+([.L440]*2048))+([.M440]*4096))+([.N440]*8192)))" office:value-type="float" office:value="128">
            <text:p>1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42]*1)+([.B442]*2))+([.C442]*4))+([.D442]*8))+([.E442]*16))+([.F442]*32))+([.G442]*64))+([.H442]*128))+([.I442]*256))+([.J442]*512))+([.K442]*1024))+([.L442]*2048))+([.M442]*4096))+([.N442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43]*1)+([.B443]*2))+([.C443]*4))+([.D443]*8))+([.E443]*16))+([.F443]*32))+([.G443]*64))+([.H443]*128))+([.I443]*256))+([.J443]*512))+([.K443]*1024))+([.L443]*2048))+([.M443]*4096))+([.N443]*8192)))" office:value-type="float" office:value="5120">
            <text:p>51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44]*1)+([.B444]*2))+([.C444]*4))+([.D444]*8))+([.E444]*16))+([.F444]*32))+([.G444]*64))+([.H444]*128))+([.I444]*256))+([.J444]*512))+([.K444]*1024))+([.L444]*2048))+([.M444]*4096))+([.N444]*8192)))" office:value-type="float" office:value="33">
            <text:p>3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45]*1)+([.B445]*2))+([.C445]*4))+([.D445]*8))+([.E445]*16))+([.F445]*32))+([.G445]*64))+([.H445]*128))+([.I445]*256))+([.J445]*512))+([.K445]*1024))+([.L445]*2048))+([.M445]*4096))+([.N445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46]*1)+([.B446]*2))+([.C446]*4))+([.D446]*8))+([.E446]*16))+([.F446]*32))+([.G446]*64))+([.H446]*128))+([.I446]*256))+([.J446]*512))+([.K446]*1024))+([.L446]*2048))+([.M446]*4096))+([.N446]*8192)))" office:value-type="float" office:value="2144">
            <text:p>21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47]*1)+([.B447]*2))+([.C447]*4))+([.D447]*8))+([.E447]*16))+([.F447]*32))+([.G447]*64))+([.H447]*128))+([.I447]*256))+([.J447]*512))+([.K447]*1024))+([.L447]*2048))+([.M447]*4096))+([.N44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48]*1)+([.B448]*2))+([.C448]*4))+([.D448]*8))+([.E448]*16))+([.F448]*32))+([.G448]*64))+([.H448]*128))+([.I448]*256))+([.J448]*512))+([.K448]*1024))+([.L448]*2048))+([.M448]*4096))+([.N448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49]*1)+([.B449]*2))+([.C449]*4))+([.D449]*8))+([.E449]*16))+([.F449]*32))+([.G449]*64))+([.H449]*128))+([.I449]*256))+([.J449]*512))+([.K449]*1024))+([.L449]*2048))+([.M449]*4096))+([.N449]*8192)))" office:value-type="float" office:value="4177">
            <text:p>417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50]*1)+([.B450]*2))+([.C450]*4))+([.D450]*8))+([.E450]*16))+([.F450]*32))+([.G450]*64))+([.H450]*128))+([.I450]*256))+([.J450]*512))+([.K450]*1024))+([.L450]*2048))+([.M450]*4096))+([.N45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52]*1)+([.B452]*2))+([.C452]*4))+([.D452]*8))+([.E452]*16))+([.F452]*32))+([.G452]*64))+([.H452]*128))+([.I452]*256))+([.J452]*512))+([.K452]*1024))+([.L452]*2048))+([.M452]*4096))+([.N452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53]*1)+([.B453]*2))+([.C453]*4))+([.D453]*8))+([.E453]*16))+([.F453]*32))+([.G453]*64))+([.H453]*128))+([.I453]*256))+([.J453]*512))+([.K453]*1024))+([.L453]*2048))+([.M453]*4096))+([.N453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54]*1)+([.B454]*2))+([.C454]*4))+([.D454]*8))+([.E454]*16))+([.F454]*32))+([.G454]*64))+([.H454]*128))+([.I454]*256))+([.J454]*512))+([.K454]*1024))+([.L454]*2048))+([.M454]*4096))+([.N454]*8192)))" office:value-type="float" office:value="2081">
            <text:p>208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55]*1)+([.B455]*2))+([.C455]*4))+([.D455]*8))+([.E455]*16))+([.F455]*32))+([.G455]*64))+([.H455]*128))+([.I455]*256))+([.J455]*512))+([.K455]*1024))+([.L455]*2048))+([.M455]*4096))+([.N455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56]*1)+([.B456]*2))+([.C456]*4))+([.D456]*8))+([.E456]*16))+([.F456]*32))+([.G456]*64))+([.H456]*128))+([.I456]*256))+([.J456]*512))+([.K456]*1024))+([.L456]*2048))+([.M456]*4096))+([.N456]*8192)))" office:value-type="float" office:value="2144">
            <text:p>21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57]*1)+([.B457]*2))+([.C457]*4))+([.D457]*8))+([.E457]*16))+([.F457]*32))+([.G457]*64))+([.H457]*128))+([.I457]*256))+([.J457]*512))+([.K457]*1024))+([.L457]*2048))+([.M457]*4096))+([.N45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58]*1)+([.B458]*2))+([.C458]*4))+([.D458]*8))+([.E458]*16))+([.F458]*32))+([.G458]*64))+([.H458]*128))+([.I458]*256))+([.J458]*512))+([.K458]*1024))+([.L458]*2048))+([.M458]*4096))+([.N458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59]*1)+([.B459]*2))+([.C459]*4))+([.D459]*8))+([.E459]*16))+([.F459]*32))+([.G459]*64))+([.H459]*128))+([.I459]*256))+([.J459]*512))+([.K459]*1024))+([.L459]*2048))+([.M459]*4096))+([.N459]*8192)))" office:value-type="float" office:value="4177">
            <text:p>417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60]*1)+([.B460]*2))+([.C460]*4))+([.D460]*8))+([.E460]*16))+([.F460]*32))+([.G460]*64))+([.H460]*128))+([.I460]*256))+([.J460]*512))+([.K460]*1024))+([.L460]*2048))+([.M460]*4096))+([.N46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62]*1)+([.B462]*2))+([.C462]*4))+([.D462]*8))+([.E462]*16))+([.F462]*32))+([.G462]*64))+([.H462]*128))+([.I462]*256))+([.J462]*512))+([.K462]*1024))+([.L462]*2048))+([.M462]*4096))+([.N462]*8192)))" office:value-type="float" office:value="4132">
            <text:p>41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63]*1)+([.B463]*2))+([.C463]*4))+([.D463]*8))+([.E463]*16))+([.F463]*32))+([.G463]*64))+([.H463]*128))+([.I463]*256))+([.J463]*512))+([.K463]*1024))+([.L463]*2048))+([.M463]*4096))+([.N463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64]*1)+([.B464]*2))+([.C464]*4))+([.D464]*8))+([.E464]*16))+([.F464]*32))+([.G464]*64))+([.H464]*128))+([.I464]*256))+([.J464]*512))+([.K464]*1024))+([.L464]*2048))+([.M464]*4096))+([.N464]*8192)))" office:value-type="float" office:value="2081">
            <text:p>208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65]*1)+([.B465]*2))+([.C465]*4))+([.D465]*8))+([.E465]*16))+([.F465]*32))+([.G465]*64))+([.H465]*128))+([.I465]*256))+([.J465]*512))+([.K465]*1024))+([.L465]*2048))+([.M465]*4096))+([.N465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66]*1)+([.B466]*2))+([.C466]*4))+([.D466]*8))+([.E466]*16))+([.F466]*32))+([.G466]*64))+([.H466]*128))+([.I466]*256))+([.J466]*512))+([.K466]*1024))+([.L466]*2048))+([.M466]*4096))+([.N466]*8192)))" office:value-type="float" office:value="2144">
            <text:p>21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67]*1)+([.B467]*2))+([.C467]*4))+([.D467]*8))+([.E467]*16))+([.F467]*32))+([.G467]*64))+([.H467]*128))+([.I467]*256))+([.J467]*512))+([.K467]*1024))+([.L467]*2048))+([.M467]*4096))+([.N467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68]*1)+([.B468]*2))+([.C468]*4))+([.D468]*8))+([.E468]*16))+([.F468]*32))+([.G468]*64))+([.H468]*128))+([.I468]*256))+([.J468]*512))+([.K468]*1024))+([.L468]*2048))+([.M468]*4096))+([.N468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69]*1)+([.B469]*2))+([.C469]*4))+([.D469]*8))+([.E469]*16))+([.F469]*32))+([.G469]*64))+([.H469]*128))+([.I469]*256))+([.J469]*512))+([.K469]*1024))+([.L469]*2048))+([.M469]*4096))+([.N469]*8192)))" office:value-type="float" office:value="4177">
            <text:p>417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70]*1)+([.B470]*2))+([.C470]*4))+([.D470]*8))+([.E470]*16))+([.F470]*32))+([.G470]*64))+([.H470]*128))+([.I470]*256))+([.J470]*512))+([.K470]*1024))+([.L470]*2048))+([.M470]*4096))+([.N470]*8192)))" office:value-type="float" office:value="256">
            <text:p>25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72]*1)+([.B472]*2))+([.C472]*4))+([.D472]*8))+([.E472]*16))+([.F472]*32))+([.G472]*64))+([.H472]*128))+([.I472]*256))+([.J472]*512))+([.K472]*1024))+([.L472]*2048))+([.M472]*4096))+([.N472]*8192)))" office:value-type="float" office:value="4132">
            <text:p>41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73]*1)+([.B473]*2))+([.C473]*4))+([.D473]*8))+([.E473]*16))+([.F473]*32))+([.G473]*64))+([.H473]*128))+([.I473]*256))+([.J473]*512))+([.K473]*1024))+([.L473]*2048))+([.M473]*4096))+([.N473]*8192)))" office:value-type="float" office:value="1026">
            <text:p>10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74]*1)+([.B474]*2))+([.C474]*4))+([.D474]*8))+([.E474]*16))+([.F474]*32))+([.G474]*64))+([.H474]*128))+([.I474]*256))+([.J474]*512))+([.K474]*1024))+([.L474]*2048))+([.M474]*4096))+([.N474]*8192)))" office:value-type="float" office:value="2080">
            <text:p>20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75]*1)+([.B475]*2))+([.C475]*4))+([.D475]*8))+([.E475]*16))+([.F475]*32))+([.G475]*64))+([.H475]*128))+([.I475]*256))+([.J475]*512))+([.K475]*1024))+([.L475]*2048))+([.M475]*4096))+([.N47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76]*1)+([.B476]*2))+([.C476]*4))+([.D476]*8))+([.E476]*16))+([.F476]*32))+([.G476]*64))+([.H476]*128))+([.I476]*256))+([.J476]*512))+([.K476]*1024))+([.L476]*2048))+([.M476]*4096))+([.N476]*8192)))" office:value-type="float" office:value="2161">
            <text:p>216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77]*1)+([.B477]*2))+([.C477]*4))+([.D477]*8))+([.E477]*16))+([.F477]*32))+([.G477]*64))+([.H477]*128))+([.I477]*256))+([.J477]*512))+([.K477]*1024))+([.L477]*2048))+([.M477]*4096))+([.N477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78]*1)+([.B478]*2))+([.C478]*4))+([.D478]*8))+([.E478]*16))+([.F478]*32))+([.G478]*64))+([.H478]*128))+([.I478]*256))+([.J478]*512))+([.K478]*1024))+([.L478]*2048))+([.M478]*4096))+([.N478]*8192)))" office:value-type="float" office:value="290">
            <text:p>29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79]*1)+([.B479]*2))+([.C479]*4))+([.D479]*8))+([.E479]*16))+([.F479]*32))+([.G479]*64))+([.H479]*128))+([.I479]*256))+([.J479]*512))+([.K479]*1024))+([.L479]*2048))+([.M479]*4096))+([.N479]*8192)))" office:value-type="float" office:value="4240">
            <text:p>42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80]*1)+([.B480]*2))+([.C480]*4))+([.D480]*8))+([.E480]*16))+([.F480]*32))+([.G480]*64))+([.H480]*128))+([.I480]*256))+([.J480]*512))+([.K480]*1024))+([.L480]*2048))+([.M480]*4096))+([.N480]*8192)))" office:value-type="float" office:value="516">
            <text:p>51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82]*1)+([.B482]*2))+([.C482]*4))+([.D482]*8))+([.E482]*16))+([.F482]*32))+([.G482]*64))+([.H482]*128))+([.I482]*256))+([.J482]*512))+([.K482]*1024))+([.L482]*2048))+([.M482]*4096))+([.N482]*8192)))" office:value-type="float" office:value="4388">
            <text:p>43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83]*1)+([.B483]*2))+([.C483]*4))+([.D483]*8))+([.E483]*16))+([.F483]*32))+([.G483]*64))+([.H483]*128))+([.I483]*256))+([.J483]*512))+([.K483]*1024))+([.L483]*2048))+([.M483]*4096))+([.N48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84]*1)+([.B484]*2))+([.C484]*4))+([.D484]*8))+([.E484]*16))+([.F484]*32))+([.G484]*64))+([.H484]*128))+([.I484]*256))+([.J484]*512))+([.K484]*1024))+([.L484]*2048))+([.M484]*4096))+([.N484]*8192)))" office:value-type="float" office:value="2596">
            <text:p>25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85]*1)+([.B485]*2))+([.C485]*4))+([.D485]*8))+([.E485]*16))+([.F485]*32))+([.G485]*64))+([.H485]*128))+([.I485]*256))+([.J485]*512))+([.K485]*1024))+([.L485]*2048))+([.M485]*4096))+([.N48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86]*1)+([.B486]*2))+([.C486]*4))+([.D486]*8))+([.E486]*16))+([.F486]*32))+([.G486]*64))+([.H486]*128))+([.I486]*256))+([.J486]*512))+([.K486]*1024))+([.L486]*2048))+([.M486]*4096))+([.N486]*8192)))" office:value-type="float" office:value="2161">
            <text:p>216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87]*1)+([.B487]*2))+([.C487]*4))+([.D487]*8))+([.E487]*16))+([.F487]*32))+([.G487]*64))+([.H487]*128))+([.I487]*256))+([.J487]*512))+([.K487]*1024))+([.L487]*2048))+([.M487]*4096))+([.N487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88]*1)+([.B488]*2))+([.C488]*4))+([.D488]*8))+([.E488]*16))+([.F488]*32))+([.G488]*64))+([.H488]*128))+([.I488]*256))+([.J488]*512))+([.K488]*1024))+([.L488]*2048))+([.M488]*4096))+([.N488]*8192)))" office:value-type="float" office:value="290">
            <text:p>29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89]*1)+([.B489]*2))+([.C489]*4))+([.D489]*8))+([.E489]*16))+([.F489]*32))+([.G489]*64))+([.H489]*128))+([.I489]*256))+([.J489]*512))+([.K489]*1024))+([.L489]*2048))+([.M489]*4096))+([.N489]*8192)))" office:value-type="float" office:value="4240">
            <text:p>42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90]*1)+([.B490]*2))+([.C490]*4))+([.D490]*8))+([.E490]*16))+([.F490]*32))+([.G490]*64))+([.H490]*128))+([.I490]*256))+([.J490]*512))+([.K490]*1024))+([.L490]*2048))+([.M490]*4096))+([.N490]*8192)))" office:value-type="float" office:value="516">
            <text:p>51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492]*1)+([.B492]*2))+([.C492]*4))+([.D492]*8))+([.E492]*16))+([.F492]*32))+([.G492]*64))+([.H492]*128))+([.I492]*256))+([.J492]*512))+([.K492]*1024))+([.L492]*2048))+([.M492]*4096))+([.N492]*8192)))" office:value-type="float" office:value="4385">
            <text:p>438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93]*1)+([.B493]*2))+([.C493]*4))+([.D493]*8))+([.E493]*16))+([.F493]*32))+([.G493]*64))+([.H493]*128))+([.I493]*256))+([.J493]*512))+([.K493]*1024))+([.L493]*2048))+([.M493]*4096))+([.N493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94]*1)+([.B494]*2))+([.C494]*4))+([.D494]*8))+([.E494]*16))+([.F494]*32))+([.G494]*64))+([.H494]*128))+([.I494]*256))+([.J494]*512))+([.K494]*1024))+([.L494]*2048))+([.M494]*4096))+([.N494]*8192)))" office:value-type="float" office:value="2596">
            <text:p>25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95]*1)+([.B495]*2))+([.C495]*4))+([.D495]*8))+([.E495]*16))+([.F495]*32))+([.G495]*64))+([.H495]*128))+([.I495]*256))+([.J495]*512))+([.K495]*1024))+([.L495]*2048))+([.M495]*4096))+([.N495]*8192)))" office:value-type="float" office:value="1026">
            <text:p>10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96]*1)+([.B496]*2))+([.C496]*4))+([.D496]*8))+([.E496]*16))+([.F496]*32))+([.G496]*64))+([.H496]*128))+([.I496]*256))+([.J496]*512))+([.K496]*1024))+([.L496]*2048))+([.M496]*4096))+([.N496]*8192)))" office:value-type="float" office:value="112">
            <text:p>1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497]*1)+([.B497]*2))+([.C497]*4))+([.D497]*8))+([.E497]*16))+([.F497]*32))+([.G497]*64))+([.H497]*128))+([.I497]*256))+([.J497]*512))+([.K497]*1024))+([.L497]*2048))+([.M497]*4096))+([.N497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98]*1)+([.B498]*2))+([.C498]*4))+([.D498]*8))+([.E498]*16))+([.F498]*32))+([.G498]*64))+([.H498]*128))+([.I498]*256))+([.J498]*512))+([.K498]*1024))+([.L498]*2048))+([.M498]*4096))+([.N498]*8192)))" office:value-type="float" office:value="2338">
            <text:p>233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499]*1)+([.B499]*2))+([.C499]*4))+([.D499]*8))+([.E499]*16))+([.F499]*32))+([.G499]*64))+([.H499]*128))+([.I499]*256))+([.J499]*512))+([.K499]*1024))+([.L499]*2048))+([.M499]*4096))+([.N499]*8192)))" office:value-type="float" office:value="144">
            <text:p>1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00]*1)+([.B500]*2))+([.C500]*4))+([.D500]*8))+([.E500]*16))+([.F500]*32))+([.G500]*64))+([.H500]*128))+([.I500]*256))+([.J500]*512))+([.K500]*1024))+([.L500]*2048))+([.M500]*4096))+([.N500]*8192)))" office:value-type="float" office:value="516">
            <text:p>51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02]*1)+([.B502]*2))+([.C502]*4))+([.D502]*8))+([.E502]*16))+([.F502]*32))+([.G502]*64))+([.H502]*128))+([.I502]*256))+([.J502]*512))+([.K502]*1024))+([.L502]*2048))+([.M502]*4096))+([.N502]*8192)))" office:value-type="float" office:value="4385">
            <text:p>438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03]*1)+([.B503]*2))+([.C503]*4))+([.D503]*8))+([.E503]*16))+([.F503]*32))+([.G503]*64))+([.H503]*128))+([.I503]*256))+([.J503]*512))+([.K503]*1024))+([.L503]*2048))+([.M503]*4096))+([.N503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04]*1)+([.B504]*2))+([.C504]*4))+([.D504]*8))+([.E504]*16))+([.F504]*32))+([.G504]*64))+([.H504]*128))+([.I504]*256))+([.J504]*512))+([.K504]*1024))+([.L504]*2048))+([.M504]*4096))+([.N504]*8192)))" office:value-type="float" office:value="2596">
            <text:p>25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05]*1)+([.B505]*2))+([.C505]*4))+([.D505]*8))+([.E505]*16))+([.F505]*32))+([.G505]*64))+([.H505]*128))+([.I505]*256))+([.J505]*512))+([.K505]*1024))+([.L505]*2048))+([.M505]*4096))+([.N50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06]*1)+([.B506]*2))+([.C506]*4))+([.D506]*8))+([.E506]*16))+([.F506]*32))+([.G506]*64))+([.H506]*128))+([.I506]*256))+([.J506]*512))+([.K506]*1024))+([.L506]*2048))+([.M506]*4096))+([.N506]*8192)))" office:value-type="float" office:value="628">
            <text:p>6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07]*1)+([.B507]*2))+([.C507]*4))+([.D507]*8))+([.E507]*16))+([.F507]*32))+([.G507]*64))+([.H507]*128))+([.I507]*256))+([.J507]*512))+([.K507]*1024))+([.L507]*2048))+([.M507]*4096))+([.N507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08]*1)+([.B508]*2))+([.C508]*4))+([.D508]*8))+([.E508]*16))+([.F508]*32))+([.G508]*64))+([.H508]*128))+([.I508]*256))+([.J508]*512))+([.K508]*1024))+([.L508]*2048))+([.M508]*4096))+([.N508]*8192)))" office:value-type="float" office:value="2338">
            <text:p>233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09]*1)+([.B509]*2))+([.C509]*4))+([.D509]*8))+([.E509]*16))+([.F509]*32))+([.G509]*64))+([.H509]*128))+([.I509]*256))+([.J509]*512))+([.K509]*1024))+([.L509]*2048))+([.M509]*4096))+([.N509]*8192)))" office:value-type="float" office:value="144">
            <text:p>1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10]*1)+([.B510]*2))+([.C510]*4))+([.D510]*8))+([.E510]*16))+([.F510]*32))+([.G510]*64))+([.H510]*128))+([.I510]*256))+([.J510]*512))+([.K510]*1024))+([.L510]*2048))+([.M510]*4096))+([.N510]*8192)))" office:value-type="float" office:value="516">
            <text:p>51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12]*1)+([.B512]*2))+([.C512]*4))+([.D512]*8))+([.E512]*16))+([.F512]*32))+([.G512]*64))+([.H512]*128))+([.I512]*256))+([.J512]*512))+([.K512]*1024))+([.L512]*2048))+([.M512]*4096))+([.N512]*8192)))" office:value-type="float" office:value="4385">
            <text:p>438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13]*1)+([.B513]*2))+([.C513]*4))+([.D513]*8))+([.E513]*16))+([.F513]*32))+([.G513]*64))+([.H513]*128))+([.I513]*256))+([.J513]*512))+([.K513]*1024))+([.L513]*2048))+([.M513]*4096))+([.N51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14]*1)+([.B514]*2))+([.C514]*4))+([.D514]*8))+([.E514]*16))+([.F514]*32))+([.G514]*64))+([.H514]*128))+([.I514]*256))+([.J514]*512))+([.K514]*1024))+([.L514]*2048))+([.M514]*4096))+([.N514]*8192)))" office:value-type="float" office:value="10772">
            <text:p>107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15]*1)+([.B515]*2))+([.C515]*4))+([.D515]*8))+([.E515]*16))+([.F515]*32))+([.G515]*64))+([.H515]*128))+([.I515]*256))+([.J515]*512))+([.K515]*1024))+([.L515]*2048))+([.M515]*4096))+([.N515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16]*1)+([.B516]*2))+([.C516]*4))+([.D516]*8))+([.E516]*16))+([.F516]*32))+([.G516]*64))+([.H516]*128))+([.I516]*256))+([.J516]*512))+([.K516]*1024))+([.L516]*2048))+([.M516]*4096))+([.N516]*8192)))" office:value-type="float" office:value="629">
            <text:p>62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17]*1)+([.B517]*2))+([.C517]*4))+([.D517]*8))+([.E517]*16))+([.F517]*32))+([.G517]*64))+([.H517]*128))+([.I517]*256))+([.J517]*512))+([.K517]*1024))+([.L517]*2048))+([.M517]*4096))+([.N517]*8192)))" office:value-type="float" office:value="9280">
            <text:p>9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18]*1)+([.B518]*2))+([.C518]*4))+([.D518]*8))+([.E518]*16))+([.F518]*32))+([.G518]*64))+([.H518]*128))+([.I518]*256))+([.J518]*512))+([.K518]*1024))+([.L518]*2048))+([.M518]*4096))+([.N518]*8192)))" office:value-type="float" office:value="258">
            <text:p>25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19]*1)+([.B519]*2))+([.C519]*4))+([.D519]*8))+([.E519]*16))+([.F519]*32))+([.G519]*64))+([.H519]*128))+([.I519]*256))+([.J519]*512))+([.K519]*1024))+([.L519]*2048))+([.M519]*4096))+([.N519]*8192)))" office:value-type="float" office:value="144">
            <text:p>1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20]*1)+([.B520]*2))+([.C520]*4))+([.D520]*8))+([.E520]*16))+([.F520]*32))+([.G520]*64))+([.H520]*128))+([.I520]*256))+([.J520]*512))+([.K520]*1024))+([.L520]*2048))+([.M520]*4096))+([.N520]*8192)))" office:value-type="float" office:value="8708">
            <text:p>870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22]*1)+([.B522]*2))+([.C522]*4))+([.D522]*8))+([.E522]*16))+([.F522]*32))+([.G522]*64))+([.H522]*128))+([.I522]*256))+([.J522]*512))+([.K522]*1024))+([.L522]*2048))+([.M522]*4096))+([.N522]*8192)))" office:value-type="float" office:value="4132">
            <text:p>41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23]*1)+([.B523]*2))+([.C523]*4))+([.D523]*8))+([.E523]*16))+([.F523]*32))+([.G523]*64))+([.H523]*128))+([.I523]*256))+([.J523]*512))+([.K523]*1024))+([.L523]*2048))+([.M523]*4096))+([.N523]*8192)))" office:value-type="float" office:value="130">
            <text:p>1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24]*1)+([.B524]*2))+([.C524]*4))+([.D524]*8))+([.E524]*16))+([.F524]*32))+([.G524]*64))+([.H524]*128))+([.I524]*256))+([.J524]*512))+([.K524]*1024))+([.L524]*2048))+([.M524]*4096))+([.N524]*8192)))" office:value-type="float" office:value="10772">
            <text:p>107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25]*1)+([.B525]*2))+([.C525]*4))+([.D525]*8))+([.E525]*16))+([.F525]*32))+([.G525]*64))+([.H525]*128))+([.I525]*256))+([.J525]*512))+([.K525]*1024))+([.L525]*2048))+([.M525]*4096))+([.N525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26]*1)+([.B526]*2))+([.C526]*4))+([.D526]*8))+([.E526]*16))+([.F526]*32))+([.G526]*64))+([.H526]*128))+([.I526]*256))+([.J526]*512))+([.K526]*1024))+([.L526]*2048))+([.M526]*4096))+([.N526]*8192)))" office:value-type="float" office:value="629">
            <text:p>62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27]*1)+([.B527]*2))+([.C527]*4))+([.D527]*8))+([.E527]*16))+([.F527]*32))+([.G527]*64))+([.H527]*128))+([.I527]*256))+([.J527]*512))+([.K527]*1024))+([.L527]*2048))+([.M527]*4096))+([.N527]*8192)))" office:value-type="float" office:value="9280">
            <text:p>9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28]*1)+([.B528]*2))+([.C528]*4))+([.D528]*8))+([.E528]*16))+([.F528]*32))+([.G528]*64))+([.H528]*128))+([.I528]*256))+([.J528]*512))+([.K528]*1024))+([.L528]*2048))+([.M528]*4096))+([.N528]*8192)))" office:value-type="float" office:value="290">
            <text:p>29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29]*1)+([.B529]*2))+([.C529]*4))+([.D529]*8))+([.E529]*16))+([.F529]*32))+([.G529]*64))+([.H529]*128))+([.I529]*256))+([.J529]*512))+([.K529]*1024))+([.L529]*2048))+([.M529]*4096))+([.N529]*8192)))" office:value-type="float" office:value="384">
            <text:p>38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30]*1)+([.B530]*2))+([.C530]*4))+([.D530]*8))+([.E530]*16))+([.F530]*32))+([.G530]*64))+([.H530]*128))+([.I530]*256))+([.J530]*512))+([.K530]*1024))+([.L530]*2048))+([.M530]*4096))+([.N530]*8192)))" office:value-type="float" office:value="8228">
            <text:p>82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32]*1)+([.B532]*2))+([.C532]*4))+([.D532]*8))+([.E532]*16))+([.F532]*32))+([.G532]*64))+([.H532]*128))+([.I532]*256))+([.J532]*512))+([.K532]*1024))+([.L532]*2048))+([.M532]*4096))+([.N532]*8192)))" office:value-type="float" office:value="4132">
            <text:p>41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33]*1)+([.B533]*2))+([.C533]*4))+([.D533]*8))+([.E533]*16))+([.F533]*32))+([.G533]*64))+([.H533]*128))+([.I533]*256))+([.J533]*512))+([.K533]*1024))+([.L533]*2048))+([.M533]*4096))+([.N533]*8192)))" office:value-type="float" office:value="130">
            <text:p>1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34]*1)+([.B534]*2))+([.C534]*4))+([.D534]*8))+([.E534]*16))+([.F534]*32))+([.G534]*64))+([.H534]*128))+([.I534]*256))+([.J534]*512))+([.K534]*1024))+([.L534]*2048))+([.M534]*4096))+([.N534]*8192)))" office:value-type="float" office:value="10772">
            <text:p>107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35]*1)+([.B535]*2))+([.C535]*4))+([.D535]*8))+([.E535]*16))+([.F535]*32))+([.G535]*64))+([.H535]*128))+([.I535]*256))+([.J535]*512))+([.K535]*1024))+([.L535]*2048))+([.M535]*4096))+([.N535]*8192)))" office:value-type="float" office:value="320">
            <text:p>3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36]*1)+([.B536]*2))+([.C536]*4))+([.D536]*8))+([.E536]*16))+([.F536]*32))+([.G536]*64))+([.H536]*128))+([.I536]*256))+([.J536]*512))+([.K536]*1024))+([.L536]*2048))+([.M536]*4096))+([.N536]*8192)))" office:value-type="float" office:value="629">
            <text:p>62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37]*1)+([.B537]*2))+([.C537]*4))+([.D537]*8))+([.E537]*16))+([.F537]*32))+([.G537]*64))+([.H537]*128))+([.I537]*256))+([.J537]*512))+([.K537]*1024))+([.L537]*2048))+([.M537]*4096))+([.N537]*8192)))" office:value-type="float" office:value="192">
            <text:p>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38]*1)+([.B538]*2))+([.C538]*4))+([.D538]*8))+([.E538]*16))+([.F538]*32))+([.G538]*64))+([.H538]*128))+([.I538]*256))+([.J538]*512))+([.K538]*1024))+([.L538]*2048))+([.M538]*4096))+([.N538]*8192)))" office:value-type="float" office:value="4130">
            <text:p>41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39]*1)+([.B539]*2))+([.C539]*4))+([.D539]*8))+([.E539]*16))+([.F539]*32))+([.G539]*64))+([.H539]*128))+([.I539]*256))+([.J539]*512))+([.K539]*1024))+([.L539]*2048))+([.M539]*4096))+([.N539]*8192)))" office:value-type="float" office:value="384">
            <text:p>38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40]*1)+([.B540]*2))+([.C540]*4))+([.D540]*8))+([.E540]*16))+([.F540]*32))+([.G540]*64))+([.H540]*128))+([.I540]*256))+([.J540]*512))+([.K540]*1024))+([.L540]*2048))+([.M540]*4096))+([.N540]*8192)))" office:value-type="float" office:value="8228">
            <text:p>82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42]*1)+([.B542]*2))+([.C542]*4))+([.D542]*8))+([.E542]*16))+([.F542]*32))+([.G542]*64))+([.H542]*128))+([.I542]*256))+([.J542]*512))+([.K542]*1024))+([.L542]*2048))+([.M542]*4096))+([.N542]*8192)))" office:value-type="float" office:value="8738">
            <text:p>873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43]*1)+([.B543]*2))+([.C543]*4))+([.D543]*8))+([.E543]*16))+([.F543]*32))+([.G543]*64))+([.H543]*128))+([.I543]*256))+([.J543]*512))+([.K543]*1024))+([.L543]*2048))+([.M543]*4096))+([.N543]*8192)))" office:value-type="float" office:value="2186">
            <text:p>218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44]*1)+([.B544]*2))+([.C544]*4))+([.D544]*8))+([.E544]*16))+([.F544]*32))+([.G544]*64))+([.H544]*128))+([.I544]*256))+([.J544]*512))+([.K544]*1024))+([.L544]*2048))+([.M544]*4096))+([.N544]*8192)))" office:value-type="float" office:value="10772">
            <text:p>107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45]*1)+([.B545]*2))+([.C545]*4))+([.D545]*8))+([.E545]*16))+([.F545]*32))+([.G545]*64))+([.H545]*128))+([.I545]*256))+([.J545]*512))+([.K545]*1024))+([.L545]*2048))+([.M545]*4096))+([.N545]*8192)))" office:value-type="float" office:value="322">
            <text:p>32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46]*1)+([.B546]*2))+([.C546]*4))+([.D546]*8))+([.E546]*16))+([.F546]*32))+([.G546]*64))+([.H546]*128))+([.I546]*256))+([.J546]*512))+([.K546]*1024))+([.L546]*2048))+([.M546]*4096))+([.N546]*8192)))" office:value-type="float" office:value="8820">
            <text:p>88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47]*1)+([.B547]*2))+([.C547]*4))+([.D547]*8))+([.E547]*16))+([.F547]*32))+([.G547]*64))+([.H547]*128))+([.I547]*256))+([.J547]*512))+([.K547]*1024))+([.L547]*2048))+([.M547]*4096))+([.N547]*8192)))" office:value-type="float" office:value="193">
            <text:p>19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48]*1)+([.B548]*2))+([.C548]*4))+([.D548]*8))+([.E548]*16))+([.F548]*32))+([.G548]*64))+([.H548]*128))+([.I548]*256))+([.J548]*512))+([.K548]*1024))+([.L548]*2048))+([.M548]*4096))+([.N548]*8192)))" office:value-type="float" office:value="4194">
            <text:p>41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49]*1)+([.B549]*2))+([.C549]*4))+([.D549]*8))+([.E549]*16))+([.F549]*32))+([.G549]*64))+([.H549]*128))+([.I549]*256))+([.J549]*512))+([.K549]*1024))+([.L549]*2048))+([.M549]*4096))+([.N549]*8192)))" office:value-type="float" office:value="264">
            <text:p>2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50]*1)+([.B550]*2))+([.C550]*4))+([.D550]*8))+([.E550]*16))+([.F550]*32))+([.G550]*64))+([.H550]*128))+([.I550]*256))+([.J550]*512))+([.K550]*1024))+([.L550]*2048))+([.M550]*4096))+([.N550]*8192)))" office:value-type="float" office:value="9249">
            <text:p>9249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52]*1)+([.B552]*2))+([.C552]*4))+([.D552]*8))+([.E552]*16))+([.F552]*32))+([.G552]*64))+([.H552]*128))+([.I552]*256))+([.J552]*512))+([.K552]*1024))+([.L552]*2048))+([.M552]*4096))+([.N552]*8192)))" office:value-type="float" office:value="8738">
            <text:p>873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53]*1)+([.B553]*2))+([.C553]*4))+([.D553]*8))+([.E553]*16))+([.F553]*32))+([.G553]*64))+([.H553]*128))+([.I553]*256))+([.J553]*512))+([.K553]*1024))+([.L553]*2048))+([.M553]*4096))+([.N553]*8192)))" office:value-type="float" office:value="2058">
            <text:p>205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54]*1)+([.B554]*2))+([.C554]*4))+([.D554]*8))+([.E554]*16))+([.F554]*32))+([.G554]*64))+([.H554]*128))+([.I554]*256))+([.J554]*512))+([.K554]*1024))+([.L554]*2048))+([.M554]*4096))+([.N554]*8192)))" office:value-type="float" office:value="576">
            <text:p>5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55]*1)+([.B555]*2))+([.C555]*4))+([.D555]*8))+([.E555]*16))+([.F555]*32))+([.G555]*64))+([.H555]*128))+([.I555]*256))+([.J555]*512))+([.K555]*1024))+([.L555]*2048))+([.M555]*4096))+([.N555]*8192)))" office:value-type="float" office:value="5226">
            <text:p>52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56]*1)+([.B556]*2))+([.C556]*4))+([.D556]*8))+([.E556]*16))+([.F556]*32))+([.G556]*64))+([.H556]*128))+([.I556]*256))+([.J556]*512))+([.K556]*1024))+([.L556]*2048))+([.M556]*4096))+([.N556]*8192)))" office:value-type="float" office:value="8948">
            <text:p>89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57]*1)+([.B557]*2))+([.C557]*4))+([.D557]*8))+([.E557]*16))+([.F557]*32))+([.G557]*64))+([.H557]*128))+([.I557]*256))+([.J557]*512))+([.K557]*1024))+([.L557]*2048))+([.M557]*4096))+([.N557]*8192)))" office:value-type="float" office:value="194">
            <text:p>1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58]*1)+([.B558]*2))+([.C558]*4))+([.D558]*8))+([.E558]*16))+([.F558]*32))+([.G558]*64))+([.H558]*128))+([.I558]*256))+([.J558]*512))+([.K558]*1024))+([.L558]*2048))+([.M558]*4096))+([.N558]*8192)))" office:value-type="float" office:value="4194">
            <text:p>41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59]*1)+([.B559]*2))+([.C559]*4))+([.D559]*8))+([.E559]*16))+([.F559]*32))+([.G559]*64))+([.H559]*128))+([.I559]*256))+([.J559]*512))+([.K559]*1024))+([.L559]*2048))+([.M559]*4096))+([.N559]*8192)))" office:value-type="float" office:value="4360">
            <text:p>43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60]*1)+([.B560]*2))+([.C560]*4))+([.D560]*8))+([.E560]*16))+([.F560]*32))+([.G560]*64))+([.H560]*128))+([.I560]*256))+([.J560]*512))+([.K560]*1024))+([.L560]*2048))+([.M560]*4096))+([.N560]*8192)))" office:value-type="float" office:value="1057">
            <text:p>1057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62]*1)+([.B562]*2))+([.C562]*4))+([.D562]*8))+([.E562]*16))+([.F562]*32))+([.G562]*64))+([.H562]*128))+([.I562]*256))+([.J562]*512))+([.K562]*1024))+([.L562]*2048))+([.M562]*4096))+([.N562]*8192)))" office:value-type="float" office:value="8738">
            <text:p>873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63]*1)+([.B563]*2))+([.C563]*4))+([.D563]*8))+([.E563]*16))+([.F563]*32))+([.G563]*64))+([.H563]*128))+([.I563]*256))+([.J563]*512))+([.K563]*1024))+([.L563]*2048))+([.M563]*4096))+([.N563]*8192)))" office:value-type="float" office:value="2058">
            <text:p>205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64]*1)+([.B564]*2))+([.C564]*4))+([.D564]*8))+([.E564]*16))+([.F564]*32))+([.G564]*64))+([.H564]*128))+([.I564]*256))+([.J564]*512))+([.K564]*1024))+([.L564]*2048))+([.M564]*4096))+([.N564]*8192)))" office:value-type="float" office:value="576">
            <text:p>5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65]*1)+([.B565]*2))+([.C565]*4))+([.D565]*8))+([.E565]*16))+([.F565]*32))+([.G565]*64))+([.H565]*128))+([.I565]*256))+([.J565]*512))+([.K565]*1024))+([.L565]*2048))+([.M565]*4096))+([.N565]*8192)))" office:value-type="float" office:value="5226">
            <text:p>52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66]*1)+([.B566]*2))+([.C566]*4))+([.D566]*8))+([.E566]*16))+([.F566]*32))+([.G566]*64))+([.H566]*128))+([.I566]*256))+([.J566]*512))+([.K566]*1024))+([.L566]*2048))+([.M566]*4096))+([.N566]*8192)))" office:value-type="float" office:value="8948">
            <text:p>89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67]*1)+([.B567]*2))+([.C567]*4))+([.D567]*8))+([.E567]*16))+([.F567]*32))+([.G567]*64))+([.H567]*128))+([.I567]*256))+([.J567]*512))+([.K567]*1024))+([.L567]*2048))+([.M567]*4096))+([.N567]*8192)))" office:value-type="float" office:value="194">
            <text:p>1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68]*1)+([.B568]*2))+([.C568]*4))+([.D568]*8))+([.E568]*16))+([.F568]*32))+([.G568]*64))+([.H568]*128))+([.I568]*256))+([.J568]*512))+([.K568]*1024))+([.L568]*2048))+([.M568]*4096))+([.N568]*8192)))" office:value-type="float" office:value="4194">
            <text:p>41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69]*1)+([.B569]*2))+([.C569]*4))+([.D569]*8))+([.E569]*16))+([.F569]*32))+([.G569]*64))+([.H569]*128))+([.I569]*256))+([.J569]*512))+([.K569]*1024))+([.L569]*2048))+([.M569]*4096))+([.N569]*8192)))" office:value-type="float" office:value="4360">
            <text:p>43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70]*1)+([.B570]*2))+([.C570]*4))+([.D570]*8))+([.E570]*16))+([.F570]*32))+([.G570]*64))+([.H570]*128))+([.I570]*256))+([.J570]*512))+([.K570]*1024))+([.L570]*2048))+([.M570]*4096))+([.N570]*8192)))" office:value-type="float" office:value="1057">
            <text:p>1057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72]*1)+([.B572]*2))+([.C572]*4))+([.D572]*8))+([.E572]*16))+([.F572]*32))+([.G572]*64))+([.H572]*128))+([.I572]*256))+([.J572]*512))+([.K572]*1024))+([.L572]*2048))+([.M572]*4096))+([.N572]*8192)))" office:value-type="float" office:value="1058">
            <text:p>105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73]*1)+([.B573]*2))+([.C573]*4))+([.D573]*8))+([.E573]*16))+([.F573]*32))+([.G573]*64))+([.H573]*128))+([.I573]*256))+([.J573]*512))+([.K573]*1024))+([.L573]*2048))+([.M573]*4096))+([.N573]*8192)))" office:value-type="float" office:value="4362">
            <text:p>436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74]*1)+([.B574]*2))+([.C574]*4))+([.D574]*8))+([.E574]*16))+([.F574]*32))+([.G574]*64))+([.H574]*128))+([.I574]*256))+([.J574]*512))+([.K574]*1024))+([.L574]*2048))+([.M574]*4096))+([.N574]*8192)))" office:value-type="float" office:value="9792">
            <text:p>97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75]*1)+([.B575]*2))+([.C575]*4))+([.D575]*8))+([.E575]*16))+([.F575]*32))+([.G575]*64))+([.H575]*128))+([.I575]*256))+([.J575]*512))+([.K575]*1024))+([.L575]*2048))+([.M575]*4096))+([.N575]*8192)))" office:value-type="float" office:value="5226">
            <text:p>52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76]*1)+([.B576]*2))+([.C576]*4))+([.D576]*8))+([.E576]*16))+([.F576]*32))+([.G576]*64))+([.H576]*128))+([.I576]*256))+([.J576]*512))+([.K576]*1024))+([.L576]*2048))+([.M576]*4096))+([.N576]*8192)))" office:value-type="float" office:value="8948">
            <text:p>89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77]*1)+([.B577]*2))+([.C577]*4))+([.D577]*8))+([.E577]*16))+([.F577]*32))+([.G577]*64))+([.H577]*128))+([.I577]*256))+([.J577]*512))+([.K577]*1024))+([.L577]*2048))+([.M577]*4096))+([.N577]*8192)))" office:value-type="float" office:value="2274">
            <text:p>22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78]*1)+([.B578]*2))+([.C578]*4))+([.D578]*8))+([.E578]*16))+([.F578]*32))+([.G578]*64))+([.H578]*128))+([.I578]*256))+([.J578]*512))+([.K578]*1024))+([.L578]*2048))+([.M578]*4096))+([.N578]*8192)))" office:value-type="float" office:value="98">
            <text:p>9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79]*1)+([.B579]*2))+([.C579]*4))+([.D579]*8))+([.E579]*16))+([.F579]*32))+([.G579]*64))+([.H579]*128))+([.I579]*256))+([.J579]*512))+([.K579]*1024))+([.L579]*2048))+([.M579]*4096))+([.N579]*8192)))" office:value-type="float" office:value="4354">
            <text:p>435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80]*1)+([.B580]*2))+([.C580]*4))+([.D580]*8))+([.E580]*16))+([.F580]*32))+([.G580]*64))+([.H580]*128))+([.I580]*256))+([.J580]*512))+([.K580]*1024))+([.L580]*2048))+([.M580]*4096))+([.N580]*8192)))" office:value-type="float" office:value="1056">
            <text:p>105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82]*1)+([.B582]*2))+([.C582]*4))+([.D582]*8))+([.E582]*16))+([.F582]*32))+([.G582]*64))+([.H582]*128))+([.I582]*256))+([.J582]*512))+([.K582]*1024))+([.L582]*2048))+([.M582]*4096))+([.N582]*8192)))" office:value-type="float" office:value="1058">
            <text:p>105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83]*1)+([.B583]*2))+([.C583]*4))+([.D583]*8))+([.E583]*16))+([.F583]*32))+([.G583]*64))+([.H583]*128))+([.I583]*256))+([.J583]*512))+([.K583]*1024))+([.L583]*2048))+([.M583]*4096))+([.N583]*8192)))" office:value-type="float" office:value="4362">
            <text:p>436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84]*1)+([.B584]*2))+([.C584]*4))+([.D584]*8))+([.E584]*16))+([.F584]*32))+([.G584]*64))+([.H584]*128))+([.I584]*256))+([.J584]*512))+([.K584]*1024))+([.L584]*2048))+([.M584]*4096))+([.N584]*8192)))" office:value-type="float" office:value="9280">
            <text:p>9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85]*1)+([.B585]*2))+([.C585]*4))+([.D585]*8))+([.E585]*16))+([.F585]*32))+([.G585]*64))+([.H585]*128))+([.I585]*256))+([.J585]*512))+([.K585]*1024))+([.L585]*2048))+([.M585]*4096))+([.N585]*8192)))" office:value-type="float" office:value="5490">
            <text:p>549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86]*1)+([.B586]*2))+([.C586]*4))+([.D586]*8))+([.E586]*16))+([.F586]*32))+([.G586]*64))+([.H586]*128))+([.I586]*256))+([.J586]*512))+([.K586]*1024))+([.L586]*2048))+([.M586]*4096))+([.N586]*8192)))" office:value-type="float" office:value="8436">
            <text:p>84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87]*1)+([.B587]*2))+([.C587]*4))+([.D587]*8))+([.E587]*16))+([.F587]*32))+([.G587]*64))+([.H587]*128))+([.I587]*256))+([.J587]*512))+([.K587]*1024))+([.L587]*2048))+([.M587]*4096))+([.N587]*8192)))" office:value-type="float" office:value="2532">
            <text:p>25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88]*1)+([.B588]*2))+([.C588]*4))+([.D588]*8))+([.E588]*16))+([.F588]*32))+([.G588]*64))+([.H588]*128))+([.I588]*256))+([.J588]*512))+([.K588]*1024))+([.L588]*2048))+([.M588]*4096))+([.N588]*8192)))" office:value-type="float" office:value="98">
            <text:p>9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89]*1)+([.B589]*2))+([.C589]*4))+([.D589]*8))+([.E589]*16))+([.F589]*32))+([.G589]*64))+([.H589]*128))+([.I589]*256))+([.J589]*512))+([.K589]*1024))+([.L589]*2048))+([.M589]*4096))+([.N589]*8192)))" office:value-type="float" office:value="2818">
            <text:p>281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90]*1)+([.B590]*2))+([.C590]*4))+([.D590]*8))+([.E590]*16))+([.F590]*32))+([.G590]*64))+([.H590]*128))+([.I590]*256))+([.J590]*512))+([.K590]*1024))+([.L590]*2048))+([.M590]*4096))+([.N590]*8192)))" office:value-type="float" office:value="8224">
            <text:p>822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592]*1)+([.B592]*2))+([.C592]*4))+([.D592]*8))+([.E592]*16))+([.F592]*32))+([.G592]*64))+([.H592]*128))+([.I592]*256))+([.J592]*512))+([.K592]*1024))+([.L592]*2048))+([.M592]*4096))+([.N592]*8192)))" office:value-type="float" office:value="2122">
            <text:p>212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93]*1)+([.B593]*2))+([.C593]*4))+([.D593]*8))+([.E593]*16))+([.F593]*32))+([.G593]*64))+([.H593]*128))+([.I593]*256))+([.J593]*512))+([.K593]*1024))+([.L593]*2048))+([.M593]*4096))+([.N593]*8192)))" office:value-type="float" office:value="4610">
            <text:p>461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94]*1)+([.B594]*2))+([.C594]*4))+([.D594]*8))+([.E594]*16))+([.F594]*32))+([.G594]*64))+([.H594]*128))+([.I594]*256))+([.J594]*512))+([.K594]*1024))+([.L594]*2048))+([.M594]*4096))+([.N594]*8192)))" office:value-type="float" office:value="8420">
            <text:p>84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95]*1)+([.B595]*2))+([.C595]*4))+([.D595]*8))+([.E595]*16))+([.F595]*32))+([.G595]*64))+([.H595]*128))+([.I595]*256))+([.J595]*512))+([.K595]*1024))+([.L595]*2048))+([.M595]*4096))+([.N595]*8192)))" office:value-type="float" office:value="4976">
            <text:p>49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596]*1)+([.B596]*2))+([.C596]*4))+([.D596]*8))+([.E596]*16))+([.F596]*32))+([.G596]*64))+([.H596]*128))+([.I596]*256))+([.J596]*512))+([.K596]*1024))+([.L596]*2048))+([.M596]*4096))+([.N596]*8192)))" office:value-type="float" office:value="8948">
            <text:p>89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97]*1)+([.B597]*2))+([.C597]*4))+([.D597]*8))+([.E597]*16))+([.F597]*32))+([.G597]*64))+([.H597]*128))+([.I597]*256))+([.J597]*512))+([.K597]*1024))+([.L597]*2048))+([.M597]*4096))+([.N597]*8192)))" office:value-type="float" office:value="2548">
            <text:p>25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98]*1)+([.B598]*2))+([.C598]*4))+([.D598]*8))+([.E598]*16))+([.F598]*32))+([.G598]*64))+([.H598]*128))+([.I598]*256))+([.J598]*512))+([.K598]*1024))+([.L598]*2048))+([.M598]*4096))+([.N598]*8192)))" office:value-type="float" office:value="1130">
            <text:p>11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599]*1)+([.B599]*2))+([.C599]*4))+([.D599]*8))+([.E599]*16))+([.F599]*32))+([.G599]*64))+([.H599]*128))+([.I599]*256))+([.J599]*512))+([.K599]*1024))+([.L599]*2048))+([.M599]*4096))+([.N599]*8192)))" office:value-type="float" office:value="4866">
            <text:p>486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00]*1)+([.B600]*2))+([.C600]*4))+([.D600]*8))+([.E600]*16))+([.F600]*32))+([.G600]*64))+([.H600]*128))+([.I600]*256))+([.J600]*512))+([.K600]*1024))+([.L600]*2048))+([.M600]*4096))+([.N600]*8192)))" office:value-type="float" office:value="64">
            <text:p>6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02]*1)+([.B602]*2))+([.C602]*4))+([.D602]*8))+([.E602]*16))+([.F602]*32))+([.G602]*64))+([.H602]*128))+([.I602]*256))+([.J602]*512))+([.K602]*1024))+([.L602]*2048))+([.M602]*4096))+([.N602]*8192)))" office:value-type="float" office:value="2050">
            <text:p>20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03]*1)+([.B603]*2))+([.C603]*4))+([.D603]*8))+([.E603]*16))+([.F603]*32))+([.G603]*64))+([.H603]*128))+([.I603]*256))+([.J603]*512))+([.K603]*1024))+([.L603]*2048))+([.M603]*4096))+([.N603]*8192)))" office:value-type="float" office:value="658">
            <text:p>65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04]*1)+([.B604]*2))+([.C604]*4))+([.D604]*8))+([.E604]*16))+([.F604]*32))+([.G604]*64))+([.H604]*128))+([.I604]*256))+([.J604]*512))+([.K604]*1024))+([.L604]*2048))+([.M604]*4096))+([.N604]*8192)))" office:value-type="float" office:value="10468">
            <text:p>104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05]*1)+([.B605]*2))+([.C605]*4))+([.D605]*8))+([.E605]*16))+([.F605]*32))+([.G605]*64))+([.H605]*128))+([.I605]*256))+([.J605]*512))+([.K605]*1024))+([.L605]*2048))+([.M605]*4096))+([.N605]*8192)))" office:value-type="float" office:value="880">
            <text:p>8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06]*1)+([.B606]*2))+([.C606]*4))+([.D606]*8))+([.E606]*16))+([.F606]*32))+([.G606]*64))+([.H606]*128))+([.I606]*256))+([.J606]*512))+([.K606]*1024))+([.L606]*2048))+([.M606]*4096))+([.N606]*8192)))" office:value-type="float" office:value="10996">
            <text:p>109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07]*1)+([.B607]*2))+([.C607]*4))+([.D607]*8))+([.E607]*16))+([.F607]*32))+([.G607]*64))+([.H607]*128))+([.I607]*256))+([.J607]*512))+([.K607]*1024))+([.L607]*2048))+([.M607]*4096))+([.N607]*8192)))" office:value-type="float" office:value="2548">
            <text:p>25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08]*1)+([.B608]*2))+([.C608]*4))+([.D608]*8))+([.E608]*16))+([.F608]*32))+([.G608]*64))+([.H608]*128))+([.I608]*256))+([.J608]*512))+([.K608]*1024))+([.L608]*2048))+([.M608]*4096))+([.N608]*8192)))" office:value-type="float" office:value="1128">
            <text:p>1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09]*1)+([.B609]*2))+([.C609]*4))+([.D609]*8))+([.E609]*16))+([.F609]*32))+([.G609]*64))+([.H609]*128))+([.I609]*256))+([.J609]*512))+([.K609]*1024))+([.L609]*2048))+([.M609]*4096))+([.N609]*8192)))" office:value-type="float" office:value="4870">
            <text:p>487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10]*1)+([.B610]*2))+([.C610]*4))+([.D610]*8))+([.E610]*16))+([.F610]*32))+([.G610]*64))+([.H610]*128))+([.I610]*256))+([.J610]*512))+([.K610]*1024))+([.L610]*2048))+([.M610]*4096))+([.N610]*8192)))" office:value-type="float" office:value="66">
            <text:p>6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12]*1)+([.B612]*2))+([.C612]*4))+([.D612]*8))+([.E612]*16))+([.F612]*32))+([.G612]*64))+([.H612]*128))+([.I612]*256))+([.J612]*512))+([.K612]*1024))+([.L612]*2048))+([.M612]*4096))+([.N612]*8192)))" office:value-type="float" office:value="2050">
            <text:p>20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13]*1)+([.B613]*2))+([.C613]*4))+([.D613]*8))+([.E613]*16))+([.F613]*32))+([.G613]*64))+([.H613]*128))+([.I613]*256))+([.J613]*512))+([.K613]*1024))+([.L613]*2048))+([.M613]*4096))+([.N613]*8192)))" office:value-type="float" office:value="658">
            <text:p>65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14]*1)+([.B614]*2))+([.C614]*4))+([.D614]*8))+([.E614]*16))+([.F614]*32))+([.G614]*64))+([.H614]*128))+([.I614]*256))+([.J614]*512))+([.K614]*1024))+([.L614]*2048))+([.M614]*4096))+([.N614]*8192)))" office:value-type="float" office:value="10468">
            <text:p>104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15]*1)+([.B615]*2))+([.C615]*4))+([.D615]*8))+([.E615]*16))+([.F615]*32))+([.G615]*64))+([.H615]*128))+([.I615]*256))+([.J615]*512))+([.K615]*1024))+([.L615]*2048))+([.M615]*4096))+([.N615]*8192)))" office:value-type="float" office:value="752">
            <text:p>7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16]*1)+([.B616]*2))+([.C616]*4))+([.D616]*8))+([.E616]*16))+([.F616]*32))+([.G616]*64))+([.H616]*128))+([.I616]*256))+([.J616]*512))+([.K616]*1024))+([.L616]*2048))+([.M616]*4096))+([.N616]*8192)))" office:value-type="float" office:value="10740">
            <text:p>107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17]*1)+([.B617]*2))+([.C617]*4))+([.D617]*8))+([.E617]*16))+([.F617]*32))+([.G617]*64))+([.H617]*128))+([.I617]*256))+([.J617]*512))+([.K617]*1024))+([.L617]*2048))+([.M617]*4096))+([.N617]*8192)))" office:value-type="float" office:value="3060">
            <text:p>30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18]*1)+([.B618]*2))+([.C618]*4))+([.D618]*8))+([.E618]*16))+([.F618]*32))+([.G618]*64))+([.H618]*128))+([.I618]*256))+([.J618]*512))+([.K618]*1024))+([.L618]*2048))+([.M618]*4096))+([.N618]*8192)))" office:value-type="float" office:value="1256">
            <text:p>1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19]*1)+([.B619]*2))+([.C619]*4))+([.D619]*8))+([.E619]*16))+([.F619]*32))+([.G619]*64))+([.H619]*128))+([.I619]*256))+([.J619]*512))+([.K619]*1024))+([.L619]*2048))+([.M619]*4096))+([.N619]*8192)))" office:value-type="float" office:value="4102">
            <text:p>410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20]*1)+([.B620]*2))+([.C620]*4))+([.D620]*8))+([.E620]*16))+([.F620]*32))+([.G620]*64))+([.H620]*128))+([.I620]*256))+([.J620]*512))+([.K620]*1024))+([.L620]*2048))+([.M620]*4096))+([.N620]*8192)))" office:value-type="float" office:value="1090">
            <text:p>109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22]*1)+([.B622]*2))+([.C622]*4))+([.D622]*8))+([.E622]*16))+([.F622]*32))+([.G622]*64))+([.H622]*128))+([.I622]*256))+([.J622]*512))+([.K622]*1024))+([.L622]*2048))+([.M622]*4096))+([.N622]*8192)))" office:value-type="float" office:value="2066">
            <text:p>206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23]*1)+([.B623]*2))+([.C623]*4))+([.D623]*8))+([.E623]*16))+([.F623]*32))+([.G623]*64))+([.H623]*128))+([.I623]*256))+([.J623]*512))+([.K623]*1024))+([.L623]*2048))+([.M623]*4096))+([.N623]*8192)))" office:value-type="float" office:value="646">
            <text:p>64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24]*1)+([.B624]*2))+([.C624]*4))+([.D624]*8))+([.E624]*16))+([.F624]*32))+([.G624]*64))+([.H624]*128))+([.I624]*256))+([.J624]*512))+([.K624]*1024))+([.L624]*2048))+([.M624]*4096))+([.N624]*8192)))" office:value-type="float" office:value="10472">
            <text:p>104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25]*1)+([.B625]*2))+([.C625]*4))+([.D625]*8))+([.E625]*16))+([.F625]*32))+([.G625]*64))+([.H625]*128))+([.I625]*256))+([.J625]*512))+([.K625]*1024))+([.L625]*2048))+([.M625]*4096))+([.N625]*8192)))" office:value-type="float" office:value="760">
            <text:p>7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26]*1)+([.B626]*2))+([.C626]*4))+([.D626]*8))+([.E626]*16))+([.F626]*32))+([.G626]*64))+([.H626]*128))+([.I626]*256))+([.J626]*512))+([.K626]*1024))+([.L626]*2048))+([.M626]*4096))+([.N626]*8192)))" office:value-type="float" office:value="10736">
            <text:p>107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27]*1)+([.B627]*2))+([.C627]*4))+([.D627]*8))+([.E627]*16))+([.F627]*32))+([.G627]*64))+([.H627]*128))+([.I627]*256))+([.J627]*512))+([.K627]*1024))+([.L627]*2048))+([.M627]*4096))+([.N627]*8192)))" office:value-type="float" office:value="3060">
            <text:p>30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28]*1)+([.B628]*2))+([.C628]*4))+([.D628]*8))+([.E628]*16))+([.F628]*32))+([.G628]*64))+([.H628]*128))+([.I628]*256))+([.J628]*512))+([.K628]*1024))+([.L628]*2048))+([.M628]*4096))+([.N628]*8192)))" office:value-type="float" office:value="1256">
            <text:p>1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29]*1)+([.B629]*2))+([.C629]*4))+([.D629]*8))+([.E629]*16))+([.F629]*32))+([.G629]*64))+([.H629]*128))+([.I629]*256))+([.J629]*512))+([.K629]*1024))+([.L629]*2048))+([.M629]*4096))+([.N629]*8192)))" office:value-type="float" office:value="4230">
            <text:p>42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30]*1)+([.B630]*2))+([.C630]*4))+([.D630]*8))+([.E630]*16))+([.F630]*32))+([.G630]*64))+([.H630]*128))+([.I630]*256))+([.J630]*512))+([.K630]*1024))+([.L630]*2048))+([.M630]*4096))+([.N630]*8192)))" office:value-type="float" office:value="1026">
            <text:p>102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32]*1)+([.B632]*2))+([.C632]*4))+([.D632]*8))+([.E632]*16))+([.F632]*32))+([.G632]*64))+([.H632]*128))+([.I632]*256))+([.J632]*512))+([.K632]*1024))+([.L632]*2048))+([.M632]*4096))+([.N632]*8192)))" office:value-type="float" office:value="2050">
            <text:p>20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33]*1)+([.B633]*2))+([.C633]*4))+([.D633]*8))+([.E633]*16))+([.F633]*32))+([.G633]*64))+([.H633]*128))+([.I633]*256))+([.J633]*512))+([.K633]*1024))+([.L633]*2048))+([.M633]*4096))+([.N633]*8192)))" office:value-type="float" office:value="8974">
            <text:p>89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34]*1)+([.B634]*2))+([.C634]*4))+([.D634]*8))+([.E634]*16))+([.F634]*32))+([.G634]*64))+([.H634]*128))+([.I634]*256))+([.J634]*512))+([.K634]*1024))+([.L634]*2048))+([.M634]*4096))+([.N634]*8192)))" office:value-type="float" office:value="232">
            <text:p>2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35]*1)+([.B635]*2))+([.C635]*4))+([.D635]*8))+([.E635]*16))+([.F635]*32))+([.G635]*64))+([.H635]*128))+([.I635]*256))+([.J635]*512))+([.K635]*1024))+([.L635]*2048))+([.M635]*4096))+([.N635]*8192)))" office:value-type="float" office:value="5624">
            <text:p>56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36]*1)+([.B636]*2))+([.C636]*4))+([.D636]*8))+([.E636]*16))+([.F636]*32))+([.G636]*64))+([.H636]*128))+([.I636]*256))+([.J636]*512))+([.K636]*1024))+([.L636]*2048))+([.M636]*4096))+([.N636]*8192)))" office:value-type="float" office:value="10736">
            <text:p>107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37]*1)+([.B637]*2))+([.C637]*4))+([.D637]*8))+([.E637]*16))+([.F637]*32))+([.G637]*64))+([.H637]*128))+([.I637]*256))+([.J637]*512))+([.K637]*1024))+([.L637]*2048))+([.M637]*4096))+([.N637]*8192)))" office:value-type="float" office:value="3064">
            <text:p>30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38]*1)+([.B638]*2))+([.C638]*4))+([.D638]*8))+([.E638]*16))+([.F638]*32))+([.G638]*64))+([.H638]*128))+([.I638]*256))+([.J638]*512))+([.K638]*1024))+([.L638]*2048))+([.M638]*4096))+([.N638]*8192)))" office:value-type="float" office:value="1256">
            <text:p>1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39]*1)+([.B639]*2))+([.C639]*4))+([.D639]*8))+([.E639]*16))+([.F639]*32))+([.G639]*64))+([.H639]*128))+([.I639]*256))+([.J639]*512))+([.K639]*1024))+([.L639]*2048))+([.M639]*4096))+([.N639]*8192)))" office:value-type="float" office:value="4230">
            <text:p>42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40]*1)+([.B640]*2))+([.C640]*4))+([.D640]*8))+([.E640]*16))+([.F640]*32))+([.G640]*64))+([.H640]*128))+([.I640]*256))+([.J640]*512))+([.K640]*1024))+([.L640]*2048))+([.M640]*4096))+([.N640]*8192)))" office:value-type="float" office:value="9250">
            <text:p>925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42]*1)+([.B642]*2))+([.C642]*4))+([.D642]*8))+([.E642]*16))+([.F642]*32))+([.G642]*64))+([.H642]*128))+([.I642]*256))+([.J642]*512))+([.K642]*1024))+([.L642]*2048))+([.M642]*4096))+([.N642]*8192)))" office:value-type="float" office:value="2050">
            <text:p>20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43]*1)+([.B643]*2))+([.C643]*4))+([.D643]*8))+([.E643]*16))+([.F643]*32))+([.G643]*64))+([.H643]*128))+([.I643]*256))+([.J643]*512))+([.K643]*1024))+([.L643]*2048))+([.M643]*4096))+([.N643]*8192)))" office:value-type="float" office:value="8974">
            <text:p>89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44]*1)+([.B644]*2))+([.C644]*4))+([.D644]*8))+([.E644]*16))+([.F644]*32))+([.G644]*64))+([.H644]*128))+([.I644]*256))+([.J644]*512))+([.K644]*1024))+([.L644]*2048))+([.M644]*4096))+([.N644]*8192)))" office:value-type="float" office:value="232">
            <text:p>2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45]*1)+([.B645]*2))+([.C645]*4))+([.D645]*8))+([.E645]*16))+([.F645]*32))+([.G645]*64))+([.H645]*128))+([.I645]*256))+([.J645]*512))+([.K645]*1024))+([.L645]*2048))+([.M645]*4096))+([.N645]*8192)))" office:value-type="float" office:value="5624">
            <text:p>56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46]*1)+([.B646]*2))+([.C646]*4))+([.D646]*8))+([.E646]*16))+([.F646]*32))+([.G646]*64))+([.H646]*128))+([.I646]*256))+([.J646]*512))+([.K646]*1024))+([.L646]*2048))+([.M646]*4096))+([.N646]*8192)))" office:value-type="float" office:value="10736">
            <text:p>107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47]*1)+([.B647]*2))+([.C647]*4))+([.D647]*8))+([.E647]*16))+([.F647]*32))+([.G647]*64))+([.H647]*128))+([.I647]*256))+([.J647]*512))+([.K647]*1024))+([.L647]*2048))+([.M647]*4096))+([.N647]*8192)))" office:value-type="float" office:value="3064">
            <text:p>30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48]*1)+([.B648]*2))+([.C648]*4))+([.D648]*8))+([.E648]*16))+([.F648]*32))+([.G648]*64))+([.H648]*128))+([.I648]*256))+([.J648]*512))+([.K648]*1024))+([.L648]*2048))+([.M648]*4096))+([.N648]*8192)))" office:value-type="float" office:value="1512">
            <text:p>1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49]*1)+([.B649]*2))+([.C649]*4))+([.D649]*8))+([.E649]*16))+([.F649]*32))+([.G649]*64))+([.H649]*128))+([.I649]*256))+([.J649]*512))+([.K649]*1024))+([.L649]*2048))+([.M649]*4096))+([.N649]*8192)))" office:value-type="float" office:value="4118">
            <text:p>411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50]*1)+([.B650]*2))+([.C650]*4))+([.D650]*8))+([.E650]*16))+([.F650]*32))+([.G650]*64))+([.H650]*128))+([.I650]*256))+([.J650]*512))+([.K650]*1024))+([.L650]*2048))+([.M650]*4096))+([.N650]*8192)))" office:value-type="float" office:value="9218">
            <text:p>921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52]*1)+([.B652]*2))+([.C652]*4))+([.D652]*8))+([.E652]*16))+([.F652]*32))+([.G652]*64))+([.H652]*128))+([.I652]*256))+([.J652]*512))+([.K652]*1024))+([.L652]*2048))+([.M652]*4096))+([.N652]*8192)))" office:value-type="float" office:value="2562">
            <text:p>256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53]*1)+([.B653]*2))+([.C653]*4))+([.D653]*8))+([.E653]*16))+([.F653]*32))+([.G653]*64))+([.H653]*128))+([.I653]*256))+([.J653]*512))+([.K653]*1024))+([.L653]*2048))+([.M653]*4096))+([.N653]*8192)))" office:value-type="float" office:value="270">
            <text:p>27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54]*1)+([.B654]*2))+([.C654]*4))+([.D654]*8))+([.E654]*16))+([.F654]*32))+([.G654]*64))+([.H654]*128))+([.I654]*256))+([.J654]*512))+([.K654]*1024))+([.L654]*2048))+([.M654]*4096))+([.N654]*8192)))" office:value-type="float" office:value="5352">
            <text:p>53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55]*1)+([.B655]*2))+([.C655]*4))+([.D655]*8))+([.E655]*16))+([.F655]*32))+([.G655]*64))+([.H655]*128))+([.I655]*256))+([.J655]*512))+([.K655]*1024))+([.L655]*2048))+([.M655]*4096))+([.N655]*8192)))" office:value-type="float" office:value="5624">
            <text:p>56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56]*1)+([.B656]*2))+([.C656]*4))+([.D656]*8))+([.E656]*16))+([.F656]*32))+([.G656]*64))+([.H656]*128))+([.I656]*256))+([.J656]*512))+([.K656]*1024))+([.L656]*2048))+([.M656]*4096))+([.N656]*8192)))" office:value-type="float" office:value="11248">
            <text:p>112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57]*1)+([.B657]*2))+([.C657]*4))+([.D657]*8))+([.E657]*16))+([.F657]*32))+([.G657]*64))+([.H657]*128))+([.I657]*256))+([.J657]*512))+([.K657]*1024))+([.L657]*2048))+([.M657]*4096))+([.N657]*8192)))" office:value-type="float" office:value="3064">
            <text:p>30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58]*1)+([.B658]*2))+([.C658]*4))+([.D658]*8))+([.E658]*16))+([.F658]*32))+([.G658]*64))+([.H658]*128))+([.I658]*256))+([.J658]*512))+([.K658]*1024))+([.L658]*2048))+([.M658]*4096))+([.N658]*8192)))" office:value-type="float" office:value="1256">
            <text:p>1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59]*1)+([.B659]*2))+([.C659]*4))+([.D659]*8))+([.E659]*16))+([.F659]*32))+([.G659]*64))+([.H659]*128))+([.I659]*256))+([.J659]*512))+([.K659]*1024))+([.L659]*2048))+([.M659]*4096))+([.N659]*8192)))" office:value-type="float" office:value="4118">
            <text:p>411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60]*1)+([.B660]*2))+([.C660]*4))+([.D660]*8))+([.E660]*16))+([.F660]*32))+([.G660]*64))+([.H660]*128))+([.I660]*256))+([.J660]*512))+([.K660]*1024))+([.L660]*2048))+([.M660]*4096))+([.N660]*8192)))" office:value-type="float" office:value="9218">
            <text:p>921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62]*1)+([.B662]*2))+([.C662]*4))+([.D662]*8))+([.E662]*16))+([.F662]*32))+([.G662]*64))+([.H662]*128))+([.I662]*256))+([.J662]*512))+([.K662]*1024))+([.L662]*2048))+([.M662]*4096))+([.N662]*8192)))" office:value-type="float" office:value="2050">
            <text:p>20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63]*1)+([.B663]*2))+([.C663]*4))+([.D663]*8))+([.E663]*16))+([.F663]*32))+([.G663]*64))+([.H663]*128))+([.I663]*256))+([.J663]*512))+([.K663]*1024))+([.L663]*2048))+([.M663]*4096))+([.N663]*8192)))" office:value-type="float" office:value="1038">
            <text:p>103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64]*1)+([.B664]*2))+([.C664]*4))+([.D664]*8))+([.E664]*16))+([.F664]*32))+([.G664]*64))+([.H664]*128))+([.I664]*256))+([.J664]*512))+([.K664]*1024))+([.L664]*2048))+([.M664]*4096))+([.N664]*8192)))" office:value-type="float" office:value="5864">
            <text:p>58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65]*1)+([.B665]*2))+([.C665]*4))+([.D665]*8))+([.E665]*16))+([.F665]*32))+([.G665]*64))+([.H665]*128))+([.I665]*256))+([.J665]*512))+([.K665]*1024))+([.L665]*2048))+([.M665]*4096))+([.N665]*8192)))" office:value-type="float" office:value="5624">
            <text:p>56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66]*1)+([.B666]*2))+([.C666]*4))+([.D666]*8))+([.E666]*16))+([.F666]*32))+([.G666]*64))+([.H666]*128))+([.I666]*256))+([.J666]*512))+([.K666]*1024))+([.L666]*2048))+([.M666]*4096))+([.N666]*8192)))" office:value-type="float" office:value="11248">
            <text:p>112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67]*1)+([.B667]*2))+([.C667]*4))+([.D667]*8))+([.E667]*16))+([.F667]*32))+([.G667]*64))+([.H667]*128))+([.I667]*256))+([.J667]*512))+([.K667]*1024))+([.L667]*2048))+([.M667]*4096))+([.N667]*8192)))" office:value-type="float" office:value="3064">
            <text:p>30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68]*1)+([.B668]*2))+([.C668]*4))+([.D668]*8))+([.E668]*16))+([.F668]*32))+([.G668]*64))+([.H668]*128))+([.I668]*256))+([.J668]*512))+([.K668]*1024))+([.L668]*2048))+([.M668]*4096))+([.N668]*8192)))" office:value-type="float" office:value="3304">
            <text:p>33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69]*1)+([.B669]*2))+([.C669]*4))+([.D669]*8))+([.E669]*16))+([.F669]*32))+([.G669]*64))+([.H669]*128))+([.I669]*256))+([.J669]*512))+([.K669]*1024))+([.L669]*2048))+([.M669]*4096))+([.N669]*8192)))" office:value-type="float" office:value="526">
            <text:p>5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70]*1)+([.B670]*2))+([.C670]*4))+([.D670]*8))+([.E670]*16))+([.F670]*32))+([.G670]*64))+([.H670]*128))+([.I670]*256))+([.J670]*512))+([.K670]*1024))+([.L670]*2048))+([.M670]*4096))+([.N670]*8192)))" office:value-type="float" office:value="8450">
            <text:p>845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72]*1)+([.B672]*2))+([.C672]*4))+([.D672]*8))+([.E672]*16))+([.F672]*32))+([.G672]*64))+([.H672]*128))+([.I672]*256))+([.J672]*512))+([.K672]*1024))+([.L672]*2048))+([.M672]*4096))+([.N672]*8192)))" office:value-type="float" office:value="2050">
            <text:p>20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73]*1)+([.B673]*2))+([.C673]*4))+([.D673]*8))+([.E673]*16))+([.F673]*32))+([.G673]*64))+([.H673]*128))+([.I673]*256))+([.J673]*512))+([.K673]*1024))+([.L673]*2048))+([.M673]*4096))+([.N673]*8192)))" office:value-type="float" office:value="9230">
            <text:p>92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74]*1)+([.B674]*2))+([.C674]*4))+([.D674]*8))+([.E674]*16))+([.F674]*32))+([.G674]*64))+([.H674]*128))+([.I674]*256))+([.J674]*512))+([.K674]*1024))+([.L674]*2048))+([.M674]*4096))+([.N67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75]*1)+([.B675]*2))+([.C675]*4))+([.D675]*8))+([.E675]*16))+([.F675]*32))+([.G675]*64))+([.H675]*128))+([.I675]*256))+([.J675]*512))+([.K675]*1024))+([.L675]*2048))+([.M675]*4096))+([.N675]*8192)))" office:value-type="float" office:value="6136">
            <text:p>6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76]*1)+([.B676]*2))+([.C676]*4))+([.D676]*8))+([.E676]*16))+([.F676]*32))+([.G676]*64))+([.H676]*128))+([.I676]*256))+([.J676]*512))+([.K676]*1024))+([.L676]*2048))+([.M676]*4096))+([.N676]*8192)))" office:value-type="float" office:value="11248">
            <text:p>112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77]*1)+([.B677]*2))+([.C677]*4))+([.D677]*8))+([.E677]*16))+([.F677]*32))+([.G677]*64))+([.H677]*128))+([.I677]*256))+([.J677]*512))+([.K677]*1024))+([.L677]*2048))+([.M677]*4096))+([.N677]*8192)))" office:value-type="float" office:value="4088">
            <text:p>40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78]*1)+([.B678]*2))+([.C678]*4))+([.D678]*8))+([.E678]*16))+([.F678]*32))+([.G678]*64))+([.H678]*128))+([.I678]*256))+([.J678]*512))+([.K678]*1024))+([.L678]*2048))+([.M678]*4096))+([.N678]*8192)))" office:value-type="float" office:value="1256">
            <text:p>1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79]*1)+([.B679]*2))+([.C679]*4))+([.D679]*8))+([.E679]*16))+([.F679]*32))+([.G679]*64))+([.H679]*128))+([.I679]*256))+([.J679]*512))+([.K679]*1024))+([.L679]*2048))+([.M679]*4096))+([.N679]*8192)))" office:value-type="float" office:value="526">
            <text:p>5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80]*1)+([.B680]*2))+([.C680]*4))+([.D680]*8))+([.E680]*16))+([.F680]*32))+([.G680]*64))+([.H680]*128))+([.I680]*256))+([.J680]*512))+([.K680]*1024))+([.L680]*2048))+([.M680]*4096))+([.N680]*8192)))" office:value-type="float" office:value="10498">
            <text:p>1049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82]*1)+([.B682]*2))+([.C682]*4))+([.D682]*8))+([.E682]*16))+([.F682]*32))+([.G682]*64))+([.H682]*128))+([.I682]*256))+([.J682]*512))+([.K682]*1024))+([.L682]*2048))+([.M682]*4096))+([.N682]*8192)))" office:value-type="float" office:value="2">
            <text:p>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83]*1)+([.B683]*2))+([.C683]*4))+([.D683]*8))+([.E683]*16))+([.F683]*32))+([.G683]*64))+([.H683]*128))+([.I683]*256))+([.J683]*512))+([.K683]*1024))+([.L683]*2048))+([.M683]*4096))+([.N683]*8192)))" office:value-type="float" office:value="9742">
            <text:p>974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84]*1)+([.B684]*2))+([.C684]*4))+([.D684]*8))+([.E684]*16))+([.F684]*32))+([.G684]*64))+([.H684]*128))+([.I684]*256))+([.J684]*512))+([.K684]*1024))+([.L684]*2048))+([.M684]*4096))+([.N68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85]*1)+([.B685]*2))+([.C685]*4))+([.D685]*8))+([.E685]*16))+([.F685]*32))+([.G685]*64))+([.H685]*128))+([.I685]*256))+([.J685]*512))+([.K685]*1024))+([.L685]*2048))+([.M685]*4096))+([.N685]*8192)))" office:value-type="float" office:value="6136">
            <text:p>6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86]*1)+([.B686]*2))+([.C686]*4))+([.D686]*8))+([.E686]*16))+([.F686]*32))+([.G686]*64))+([.H686]*128))+([.I686]*256))+([.J686]*512))+([.K686]*1024))+([.L686]*2048))+([.M686]*4096))+([.N686]*8192)))" office:value-type="float" office:value="10224">
            <text:p>102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87]*1)+([.B687]*2))+([.C687]*4))+([.D687]*8))+([.E687]*16))+([.F687]*32))+([.G687]*64))+([.H687]*128))+([.I687]*256))+([.J687]*512))+([.K687]*1024))+([.L687]*2048))+([.M687]*4096))+([.N687]*8192)))" office:value-type="float" office:value="4088">
            <text:p>40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88]*1)+([.B688]*2))+([.C688]*4))+([.D688]*8))+([.E688]*16))+([.F688]*32))+([.G688]*64))+([.H688]*128))+([.I688]*256))+([.J688]*512))+([.K688]*1024))+([.L688]*2048))+([.M688]*4096))+([.N688]*8192)))" office:value-type="float" office:value="744">
            <text:p>7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89]*1)+([.B689]*2))+([.C689]*4))+([.D689]*8))+([.E689]*16))+([.F689]*32))+([.G689]*64))+([.H689]*128))+([.I689]*256))+([.J689]*512))+([.K689]*1024))+([.L689]*2048))+([.M689]*4096))+([.N689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90]*1)+([.B690]*2))+([.C690]*4))+([.D690]*8))+([.E690]*16))+([.F690]*32))+([.G690]*64))+([.H690]*128))+([.I690]*256))+([.J690]*512))+([.K690]*1024))+([.L690]*2048))+([.M690]*4096))+([.N690]*8192)))" office:value-type="float" office:value="10242">
            <text:p>1024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692]*1)+([.B692]*2))+([.C692]*4))+([.D692]*8))+([.E692]*16))+([.F692]*32))+([.G692]*64))+([.H692]*128))+([.I692]*256))+([.J692]*512))+([.K692]*1024))+([.L692]*2048))+([.M692]*4096))+([.N692]*8192)))" office:value-type="float" office:value="1026">
            <text:p>10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93]*1)+([.B693]*2))+([.C693]*4))+([.D693]*8))+([.E693]*16))+([.F693]*32))+([.G693]*64))+([.H693]*128))+([.I693]*256))+([.J693]*512))+([.K693]*1024))+([.L693]*2048))+([.M693]*4096))+([.N693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94]*1)+([.B694]*2))+([.C694]*4))+([.D694]*8))+([.E694]*16))+([.F694]*32))+([.G694]*64))+([.H694]*128))+([.I694]*256))+([.J694]*512))+([.K694]*1024))+([.L694]*2048))+([.M694]*4096))+([.N69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95]*1)+([.B695]*2))+([.C695]*4))+([.D695]*8))+([.E695]*16))+([.F695]*32))+([.G695]*64))+([.H695]*128))+([.I695]*256))+([.J695]*512))+([.K695]*1024))+([.L695]*2048))+([.M695]*4096))+([.N695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96]*1)+([.B696]*2))+([.C696]*4))+([.D696]*8))+([.E696]*16))+([.F696]*32))+([.G696]*64))+([.H696]*128))+([.I696]*256))+([.J696]*512))+([.K696]*1024))+([.L696]*2048))+([.M696]*4096))+([.N696]*8192)))" office:value-type="float" office:value="8176">
            <text:p>81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97]*1)+([.B697]*2))+([.C697]*4))+([.D697]*8))+([.E697]*16))+([.F697]*32))+([.G697]*64))+([.H697]*128))+([.I697]*256))+([.J697]*512))+([.K697]*1024))+([.L697]*2048))+([.M697]*4096))+([.N697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698]*1)+([.B698]*2))+([.C698]*4))+([.D698]*8))+([.E698]*16))+([.F698]*32))+([.G698]*64))+([.H698]*128))+([.I698]*256))+([.J698]*512))+([.K698]*1024))+([.L698]*2048))+([.M698]*4096))+([.N698]*8192)))" office:value-type="float" office:value="744">
            <text:p>7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699]*1)+([.B699]*2))+([.C699]*4))+([.D699]*8))+([.E699]*16))+([.F699]*32))+([.G699]*64))+([.H699]*128))+([.I699]*256))+([.J699]*512))+([.K699]*1024))+([.L699]*2048))+([.M699]*4096))+([.N699]*8192)))" office:value-type="float" office:value="9742">
            <text:p>974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00]*1)+([.B700]*2))+([.C700]*4))+([.D700]*8))+([.E700]*16))+([.F700]*32))+([.G700]*64))+([.H700]*128))+([.I700]*256))+([.J700]*512))+([.K700]*1024))+([.L700]*2048))+([.M700]*4096))+([.N700]*8192)))" office:value-type="float" office:value="10242">
            <text:p>1024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02]*1)+([.B702]*2))+([.C702]*4))+([.D702]*8))+([.E702]*16))+([.F702]*32))+([.G702]*64))+([.H702]*128))+([.I702]*256))+([.J702]*512))+([.K702]*1024))+([.L702]*2048))+([.M702]*4096))+([.N702]*8192)))" office:value-type="float" office:value="3074">
            <text:p>30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03]*1)+([.B703]*2))+([.C703]*4))+([.D703]*8))+([.E703]*16))+([.F703]*32))+([.G703]*64))+([.H703]*128))+([.I703]*256))+([.J703]*512))+([.K703]*1024))+([.L703]*2048))+([.M703]*4096))+([.N703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04]*1)+([.B704]*2))+([.C704]*4))+([.D704]*8))+([.E704]*16))+([.F704]*32))+([.G704]*64))+([.H704]*128))+([.I704]*256))+([.J704]*512))+([.K704]*1024))+([.L704]*2048))+([.M704]*4096))+([.N70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05]*1)+([.B705]*2))+([.C705]*4))+([.D705]*8))+([.E705]*16))+([.F705]*32))+([.G705]*64))+([.H705]*128))+([.I705]*256))+([.J705]*512))+([.K705]*1024))+([.L705]*2048))+([.M705]*4096))+([.N705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06]*1)+([.B706]*2))+([.C706]*4))+([.D706]*8))+([.E706]*16))+([.F706]*32))+([.G706]*64))+([.H706]*128))+([.I706]*256))+([.J706]*512))+([.K706]*1024))+([.L706]*2048))+([.M706]*4096))+([.N706]*8192)))" office:value-type="float" office:value="16368">
            <text:p>163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07]*1)+([.B707]*2))+([.C707]*4))+([.D707]*8))+([.E707]*16))+([.F707]*32))+([.G707]*64))+([.H707]*128))+([.I707]*256))+([.J707]*512))+([.K707]*1024))+([.L707]*2048))+([.M707]*4096))+([.N707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08]*1)+([.B708]*2))+([.C708]*4))+([.D708]*8))+([.E708]*16))+([.F708]*32))+([.G708]*64))+([.H708]*128))+([.I708]*256))+([.J708]*512))+([.K708]*1024))+([.L708]*2048))+([.M708]*4096))+([.N708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09]*1)+([.B709]*2))+([.C709]*4))+([.D709]*8))+([.E709]*16))+([.F709]*32))+([.G709]*64))+([.H709]*128))+([.I709]*256))+([.J709]*512))+([.K709]*1024))+([.L709]*2048))+([.M709]*4096))+([.N709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10]*1)+([.B710]*2))+([.C710]*4))+([.D710]*8))+([.E710]*16))+([.F710]*32))+([.G710]*64))+([.H710]*128))+([.I710]*256))+([.J710]*512))+([.K710]*1024))+([.L710]*2048))+([.M710]*4096))+([.N710]*8192)))" office:value-type="float" office:value="3074">
            <text:p>307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12]*1)+([.B712]*2))+([.C712]*4))+([.D712]*8))+([.E712]*16))+([.F712]*32))+([.G712]*64))+([.H712]*128))+([.I712]*256))+([.J712]*512))+([.K712]*1024))+([.L712]*2048))+([.M712]*4096))+([.N712]*8192)))" office:value-type="float" office:value="3074">
            <text:p>30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13]*1)+([.B713]*2))+([.C713]*4))+([.D713]*8))+([.E713]*16))+([.F713]*32))+([.G713]*64))+([.H713]*128))+([.I713]*256))+([.J713]*512))+([.K713]*1024))+([.L713]*2048))+([.M713]*4096))+([.N713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14]*1)+([.B714]*2))+([.C714]*4))+([.D714]*8))+([.E714]*16))+([.F714]*32))+([.G714]*64))+([.H714]*128))+([.I714]*256))+([.J714]*512))+([.K714]*1024))+([.L714]*2048))+([.M714]*4096))+([.N71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15]*1)+([.B715]*2))+([.C715]*4))+([.D715]*8))+([.E715]*16))+([.F715]*32))+([.G715]*64))+([.H715]*128))+([.I715]*256))+([.J715]*512))+([.K715]*1024))+([.L715]*2048))+([.M715]*4096))+([.N715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16]*1)+([.B716]*2))+([.C716]*4))+([.D716]*8))+([.E716]*16))+([.F716]*32))+([.G716]*64))+([.H716]*128))+([.I716]*256))+([.J716]*512))+([.K716]*1024))+([.L716]*2048))+([.M716]*4096))+([.N716]*8192)))" office:value-type="float" office:value="16368">
            <text:p>163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17]*1)+([.B717]*2))+([.C717]*4))+([.D717]*8))+([.E717]*16))+([.F717]*32))+([.G717]*64))+([.H717]*128))+([.I717]*256))+([.J717]*512))+([.K717]*1024))+([.L717]*2048))+([.M717]*4096))+([.N717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18]*1)+([.B718]*2))+([.C718]*4))+([.D718]*8))+([.E718]*16))+([.F718]*32))+([.G718]*64))+([.H718]*128))+([.I718]*256))+([.J718]*512))+([.K718]*1024))+([.L718]*2048))+([.M718]*4096))+([.N718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19]*1)+([.B719]*2))+([.C719]*4))+([.D719]*8))+([.E719]*16))+([.F719]*32))+([.G719]*64))+([.H719]*128))+([.I719]*256))+([.J719]*512))+([.K719]*1024))+([.L719]*2048))+([.M719]*4096))+([.N719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20]*1)+([.B720]*2))+([.C720]*4))+([.D720]*8))+([.E720]*16))+([.F720]*32))+([.G720]*64))+([.H720]*128))+([.I720]*256))+([.J720]*512))+([.K720]*1024))+([.L720]*2048))+([.M720]*4096))+([.N720]*8192)))" office:value-type="float" office:value="3074">
            <text:p>307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22]*1)+([.B722]*2))+([.C722]*4))+([.D722]*8))+([.E722]*16))+([.F722]*32))+([.G722]*64))+([.H722]*128))+([.I722]*256))+([.J722]*512))+([.K722]*1024))+([.L722]*2048))+([.M722]*4096))+([.N722]*8192)))" office:value-type="float" office:value="3074">
            <text:p>30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23]*1)+([.B723]*2))+([.C723]*4))+([.D723]*8))+([.E723]*16))+([.F723]*32))+([.G723]*64))+([.H723]*128))+([.I723]*256))+([.J723]*512))+([.K723]*1024))+([.L723]*2048))+([.M723]*4096))+([.N723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24]*1)+([.B724]*2))+([.C724]*4))+([.D724]*8))+([.E724]*16))+([.F724]*32))+([.G724]*64))+([.H724]*128))+([.I724]*256))+([.J724]*512))+([.K724]*1024))+([.L724]*2048))+([.M724]*4096))+([.N72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25]*1)+([.B725]*2))+([.C725]*4))+([.D725]*8))+([.E725]*16))+([.F725]*32))+([.G725]*64))+([.H725]*128))+([.I725]*256))+([.J725]*512))+([.K725]*1024))+([.L725]*2048))+([.M725]*4096))+([.N725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26]*1)+([.B726]*2))+([.C726]*4))+([.D726]*8))+([.E726]*16))+([.F726]*32))+([.G726]*64))+([.H726]*128))+([.I726]*256))+([.J726]*512))+([.K726]*1024))+([.L726]*2048))+([.M726]*4096))+([.N726]*8192)))" office:value-type="float" office:value="16368">
            <text:p>163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27]*1)+([.B727]*2))+([.C727]*4))+([.D727]*8))+([.E727]*16))+([.F727]*32))+([.G727]*64))+([.H727]*128))+([.I727]*256))+([.J727]*512))+([.K727]*1024))+([.L727]*2048))+([.M727]*4096))+([.N727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28]*1)+([.B728]*2))+([.C728]*4))+([.D728]*8))+([.E728]*16))+([.F728]*32))+([.G728]*64))+([.H728]*128))+([.I728]*256))+([.J728]*512))+([.K728]*1024))+([.L728]*2048))+([.M728]*4096))+([.N728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29]*1)+([.B729]*2))+([.C729]*4))+([.D729]*8))+([.E729]*16))+([.F729]*32))+([.G729]*64))+([.H729]*128))+([.I729]*256))+([.J729]*512))+([.K729]*1024))+([.L729]*2048))+([.M729]*4096))+([.N729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30]*1)+([.B730]*2))+([.C730]*4))+([.D730]*8))+([.E730]*16))+([.F730]*32))+([.G730]*64))+([.H730]*128))+([.I730]*256))+([.J730]*512))+([.K730]*1024))+([.L730]*2048))+([.M730]*4096))+([.N730]*8192)))" office:value-type="float" office:value="3074">
            <text:p>307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32]*1)+([.B732]*2))+([.C732]*4))+([.D732]*8))+([.E732]*16))+([.F732]*32))+([.G732]*64))+([.H732]*128))+([.I732]*256))+([.J732]*512))+([.K732]*1024))+([.L732]*2048))+([.M732]*4096))+([.N732]*8192)))" office:value-type="float" office:value="3074">
            <text:p>30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33]*1)+([.B733]*2))+([.C733]*4))+([.D733]*8))+([.E733]*16))+([.F733]*32))+([.G733]*64))+([.H733]*128))+([.I733]*256))+([.J733]*512))+([.K733]*1024))+([.L733]*2048))+([.M733]*4096))+([.N733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34]*1)+([.B734]*2))+([.C734]*4))+([.D734]*8))+([.E734]*16))+([.F734]*32))+([.G734]*64))+([.H734]*128))+([.I734]*256))+([.J734]*512))+([.K734]*1024))+([.L734]*2048))+([.M734]*4096))+([.N73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35]*1)+([.B735]*2))+([.C735]*4))+([.D735]*8))+([.E735]*16))+([.F735]*32))+([.G735]*64))+([.H735]*128))+([.I735]*256))+([.J735]*512))+([.K735]*1024))+([.L735]*2048))+([.M735]*4096))+([.N735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36]*1)+([.B736]*2))+([.C736]*4))+([.D736]*8))+([.E736]*16))+([.F736]*32))+([.G736]*64))+([.H736]*128))+([.I736]*256))+([.J736]*512))+([.K736]*1024))+([.L736]*2048))+([.M736]*4096))+([.N736]*8192)))" office:value-type="float" office:value="16368">
            <text:p>163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37]*1)+([.B737]*2))+([.C737]*4))+([.D737]*8))+([.E737]*16))+([.F737]*32))+([.G737]*64))+([.H737]*128))+([.I737]*256))+([.J737]*512))+([.K737]*1024))+([.L737]*2048))+([.M737]*4096))+([.N737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38]*1)+([.B738]*2))+([.C738]*4))+([.D738]*8))+([.E738]*16))+([.F738]*32))+([.G738]*64))+([.H738]*128))+([.I738]*256))+([.J738]*512))+([.K738]*1024))+([.L738]*2048))+([.M738]*4096))+([.N738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39]*1)+([.B739]*2))+([.C739]*4))+([.D739]*8))+([.E739]*16))+([.F739]*32))+([.G739]*64))+([.H739]*128))+([.I739]*256))+([.J739]*512))+([.K739]*1024))+([.L739]*2048))+([.M739]*4096))+([.N739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40]*1)+([.B740]*2))+([.C740]*4))+([.D740]*8))+([.E740]*16))+([.F740]*32))+([.G740]*64))+([.H740]*128))+([.I740]*256))+([.J740]*512))+([.K740]*1024))+([.L740]*2048))+([.M740]*4096))+([.N740]*8192)))" office:value-type="float" office:value="3074">
            <text:p>307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42]*1)+([.B742]*2))+([.C742]*4))+([.D742]*8))+([.E742]*16))+([.F742]*32))+([.G742]*64))+([.H742]*128))+([.I742]*256))+([.J742]*512))+([.K742]*1024))+([.L742]*2048))+([.M742]*4096))+([.N742]*8192)))" office:value-type="float" office:value="3074">
            <text:p>30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43]*1)+([.B743]*2))+([.C743]*4))+([.D743]*8))+([.E743]*16))+([.F743]*32))+([.G743]*64))+([.H743]*128))+([.I743]*256))+([.J743]*512))+([.K743]*1024))+([.L743]*2048))+([.M743]*4096))+([.N743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44]*1)+([.B744]*2))+([.C744]*4))+([.D744]*8))+([.E744]*16))+([.F744]*32))+([.G744]*64))+([.H744]*128))+([.I744]*256))+([.J744]*512))+([.K744]*1024))+([.L744]*2048))+([.M744]*4096))+([.N74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45]*1)+([.B745]*2))+([.C745]*4))+([.D745]*8))+([.E745]*16))+([.F745]*32))+([.G745]*64))+([.H745]*128))+([.I745]*256))+([.J745]*512))+([.K745]*1024))+([.L745]*2048))+([.M745]*4096))+([.N745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46]*1)+([.B746]*2))+([.C746]*4))+([.D746]*8))+([.E746]*16))+([.F746]*32))+([.G746]*64))+([.H746]*128))+([.I746]*256))+([.J746]*512))+([.K746]*1024))+([.L746]*2048))+([.M746]*4096))+([.N746]*8192)))" office:value-type="float" office:value="16368">
            <text:p>163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47]*1)+([.B747]*2))+([.C747]*4))+([.D747]*8))+([.E747]*16))+([.F747]*32))+([.G747]*64))+([.H747]*128))+([.I747]*256))+([.J747]*512))+([.K747]*1024))+([.L747]*2048))+([.M747]*4096))+([.N747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48]*1)+([.B748]*2))+([.C748]*4))+([.D748]*8))+([.E748]*16))+([.F748]*32))+([.G748]*64))+([.H748]*128))+([.I748]*256))+([.J748]*512))+([.K748]*1024))+([.L748]*2048))+([.M748]*4096))+([.N748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49]*1)+([.B749]*2))+([.C749]*4))+([.D749]*8))+([.E749]*16))+([.F749]*32))+([.G749]*64))+([.H749]*128))+([.I749]*256))+([.J749]*512))+([.K749]*1024))+([.L749]*2048))+([.M749]*4096))+([.N749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50]*1)+([.B750]*2))+([.C750]*4))+([.D750]*8))+([.E750]*16))+([.F750]*32))+([.G750]*64))+([.H750]*128))+([.I750]*256))+([.J750]*512))+([.K750]*1024))+([.L750]*2048))+([.M750]*4096))+([.N750]*8192)))" office:value-type="float" office:value="3074">
            <text:p>307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52]*1)+([.B752]*2))+([.C752]*4))+([.D752]*8))+([.E752]*16))+([.F752]*32))+([.G752]*64))+([.H752]*128))+([.I752]*256))+([.J752]*512))+([.K752]*1024))+([.L752]*2048))+([.M752]*4096))+([.N752]*8192)))" office:value-type="float" office:value="3074">
            <text:p>30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53]*1)+([.B753]*2))+([.C753]*4))+([.D753]*8))+([.E753]*16))+([.F753]*32))+([.G753]*64))+([.H753]*128))+([.I753]*256))+([.J753]*512))+([.K753]*1024))+([.L753]*2048))+([.M753]*4096))+([.N753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54]*1)+([.B754]*2))+([.C754]*4))+([.D754]*8))+([.E754]*16))+([.F754]*32))+([.G754]*64))+([.H754]*128))+([.I754]*256))+([.J754]*512))+([.K754]*1024))+([.L754]*2048))+([.M754]*4096))+([.N75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55]*1)+([.B755]*2))+([.C755]*4))+([.D755]*8))+([.E755]*16))+([.F755]*32))+([.G755]*64))+([.H755]*128))+([.I755]*256))+([.J755]*512))+([.K755]*1024))+([.L755]*2048))+([.M755]*4096))+([.N755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56]*1)+([.B756]*2))+([.C756]*4))+([.D756]*8))+([.E756]*16))+([.F756]*32))+([.G756]*64))+([.H756]*128))+([.I756]*256))+([.J756]*512))+([.K756]*1024))+([.L756]*2048))+([.M756]*4096))+([.N756]*8192)))" office:value-type="float" office:value="16368">
            <text:p>163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57]*1)+([.B757]*2))+([.C757]*4))+([.D757]*8))+([.E757]*16))+([.F757]*32))+([.G757]*64))+([.H757]*128))+([.I757]*256))+([.J757]*512))+([.K757]*1024))+([.L757]*2048))+([.M757]*4096))+([.N757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58]*1)+([.B758]*2))+([.C758]*4))+([.D758]*8))+([.E758]*16))+([.F758]*32))+([.G758]*64))+([.H758]*128))+([.I758]*256))+([.J758]*512))+([.K758]*1024))+([.L758]*2048))+([.M758]*4096))+([.N758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59]*1)+([.B759]*2))+([.C759]*4))+([.D759]*8))+([.E759]*16))+([.F759]*32))+([.G759]*64))+([.H759]*128))+([.I759]*256))+([.J759]*512))+([.K759]*1024))+([.L759]*2048))+([.M759]*4096))+([.N759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60]*1)+([.B760]*2))+([.C760]*4))+([.D760]*8))+([.E760]*16))+([.F760]*32))+([.G760]*64))+([.H760]*128))+([.I760]*256))+([.J760]*512))+([.K760]*1024))+([.L760]*2048))+([.M760]*4096))+([.N760]*8192)))" office:value-type="float" office:value="3074">
            <text:p>307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62]*1)+([.B762]*2))+([.C762]*4))+([.D762]*8))+([.E762]*16))+([.F762]*32))+([.G762]*64))+([.H762]*128))+([.I762]*256))+([.J762]*512))+([.K762]*1024))+([.L762]*2048))+([.M762]*4096))+([.N762]*8192)))" office:value-type="float" office:value="3074">
            <text:p>30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63]*1)+([.B763]*2))+([.C763]*4))+([.D763]*8))+([.E763]*16))+([.F763]*32))+([.G763]*64))+([.H763]*128))+([.I763]*256))+([.J763]*512))+([.K763]*1024))+([.L763]*2048))+([.M763]*4096))+([.N763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64]*1)+([.B764]*2))+([.C764]*4))+([.D764]*8))+([.E764]*16))+([.F764]*32))+([.G764]*64))+([.H764]*128))+([.I764]*256))+([.J764]*512))+([.K764]*1024))+([.L764]*2048))+([.M764]*4096))+([.N76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65]*1)+([.B765]*2))+([.C765]*4))+([.D765]*8))+([.E765]*16))+([.F765]*32))+([.G765]*64))+([.H765]*128))+([.I765]*256))+([.J765]*512))+([.K765]*1024))+([.L765]*2048))+([.M765]*4096))+([.N765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66]*1)+([.B766]*2))+([.C766]*4))+([.D766]*8))+([.E766]*16))+([.F766]*32))+([.G766]*64))+([.H766]*128))+([.I766]*256))+([.J766]*512))+([.K766]*1024))+([.L766]*2048))+([.M766]*4096))+([.N766]*8192)))" office:value-type="float" office:value="16368">
            <text:p>163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67]*1)+([.B767]*2))+([.C767]*4))+([.D767]*8))+([.E767]*16))+([.F767]*32))+([.G767]*64))+([.H767]*128))+([.I767]*256))+([.J767]*512))+([.K767]*1024))+([.L767]*2048))+([.M767]*4096))+([.N767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68]*1)+([.B768]*2))+([.C768]*4))+([.D768]*8))+([.E768]*16))+([.F768]*32))+([.G768]*64))+([.H768]*128))+([.I768]*256))+([.J768]*512))+([.K768]*1024))+([.L768]*2048))+([.M768]*4096))+([.N768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69]*1)+([.B769]*2))+([.C769]*4))+([.D769]*8))+([.E769]*16))+([.F769]*32))+([.G769]*64))+([.H769]*128))+([.I769]*256))+([.J769]*512))+([.K769]*1024))+([.L769]*2048))+([.M769]*4096))+([.N769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70]*1)+([.B770]*2))+([.C770]*4))+([.D770]*8))+([.E770]*16))+([.F770]*32))+([.G770]*64))+([.H770]*128))+([.I770]*256))+([.J770]*512))+([.K770]*1024))+([.L770]*2048))+([.M770]*4096))+([.N770]*8192)))" office:value-type="float" office:value="3074">
            <text:p>307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72]*1)+([.B772]*2))+([.C772]*4))+([.D772]*8))+([.E772]*16))+([.F772]*32))+([.G772]*64))+([.H772]*128))+([.I772]*256))+([.J772]*512))+([.K772]*1024))+([.L772]*2048))+([.M772]*4096))+([.N772]*8192)))" office:value-type="float" office:value="3074">
            <text:p>30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73]*1)+([.B773]*2))+([.C773]*4))+([.D773]*8))+([.E773]*16))+([.F773]*32))+([.G773]*64))+([.H773]*128))+([.I773]*256))+([.J773]*512))+([.K773]*1024))+([.L773]*2048))+([.M773]*4096))+([.N773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74]*1)+([.B774]*2))+([.C774]*4))+([.D774]*8))+([.E774]*16))+([.F774]*32))+([.G774]*64))+([.H774]*128))+([.I774]*256))+([.J774]*512))+([.K774]*1024))+([.L774]*2048))+([.M774]*4096))+([.N774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75]*1)+([.B775]*2))+([.C775]*4))+([.D775]*8))+([.E775]*16))+([.F775]*32))+([.G775]*64))+([.H775]*128))+([.I775]*256))+([.J775]*512))+([.K775]*1024))+([.L775]*2048))+([.M775]*4096))+([.N775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76]*1)+([.B776]*2))+([.C776]*4))+([.D776]*8))+([.E776]*16))+([.F776]*32))+([.G776]*64))+([.H776]*128))+([.I776]*256))+([.J776]*512))+([.K776]*1024))+([.L776]*2048))+([.M776]*4096))+([.N776]*8192)))" office:value-type="float" office:value="16368">
            <text:p>163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77]*1)+([.B777]*2))+([.C777]*4))+([.D777]*8))+([.E777]*16))+([.F777]*32))+([.G777]*64))+([.H777]*128))+([.I777]*256))+([.J777]*512))+([.K777]*1024))+([.L777]*2048))+([.M777]*4096))+([.N777]*8192)))" office:value-type="float" office:value="12280">
            <text:p>122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78]*1)+([.B778]*2))+([.C778]*4))+([.D778]*8))+([.E778]*16))+([.F778]*32))+([.G778]*64))+([.H778]*128))+([.I778]*256))+([.J778]*512))+([.K778]*1024))+([.L778]*2048))+([.M778]*4096))+([.N778]*8192)))" office:value-type="float" office:value="4840">
            <text:p>4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79]*1)+([.B779]*2))+([.C779]*4))+([.D779]*8))+([.E779]*16))+([.F779]*32))+([.G779]*64))+([.H779]*128))+([.I779]*256))+([.J779]*512))+([.K779]*1024))+([.L779]*2048))+([.M779]*4096))+([.N779]*8192)))" office:value-type="float" office:value="1550">
            <text:p>15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80]*1)+([.B780]*2))+([.C780]*4))+([.D780]*8))+([.E780]*16))+([.F780]*32))+([.G780]*64))+([.H780]*128))+([.I780]*256))+([.J780]*512))+([.K780]*1024))+([.L780]*2048))+([.M780]*4096))+([.N780]*8192)))" office:value-type="float" office:value="3074">
            <text:p>307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82]*1)+([.B782]*2))+([.C782]*4))+([.D782]*8))+([.E782]*16))+([.F782]*32))+([.G782]*64))+([.H782]*128))+([.I782]*256))+([.J782]*512))+([.K782]*1024))+([.L782]*2048))+([.M782]*4096))+([.N782]*8192)))" office:value-type="float" office:value="6148">
            <text:p>61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83]*1)+([.B783]*2))+([.C783]*4))+([.D783]*8))+([.E783]*16))+([.F783]*32))+([.G783]*64))+([.H783]*128))+([.I783]*256))+([.J783]*512))+([.K783]*1024))+([.L783]*2048))+([.M783]*4096))+([.N783]*8192)))" office:value-type="float" office:value="3100">
            <text:p>310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84]*1)+([.B784]*2))+([.C784]*4))+([.D784]*8))+([.E784]*16))+([.F784]*32))+([.G784]*64))+([.H784]*128))+([.I784]*256))+([.J784]*512))+([.K784]*1024))+([.L784]*2048))+([.M784]*4096))+([.N784]*8192)))" office:value-type="float" office:value="9680">
            <text:p>96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85]*1)+([.B785]*2))+([.C785]*4))+([.D785]*8))+([.E785]*16))+([.F785]*32))+([.G785]*64))+([.H785]*128))+([.I785]*256))+([.J785]*512))+([.K785]*1024))+([.L785]*2048))+([.M785]*4096))+([.N785]*8192)))" office:value-type="float" office:value="8176">
            <text:p>81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86]*1)+([.B786]*2))+([.C786]*4))+([.D786]*8))+([.E786]*16))+([.F786]*32))+([.G786]*64))+([.H786]*128))+([.I786]*256))+([.J786]*512))+([.K786]*1024))+([.L786]*2048))+([.M786]*4096))+([.N786]*8192)))" office:value-type="float" office:value="16352">
            <text:p>163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87]*1)+([.B787]*2))+([.C787]*4))+([.D787]*8))+([.E787]*16))+([.F787]*32))+([.G787]*64))+([.H787]*128))+([.I787]*256))+([.J787]*512))+([.K787]*1024))+([.L787]*2048))+([.M787]*4096))+([.N787]*8192)))" office:value-type="float" office:value="8176">
            <text:p>81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88]*1)+([.B788]*2))+([.C788]*4))+([.D788]*8))+([.E788]*16))+([.F788]*32))+([.G788]*64))+([.H788]*128))+([.I788]*256))+([.J788]*512))+([.K788]*1024))+([.L788]*2048))+([.M788]*4096))+([.N788]*8192)))" office:value-type="float" office:value="9680">
            <text:p>96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89]*1)+([.B789]*2))+([.C789]*4))+([.D789]*8))+([.E789]*16))+([.F789]*32))+([.G789]*64))+([.H789]*128))+([.I789]*256))+([.J789]*512))+([.K789]*1024))+([.L789]*2048))+([.M789]*4096))+([.N789]*8192)))" office:value-type="float" office:value="3100">
            <text:p>310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90]*1)+([.B790]*2))+([.C790]*4))+([.D790]*8))+([.E790]*16))+([.F790]*32))+([.G790]*64))+([.H790]*128))+([.I790]*256))+([.J790]*512))+([.K790]*1024))+([.L790]*2048))+([.M790]*4096))+([.N790]*8192)))" office:value-type="float" office:value="6148">
            <text:p>614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792]*1)+([.B792]*2))+([.C792]*4))+([.D792]*8))+([.E792]*16))+([.F792]*32))+([.G792]*64))+([.H792]*128))+([.I792]*256))+([.J792]*512))+([.K792]*1024))+([.L792]*2048))+([.M792]*4096))+([.N792]*8192)))" office:value-type="float" office:value="12296">
            <text:p>122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93]*1)+([.B793]*2))+([.C793]*4))+([.D793]*8))+([.E793]*16))+([.F793]*32))+([.G793]*64))+([.H793]*128))+([.I793]*256))+([.J793]*512))+([.K793]*1024))+([.L793]*2048))+([.M793]*4096))+([.N793]*8192)))" office:value-type="float" office:value="6200">
            <text:p>620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94]*1)+([.B794]*2))+([.C794]*4))+([.D794]*8))+([.E794]*16))+([.F794]*32))+([.G794]*64))+([.H794]*128))+([.I794]*256))+([.J794]*512))+([.K794]*1024))+([.L794]*2048))+([.M794]*4096))+([.N794]*8192)))" office:value-type="float" office:value="2976">
            <text:p>29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95]*1)+([.B795]*2))+([.C795]*4))+([.D795]*8))+([.E795]*16))+([.F795]*32))+([.G795]*64))+([.H795]*128))+([.I795]*256))+([.J795]*512))+([.K795]*1024))+([.L795]*2048))+([.M795]*4096))+([.N795]*8192)))" office:value-type="float" office:value="16352">
            <text:p>163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96]*1)+([.B796]*2))+([.C796]*4))+([.D796]*8))+([.E796]*16))+([.F796]*32))+([.G796]*64))+([.H796]*128))+([.I796]*256))+([.J796]*512))+([.K796]*1024))+([.L796]*2048))+([.M796]*4096))+([.N796]*8192)))" office:value-type="float" office:value="16320">
            <text:p>163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797]*1)+([.B797]*2))+([.C797]*4))+([.D797]*8))+([.E797]*16))+([.F797]*32))+([.G797]*64))+([.H797]*128))+([.I797]*256))+([.J797]*512))+([.K797]*1024))+([.L797]*2048))+([.M797]*4096))+([.N797]*8192)))" office:value-type="float" office:value="16352">
            <text:p>163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98]*1)+([.B798]*2))+([.C798]*4))+([.D798]*8))+([.E798]*16))+([.F798]*32))+([.G798]*64))+([.H798]*128))+([.I798]*256))+([.J798]*512))+([.K798]*1024))+([.L798]*2048))+([.M798]*4096))+([.N798]*8192)))" office:value-type="float" office:value="2976">
            <text:p>29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799]*1)+([.B799]*2))+([.C799]*4))+([.D799]*8))+([.E799]*16))+([.F799]*32))+([.G799]*64))+([.H799]*128))+([.I799]*256))+([.J799]*512))+([.K799]*1024))+([.L799]*2048))+([.M799]*4096))+([.N799]*8192)))" office:value-type="float" office:value="6200">
            <text:p>620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00]*1)+([.B800]*2))+([.C800]*4))+([.D800]*8))+([.E800]*16))+([.F800]*32))+([.G800]*64))+([.H800]*128))+([.I800]*256))+([.J800]*512))+([.K800]*1024))+([.L800]*2048))+([.M800]*4096))+([.N800]*8192)))" office:value-type="float" office:value="12296">
            <text:p>1229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02]*1)+([.B802]*2))+([.C802]*4))+([.D802]*8))+([.E802]*16))+([.F802]*32))+([.G802]*64))+([.H802]*128))+([.I802]*256))+([.J802]*512))+([.K802]*1024))+([.L802]*2048))+([.M802]*4096))+([.N802]*8192)))" office:value-type="float" office:value="8208">
            <text:p>82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03]*1)+([.B803]*2))+([.C803]*4))+([.D803]*8))+([.E803]*16))+([.F803]*32))+([.G803]*64))+([.H803]*128))+([.I803]*256))+([.J803]*512))+([.K803]*1024))+([.L803]*2048))+([.M803]*4096))+([.N803]*8192)))" office:value-type="float" office:value="12400">
            <text:p>1240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04]*1)+([.B804]*2))+([.C804]*4))+([.D804]*8))+([.E804]*16))+([.F804]*32))+([.G804]*64))+([.H804]*128))+([.I804]*256))+([.J804]*512))+([.K804]*1024))+([.L804]*2048))+([.M804]*4096))+([.N804]*8192)))" office:value-type="float" office:value="5952">
            <text:p>59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05]*1)+([.B805]*2))+([.C805]*4))+([.D805]*8))+([.E805]*16))+([.F805]*32))+([.G805]*64))+([.H805]*128))+([.I805]*256))+([.J805]*512))+([.K805]*1024))+([.L805]*2048))+([.M805]*4096))+([.N805]*8192)))" office:value-type="float" office:value="16320">
            <text:p>163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06]*1)+([.B806]*2))+([.C806]*4))+([.D806]*8))+([.E806]*16))+([.F806]*32))+([.G806]*64))+([.H806]*128))+([.I806]*256))+([.J806]*512))+([.K806]*1024))+([.L806]*2048))+([.M806]*4096))+([.N806]*8192)))" office:value-type="float" office:value="16256">
            <text:p>16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07]*1)+([.B807]*2))+([.C807]*4))+([.D807]*8))+([.E807]*16))+([.F807]*32))+([.G807]*64))+([.H807]*128))+([.I807]*256))+([.J807]*512))+([.K807]*1024))+([.L807]*2048))+([.M807]*4096))+([.N807]*8192)))" office:value-type="float" office:value="16320">
            <text:p>163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08]*1)+([.B808]*2))+([.C808]*4))+([.D808]*8))+([.E808]*16))+([.F808]*32))+([.G808]*64))+([.H808]*128))+([.I808]*256))+([.J808]*512))+([.K808]*1024))+([.L808]*2048))+([.M808]*4096))+([.N808]*8192)))" office:value-type="float" office:value="5952">
            <text:p>59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09]*1)+([.B809]*2))+([.C809]*4))+([.D809]*8))+([.E809]*16))+([.F809]*32))+([.G809]*64))+([.H809]*128))+([.I809]*256))+([.J809]*512))+([.K809]*1024))+([.L809]*2048))+([.M809]*4096))+([.N809]*8192)))" office:value-type="float" office:value="12400">
            <text:p>1240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10]*1)+([.B810]*2))+([.C810]*4))+([.D810]*8))+([.E810]*16))+([.F810]*32))+([.G810]*64))+([.H810]*128))+([.I810]*256))+([.J810]*512))+([.K810]*1024))+([.L810]*2048))+([.M810]*4096))+([.N810]*8192)))" office:value-type="float" office:value="8208">
            <text:p>820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12]*1)+([.B812]*2))+([.C812]*4))+([.D812]*8))+([.E812]*16))+([.F812]*32))+([.G812]*64))+([.H812]*128))+([.I812]*256))+([.J812]*512))+([.K812]*1024))+([.L812]*2048))+([.M812]*4096))+([.N812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13]*1)+([.B813]*2))+([.C813]*4))+([.D813]*8))+([.E813]*16))+([.F813]*32))+([.G813]*64))+([.H813]*128))+([.I813]*256))+([.J813]*512))+([.K813]*1024))+([.L813]*2048))+([.M813]*4096))+([.N813]*8192)))" office:value-type="float" office:value="8416">
            <text:p>84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14]*1)+([.B814]*2))+([.C814]*4))+([.D814]*8))+([.E814]*16))+([.F814]*32))+([.G814]*64))+([.H814]*128))+([.I814]*256))+([.J814]*512))+([.K814]*1024))+([.L814]*2048))+([.M814]*4096))+([.N814]*8192)))" office:value-type="float" office:value="11904">
            <text:p>119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15]*1)+([.B815]*2))+([.C815]*4))+([.D815]*8))+([.E815]*16))+([.F815]*32))+([.G815]*64))+([.H815]*128))+([.I815]*256))+([.J815]*512))+([.K815]*1024))+([.L815]*2048))+([.M815]*4096))+([.N815]*8192)))" office:value-type="float" office:value="16256">
            <text:p>16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16]*1)+([.B816]*2))+([.C816]*4))+([.D816]*8))+([.E816]*16))+([.F816]*32))+([.G816]*64))+([.H816]*128))+([.I816]*256))+([.J816]*512))+([.K816]*1024))+([.L816]*2048))+([.M816]*4096))+([.N816]*8192)))" office:value-type="float" office:value="16128">
            <text:p>16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17]*1)+([.B817]*2))+([.C817]*4))+([.D817]*8))+([.E817]*16))+([.F817]*32))+([.G817]*64))+([.H817]*128))+([.I817]*256))+([.J817]*512))+([.K817]*1024))+([.L817]*2048))+([.M817]*4096))+([.N817]*8192)))" office:value-type="float" office:value="16256">
            <text:p>16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18]*1)+([.B818]*2))+([.C818]*4))+([.D818]*8))+([.E818]*16))+([.F818]*32))+([.G818]*64))+([.H818]*128))+([.I818]*256))+([.J818]*512))+([.K818]*1024))+([.L818]*2048))+([.M818]*4096))+([.N818]*8192)))" office:value-type="float" office:value="11904">
            <text:p>119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19]*1)+([.B819]*2))+([.C819]*4))+([.D819]*8))+([.E819]*16))+([.F819]*32))+([.G819]*64))+([.H819]*128))+([.I819]*256))+([.J819]*512))+([.K819]*1024))+([.L819]*2048))+([.M819]*4096))+([.N819]*8192)))" office:value-type="float" office:value="8416">
            <text:p>84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20]*1)+([.B820]*2))+([.C820]*4))+([.D820]*8))+([.E820]*16))+([.F820]*32))+([.G820]*64))+([.H820]*128))+([.I820]*256))+([.J820]*512))+([.K820]*1024))+([.L820]*2048))+([.M820]*4096))+([.N820]*8192)))" office:value-type="float" office:value="32">
            <text:p>3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22]*1)+([.B822]*2))+([.C822]*4))+([.D822]*8))+([.E822]*16))+([.F822]*32))+([.G822]*64))+([.H822]*128))+([.I822]*256))+([.J822]*512))+([.K822]*1024))+([.L822]*2048))+([.M822]*4096))+([.N822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23]*1)+([.B823]*2))+([.C823]*4))+([.D823]*8))+([.E823]*16))+([.F823]*32))+([.G823]*64))+([.H823]*128))+([.I823]*256))+([.J823]*512))+([.K823]*1024))+([.L823]*2048))+([.M823]*4096))+([.N823]*8192)))" office:value-type="float" office:value="448">
            <text:p>4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24]*1)+([.B824]*2))+([.C824]*4))+([.D824]*8))+([.E824]*16))+([.F824]*32))+([.G824]*64))+([.H824]*128))+([.I824]*256))+([.J824]*512))+([.K824]*1024))+([.L824]*2048))+([.M824]*4096))+([.N824]*8192)))" office:value-type="float" office:value="7424">
            <text:p>74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25]*1)+([.B825]*2))+([.C825]*4))+([.D825]*8))+([.E825]*16))+([.F825]*32))+([.G825]*64))+([.H825]*128))+([.I825]*256))+([.J825]*512))+([.K825]*1024))+([.L825]*2048))+([.M825]*4096))+([.N825]*8192)))" office:value-type="float" office:value="16128">
            <text:p>16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26]*1)+([.B826]*2))+([.C826]*4))+([.D826]*8))+([.E826]*16))+([.F826]*32))+([.G826]*64))+([.H826]*128))+([.I826]*256))+([.J826]*512))+([.K826]*1024))+([.L826]*2048))+([.M826]*4096))+([.N826]*8192)))" office:value-type="float" office:value="15872">
            <text:p>158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27]*1)+([.B827]*2))+([.C827]*4))+([.D827]*8))+([.E827]*16))+([.F827]*32))+([.G827]*64))+([.H827]*128))+([.I827]*256))+([.J827]*512))+([.K827]*1024))+([.L827]*2048))+([.M827]*4096))+([.N827]*8192)))" office:value-type="float" office:value="16128">
            <text:p>16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28]*1)+([.B828]*2))+([.C828]*4))+([.D828]*8))+([.E828]*16))+([.F828]*32))+([.G828]*64))+([.H828]*128))+([.I828]*256))+([.J828]*512))+([.K828]*1024))+([.L828]*2048))+([.M828]*4096))+([.N828]*8192)))" office:value-type="float" office:value="7424">
            <text:p>74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29]*1)+([.B829]*2))+([.C829]*4))+([.D829]*8))+([.E829]*16))+([.F829]*32))+([.G829]*64))+([.H829]*128))+([.I829]*256))+([.J829]*512))+([.K829]*1024))+([.L829]*2048))+([.M829]*4096))+([.N829]*8192)))" office:value-type="float" office:value="448">
            <text:p>4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30]*1)+([.B830]*2))+([.C830]*4))+([.D830]*8))+([.E830]*16))+([.F830]*32))+([.G830]*64))+([.H830]*128))+([.I830]*256))+([.J830]*512))+([.K830]*1024))+([.L830]*2048))+([.M830]*4096))+([.N830]*8192)))" office:value-type="float" office:value="64">
            <text:p>6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32]*1)+([.B832]*2))+([.C832]*4))+([.D832]*8))+([.E832]*16))+([.F832]*32))+([.G832]*64))+([.H832]*128))+([.I832]*256))+([.J832]*512))+([.K832]*1024))+([.L832]*2048))+([.M832]*4096))+([.N832]*8192)))" office:value-type="float" office:value="128">
            <text:p>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33]*1)+([.B833]*2))+([.C833]*4))+([.D833]*8))+([.E833]*16))+([.F833]*32))+([.G833]*64))+([.H833]*128))+([.I833]*256))+([.J833]*512))+([.K833]*1024))+([.L833]*2048))+([.M833]*4096))+([.N833]*8192)))" office:value-type="float" office:value="896">
            <text:p>8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34]*1)+([.B834]*2))+([.C834]*4))+([.D834]*8))+([.E834]*16))+([.F834]*32))+([.G834]*64))+([.H834]*128))+([.I834]*256))+([.J834]*512))+([.K834]*1024))+([.L834]*2048))+([.M834]*4096))+([.N834]*8192)))" office:value-type="float" office:value="14848">
            <text:p>148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35]*1)+([.B835]*2))+([.C835]*4))+([.D835]*8))+([.E835]*16))+([.F835]*32))+([.G835]*64))+([.H835]*128))+([.I835]*256))+([.J835]*512))+([.K835]*1024))+([.L835]*2048))+([.M835]*4096))+([.N835]*8192)))" office:value-type="float" office:value="15872">
            <text:p>158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36]*1)+([.B836]*2))+([.C836]*4))+([.D836]*8))+([.E836]*16))+([.F836]*32))+([.G836]*64))+([.H836]*128))+([.I836]*256))+([.J836]*512))+([.K836]*1024))+([.L836]*2048))+([.M836]*4096))+([.N836]*8192)))" office:value-type="float" office:value="15360">
            <text:p>153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37]*1)+([.B837]*2))+([.C837]*4))+([.D837]*8))+([.E837]*16))+([.F837]*32))+([.G837]*64))+([.H837]*128))+([.I837]*256))+([.J837]*512))+([.K837]*1024))+([.L837]*2048))+([.M837]*4096))+([.N837]*8192)))" office:value-type="float" office:value="15872">
            <text:p>158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38]*1)+([.B838]*2))+([.C838]*4))+([.D838]*8))+([.E838]*16))+([.F838]*32))+([.G838]*64))+([.H838]*128))+([.I838]*256))+([.J838]*512))+([.K838]*1024))+([.L838]*2048))+([.M838]*4096))+([.N838]*8192)))" office:value-type="float" office:value="14848">
            <text:p>148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39]*1)+([.B839]*2))+([.C839]*4))+([.D839]*8))+([.E839]*16))+([.F839]*32))+([.G839]*64))+([.H839]*128))+([.I839]*256))+([.J839]*512))+([.K839]*1024))+([.L839]*2048))+([.M839]*4096))+([.N839]*8192)))" office:value-type="float" office:value="896">
            <text:p>8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40]*1)+([.B840]*2))+([.C840]*4))+([.D840]*8))+([.E840]*16))+([.F840]*32))+([.G840]*64))+([.H840]*128))+([.I840]*256))+([.J840]*512))+([.K840]*1024))+([.L840]*2048))+([.M840]*4096))+([.N840]*8192)))" office:value-type="float" office:value="128">
            <text:p>1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42]*1)+([.B842]*2))+([.C842]*4))+([.D842]*8))+([.E842]*16))+([.F842]*32))+([.G842]*64))+([.H842]*128))+([.I842]*256))+([.J842]*512))+([.K842]*1024))+([.L842]*2048))+([.M842]*4096))+([.N842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43]*1)+([.B843]*2))+([.C843]*4))+([.D843]*8))+([.E843]*16))+([.F843]*32))+([.G843]*64))+([.H843]*128))+([.I843]*256))+([.J843]*512))+([.K843]*1024))+([.L843]*2048))+([.M843]*4096))+([.N843]*8192)))" office:value-type="float" office:value="1792">
            <text:p>17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44]*1)+([.B844]*2))+([.C844]*4))+([.D844]*8))+([.E844]*16))+([.F844]*32))+([.G844]*64))+([.H844]*128))+([.I844]*256))+([.J844]*512))+([.K844]*1024))+([.L844]*2048))+([.M844]*4096))+([.N844]*8192)))" office:value-type="float" office:value="13312">
            <text:p>133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45]*1)+([.B845]*2))+([.C845]*4))+([.D845]*8))+([.E845]*16))+([.F845]*32))+([.G845]*64))+([.H845]*128))+([.I845]*256))+([.J845]*512))+([.K845]*1024))+([.L845]*2048))+([.M845]*4096))+([.N845]*8192)))" office:value-type="float" office:value="15360">
            <text:p>153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46]*1)+([.B846]*2))+([.C846]*4))+([.D846]*8))+([.E846]*16))+([.F846]*32))+([.G846]*64))+([.H846]*128))+([.I846]*256))+([.J846]*512))+([.K846]*1024))+([.L846]*2048))+([.M846]*4096))+([.N846]*8192)))" office:value-type="float" office:value="14336">
            <text:p>14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47]*1)+([.B847]*2))+([.C847]*4))+([.D847]*8))+([.E847]*16))+([.F847]*32))+([.G847]*64))+([.H847]*128))+([.I847]*256))+([.J847]*512))+([.K847]*1024))+([.L847]*2048))+([.M847]*4096))+([.N847]*8192)))" office:value-type="float" office:value="15360">
            <text:p>153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48]*1)+([.B848]*2))+([.C848]*4))+([.D848]*8))+([.E848]*16))+([.F848]*32))+([.G848]*64))+([.H848]*128))+([.I848]*256))+([.J848]*512))+([.K848]*1024))+([.L848]*2048))+([.M848]*4096))+([.N848]*8192)))" office:value-type="float" office:value="13312">
            <text:p>133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49]*1)+([.B849]*2))+([.C849]*4))+([.D849]*8))+([.E849]*16))+([.F849]*32))+([.G849]*64))+([.H849]*128))+([.I849]*256))+([.J849]*512))+([.K849]*1024))+([.L849]*2048))+([.M849]*4096))+([.N849]*8192)))" office:value-type="float" office:value="1792">
            <text:p>17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50]*1)+([.B850]*2))+([.C850]*4))+([.D850]*8))+([.E850]*16))+([.F850]*32))+([.G850]*64))+([.H850]*128))+([.I850]*256))+([.J850]*512))+([.K850]*1024))+([.L850]*2048))+([.M850]*4096))+([.N850]*8192)))" office:value-type="float" office:value="256">
            <text:p>25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52]*1)+([.B852]*2))+([.C852]*4))+([.D852]*8))+([.E852]*16))+([.F852]*32))+([.G852]*64))+([.H852]*128))+([.I852]*256))+([.J852]*512))+([.K852]*1024))+([.L852]*2048))+([.M852]*4096))+([.N852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53]*1)+([.B853]*2))+([.C853]*4))+([.D853]*8))+([.E853]*16))+([.F853]*32))+([.G853]*64))+([.H853]*128))+([.I853]*256))+([.J853]*512))+([.K853]*1024))+([.L853]*2048))+([.M853]*4096))+([.N853]*8192)))" office:value-type="float" office:value="3584">
            <text:p>358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54]*1)+([.B854]*2))+([.C854]*4))+([.D854]*8))+([.E854]*16))+([.F854]*32))+([.G854]*64))+([.H854]*128))+([.I854]*256))+([.J854]*512))+([.K854]*1024))+([.L854]*2048))+([.M854]*4096))+([.N854]*8192)))" office:value-type="float" office:value="10240">
            <text:p>102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55]*1)+([.B855]*2))+([.C855]*4))+([.D855]*8))+([.E855]*16))+([.F855]*32))+([.G855]*64))+([.H855]*128))+([.I855]*256))+([.J855]*512))+([.K855]*1024))+([.L855]*2048))+([.M855]*4096))+([.N855]*8192)))" office:value-type="float" office:value="14336">
            <text:p>14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56]*1)+([.B856]*2))+([.C856]*4))+([.D856]*8))+([.E856]*16))+([.F856]*32))+([.G856]*64))+([.H856]*128))+([.I856]*256))+([.J856]*512))+([.K856]*1024))+([.L856]*2048))+([.M856]*4096))+([.N856]*8192)))" office:value-type="float" office:value="12288">
            <text:p>122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57]*1)+([.B857]*2))+([.C857]*4))+([.D857]*8))+([.E857]*16))+([.F857]*32))+([.G857]*64))+([.H857]*128))+([.I857]*256))+([.J857]*512))+([.K857]*1024))+([.L857]*2048))+([.M857]*4096))+([.N857]*8192)))" office:value-type="float" office:value="14336">
            <text:p>14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58]*1)+([.B858]*2))+([.C858]*4))+([.D858]*8))+([.E858]*16))+([.F858]*32))+([.G858]*64))+([.H858]*128))+([.I858]*256))+([.J858]*512))+([.K858]*1024))+([.L858]*2048))+([.M858]*4096))+([.N858]*8192)))" office:value-type="float" office:value="10240">
            <text:p>102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59]*1)+([.B859]*2))+([.C859]*4))+([.D859]*8))+([.E859]*16))+([.F859]*32))+([.G859]*64))+([.H859]*128))+([.I859]*256))+([.J859]*512))+([.K859]*1024))+([.L859]*2048))+([.M859]*4096))+([.N859]*8192)))" office:value-type="float" office:value="3584">
            <text:p>358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60]*1)+([.B860]*2))+([.C860]*4))+([.D860]*8))+([.E860]*16))+([.F860]*32))+([.G860]*64))+([.H860]*128))+([.I860]*256))+([.J860]*512))+([.K860]*1024))+([.L860]*2048))+([.M860]*4096))+([.N860]*8192)))" office:value-type="float" office:value="512">
            <text:p>51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62]*1)+([.B862]*2))+([.C862]*4))+([.D862]*8))+([.E862]*16))+([.F862]*32))+([.G862]*64))+([.H862]*128))+([.I862]*256))+([.J862]*512))+([.K862]*1024))+([.L862]*2048))+([.M862]*4096))+([.N862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63]*1)+([.B863]*2))+([.C863]*4))+([.D863]*8))+([.E863]*16))+([.F863]*32))+([.G863]*64))+([.H863]*128))+([.I863]*256))+([.J863]*512))+([.K863]*1024))+([.L863]*2048))+([.M863]*4096))+([.N863]*8192)))" office:value-type="float" office:value="7168">
            <text:p>71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64]*1)+([.B864]*2))+([.C864]*4))+([.D864]*8))+([.E864]*16))+([.F864]*32))+([.G864]*64))+([.H864]*128))+([.I864]*256))+([.J864]*512))+([.K864]*1024))+([.L864]*2048))+([.M864]*4096))+([.N864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65]*1)+([.B865]*2))+([.C865]*4))+([.D865]*8))+([.E865]*16))+([.F865]*32))+([.G865]*64))+([.H865]*128))+([.I865]*256))+([.J865]*512))+([.K865]*1024))+([.L865]*2048))+([.M865]*4096))+([.N865]*8192)))" office:value-type="float" office:value="12288">
            <text:p>122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66]*1)+([.B866]*2))+([.C866]*4))+([.D866]*8))+([.E866]*16))+([.F866]*32))+([.G866]*64))+([.H866]*128))+([.I866]*256))+([.J866]*512))+([.K866]*1024))+([.L866]*2048))+([.M866]*4096))+([.N866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67]*1)+([.B867]*2))+([.C867]*4))+([.D867]*8))+([.E867]*16))+([.F867]*32))+([.G867]*64))+([.H867]*128))+([.I867]*256))+([.J867]*512))+([.K867]*1024))+([.L867]*2048))+([.M867]*4096))+([.N867]*8192)))" office:value-type="float" office:value="12288">
            <text:p>122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68]*1)+([.B868]*2))+([.C868]*4))+([.D868]*8))+([.E868]*16))+([.F868]*32))+([.G868]*64))+([.H868]*128))+([.I868]*256))+([.J868]*512))+([.K868]*1024))+([.L868]*2048))+([.M868]*4096))+([.N868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69]*1)+([.B869]*2))+([.C869]*4))+([.D869]*8))+([.E869]*16))+([.F869]*32))+([.G869]*64))+([.H869]*128))+([.I869]*256))+([.J869]*512))+([.K869]*1024))+([.L869]*2048))+([.M869]*4096))+([.N869]*8192)))" office:value-type="float" office:value="7168">
            <text:p>71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70]*1)+([.B870]*2))+([.C870]*4))+([.D870]*8))+([.E870]*16))+([.F870]*32))+([.G870]*64))+([.H870]*128))+([.I870]*256))+([.J870]*512))+([.K870]*1024))+([.L870]*2048))+([.M870]*4096))+([.N870]*8192)))" office:value-type="float" office:value="1024">
            <text:p>102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72]*1)+([.B872]*2))+([.C872]*4))+([.D872]*8))+([.E872]*16))+([.F872]*32))+([.G872]*64))+([.H872]*128))+([.I872]*256))+([.J872]*512))+([.K872]*1024))+([.L872]*2048))+([.M872]*4096))+([.N872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73]*1)+([.B873]*2))+([.C873]*4))+([.D873]*8))+([.E873]*16))+([.F873]*32))+([.G873]*64))+([.H873]*128))+([.I873]*256))+([.J873]*512))+([.K873]*1024))+([.L873]*2048))+([.M873]*4096))+([.N873]*8192)))" office:value-type="float" office:value="14336">
            <text:p>14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74]*1)+([.B874]*2))+([.C874]*4))+([.D874]*8))+([.E874]*16))+([.F874]*32))+([.G874]*64))+([.H874]*128))+([.I874]*256))+([.J874]*512))+([.K874]*1024))+([.L874]*2048))+([.M874]*4096))+([.N874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75]*1)+([.B875]*2))+([.C875]*4))+([.D875]*8))+([.E875]*16))+([.F875]*32))+([.G875]*64))+([.H875]*128))+([.I875]*256))+([.J875]*512))+([.K875]*1024))+([.L875]*2048))+([.M875]*4096))+([.N875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76]*1)+([.B876]*2))+([.C876]*4))+([.D876]*8))+([.E876]*16))+([.F876]*32))+([.G876]*64))+([.H876]*128))+([.I876]*256))+([.J876]*512))+([.K876]*1024))+([.L876]*2048))+([.M876]*4096))+([.N87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77]*1)+([.B877]*2))+([.C877]*4))+([.D877]*8))+([.E877]*16))+([.F877]*32))+([.G877]*64))+([.H877]*128))+([.I877]*256))+([.J877]*512))+([.K877]*1024))+([.L877]*2048))+([.M877]*4096))+([.N877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78]*1)+([.B878]*2))+([.C878]*4))+([.D878]*8))+([.E878]*16))+([.F878]*32))+([.G878]*64))+([.H878]*128))+([.I878]*256))+([.J878]*512))+([.K878]*1024))+([.L878]*2048))+([.M878]*4096))+([.N878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79]*1)+([.B879]*2))+([.C879]*4))+([.D879]*8))+([.E879]*16))+([.F879]*32))+([.G879]*64))+([.H879]*128))+([.I879]*256))+([.J879]*512))+([.K879]*1024))+([.L879]*2048))+([.M879]*4096))+([.N879]*8192)))" office:value-type="float" office:value="14336">
            <text:p>14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80]*1)+([.B880]*2))+([.C880]*4))+([.D880]*8))+([.E880]*16))+([.F880]*32))+([.G880]*64))+([.H880]*128))+([.I880]*256))+([.J880]*512))+([.K880]*1024))+([.L880]*2048))+([.M880]*4096))+([.N880]*8192)))" office:value-type="float" office:value="2048">
            <text:p>204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82]*1)+([.B882]*2))+([.C882]*4))+([.D882]*8))+([.E882]*16))+([.F882]*32))+([.G882]*64))+([.H882]*128))+([.I882]*256))+([.J882]*512))+([.K882]*1024))+([.L882]*2048))+([.M882]*4096))+([.N882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83]*1)+([.B883]*2))+([.C883]*4))+([.D883]*8))+([.E883]*16))+([.F883]*32))+([.G883]*64))+([.H883]*128))+([.I883]*256))+([.J883]*512))+([.K883]*1024))+([.L883]*2048))+([.M883]*4096))+([.N883]*8192)))" office:value-type="float" office:value="12288">
            <text:p>122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84]*1)+([.B884]*2))+([.C884]*4))+([.D884]*8))+([.E884]*16))+([.F884]*32))+([.G884]*64))+([.H884]*128))+([.I884]*256))+([.J884]*512))+([.K884]*1024))+([.L884]*2048))+([.M884]*4096))+([.N88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85]*1)+([.B885]*2))+([.C885]*4))+([.D885]*8))+([.E885]*16))+([.F885]*32))+([.G885]*64))+([.H885]*128))+([.I885]*256))+([.J885]*512))+([.K885]*1024))+([.L885]*2048))+([.M885]*4096))+([.N88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86]*1)+([.B886]*2))+([.C886]*4))+([.D886]*8))+([.E886]*16))+([.F886]*32))+([.G886]*64))+([.H886]*128))+([.I886]*256))+([.J886]*512))+([.K886]*1024))+([.L886]*2048))+([.M886]*4096))+([.N88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87]*1)+([.B887]*2))+([.C887]*4))+([.D887]*8))+([.E887]*16))+([.F887]*32))+([.G887]*64))+([.H887]*128))+([.I887]*256))+([.J887]*512))+([.K887]*1024))+([.L887]*2048))+([.M887]*4096))+([.N88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88]*1)+([.B888]*2))+([.C888]*4))+([.D888]*8))+([.E888]*16))+([.F888]*32))+([.G888]*64))+([.H888]*128))+([.I888]*256))+([.J888]*512))+([.K888]*1024))+([.L888]*2048))+([.M888]*4096))+([.N88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89]*1)+([.B889]*2))+([.C889]*4))+([.D889]*8))+([.E889]*16))+([.F889]*32))+([.G889]*64))+([.H889]*128))+([.I889]*256))+([.J889]*512))+([.K889]*1024))+([.L889]*2048))+([.M889]*4096))+([.N889]*8192)))" office:value-type="float" office:value="12288">
            <text:p>122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90]*1)+([.B890]*2))+([.C890]*4))+([.D890]*8))+([.E890]*16))+([.F890]*32))+([.G890]*64))+([.H890]*128))+([.I890]*256))+([.J890]*512))+([.K890]*1024))+([.L890]*2048))+([.M890]*4096))+([.N890]*8192)))" office:value-type="float" office:value="4096">
            <text:p>409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892]*1)+([.B892]*2))+([.C892]*4))+([.D892]*8))+([.E892]*16))+([.F892]*32))+([.G892]*64))+([.H892]*128))+([.I892]*256))+([.J892]*512))+([.K892]*1024))+([.L892]*2048))+([.M892]*4096))+([.N892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93]*1)+([.B893]*2))+([.C893]*4))+([.D893]*8))+([.E893]*16))+([.F893]*32))+([.G893]*64))+([.H893]*128))+([.I893]*256))+([.J893]*512))+([.K893]*1024))+([.L893]*2048))+([.M893]*4096))+([.N893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94]*1)+([.B894]*2))+([.C894]*4))+([.D894]*8))+([.E894]*16))+([.F894]*32))+([.G894]*64))+([.H894]*128))+([.I894]*256))+([.J894]*512))+([.K894]*1024))+([.L894]*2048))+([.M894]*4096))+([.N89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95]*1)+([.B895]*2))+([.C895]*4))+([.D895]*8))+([.E895]*16))+([.F895]*32))+([.G895]*64))+([.H895]*128))+([.I895]*256))+([.J895]*512))+([.K895]*1024))+([.L895]*2048))+([.M895]*4096))+([.N89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96]*1)+([.B896]*2))+([.C896]*4))+([.D896]*8))+([.E896]*16))+([.F896]*32))+([.G896]*64))+([.H896]*128))+([.I896]*256))+([.J896]*512))+([.K896]*1024))+([.L896]*2048))+([.M896]*4096))+([.N89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97]*1)+([.B897]*2))+([.C897]*4))+([.D897]*8))+([.E897]*16))+([.F897]*32))+([.G897]*64))+([.H897]*128))+([.I897]*256))+([.J897]*512))+([.K897]*1024))+([.L897]*2048))+([.M897]*4096))+([.N89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898]*1)+([.B898]*2))+([.C898]*4))+([.D898]*8))+([.E898]*16))+([.F898]*32))+([.G898]*64))+([.H898]*128))+([.I898]*256))+([.J898]*512))+([.K898]*1024))+([.L898]*2048))+([.M898]*4096))+([.N89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899]*1)+([.B899]*2))+([.C899]*4))+([.D899]*8))+([.E899]*16))+([.F899]*32))+([.G899]*64))+([.H899]*128))+([.I899]*256))+([.J899]*512))+([.K899]*1024))+([.L899]*2048))+([.M899]*4096))+([.N899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00]*1)+([.B900]*2))+([.C900]*4))+([.D900]*8))+([.E900]*16))+([.F900]*32))+([.G900]*64))+([.H900]*128))+([.I900]*256))+([.J900]*512))+([.K900]*1024))+([.L900]*2048))+([.M900]*4096))+([.N900]*8192)))" office:value-type="float" office:value="8192">
            <text:p>819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02]*1)+([.B902]*2))+([.C902]*4))+([.D902]*8))+([.E902]*16))+([.F902]*32))+([.G902]*64))+([.H902]*128))+([.I902]*256))+([.J902]*512))+([.K902]*1024))+([.L902]*2048))+([.M902]*4096))+([.N90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03]*1)+([.B903]*2))+([.C903]*4))+([.D903]*8))+([.E903]*16))+([.F903]*32))+([.G903]*64))+([.H903]*128))+([.I903]*256))+([.J903]*512))+([.K903]*1024))+([.L903]*2048))+([.M903]*4096))+([.N90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04]*1)+([.B904]*2))+([.C904]*4))+([.D904]*8))+([.E904]*16))+([.F904]*32))+([.G904]*64))+([.H904]*128))+([.I904]*256))+([.J904]*512))+([.K904]*1024))+([.L904]*2048))+([.M904]*4096))+([.N90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05]*1)+([.B905]*2))+([.C905]*4))+([.D905]*8))+([.E905]*16))+([.F905]*32))+([.G905]*64))+([.H905]*128))+([.I905]*256))+([.J905]*512))+([.K905]*1024))+([.L905]*2048))+([.M905]*4096))+([.N90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06]*1)+([.B906]*2))+([.C906]*4))+([.D906]*8))+([.E906]*16))+([.F906]*32))+([.G906]*64))+([.H906]*128))+([.I906]*256))+([.J906]*512))+([.K906]*1024))+([.L906]*2048))+([.M906]*4096))+([.N90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07]*1)+([.B907]*2))+([.C907]*4))+([.D907]*8))+([.E907]*16))+([.F907]*32))+([.G907]*64))+([.H907]*128))+([.I907]*256))+([.J907]*512))+([.K907]*1024))+([.L907]*2048))+([.M907]*4096))+([.N90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08]*1)+([.B908]*2))+([.C908]*4))+([.D908]*8))+([.E908]*16))+([.F908]*32))+([.G908]*64))+([.H908]*128))+([.I908]*256))+([.J908]*512))+([.K908]*1024))+([.L908]*2048))+([.M908]*4096))+([.N90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09]*1)+([.B909]*2))+([.C909]*4))+([.D909]*8))+([.E909]*16))+([.F909]*32))+([.G909]*64))+([.H909]*128))+([.I909]*256))+([.J909]*512))+([.K909]*1024))+([.L909]*2048))+([.M909]*4096))+([.N90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10]*1)+([.B910]*2))+([.C910]*4))+([.D910]*8))+([.E910]*16))+([.F910]*32))+([.G910]*64))+([.H910]*128))+([.I910]*256))+([.J910]*512))+([.K910]*1024))+([.L910]*2048))+([.M910]*4096))+([.N91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12]*1)+([.B912]*2))+([.C912]*4))+([.D912]*8))+([.E912]*16))+([.F912]*32))+([.G912]*64))+([.H912]*128))+([.I912]*256))+([.J912]*512))+([.K912]*1024))+([.L912]*2048))+([.M912]*4096))+([.N91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13]*1)+([.B913]*2))+([.C913]*4))+([.D913]*8))+([.E913]*16))+([.F913]*32))+([.G913]*64))+([.H913]*128))+([.I913]*256))+([.J913]*512))+([.K913]*1024))+([.L913]*2048))+([.M913]*4096))+([.N91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14]*1)+([.B914]*2))+([.C914]*4))+([.D914]*8))+([.E914]*16))+([.F914]*32))+([.G914]*64))+([.H914]*128))+([.I914]*256))+([.J914]*512))+([.K914]*1024))+([.L914]*2048))+([.M914]*4096))+([.N91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15]*1)+([.B915]*2))+([.C915]*4))+([.D915]*8))+([.E915]*16))+([.F915]*32))+([.G915]*64))+([.H915]*128))+([.I915]*256))+([.J915]*512))+([.K915]*1024))+([.L915]*2048))+([.M915]*4096))+([.N91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16]*1)+([.B916]*2))+([.C916]*4))+([.D916]*8))+([.E916]*16))+([.F916]*32))+([.G916]*64))+([.H916]*128))+([.I916]*256))+([.J916]*512))+([.K916]*1024))+([.L916]*2048))+([.M916]*4096))+([.N91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17]*1)+([.B917]*2))+([.C917]*4))+([.D917]*8))+([.E917]*16))+([.F917]*32))+([.G917]*64))+([.H917]*128))+([.I917]*256))+([.J917]*512))+([.K917]*1024))+([.L917]*2048))+([.M917]*4096))+([.N91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18]*1)+([.B918]*2))+([.C918]*4))+([.D918]*8))+([.E918]*16))+([.F918]*32))+([.G918]*64))+([.H918]*128))+([.I918]*256))+([.J918]*512))+([.K918]*1024))+([.L918]*2048))+([.M918]*4096))+([.N91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19]*1)+([.B919]*2))+([.C919]*4))+([.D919]*8))+([.E919]*16))+([.F919]*32))+([.G919]*64))+([.H919]*128))+([.I919]*256))+([.J919]*512))+([.K919]*1024))+([.L919]*2048))+([.M919]*4096))+([.N91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20]*1)+([.B920]*2))+([.C920]*4))+([.D920]*8))+([.E920]*16))+([.F920]*32))+([.G920]*64))+([.H920]*128))+([.I920]*256))+([.J920]*512))+([.K920]*1024))+([.L920]*2048))+([.M920]*4096))+([.N92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22]*1)+([.B922]*2))+([.C922]*4))+([.D922]*8))+([.E922]*16))+([.F922]*32))+([.G922]*64))+([.H922]*128))+([.I922]*256))+([.J922]*512))+([.K922]*1024))+([.L922]*2048))+([.M922]*4096))+([.N92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23]*1)+([.B923]*2))+([.C923]*4))+([.D923]*8))+([.E923]*16))+([.F923]*32))+([.G923]*64))+([.H923]*128))+([.I923]*256))+([.J923]*512))+([.K923]*1024))+([.L923]*2048))+([.M923]*4096))+([.N92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24]*1)+([.B924]*2))+([.C924]*4))+([.D924]*8))+([.E924]*16))+([.F924]*32))+([.G924]*64))+([.H924]*128))+([.I924]*256))+([.J924]*512))+([.K924]*1024))+([.L924]*2048))+([.M924]*4096))+([.N92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25]*1)+([.B925]*2))+([.C925]*4))+([.D925]*8))+([.E925]*16))+([.F925]*32))+([.G925]*64))+([.H925]*128))+([.I925]*256))+([.J925]*512))+([.K925]*1024))+([.L925]*2048))+([.M925]*4096))+([.N92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26]*1)+([.B926]*2))+([.C926]*4))+([.D926]*8))+([.E926]*16))+([.F926]*32))+([.G926]*64))+([.H926]*128))+([.I926]*256))+([.J926]*512))+([.K926]*1024))+([.L926]*2048))+([.M926]*4096))+([.N92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27]*1)+([.B927]*2))+([.C927]*4))+([.D927]*8))+([.E927]*16))+([.F927]*32))+([.G927]*64))+([.H927]*128))+([.I927]*256))+([.J927]*512))+([.K927]*1024))+([.L927]*2048))+([.M927]*4096))+([.N92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28]*1)+([.B928]*2))+([.C928]*4))+([.D928]*8))+([.E928]*16))+([.F928]*32))+([.G928]*64))+([.H928]*128))+([.I928]*256))+([.J928]*512))+([.K928]*1024))+([.L928]*2048))+([.M928]*4096))+([.N92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29]*1)+([.B929]*2))+([.C929]*4))+([.D929]*8))+([.E929]*16))+([.F929]*32))+([.G929]*64))+([.H929]*128))+([.I929]*256))+([.J929]*512))+([.K929]*1024))+([.L929]*2048))+([.M929]*4096))+([.N92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30]*1)+([.B930]*2))+([.C930]*4))+([.D930]*8))+([.E930]*16))+([.F930]*32))+([.G930]*64))+([.H930]*128))+([.I930]*256))+([.J930]*512))+([.K930]*1024))+([.L930]*2048))+([.M930]*4096))+([.N93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32]*1)+([.B932]*2))+([.C932]*4))+([.D932]*8))+([.E932]*16))+([.F932]*32))+([.G932]*64))+([.H932]*128))+([.I932]*256))+([.J932]*512))+([.K932]*1024))+([.L932]*2048))+([.M932]*4096))+([.N932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33]*1)+([.B933]*2))+([.C933]*4))+([.D933]*8))+([.E933]*16))+([.F933]*32))+([.G933]*64))+([.H933]*128))+([.I933]*256))+([.J933]*512))+([.K933]*1024))+([.L933]*2048))+([.M933]*4096))+([.N933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34]*1)+([.B934]*2))+([.C934]*4))+([.D934]*8))+([.E934]*16))+([.F934]*32))+([.G934]*64))+([.H934]*128))+([.I934]*256))+([.J934]*512))+([.K934]*1024))+([.L934]*2048))+([.M934]*4096))+([.N934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35]*1)+([.B935]*2))+([.C935]*4))+([.D935]*8))+([.E935]*16))+([.F935]*32))+([.G935]*64))+([.H935]*128))+([.I935]*256))+([.J935]*512))+([.K935]*1024))+([.L935]*2048))+([.M935]*4096))+([.N935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36]*1)+([.B936]*2))+([.C936]*4))+([.D936]*8))+([.E936]*16))+([.F936]*32))+([.G936]*64))+([.H936]*128))+([.I936]*256))+([.J936]*512))+([.K936]*1024))+([.L936]*2048))+([.M936]*4096))+([.N936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37]*1)+([.B937]*2))+([.C937]*4))+([.D937]*8))+([.E937]*16))+([.F937]*32))+([.G937]*64))+([.H937]*128))+([.I937]*256))+([.J937]*512))+([.K937]*1024))+([.L937]*2048))+([.M937]*4096))+([.N937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38]*1)+([.B938]*2))+([.C938]*4))+([.D938]*8))+([.E938]*16))+([.F938]*32))+([.G938]*64))+([.H938]*128))+([.I938]*256))+([.J938]*512))+([.K938]*1024))+([.L938]*2048))+([.M938]*4096))+([.N938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39]*1)+([.B939]*2))+([.C939]*4))+([.D939]*8))+([.E939]*16))+([.F939]*32))+([.G939]*64))+([.H939]*128))+([.I939]*256))+([.J939]*512))+([.K939]*1024))+([.L939]*2048))+([.M939]*4096))+([.N939]*8192)))" office:value-type="float" office:value="8192">
            <text:p>8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40]*1)+([.B940]*2))+([.C940]*4))+([.D940]*8))+([.E940]*16))+([.F940]*32))+([.G940]*64))+([.H940]*128))+([.I940]*256))+([.J940]*512))+([.K940]*1024))+([.L940]*2048))+([.M940]*4096))+([.N940]*8192)))" office:value-type="float" office:value="8192">
            <text:p>819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42]*1)+([.B942]*2))+([.C942]*4))+([.D942]*8))+([.E942]*16))+([.F942]*32))+([.G942]*64))+([.H942]*128))+([.I942]*256))+([.J942]*512))+([.K942]*1024))+([.L942]*2048))+([.M942]*4096))+([.N942]*8192)))" office:value-type="float" office:value="12288">
            <text:p>122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43]*1)+([.B943]*2))+([.C943]*4))+([.D943]*8))+([.E943]*16))+([.F943]*32))+([.G943]*64))+([.H943]*128))+([.I943]*256))+([.J943]*512))+([.K943]*1024))+([.L943]*2048))+([.M943]*4096))+([.N943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44]*1)+([.B944]*2))+([.C944]*4))+([.D944]*8))+([.E944]*16))+([.F944]*32))+([.G944]*64))+([.H944]*128))+([.I944]*256))+([.J944]*512))+([.K944]*1024))+([.L944]*2048))+([.M944]*4096))+([.N944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45]*1)+([.B945]*2))+([.C945]*4))+([.D945]*8))+([.E945]*16))+([.F945]*32))+([.G945]*64))+([.H945]*128))+([.I945]*256))+([.J945]*512))+([.K945]*1024))+([.L945]*2048))+([.M945]*4096))+([.N945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46]*1)+([.B946]*2))+([.C946]*4))+([.D946]*8))+([.E946]*16))+([.F946]*32))+([.G946]*64))+([.H946]*128))+([.I946]*256))+([.J946]*512))+([.K946]*1024))+([.L946]*2048))+([.M946]*4096))+([.N946]*8192)))" office:value-type="float" office:value="12288">
            <text:p>122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47]*1)+([.B947]*2))+([.C947]*4))+([.D947]*8))+([.E947]*16))+([.F947]*32))+([.G947]*64))+([.H947]*128))+([.I947]*256))+([.J947]*512))+([.K947]*1024))+([.L947]*2048))+([.M947]*4096))+([.N947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48]*1)+([.B948]*2))+([.C948]*4))+([.D948]*8))+([.E948]*16))+([.F948]*32))+([.G948]*64))+([.H948]*128))+([.I948]*256))+([.J948]*512))+([.K948]*1024))+([.L948]*2048))+([.M948]*4096))+([.N948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49]*1)+([.B949]*2))+([.C949]*4))+([.D949]*8))+([.E949]*16))+([.F949]*32))+([.G949]*64))+([.H949]*128))+([.I949]*256))+([.J949]*512))+([.K949]*1024))+([.L949]*2048))+([.M949]*4096))+([.N949]*8192)))" office:value-type="float" office:value="4096">
            <text:p>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50]*1)+([.B950]*2))+([.C950]*4))+([.D950]*8))+([.E950]*16))+([.F950]*32))+([.G950]*64))+([.H950]*128))+([.I950]*256))+([.J950]*512))+([.K950]*1024))+([.L950]*2048))+([.M950]*4096))+([.N950]*8192)))" office:value-type="float" office:value="4096">
            <text:p>409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52]*1)+([.B952]*2))+([.C952]*4))+([.D952]*8))+([.E952]*16))+([.F952]*32))+([.G952]*64))+([.H952]*128))+([.I952]*256))+([.J952]*512))+([.K952]*1024))+([.L952]*2048))+([.M952]*4096))+([.N952]*8192)))" office:value-type="float" office:value="14336">
            <text:p>14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53]*1)+([.B953]*2))+([.C953]*4))+([.D953]*8))+([.E953]*16))+([.F953]*32))+([.G953]*64))+([.H953]*128))+([.I953]*256))+([.J953]*512))+([.K953]*1024))+([.L953]*2048))+([.M953]*4096))+([.N953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54]*1)+([.B954]*2))+([.C954]*4))+([.D954]*8))+([.E954]*16))+([.F954]*32))+([.G954]*64))+([.H954]*128))+([.I954]*256))+([.J954]*512))+([.K954]*1024))+([.L954]*2048))+([.M954]*4096))+([.N954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55]*1)+([.B955]*2))+([.C955]*4))+([.D955]*8))+([.E955]*16))+([.F955]*32))+([.G955]*64))+([.H955]*128))+([.I955]*256))+([.J955]*512))+([.K955]*1024))+([.L955]*2048))+([.M955]*4096))+([.N955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56]*1)+([.B956]*2))+([.C956]*4))+([.D956]*8))+([.E956]*16))+([.F956]*32))+([.G956]*64))+([.H956]*128))+([.I956]*256))+([.J956]*512))+([.K956]*1024))+([.L956]*2048))+([.M956]*4096))+([.N956]*8192)))" office:value-type="float" office:value="14336">
            <text:p>14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57]*1)+([.B957]*2))+([.C957]*4))+([.D957]*8))+([.E957]*16))+([.F957]*32))+([.G957]*64))+([.H957]*128))+([.I957]*256))+([.J957]*512))+([.K957]*1024))+([.L957]*2048))+([.M957]*4096))+([.N957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58]*1)+([.B958]*2))+([.C958]*4))+([.D958]*8))+([.E958]*16))+([.F958]*32))+([.G958]*64))+([.H958]*128))+([.I958]*256))+([.J958]*512))+([.K958]*1024))+([.L958]*2048))+([.M958]*4096))+([.N958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59]*1)+([.B959]*2))+([.C959]*4))+([.D959]*8))+([.E959]*16))+([.F959]*32))+([.G959]*64))+([.H959]*128))+([.I959]*256))+([.J959]*512))+([.K959]*1024))+([.L959]*2048))+([.M959]*4096))+([.N959]*8192)))" office:value-type="float" office:value="2048">
            <text:p>20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60]*1)+([.B960]*2))+([.C960]*4))+([.D960]*8))+([.E960]*16))+([.F960]*32))+([.G960]*64))+([.H960]*128))+([.I960]*256))+([.J960]*512))+([.K960]*1024))+([.L960]*2048))+([.M960]*4096))+([.N960]*8192)))" office:value-type="float" office:value="2048">
            <text:p>204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62]*1)+([.B962]*2))+([.C962]*4))+([.D962]*8))+([.E962]*16))+([.F962]*32))+([.G962]*64))+([.H962]*128))+([.I962]*256))+([.J962]*512))+([.K962]*1024))+([.L962]*2048))+([.M962]*4096))+([.N962]*8192)))" office:value-type="float" office:value="15360">
            <text:p>153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63]*1)+([.B963]*2))+([.C963]*4))+([.D963]*8))+([.E963]*16))+([.F963]*32))+([.G963]*64))+([.H963]*128))+([.I963]*256))+([.J963]*512))+([.K963]*1024))+([.L963]*2048))+([.M963]*4096))+([.N963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64]*1)+([.B964]*2))+([.C964]*4))+([.D964]*8))+([.E964]*16))+([.F964]*32))+([.G964]*64))+([.H964]*128))+([.I964]*256))+([.J964]*512))+([.K964]*1024))+([.L964]*2048))+([.M964]*4096))+([.N964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65]*1)+([.B965]*2))+([.C965]*4))+([.D965]*8))+([.E965]*16))+([.F965]*32))+([.G965]*64))+([.H965]*128))+([.I965]*256))+([.J965]*512))+([.K965]*1024))+([.L965]*2048))+([.M965]*4096))+([.N965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66]*1)+([.B966]*2))+([.C966]*4))+([.D966]*8))+([.E966]*16))+([.F966]*32))+([.G966]*64))+([.H966]*128))+([.I966]*256))+([.J966]*512))+([.K966]*1024))+([.L966]*2048))+([.M966]*4096))+([.N966]*8192)))" office:value-type="float" office:value="15360">
            <text:p>153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67]*1)+([.B967]*2))+([.C967]*4))+([.D967]*8))+([.E967]*16))+([.F967]*32))+([.G967]*64))+([.H967]*128))+([.I967]*256))+([.J967]*512))+([.K967]*1024))+([.L967]*2048))+([.M967]*4096))+([.N967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68]*1)+([.B968]*2))+([.C968]*4))+([.D968]*8))+([.E968]*16))+([.F968]*32))+([.G968]*64))+([.H968]*128))+([.I968]*256))+([.J968]*512))+([.K968]*1024))+([.L968]*2048))+([.M968]*4096))+([.N968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69]*1)+([.B969]*2))+([.C969]*4))+([.D969]*8))+([.E969]*16))+([.F969]*32))+([.G969]*64))+([.H969]*128))+([.I969]*256))+([.J969]*512))+([.K969]*1024))+([.L969]*2048))+([.M969]*4096))+([.N969]*8192)))" office:value-type="float" office:value="1024">
            <text:p>10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70]*1)+([.B970]*2))+([.C970]*4))+([.D970]*8))+([.E970]*16))+([.F970]*32))+([.G970]*64))+([.H970]*128))+([.I970]*256))+([.J970]*512))+([.K970]*1024))+([.L970]*2048))+([.M970]*4096))+([.N970]*8192)))" office:value-type="float" office:value="1024">
            <text:p>102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72]*1)+([.B972]*2))+([.C972]*4))+([.D972]*8))+([.E972]*16))+([.F972]*32))+([.G972]*64))+([.H972]*128))+([.I972]*256))+([.J972]*512))+([.K972]*1024))+([.L972]*2048))+([.M972]*4096))+([.N972]*8192)))" office:value-type="float" office:value="7680">
            <text:p>76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73]*1)+([.B973]*2))+([.C973]*4))+([.D973]*8))+([.E973]*16))+([.F973]*32))+([.G973]*64))+([.H973]*128))+([.I973]*256))+([.J973]*512))+([.K973]*1024))+([.L973]*2048))+([.M973]*4096))+([.N973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74]*1)+([.B974]*2))+([.C974]*4))+([.D974]*8))+([.E974]*16))+([.F974]*32))+([.G974]*64))+([.H974]*128))+([.I974]*256))+([.J974]*512))+([.K974]*1024))+([.L974]*2048))+([.M974]*4096))+([.N974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75]*1)+([.B975]*2))+([.C975]*4))+([.D975]*8))+([.E975]*16))+([.F975]*32))+([.G975]*64))+([.H975]*128))+([.I975]*256))+([.J975]*512))+([.K975]*1024))+([.L975]*2048))+([.M975]*4096))+([.N975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76]*1)+([.B976]*2))+([.C976]*4))+([.D976]*8))+([.E976]*16))+([.F976]*32))+([.G976]*64))+([.H976]*128))+([.I976]*256))+([.J976]*512))+([.K976]*1024))+([.L976]*2048))+([.M976]*4096))+([.N976]*8192)))" office:value-type="float" office:value="7680">
            <text:p>76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77]*1)+([.B977]*2))+([.C977]*4))+([.D977]*8))+([.E977]*16))+([.F977]*32))+([.G977]*64))+([.H977]*128))+([.I977]*256))+([.J977]*512))+([.K977]*1024))+([.L977]*2048))+([.M977]*4096))+([.N977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78]*1)+([.B978]*2))+([.C978]*4))+([.D978]*8))+([.E978]*16))+([.F978]*32))+([.G978]*64))+([.H978]*128))+([.I978]*256))+([.J978]*512))+([.K978]*1024))+([.L978]*2048))+([.M978]*4096))+([.N978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79]*1)+([.B979]*2))+([.C979]*4))+([.D979]*8))+([.E979]*16))+([.F979]*32))+([.G979]*64))+([.H979]*128))+([.I979]*256))+([.J979]*512))+([.K979]*1024))+([.L979]*2048))+([.M979]*4096))+([.N979]*8192)))" office:value-type="float" office:value="512">
            <text:p>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80]*1)+([.B980]*2))+([.C980]*4))+([.D980]*8))+([.E980]*16))+([.F980]*32))+([.G980]*64))+([.H980]*128))+([.I980]*256))+([.J980]*512))+([.K980]*1024))+([.L980]*2048))+([.M980]*4096))+([.N980]*8192)))" office:value-type="float" office:value="512">
            <text:p>51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82]*1)+([.B982]*2))+([.C982]*4))+([.D982]*8))+([.E982]*16))+([.F982]*32))+([.G982]*64))+([.H982]*128))+([.I982]*256))+([.J982]*512))+([.K982]*1024))+([.L982]*2048))+([.M982]*4096))+([.N982]*8192)))" office:value-type="float" office:value="3840">
            <text:p>3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83]*1)+([.B983]*2))+([.C983]*4))+([.D983]*8))+([.E983]*16))+([.F983]*32))+([.G983]*64))+([.H983]*128))+([.I983]*256))+([.J983]*512))+([.K983]*1024))+([.L983]*2048))+([.M983]*4096))+([.N983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84]*1)+([.B984]*2))+([.C984]*4))+([.D984]*8))+([.E984]*16))+([.F984]*32))+([.G984]*64))+([.H984]*128))+([.I984]*256))+([.J984]*512))+([.K984]*1024))+([.L984]*2048))+([.M984]*4096))+([.N984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85]*1)+([.B985]*2))+([.C985]*4))+([.D985]*8))+([.E985]*16))+([.F985]*32))+([.G985]*64))+([.H985]*128))+([.I985]*256))+([.J985]*512))+([.K985]*1024))+([.L985]*2048))+([.M985]*4096))+([.N985]*8192)))" office:value-type="float" office:value="256">
            <text:p>2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86]*1)+([.B986]*2))+([.C986]*4))+([.D986]*8))+([.E986]*16))+([.F986]*32))+([.G986]*64))+([.H986]*128))+([.I986]*256))+([.J986]*512))+([.K986]*1024))+([.L986]*2048))+([.M986]*4096))+([.N986]*8192)))" office:value-type="float" office:value="3840">
            <text:p>38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87]*1)+([.B987]*2))+([.C987]*4))+([.D987]*8))+([.E987]*16))+([.F987]*32))+([.G987]*64))+([.H987]*128))+([.I987]*256))+([.J987]*512))+([.K987]*1024))+([.L987]*2048))+([.M987]*4096))+([.N987]*8192)))" office:value-type="float" office:value="8448">
            <text:p>84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88]*1)+([.B988]*2))+([.C988]*4))+([.D988]*8))+([.E988]*16))+([.F988]*32))+([.G988]*64))+([.H988]*128))+([.I988]*256))+([.J988]*512))+([.K988]*1024))+([.L988]*2048))+([.M988]*4096))+([.N988]*8192)))" office:value-type="float" office:value="8448">
            <text:p>84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89]*1)+([.B989]*2))+([.C989]*4))+([.D989]*8))+([.E989]*16))+([.F989]*32))+([.G989]*64))+([.H989]*128))+([.I989]*256))+([.J989]*512))+([.K989]*1024))+([.L989]*2048))+([.M989]*4096))+([.N989]*8192)))" office:value-type="float" office:value="8448">
            <text:p>84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90]*1)+([.B990]*2))+([.C990]*4))+([.D990]*8))+([.E990]*16))+([.F990]*32))+([.G990]*64))+([.H990]*128))+([.I990]*256))+([.J990]*512))+([.K990]*1024))+([.L990]*2048))+([.M990]*4096))+([.N990]*8192)))" office:value-type="float" office:value="8448">
            <text:p>844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992]*1)+([.B992]*2))+([.C992]*4))+([.D992]*8))+([.E992]*16))+([.F992]*32))+([.G992]*64))+([.H992]*128))+([.I992]*256))+([.J992]*512))+([.K992]*1024))+([.L992]*2048))+([.M992]*4096))+([.N992]*8192)))" office:value-type="float" office:value="1920">
            <text:p>19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93]*1)+([.B993]*2))+([.C993]*4))+([.D993]*8))+([.E993]*16))+([.F993]*32))+([.G993]*64))+([.H993]*128))+([.I993]*256))+([.J993]*512))+([.K993]*1024))+([.L993]*2048))+([.M993]*4096))+([.N993]*8192)))" office:value-type="float" office:value="128">
            <text:p>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94]*1)+([.B994]*2))+([.C994]*4))+([.D994]*8))+([.E994]*16))+([.F994]*32))+([.G994]*64))+([.H994]*128))+([.I994]*256))+([.J994]*512))+([.K994]*1024))+([.L994]*2048))+([.M994]*4096))+([.N994]*8192)))" office:value-type="float" office:value="128">
            <text:p>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95]*1)+([.B995]*2))+([.C995]*4))+([.D995]*8))+([.E995]*16))+([.F995]*32))+([.G995]*64))+([.H995]*128))+([.I995]*256))+([.J995]*512))+([.K995]*1024))+([.L995]*2048))+([.M995]*4096))+([.N995]*8192)))" office:value-type="float" office:value="128">
            <text:p>1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996]*1)+([.B996]*2))+([.C996]*4))+([.D996]*8))+([.E996]*16))+([.F996]*32))+([.G996]*64))+([.H996]*128))+([.I996]*256))+([.J996]*512))+([.K996]*1024))+([.L996]*2048))+([.M996]*4096))+([.N996]*8192)))" office:value-type="float" office:value="10112">
            <text:p>101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97]*1)+([.B997]*2))+([.C997]*4))+([.D997]*8))+([.E997]*16))+([.F997]*32))+([.G997]*64))+([.H997]*128))+([.I997]*256))+([.J997]*512))+([.K997]*1024))+([.L997]*2048))+([.M997]*4096))+([.N997]*8192)))" office:value-type="float" office:value="4224">
            <text:p>42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98]*1)+([.B998]*2))+([.C998]*4))+([.D998]*8))+([.E998]*16))+([.F998]*32))+([.G998]*64))+([.H998]*128))+([.I998]*256))+([.J998]*512))+([.K998]*1024))+([.L998]*2048))+([.M998]*4096))+([.N998]*8192)))" office:value-type="float" office:value="4224">
            <text:p>42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999]*1)+([.B999]*2))+([.C999]*4))+([.D999]*8))+([.E999]*16))+([.F999]*32))+([.G999]*64))+([.H999]*128))+([.I999]*256))+([.J999]*512))+([.K999]*1024))+([.L999]*2048))+([.M999]*4096))+([.N999]*8192)))" office:value-type="float" office:value="4224">
            <text:p>42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00]*1)+([.B1000]*2))+([.C1000]*4))+([.D1000]*8))+([.E1000]*16))+([.F1000]*32))+([.G1000]*64))+([.H1000]*128))+([.I1000]*256))+([.J1000]*512))+([.K1000]*1024))+([.L1000]*2048))+([.M1000]*4096))+([.N1000]*8192)))" office:value-type="float" office:value="4224">
            <text:p>422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02]*1)+([.B1002]*2))+([.C1002]*4))+([.D1002]*8))+([.E1002]*16))+([.F1002]*32))+([.G1002]*64))+([.H1002]*128))+([.I1002]*256))+([.J1002]*512))+([.K1002]*1024))+([.L1002]*2048))+([.M1002]*4096))+([.N1002]*8192)))" office:value-type="float" office:value="960">
            <text:p>9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03]*1)+([.B1003]*2))+([.C1003]*4))+([.D1003]*8))+([.E1003]*16))+([.F1003]*32))+([.G1003]*64))+([.H1003]*128))+([.I1003]*256))+([.J1003]*512))+([.K1003]*1024))+([.L1003]*2048))+([.M1003]*4096))+([.N1003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04]*1)+([.B1004]*2))+([.C1004]*4))+([.D1004]*8))+([.E1004]*16))+([.F1004]*32))+([.G1004]*64))+([.H1004]*128))+([.I1004]*256))+([.J1004]*512))+([.K1004]*1024))+([.L1004]*2048))+([.M1004]*4096))+([.N1004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05]*1)+([.B1005]*2))+([.C1005]*4))+([.D1005]*8))+([.E1005]*16))+([.F1005]*32))+([.G1005]*64))+([.H1005]*128))+([.I1005]*256))+([.J1005]*512))+([.K1005]*1024))+([.L1005]*2048))+([.M1005]*4096))+([.N1005]*8192)))" office:value-type="float" office:value="64">
            <text:p>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06]*1)+([.B1006]*2))+([.C1006]*4))+([.D1006]*8))+([.E1006]*16))+([.F1006]*32))+([.G1006]*64))+([.H1006]*128))+([.I1006]*256))+([.J1006]*512))+([.K1006]*1024))+([.L1006]*2048))+([.M1006]*4096))+([.N1006]*8192)))" office:value-type="float" office:value="13248">
            <text:p>132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07]*1)+([.B1007]*2))+([.C1007]*4))+([.D1007]*8))+([.E1007]*16))+([.F1007]*32))+([.G1007]*64))+([.H1007]*128))+([.I1007]*256))+([.J1007]*512))+([.K1007]*1024))+([.L1007]*2048))+([.M1007]*4096))+([.N1007]*8192)))" office:value-type="float" office:value="2112">
            <text:p>21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08]*1)+([.B1008]*2))+([.C1008]*4))+([.D1008]*8))+([.E1008]*16))+([.F1008]*32))+([.G1008]*64))+([.H1008]*128))+([.I1008]*256))+([.J1008]*512))+([.K1008]*1024))+([.L1008]*2048))+([.M1008]*4096))+([.N1008]*8192)))" office:value-type="float" office:value="2112">
            <text:p>21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09]*1)+([.B1009]*2))+([.C1009]*4))+([.D1009]*8))+([.E1009]*16))+([.F1009]*32))+([.G1009]*64))+([.H1009]*128))+([.I1009]*256))+([.J1009]*512))+([.K1009]*1024))+([.L1009]*2048))+([.M1009]*4096))+([.N1009]*8192)))" office:value-type="float" office:value="2112">
            <text:p>21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10]*1)+([.B1010]*2))+([.C1010]*4))+([.D1010]*8))+([.E1010]*16))+([.F1010]*32))+([.G1010]*64))+([.H1010]*128))+([.I1010]*256))+([.J1010]*512))+([.K1010]*1024))+([.L1010]*2048))+([.M1010]*4096))+([.N1010]*8192)))" office:value-type="float" office:value="2112">
            <text:p>211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12]*1)+([.B1012]*2))+([.C1012]*4))+([.D1012]*8))+([.E1012]*16))+([.F1012]*32))+([.G1012]*64))+([.H1012]*128))+([.I1012]*256))+([.J1012]*512))+([.K1012]*1024))+([.L1012]*2048))+([.M1012]*4096))+([.N1012]*8192)))" office:value-type="float" office:value="480">
            <text:p>4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13]*1)+([.B1013]*2))+([.C1013]*4))+([.D1013]*8))+([.E1013]*16))+([.F1013]*32))+([.G1013]*64))+([.H1013]*128))+([.I1013]*256))+([.J1013]*512))+([.K1013]*1024))+([.L1013]*2048))+([.M1013]*4096))+([.N1013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14]*1)+([.B1014]*2))+([.C1014]*4))+([.D1014]*8))+([.E1014]*16))+([.F1014]*32))+([.G1014]*64))+([.H1014]*128))+([.I1014]*256))+([.J1014]*512))+([.K1014]*1024))+([.L1014]*2048))+([.M1014]*4096))+([.N1014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15]*1)+([.B1015]*2))+([.C1015]*4))+([.D1015]*8))+([.E1015]*16))+([.F1015]*32))+([.G1015]*64))+([.H1015]*128))+([.I1015]*256))+([.J1015]*512))+([.K1015]*1024))+([.L1015]*2048))+([.M1015]*4096))+([.N1015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16]*1)+([.B1016]*2))+([.C1016]*4))+([.D1016]*8))+([.E1016]*16))+([.F1016]*32))+([.G1016]*64))+([.H1016]*128))+([.I1016]*256))+([.J1016]*512))+([.K1016]*1024))+([.L1016]*2048))+([.M1016]*4096))+([.N1016]*8192)))" office:value-type="float" office:value="6624">
            <text:p>66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17]*1)+([.B1017]*2))+([.C1017]*4))+([.D1017]*8))+([.E1017]*16))+([.F1017]*32))+([.G1017]*64))+([.H1017]*128))+([.I1017]*256))+([.J1017]*512))+([.K1017]*1024))+([.L1017]*2048))+([.M1017]*4096))+([.N1017]*8192)))" office:value-type="float" office:value="1056">
            <text:p>10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18]*1)+([.B1018]*2))+([.C1018]*4))+([.D1018]*8))+([.E1018]*16))+([.F1018]*32))+([.G1018]*64))+([.H1018]*128))+([.I1018]*256))+([.J1018]*512))+([.K1018]*1024))+([.L1018]*2048))+([.M1018]*4096))+([.N1018]*8192)))" office:value-type="float" office:value="1056">
            <text:p>10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19]*1)+([.B1019]*2))+([.C1019]*4))+([.D1019]*8))+([.E1019]*16))+([.F1019]*32))+([.G1019]*64))+([.H1019]*128))+([.I1019]*256))+([.J1019]*512))+([.K1019]*1024))+([.L1019]*2048))+([.M1019]*4096))+([.N1019]*8192)))" office:value-type="float" office:value="1056">
            <text:p>10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20]*1)+([.B1020]*2))+([.C1020]*4))+([.D1020]*8))+([.E1020]*16))+([.F1020]*32))+([.G1020]*64))+([.H1020]*128))+([.I1020]*256))+([.J1020]*512))+([.K1020]*1024))+([.L1020]*2048))+([.M1020]*4096))+([.N1020]*8192)))" office:value-type="float" office:value="1056">
            <text:p>105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22]*1)+([.B1022]*2))+([.C1022]*4))+([.D1022]*8))+([.E1022]*16))+([.F1022]*32))+([.G1022]*64))+([.H1022]*128))+([.I1022]*256))+([.J1022]*512))+([.K1022]*1024))+([.L1022]*2048))+([.M1022]*4096))+([.N1022]*8192)))" office:value-type="float" office:value="240">
            <text:p>2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23]*1)+([.B1023]*2))+([.C1023]*4))+([.D1023]*8))+([.E1023]*16))+([.F1023]*32))+([.G1023]*64))+([.H1023]*128))+([.I1023]*256))+([.J1023]*512))+([.K1023]*1024))+([.L1023]*2048))+([.M1023]*4096))+([.N1023]*8192)))" office:value-type="float" office:value="16">
            <text:p>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24]*1)+([.B1024]*2))+([.C1024]*4))+([.D1024]*8))+([.E1024]*16))+([.F1024]*32))+([.G1024]*64))+([.H1024]*128))+([.I1024]*256))+([.J1024]*512))+([.K1024]*1024))+([.L1024]*2048))+([.M1024]*4096))+([.N1024]*8192)))" office:value-type="float" office:value="8208">
            <text:p>82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25]*1)+([.B1025]*2))+([.C1025]*4))+([.D1025]*8))+([.E1025]*16))+([.F1025]*32))+([.G1025]*64))+([.H1025]*128))+([.I1025]*256))+([.J1025]*512))+([.K1025]*1024))+([.L1025]*2048))+([.M1025]*4096))+([.N1025]*8192)))" office:value-type="float" office:value="8208">
            <text:p>82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26]*1)+([.B1026]*2))+([.C1026]*4))+([.D1026]*8))+([.E1026]*16))+([.F1026]*32))+([.G1026]*64))+([.H1026]*128))+([.I1026]*256))+([.J1026]*512))+([.K1026]*1024))+([.L1026]*2048))+([.M1026]*4096))+([.N1026]*8192)))" office:value-type="float" office:value="11504">
            <text:p>115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27]*1)+([.B1027]*2))+([.C1027]*4))+([.D1027]*8))+([.E1027]*16))+([.F1027]*32))+([.G1027]*64))+([.H1027]*128))+([.I1027]*256))+([.J1027]*512))+([.K1027]*1024))+([.L1027]*2048))+([.M1027]*4096))+([.N1027]*8192)))" office:value-type="float" office:value="8720">
            <text:p>87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28]*1)+([.B1028]*2))+([.C1028]*4))+([.D1028]*8))+([.E1028]*16))+([.F1028]*32))+([.G1028]*64))+([.H1028]*128))+([.I1028]*256))+([.J1028]*512))+([.K1028]*1024))+([.L1028]*2048))+([.M1028]*4096))+([.N1028]*8192)))" office:value-type="float" office:value="8720">
            <text:p>87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29]*1)+([.B1029]*2))+([.C1029]*4))+([.D1029]*8))+([.E1029]*16))+([.F1029]*32))+([.G1029]*64))+([.H1029]*128))+([.I1029]*256))+([.J1029]*512))+([.K1029]*1024))+([.L1029]*2048))+([.M1029]*4096))+([.N1029]*8192)))" office:value-type="float" office:value="528">
            <text:p>5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30]*1)+([.B1030]*2))+([.C1030]*4))+([.D1030]*8))+([.E1030]*16))+([.F1030]*32))+([.G1030]*64))+([.H1030]*128))+([.I1030]*256))+([.J1030]*512))+([.K1030]*1024))+([.L1030]*2048))+([.M1030]*4096))+([.N1030]*8192)))" office:value-type="float" office:value="528">
            <text:p>5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32]*1)+([.B1032]*2))+([.C1032]*4))+([.D1032]*8))+([.E1032]*16))+([.F1032]*32))+([.G1032]*64))+([.H1032]*128))+([.I1032]*256))+([.J1032]*512))+([.K1032]*1024))+([.L1032]*2048))+([.M1032]*4096))+([.N1032]*8192)))" office:value-type="float" office:value="120">
            <text:p>1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33]*1)+([.B1033]*2))+([.C1033]*4))+([.D1033]*8))+([.E1033]*16))+([.F1033]*32))+([.G1033]*64))+([.H1033]*128))+([.I1033]*256))+([.J1033]*512))+([.K1033]*1024))+([.L1033]*2048))+([.M1033]*4096))+([.N1033]*8192)))" office:value-type="float" office:value="8200">
            <text:p>820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34]*1)+([.B1034]*2))+([.C1034]*4))+([.D1034]*8))+([.E1034]*16))+([.F1034]*32))+([.G1034]*64))+([.H1034]*128))+([.I1034]*256))+([.J1034]*512))+([.K1034]*1024))+([.L1034]*2048))+([.M1034]*4096))+([.N1034]*8192)))" office:value-type="float" office:value="12296">
            <text:p>122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35]*1)+([.B1035]*2))+([.C1035]*4))+([.D1035]*8))+([.E1035]*16))+([.F1035]*32))+([.G1035]*64))+([.H1035]*128))+([.I1035]*256))+([.J1035]*512))+([.K1035]*1024))+([.L1035]*2048))+([.M1035]*4096))+([.N1035]*8192)))" office:value-type="float" office:value="12296">
            <text:p>122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36]*1)+([.B1036]*2))+([.C1036]*4))+([.D1036]*8))+([.E1036]*16))+([.F1036]*32))+([.G1036]*64))+([.H1036]*128))+([.I1036]*256))+([.J1036]*512))+([.K1036]*1024))+([.L1036]*2048))+([.M1036]*4096))+([.N1036]*8192)))" office:value-type="float" office:value="5752">
            <text:p>57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37]*1)+([.B1037]*2))+([.C1037]*4))+([.D1037]*8))+([.E1037]*16))+([.F1037]*32))+([.G1037]*64))+([.H1037]*128))+([.I1037]*256))+([.J1037]*512))+([.K1037]*1024))+([.L1037]*2048))+([.M1037]*4096))+([.N1037]*8192)))" office:value-type="float" office:value="4360">
            <text:p>43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38]*1)+([.B1038]*2))+([.C1038]*4))+([.D1038]*8))+([.E1038]*16))+([.F1038]*32))+([.G1038]*64))+([.H1038]*128))+([.I1038]*256))+([.J1038]*512))+([.K1038]*1024))+([.L1038]*2048))+([.M1038]*4096))+([.N1038]*8192)))" office:value-type="float" office:value="12552">
            <text:p>125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39]*1)+([.B1039]*2))+([.C1039]*4))+([.D1039]*8))+([.E1039]*16))+([.F1039]*32))+([.G1039]*64))+([.H1039]*128))+([.I1039]*256))+([.J1039]*512))+([.K1039]*1024))+([.L1039]*2048))+([.M1039]*4096))+([.N1039]*8192)))" office:value-type="float" office:value="8456">
            <text:p>84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40]*1)+([.B1040]*2))+([.C1040]*4))+([.D1040]*8))+([.E1040]*16))+([.F1040]*32))+([.G1040]*64))+([.H1040]*128))+([.I1040]*256))+([.J1040]*512))+([.K1040]*1024))+([.L1040]*2048))+([.M1040]*4096))+([.N1040]*8192)))" office:value-type="float" office:value="264">
            <text:p>26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42]*1)+([.B1042]*2))+([.C1042]*4))+([.D1042]*8))+([.E1042]*16))+([.F1042]*32))+([.G1042]*64))+([.H1042]*128))+([.I1042]*256))+([.J1042]*512))+([.K1042]*1024))+([.L1042]*2048))+([.M1042]*4096))+([.N1042]*8192)))" office:value-type="float" office:value="8252">
            <text:p>82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43]*1)+([.B1043]*2))+([.C1043]*4))+([.D1043]*8))+([.E1043]*16))+([.F1043]*32))+([.G1043]*64))+([.H1043]*128))+([.I1043]*256))+([.J1043]*512))+([.K1043]*1024))+([.L1043]*2048))+([.M1043]*4096))+([.N1043]*8192)))" office:value-type="float" office:value="12292">
            <text:p>122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44]*1)+([.B1044]*2))+([.C1044]*4))+([.D1044]*8))+([.E1044]*16))+([.F1044]*32))+([.G1044]*64))+([.H1044]*128))+([.I1044]*256))+([.J1044]*512))+([.K1044]*1024))+([.L1044]*2048))+([.M1044]*4096))+([.N1044]*8192)))" office:value-type="float" office:value="14340">
            <text:p>143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45]*1)+([.B1045]*2))+([.C1045]*4))+([.D1045]*8))+([.E1045]*16))+([.F1045]*32))+([.G1045]*64))+([.H1045]*128))+([.I1045]*256))+([.J1045]*512))+([.K1045]*1024))+([.L1045]*2048))+([.M1045]*4096))+([.N1045]*8192)))" office:value-type="float" office:value="14340">
            <text:p>143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46]*1)+([.B1046]*2))+([.C1046]*4))+([.D1046]*8))+([.E1046]*16))+([.F1046]*32))+([.G1046]*64))+([.H1046]*128))+([.I1046]*256))+([.J1046]*512))+([.K1046]*1024))+([.L1046]*2048))+([.M1046]*4096))+([.N1046]*8192)))" office:value-type="float" office:value="11068">
            <text:p>110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47]*1)+([.B1047]*2))+([.C1047]*4))+([.D1047]*8))+([.E1047]*16))+([.F1047]*32))+([.G1047]*64))+([.H1047]*128))+([.I1047]*256))+([.J1047]*512))+([.K1047]*1024))+([.L1047]*2048))+([.M1047]*4096))+([.N1047]*8192)))" office:value-type="float" office:value="2180">
            <text:p>21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48]*1)+([.B1048]*2))+([.C1048]*4))+([.D1048]*8))+([.E1048]*16))+([.F1048]*32))+([.G1048]*64))+([.H1048]*128))+([.I1048]*256))+([.J1048]*512))+([.K1048]*1024))+([.L1048]*2048))+([.M1048]*4096))+([.N1048]*8192)))" office:value-type="float" office:value="14468">
            <text:p>144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49]*1)+([.B1049]*2))+([.C1049]*4))+([.D1049]*8))+([.E1049]*16))+([.F1049]*32))+([.G1049]*64))+([.H1049]*128))+([.I1049]*256))+([.J1049]*512))+([.K1049]*1024))+([.L1049]*2048))+([.M1049]*4096))+([.N1049]*8192)))" office:value-type="float" office:value="12420">
            <text:p>124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50]*1)+([.B1050]*2))+([.C1050]*4))+([.D1050]*8))+([.E1050]*16))+([.F1050]*32))+([.G1050]*64))+([.H1050]*128))+([.I1050]*256))+([.J1050]*512))+([.K1050]*1024))+([.L1050]*2048))+([.M1050]*4096))+([.N1050]*8192)))" office:value-type="float" office:value="8324">
            <text:p>832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52]*1)+([.B1052]*2))+([.C1052]*4))+([.D1052]*8))+([.E1052]*16))+([.F1052]*32))+([.G1052]*64))+([.H1052]*128))+([.I1052]*256))+([.J1052]*512))+([.K1052]*1024))+([.L1052]*2048))+([.M1052]*4096))+([.N1052]*8192)))" office:value-type="float" office:value="12318">
            <text:p>1231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53]*1)+([.B1053]*2))+([.C1053]*4))+([.D1053]*8))+([.E1053]*16))+([.F1053]*32))+([.G1053]*64))+([.H1053]*128))+([.I1053]*256))+([.J1053]*512))+([.K1053]*1024))+([.L1053]*2048))+([.M1053]*4096))+([.N1053]*8192)))" office:value-type="float" office:value="6146">
            <text:p>614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54]*1)+([.B1054]*2))+([.C1054]*4))+([.D1054]*8))+([.E1054]*16))+([.F1054]*32))+([.G1054]*64))+([.H1054]*128))+([.I1054]*256))+([.J1054]*512))+([.K1054]*1024))+([.L1054]*2048))+([.M1054]*4096))+([.N1054]*8192)))" office:value-type="float" office:value="7170">
            <text:p>717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55]*1)+([.B1055]*2))+([.C1055]*4))+([.D1055]*8))+([.E1055]*16))+([.F1055]*32))+([.G1055]*64))+([.H1055]*128))+([.I1055]*256))+([.J1055]*512))+([.K1055]*1024))+([.L1055]*2048))+([.M1055]*4096))+([.N1055]*8192)))" office:value-type="float" office:value="15362">
            <text:p>1536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56]*1)+([.B1056]*2))+([.C1056]*4))+([.D1056]*8))+([.E1056]*16))+([.F1056]*32))+([.G1056]*64))+([.H1056]*128))+([.I1056]*256))+([.J1056]*512))+([.K1056]*1024))+([.L1056]*2048))+([.M1056]*4096))+([.N1056]*8192)))" office:value-type="float" office:value="13726">
            <text:p>137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57]*1)+([.B1057]*2))+([.C1057]*4))+([.D1057]*8))+([.E1057]*16))+([.F1057]*32))+([.G1057]*64))+([.H1057]*128))+([.I1057]*256))+([.J1057]*512))+([.K1057]*1024))+([.L1057]*2048))+([.M1057]*4096))+([.N1057]*8192)))" office:value-type="float" office:value="1090">
            <text:p>109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58]*1)+([.B1058]*2))+([.C1058]*4))+([.D1058]*8))+([.E1058]*16))+([.F1058]*32))+([.G1058]*64))+([.H1058]*128))+([.I1058]*256))+([.J1058]*512))+([.K1058]*1024))+([.L1058]*2048))+([.M1058]*4096))+([.N1058]*8192)))" office:value-type="float" office:value="7234">
            <text:p>723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59]*1)+([.B1059]*2))+([.C1059]*4))+([.D1059]*8))+([.E1059]*16))+([.F1059]*32))+([.G1059]*64))+([.H1059]*128))+([.I1059]*256))+([.J1059]*512))+([.K1059]*1024))+([.L1059]*2048))+([.M1059]*4096))+([.N1059]*8192)))" office:value-type="float" office:value="6210">
            <text:p>621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60]*1)+([.B1060]*2))+([.C1060]*4))+([.D1060]*8))+([.E1060]*16))+([.F1060]*32))+([.G1060]*64))+([.H1060]*128))+([.I1060]*256))+([.J1060]*512))+([.K1060]*1024))+([.L1060]*2048))+([.M1060]*4096))+([.N1060]*8192)))" office:value-type="float" office:value="12354">
            <text:p>1235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62]*1)+([.B1062]*2))+([.C1062]*4))+([.D1062]*8))+([.E1062]*16))+([.F1062]*32))+([.G1062]*64))+([.H1062]*128))+([.I1062]*256))+([.J1062]*512))+([.K1062]*1024))+([.L1062]*2048))+([.M1062]*4096))+([.N1062]*8192)))" office:value-type="float" office:value="14351">
            <text:p>1435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63]*1)+([.B1063]*2))+([.C1063]*4))+([.D1063]*8))+([.E1063]*16))+([.F1063]*32))+([.G1063]*64))+([.H1063]*128))+([.I1063]*256))+([.J1063]*512))+([.K1063]*1024))+([.L1063]*2048))+([.M1063]*4096))+([.N1063]*8192)))" office:value-type="float" office:value="11265">
            <text:p>1126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64]*1)+([.B1064]*2))+([.C1064]*4))+([.D1064]*8))+([.E1064]*16))+([.F1064]*32))+([.G1064]*64))+([.H1064]*128))+([.I1064]*256))+([.J1064]*512))+([.K1064]*1024))+([.L1064]*2048))+([.M1064]*4096))+([.N1064]*8192)))" office:value-type="float" office:value="11777">
            <text:p>1177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65]*1)+([.B1065]*2))+([.C1065]*4))+([.D1065]*8))+([.E1065]*16))+([.F1065]*32))+([.G1065]*64))+([.H1065]*128))+([.I1065]*256))+([.J1065]*512))+([.K1065]*1024))+([.L1065]*2048))+([.M1065]*4096))+([.N1065]*8192)))" office:value-type="float" office:value="7681">
            <text:p>768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66]*1)+([.B1066]*2))+([.C1066]*4))+([.D1066]*8))+([.E1066]*16))+([.F1066]*32))+([.G1066]*64))+([.H1066]*128))+([.I1066]*256))+([.J1066]*512))+([.K1066]*1024))+([.L1066]*2048))+([.M1066]*4096))+([.N1066]*8192)))" office:value-type="float" office:value="2767">
            <text:p>276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67]*1)+([.B1067]*2))+([.C1067]*4))+([.D1067]*8))+([.E1067]*16))+([.F1067]*32))+([.G1067]*64))+([.H1067]*128))+([.I1067]*256))+([.J1067]*512))+([.K1067]*1024))+([.L1067]*2048))+([.M1067]*4096))+([.N1067]*8192)))" office:value-type="float" office:value="8737">
            <text:p>873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68]*1)+([.B1068]*2))+([.C1068]*4))+([.D1068]*8))+([.E1068]*16))+([.F1068]*32))+([.G1068]*64))+([.H1068]*128))+([.I1068]*256))+([.J1068]*512))+([.K1068]*1024))+([.L1068]*2048))+([.M1068]*4096))+([.N1068]*8192)))" office:value-type="float" office:value="11809">
            <text:p>1180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69]*1)+([.B1069]*2))+([.C1069]*4))+([.D1069]*8))+([.E1069]*16))+([.F1069]*32))+([.G1069]*64))+([.H1069]*128))+([.I1069]*256))+([.J1069]*512))+([.K1069]*1024))+([.L1069]*2048))+([.M1069]*4096))+([.N1069]*8192)))" office:value-type="float" office:value="3105">
            <text:p>310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70]*1)+([.B1070]*2))+([.C1070]*4))+([.D1070]*8))+([.E1070]*16))+([.F1070]*32))+([.G1070]*64))+([.H1070]*128))+([.I1070]*256))+([.J1070]*512))+([.K1070]*1024))+([.L1070]*2048))+([.M1070]*4096))+([.N1070]*8192)))" office:value-type="float" office:value="14369">
            <text:p>14369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72]*1)+([.B1072]*2))+([.C1072]*4))+([.D1072]*8))+([.E1072]*16))+([.F1072]*32))+([.G1072]*64))+([.H1072]*128))+([.I1072]*256))+([.J1072]*512))+([.K1072]*1024))+([.L1072]*2048))+([.M1072]*4096))+([.N1072]*8192)))" office:value-type="float" office:value="15367">
            <text:p>1536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73]*1)+([.B1073]*2))+([.C1073]*4))+([.D1073]*8))+([.E1073]*16))+([.F1073]*32))+([.G1073]*64))+([.H1073]*128))+([.I1073]*256))+([.J1073]*512))+([.K1073]*1024))+([.L1073]*2048))+([.M1073]*4096))+([.N1073]*8192)))" office:value-type="float" office:value="13824">
            <text:p>138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74]*1)+([.B1074]*2))+([.C1074]*4))+([.D1074]*8))+([.E1074]*16))+([.F1074]*32))+([.G1074]*64))+([.H1074]*128))+([.I1074]*256))+([.J1074]*512))+([.K1074]*1024))+([.L1074]*2048))+([.M1074]*4096))+([.N1074]*8192)))" office:value-type="float" office:value="5888">
            <text:p>58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75]*1)+([.B1075]*2))+([.C1075]*4))+([.D1075]*8))+([.E1075]*16))+([.F1075]*32))+([.G1075]*64))+([.H1075]*128))+([.I1075]*256))+([.J1075]*512))+([.K1075]*1024))+([.L1075]*2048))+([.M1075]*4096))+([.N1075]*8192)))" office:value-type="float" office:value="12032">
            <text:p>120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76]*1)+([.B1076]*2))+([.C1076]*4))+([.D1076]*8))+([.E1076]*16))+([.F1076]*32))+([.G1076]*64))+([.H1076]*128))+([.I1076]*256))+([.J1076]*512))+([.K1076]*1024))+([.L1076]*2048))+([.M1076]*4096))+([.N1076]*8192)))" office:value-type="float" office:value="1383">
            <text:p>138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77]*1)+([.B1077]*2))+([.C1077]*4))+([.D1077]*8))+([.E1077]*16))+([.F1077]*32))+([.G1077]*64))+([.H1077]*128))+([.I1077]*256))+([.J1077]*512))+([.K1077]*1024))+([.L1077]*2048))+([.M1077]*4096))+([.N1077]*8192)))" office:value-type="float" office:value="12560">
            <text:p>125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78]*1)+([.B1078]*2))+([.C1078]*4))+([.D1078]*8))+([.E1078]*16))+([.F1078]*32))+([.G1078]*64))+([.H1078]*128))+([.I1078]*256))+([.J1078]*512))+([.K1078]*1024))+([.L1078]*2048))+([.M1078]*4096))+([.N1078]*8192)))" office:value-type="float" office:value="14096">
            <text:p>140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79]*1)+([.B1079]*2))+([.C1079]*4))+([.D1079]*8))+([.E1079]*16))+([.F1079]*32))+([.G1079]*64))+([.H1079]*128))+([.I1079]*256))+([.J1079]*512))+([.K1079]*1024))+([.L1079]*2048))+([.M1079]*4096))+([.N1079]*8192)))" office:value-type="float" office:value="9744">
            <text:p>97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80]*1)+([.B1080]*2))+([.C1080]*4))+([.D1080]*8))+([.E1080]*16))+([.F1080]*32))+([.G1080]*64))+([.H1080]*128))+([.I1080]*256))+([.J1080]*512))+([.K1080]*1024))+([.L1080]*2048))+([.M1080]*4096))+([.N1080]*8192)))" office:value-type="float" office:value="15376">
            <text:p>1537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82]*1)+([.B1082]*2))+([.C1082]*4))+([.D1082]*8))+([.E1082]*16))+([.F1082]*32))+([.G1082]*64))+([.H1082]*128))+([.I1082]*256))+([.J1082]*512))+([.K1082]*1024))+([.L1082]*2048))+([.M1082]*4096))+([.N1082]*8192)))" office:value-type="float" office:value="7683">
            <text:p>768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83]*1)+([.B1083]*2))+([.C1083]*4))+([.D1083]*8))+([.E1083]*16))+([.F1083]*32))+([.G1083]*64))+([.H1083]*128))+([.I1083]*256))+([.J1083]*512))+([.K1083]*1024))+([.L1083]*2048))+([.M1083]*4096))+([.N1083]*8192)))" office:value-type="float" office:value="15104">
            <text:p>151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84]*1)+([.B1084]*2))+([.C1084]*4))+([.D1084]*8))+([.E1084]*16))+([.F1084]*32))+([.G1084]*64))+([.H1084]*128))+([.I1084]*256))+([.J1084]*512))+([.K1084]*1024))+([.L1084]*2048))+([.M1084]*4096))+([.N1084]*8192)))" office:value-type="float" office:value="11136">
            <text:p>11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85]*1)+([.B1085]*2))+([.C1085]*4))+([.D1085]*8))+([.E1085]*16))+([.F1085]*32))+([.G1085]*64))+([.H1085]*128))+([.I1085]*256))+([.J1085]*512))+([.K1085]*1024))+([.L1085]*2048))+([.M1085]*4096))+([.N1085]*8192)))" office:value-type="float" office:value="14208">
            <text:p>142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86]*1)+([.B1086]*2))+([.C1086]*4))+([.D1086]*8))+([.E1086]*16))+([.F1086]*32))+([.G1086]*64))+([.H1086]*128))+([.I1086]*256))+([.J1086]*512))+([.K1086]*1024))+([.L1086]*2048))+([.M1086]*4096))+([.N1086]*8192)))" office:value-type="float" office:value="691">
            <text:p>69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87]*1)+([.B1087]*2))+([.C1087]*4))+([.D1087]*8))+([.E1087]*16))+([.F1087]*32))+([.G1087]*64))+([.H1087]*128))+([.I1087]*256))+([.J1087]*512))+([.K1087]*1024))+([.L1087]*2048))+([.M1087]*4096))+([.N1087]*8192)))" office:value-type="float" office:value="14472">
            <text:p>144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88]*1)+([.B1088]*2))+([.C1088]*4))+([.D1088]*8))+([.E1088]*16))+([.F1088]*32))+([.G1088]*64))+([.H1088]*128))+([.I1088]*256))+([.J1088]*512))+([.K1088]*1024))+([.L1088]*2048))+([.M1088]*4096))+([.N1088]*8192)))" office:value-type="float" office:value="15240">
            <text:p>152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89]*1)+([.B1089]*2))+([.C1089]*4))+([.D1089]*8))+([.E1089]*16))+([.F1089]*32))+([.G1089]*64))+([.H1089]*128))+([.I1089]*256))+([.J1089]*512))+([.K1089]*1024))+([.L1089]*2048))+([.M1089]*4096))+([.N1089]*8192)))" office:value-type="float" office:value="13064">
            <text:p>130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90]*1)+([.B1090]*2))+([.C1090]*4))+([.D1090]*8))+([.E1090]*16))+([.F1090]*32))+([.G1090]*64))+([.H1090]*128))+([.I1090]*256))+([.J1090]*512))+([.K1090]*1024))+([.L1090]*2048))+([.M1090]*4096))+([.N1090]*8192)))" office:value-type="float" office:value="7688">
            <text:p>768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092]*1)+([.B1092]*2))+([.C1092]*4))+([.D1092]*8))+([.E1092]*16))+([.F1092]*32))+([.G1092]*64))+([.H1092]*128))+([.I1092]*256))+([.J1092]*512))+([.K1092]*1024))+([.L1092]*2048))+([.M1092]*4096))+([.N1092]*8192)))" office:value-type="float" office:value="3841">
            <text:p>384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93]*1)+([.B1093]*2))+([.C1093]*4))+([.D1093]*8))+([.E1093]*16))+([.F1093]*32))+([.G1093]*64))+([.H1093]*128))+([.I1093]*256))+([.J1093]*512))+([.K1093]*1024))+([.L1093]*2048))+([.M1093]*4096))+([.N1093]*8192)))" office:value-type="float" office:value="7552">
            <text:p>75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94]*1)+([.B1094]*2))+([.C1094]*4))+([.D1094]*8))+([.E1094]*16))+([.F1094]*32))+([.G1094]*64))+([.H1094]*128))+([.I1094]*256))+([.J1094]*512))+([.K1094]*1024))+([.L1094]*2048))+([.M1094]*4096))+([.N1094]*8192)))" office:value-type="float" office:value="13760">
            <text:p>137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95]*1)+([.B1095]*2))+([.C1095]*4))+([.D1095]*8))+([.E1095]*16))+([.F1095]*32))+([.G1095]*64))+([.H1095]*128))+([.I1095]*256))+([.J1095]*512))+([.K1095]*1024))+([.L1095]*2048))+([.M1095]*4096))+([.N1095]*8192)))" office:value-type="float" office:value="15296">
            <text:p>152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96]*1)+([.B1096]*2))+([.C1096]*4))+([.D1096]*8))+([.E1096]*16))+([.F1096]*32))+([.G1096]*64))+([.H1096]*128))+([.I1096]*256))+([.J1096]*512))+([.K1096]*1024))+([.L1096]*2048))+([.M1096]*4096))+([.N1096]*8192)))" office:value-type="float" office:value="8537">
            <text:p>853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97]*1)+([.B1097]*2))+([.C1097]*4))+([.D1097]*8))+([.E1097]*16))+([.F1097]*32))+([.G1097]*64))+([.H1097]*128))+([.I1097]*256))+([.J1097]*512))+([.K1097]*1024))+([.L1097]*2048))+([.M1097]*4096))+([.N1097]*8192)))" office:value-type="float" office:value="15428">
            <text:p>154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098]*1)+([.B1098]*2))+([.C1098]*4))+([.D1098]*8))+([.E1098]*16))+([.F1098]*32))+([.G1098]*64))+([.H1098]*128))+([.I1098]*256))+([.J1098]*512))+([.K1098]*1024))+([.L1098]*2048))+([.M1098]*4096))+([.N1098]*8192)))" office:value-type="float" office:value="15812">
            <text:p>158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099]*1)+([.B1099]*2))+([.C1099]*4))+([.D1099]*8))+([.E1099]*16))+([.F1099]*32))+([.G1099]*64))+([.H1099]*128))+([.I1099]*256))+([.J1099]*512))+([.K1099]*1024))+([.L1099]*2048))+([.M1099]*4096))+([.N1099]*8192)))" office:value-type="float" office:value="6532">
            <text:p>65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00]*1)+([.B1100]*2))+([.C1100]*4))+([.D1100]*8))+([.E1100]*16))+([.F1100]*32))+([.G1100]*64))+([.H1100]*128))+([.I1100]*256))+([.J1100]*512))+([.K1100]*1024))+([.L1100]*2048))+([.M1100]*4096))+([.N1100]*8192)))" office:value-type="float" office:value="3844">
            <text:p>384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02]*1)+([.B1102]*2))+([.C1102]*4))+([.D1102]*8))+([.E1102]*16))+([.F1102]*32))+([.G1102]*64))+([.H1102]*128))+([.I1102]*256))+([.J1102]*512))+([.K1102]*1024))+([.L1102]*2048))+([.M1102]*4096))+([.N1102]*8192)))" office:value-type="float" office:value="1920">
            <text:p>19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03]*1)+([.B1103]*2))+([.C1103]*4))+([.D1103]*8))+([.E1103]*16))+([.F1103]*32))+([.G1103]*64))+([.H1103]*128))+([.I1103]*256))+([.J1103]*512))+([.K1103]*1024))+([.L1103]*2048))+([.M1103]*4096))+([.N1103]*8192)))" office:value-type="float" office:value="3776">
            <text:p>37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04]*1)+([.B1104]*2))+([.C1104]*4))+([.D1104]*8))+([.E1104]*16))+([.F1104]*32))+([.G1104]*64))+([.H1104]*128))+([.I1104]*256))+([.J1104]*512))+([.K1104]*1024))+([.L1104]*2048))+([.M1104]*4096))+([.N1104]*8192)))" office:value-type="float" office:value="6880">
            <text:p>68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05]*1)+([.B1105]*2))+([.C1105]*4))+([.D1105]*8))+([.E1105]*16))+([.F1105]*32))+([.G1105]*64))+([.H1105]*128))+([.I1105]*256))+([.J1105]*512))+([.K1105]*1024))+([.L1105]*2048))+([.M1105]*4096))+([.N1105]*8192)))" office:value-type="float" office:value="7648">
            <text:p>76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06]*1)+([.B1106]*2))+([.C1106]*4))+([.D1106]*8))+([.E1106]*16))+([.F1106]*32))+([.G1106]*64))+([.H1106]*128))+([.I1106]*256))+([.J1106]*512))+([.K1106]*1024))+([.L1106]*2048))+([.M1106]*4096))+([.N1106]*8192)))" office:value-type="float" office:value="4268">
            <text:p>42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07]*1)+([.B1107]*2))+([.C1107]*4))+([.D1107]*8))+([.E1107]*16))+([.F1107]*32))+([.G1107]*64))+([.H1107]*128))+([.I1107]*256))+([.J1107]*512))+([.K1107]*1024))+([.L1107]*2048))+([.M1107]*4096))+([.N1107]*8192)))" office:value-type="float" office:value="7714">
            <text:p>771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08]*1)+([.B1108]*2))+([.C1108]*4))+([.D1108]*8))+([.E1108]*16))+([.F1108]*32))+([.G1108]*64))+([.H1108]*128))+([.I1108]*256))+([.J1108]*512))+([.K1108]*1024))+([.L1108]*2048))+([.M1108]*4096))+([.N1108]*8192)))" office:value-type="float" office:value="7906">
            <text:p>790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09]*1)+([.B1109]*2))+([.C1109]*4))+([.D1109]*8))+([.E1109]*16))+([.F1109]*32))+([.G1109]*64))+([.H1109]*128))+([.I1109]*256))+([.J1109]*512))+([.K1109]*1024))+([.L1109]*2048))+([.M1109]*4096))+([.N1109]*8192)))" office:value-type="float" office:value="3266">
            <text:p>326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10]*1)+([.B1110]*2))+([.C1110]*4))+([.D1110]*8))+([.E1110]*16))+([.F1110]*32))+([.G1110]*64))+([.H1110]*128))+([.I1110]*256))+([.J1110]*512))+([.K1110]*1024))+([.L1110]*2048))+([.M1110]*4096))+([.N1110]*8192)))" office:value-type="float" office:value="1922">
            <text:p>192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12]*1)+([.B1112]*2))+([.C1112]*4))+([.D1112]*8))+([.E1112]*16))+([.F1112]*32))+([.G1112]*64))+([.H1112]*128))+([.I1112]*256))+([.J1112]*512))+([.K1112]*1024))+([.L1112]*2048))+([.M1112]*4096))+([.N1112]*8192)))" office:value-type="float" office:value="960">
            <text:p>9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13]*1)+([.B1113]*2))+([.C1113]*4))+([.D1113]*8))+([.E1113]*16))+([.F1113]*32))+([.G1113]*64))+([.H1113]*128))+([.I1113]*256))+([.J1113]*512))+([.K1113]*1024))+([.L1113]*2048))+([.M1113]*4096))+([.N1113]*8192)))" office:value-type="float" office:value="10080">
            <text:p>1008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14]*1)+([.B1114]*2))+([.C1114]*4))+([.D1114]*8))+([.E1114]*16))+([.F1114]*32))+([.G1114]*64))+([.H1114]*128))+([.I1114]*256))+([.J1114]*512))+([.K1114]*1024))+([.L1114]*2048))+([.M1114]*4096))+([.N1114]*8192)))" office:value-type="float" office:value="11632">
            <text:p>116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15]*1)+([.B1115]*2))+([.C1115]*4))+([.D1115]*8))+([.E1115]*16))+([.F1115]*32))+([.G1115]*64))+([.H1115]*128))+([.I1115]*256))+([.J1115]*512))+([.K1115]*1024))+([.L1115]*2048))+([.M1115]*4096))+([.N1115]*8192)))" office:value-type="float" office:value="12016">
            <text:p>120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16]*1)+([.B1116]*2))+([.C1116]*4))+([.D1116]*8))+([.E1116]*16))+([.F1116]*32))+([.G1116]*64))+([.H1116]*128))+([.I1116]*256))+([.J1116]*512))+([.K1116]*1024))+([.L1116]*2048))+([.M1116]*4096))+([.N1116]*8192)))" office:value-type="float" office:value="10326">
            <text:p>103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17]*1)+([.B1117]*2))+([.C1117]*4))+([.D1117]*8))+([.E1117]*16))+([.F1117]*32))+([.G1117]*64))+([.H1117]*128))+([.I1117]*256))+([.J1117]*512))+([.K1117]*1024))+([.L1117]*2048))+([.M1117]*4096))+([.N1117]*8192)))" office:value-type="float" office:value="3857">
            <text:p>385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18]*1)+([.B1118]*2))+([.C1118]*4))+([.D1118]*8))+([.E1118]*16))+([.F1118]*32))+([.G1118]*64))+([.H1118]*128))+([.I1118]*256))+([.J1118]*512))+([.K1118]*1024))+([.L1118]*2048))+([.M1118]*4096))+([.N1118]*8192)))" office:value-type="float" office:value="3953">
            <text:p>395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19]*1)+([.B1119]*2))+([.C1119]*4))+([.D1119]*8))+([.E1119]*16))+([.F1119]*32))+([.G1119]*64))+([.H1119]*128))+([.I1119]*256))+([.J1119]*512))+([.K1119]*1024))+([.L1119]*2048))+([.M1119]*4096))+([.N1119]*8192)))" office:value-type="float" office:value="1633">
            <text:p>163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20]*1)+([.B1120]*2))+([.C1120]*4))+([.D1120]*8))+([.E1120]*16))+([.F1120]*32))+([.G1120]*64))+([.H1120]*128))+([.I1120]*256))+([.J1120]*512))+([.K1120]*1024))+([.L1120]*2048))+([.M1120]*4096))+([.N1120]*8192)))" office:value-type="float" office:value="9153">
            <text:p>9153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22]*1)+([.B1122]*2))+([.C1122]*4))+([.D1122]*8))+([.E1122]*16))+([.F1122]*32))+([.G1122]*64))+([.H1122]*128))+([.I1122]*256))+([.J1122]*512))+([.K1122]*1024))+([.L1122]*2048))+([.M1122]*4096))+([.N1122]*8192)))" office:value-type="float" office:value="8672">
            <text:p>86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23]*1)+([.B1123]*2))+([.C1123]*4))+([.D1123]*8))+([.E1123]*16))+([.F1123]*32))+([.G1123]*64))+([.H1123]*128))+([.I1123]*256))+([.J1123]*512))+([.K1123]*1024))+([.L1123]*2048))+([.M1123]*4096))+([.N1123]*8192)))" office:value-type="float" office:value="5040">
            <text:p>504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24]*1)+([.B1124]*2))+([.C1124]*4))+([.D1124]*8))+([.E1124]*16))+([.F1124]*32))+([.G1124]*64))+([.H1124]*128))+([.I1124]*256))+([.J1124]*512))+([.K1124]*1024))+([.L1124]*2048))+([.M1124]*4096))+([.N1124]*8192)))" office:value-type="float" office:value="5816">
            <text:p>58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25]*1)+([.B1125]*2))+([.C1125]*4))+([.D1125]*8))+([.E1125]*16))+([.F1125]*32))+([.G1125]*64))+([.H1125]*128))+([.I1125]*256))+([.J1125]*512))+([.K1125]*1024))+([.L1125]*2048))+([.M1125]*4096))+([.N1125]*8192)))" office:value-type="float" office:value="6008">
            <text:p>60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26]*1)+([.B1126]*2))+([.C1126]*4))+([.D1126]*8))+([.E1126]*16))+([.F1126]*32))+([.G1126]*64))+([.H1126]*128))+([.I1126]*256))+([.J1126]*512))+([.K1126]*1024))+([.L1126]*2048))+([.M1126]*4096))+([.N1126]*8192)))" office:value-type="float" office:value="9259">
            <text:p>925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27]*1)+([.B1127]*2))+([.C1127]*4))+([.D1127]*8))+([.E1127]*16))+([.F1127]*32))+([.G1127]*64))+([.H1127]*128))+([.I1127]*256))+([.J1127]*512))+([.K1127]*1024))+([.L1127]*2048))+([.M1127]*4096))+([.N1127]*8192)))" office:value-type="float" office:value="1928">
            <text:p>19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28]*1)+([.B1128]*2))+([.C1128]*4))+([.D1128]*8))+([.E1128]*16))+([.F1128]*32))+([.G1128]*64))+([.H1128]*128))+([.I1128]*256))+([.J1128]*512))+([.K1128]*1024))+([.L1128]*2048))+([.M1128]*4096))+([.N1128]*8192)))" office:value-type="float" office:value="1976">
            <text:p>19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29]*1)+([.B1129]*2))+([.C1129]*4))+([.D1129]*8))+([.E1129]*16))+([.F1129]*32))+([.G1129]*64))+([.H1129]*128))+([.I1129]*256))+([.J1129]*512))+([.K1129]*1024))+([.L1129]*2048))+([.M1129]*4096))+([.N1129]*8192)))" office:value-type="float" office:value="816">
            <text:p>8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30]*1)+([.B1130]*2))+([.C1130]*4))+([.D1130]*8))+([.E1130]*16))+([.F1130]*32))+([.G1130]*64))+([.H1130]*128))+([.I1130]*256))+([.J1130]*512))+([.K1130]*1024))+([.L1130]*2048))+([.M1130]*4096))+([.N1130]*8192)))" office:value-type="float" office:value="12768">
            <text:p>1276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32]*1)+([.B1132]*2))+([.C1132]*4))+([.D1132]*8))+([.E1132]*16))+([.F1132]*32))+([.G1132]*64))+([.H1132]*128))+([.I1132]*256))+([.J1132]*512))+([.K1132]*1024))+([.L1132]*2048))+([.M1132]*4096))+([.N1132]*8192)))" office:value-type="float" office:value="12528">
            <text:p>125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33]*1)+([.B1133]*2))+([.C1133]*4))+([.D1133]*8))+([.E1133]*16))+([.F1133]*32))+([.G1133]*64))+([.H1133]*128))+([.I1133]*256))+([.J1133]*512))+([.K1133]*1024))+([.L1133]*2048))+([.M1133]*4096))+([.N1133]*8192)))" office:value-type="float" office:value="2520">
            <text:p>25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34]*1)+([.B1134]*2))+([.C1134]*4))+([.D1134]*8))+([.E1134]*16))+([.F1134]*32))+([.G1134]*64))+([.H1134]*128))+([.I1134]*256))+([.J1134]*512))+([.K1134]*1024))+([.L1134]*2048))+([.M1134]*4096))+([.N1134]*8192)))" office:value-type="float" office:value="2908">
            <text:p>29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35]*1)+([.B1135]*2))+([.C1135]*4))+([.D1135]*8))+([.E1135]*16))+([.F1135]*32))+([.G1135]*64))+([.H1135]*128))+([.I1135]*256))+([.J1135]*512))+([.K1135]*1024))+([.L1135]*2048))+([.M1135]*4096))+([.N1135]*8192)))" office:value-type="float" office:value="3004">
            <text:p>30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36]*1)+([.B1136]*2))+([.C1136]*4))+([.D1136]*8))+([.E1136]*16))+([.F1136]*32))+([.G1136]*64))+([.H1136]*128))+([.I1136]*256))+([.J1136]*512))+([.K1136]*1024))+([.L1136]*2048))+([.M1136]*4096))+([.N1136]*8192)))" office:value-type="float" office:value="12821">
            <text:p>1282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37]*1)+([.B1137]*2))+([.C1137]*4))+([.D1137]*8))+([.E1137]*16))+([.F1137]*32))+([.G1137]*64))+([.H1137]*128))+([.I1137]*256))+([.J1137]*512))+([.K1137]*1024))+([.L1137]*2048))+([.M1137]*4096))+([.N1137]*8192)))" office:value-type="float" office:value="964">
            <text:p>9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38]*1)+([.B1138]*2))+([.C1138]*4))+([.D1138]*8))+([.E1138]*16))+([.F1138]*32))+([.G1138]*64))+([.H1138]*128))+([.I1138]*256))+([.J1138]*512))+([.K1138]*1024))+([.L1138]*2048))+([.M1138]*4096))+([.N1138]*8192)))" office:value-type="float" office:value="988">
            <text:p>9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39]*1)+([.B1139]*2))+([.C1139]*4))+([.D1139]*8))+([.E1139]*16))+([.F1139]*32))+([.G1139]*64))+([.H1139]*128))+([.I1139]*256))+([.J1139]*512))+([.K1139]*1024))+([.L1139]*2048))+([.M1139]*4096))+([.N1139]*8192)))" office:value-type="float" office:value="408">
            <text:p>4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40]*1)+([.B1140]*2))+([.C1140]*4))+([.D1140]*8))+([.E1140]*16))+([.F1140]*32))+([.G1140]*64))+([.H1140]*128))+([.I1140]*256))+([.J1140]*512))+([.K1140]*1024))+([.L1140]*2048))+([.M1140]*4096))+([.N1140]*8192)))" office:value-type="float" office:value="14576">
            <text:p>1457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42]*1)+([.B1142]*2))+([.C1142]*4))+([.D1142]*8))+([.E1142]*16))+([.F1142]*32))+([.G1142]*64))+([.H1142]*128))+([.I1142]*256))+([.J1142]*512))+([.K1142]*1024))+([.L1142]*2048))+([.M1142]*4096))+([.N1142]*8192)))" office:value-type="float" office:value="14456">
            <text:p>144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43]*1)+([.B1143]*2))+([.C1143]*4))+([.D1143]*8))+([.E1143]*16))+([.F1143]*32))+([.G1143]*64))+([.H1143]*128))+([.I1143]*256))+([.J1143]*512))+([.K1143]*1024))+([.L1143]*2048))+([.M1143]*4096))+([.N1143]*8192)))" office:value-type="float" office:value="1260">
            <text:p>12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44]*1)+([.B1144]*2))+([.C1144]*4))+([.D1144]*8))+([.E1144]*16))+([.F1144]*32))+([.G1144]*64))+([.H1144]*128))+([.I1144]*256))+([.J1144]*512))+([.K1144]*1024))+([.L1144]*2048))+([.M1144]*4096))+([.N1144]*8192)))" office:value-type="float" office:value="1454">
            <text:p>145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45]*1)+([.B1145]*2))+([.C1145]*4))+([.D1145]*8))+([.E1145]*16))+([.F1145]*32))+([.G1145]*64))+([.H1145]*128))+([.I1145]*256))+([.J1145]*512))+([.K1145]*1024))+([.L1145]*2048))+([.M1145]*4096))+([.N1145]*8192)))" office:value-type="float" office:value="1502">
            <text:p>150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46]*1)+([.B1146]*2))+([.C1146]*4))+([.D1146]*8))+([.E1146]*16))+([.F1146]*32))+([.G1146]*64))+([.H1146]*128))+([.I1146]*256))+([.J1146]*512))+([.K1146]*1024))+([.L1146]*2048))+([.M1146]*4096))+([.N1146]*8192)))" office:value-type="float" office:value="14602">
            <text:p>1460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47]*1)+([.B1147]*2))+([.C1147]*4))+([.D1147]*8))+([.E1147]*16))+([.F1147]*32))+([.G1147]*64))+([.H1147]*128))+([.I1147]*256))+([.J1147]*512))+([.K1147]*1024))+([.L1147]*2048))+([.M1147]*4096))+([.N1147]*8192)))" office:value-type="float" office:value="482">
            <text:p>48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48]*1)+([.B1148]*2))+([.C1148]*4))+([.D1148]*8))+([.E1148]*16))+([.F1148]*32))+([.G1148]*64))+([.H1148]*128))+([.I1148]*256))+([.J1148]*512))+([.K1148]*1024))+([.L1148]*2048))+([.M1148]*4096))+([.N1148]*8192)))" office:value-type="float" office:value="494">
            <text:p>4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49]*1)+([.B1149]*2))+([.C1149]*4))+([.D1149]*8))+([.E1149]*16))+([.F1149]*32))+([.G1149]*64))+([.H1149]*128))+([.I1149]*256))+([.J1149]*512))+([.K1149]*1024))+([.L1149]*2048))+([.M1149]*4096))+([.N1149]*8192)))" office:value-type="float" office:value="204">
            <text:p>2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50]*1)+([.B1150]*2))+([.C1150]*4))+([.D1150]*8))+([.E1150]*16))+([.F1150]*32))+([.G1150]*64))+([.H1150]*128))+([.I1150]*256))+([.J1150]*512))+([.K1150]*1024))+([.L1150]*2048))+([.M1150]*4096))+([.N1150]*8192)))" office:value-type="float" office:value="15480">
            <text:p>1548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52]*1)+([.B1152]*2))+([.C1152]*4))+([.D1152]*8))+([.E1152]*16))+([.F1152]*32))+([.G1152]*64))+([.H1152]*128))+([.I1152]*256))+([.J1152]*512))+([.K1152]*1024))+([.L1152]*2048))+([.M1152]*4096))+([.N1152]*8192)))" office:value-type="float" office:value="15420">
            <text:p>1542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53]*1)+([.B1153]*2))+([.C1153]*4))+([.D1153]*8))+([.E1153]*16))+([.F1153]*32))+([.G1153]*64))+([.H1153]*128))+([.I1153]*256))+([.J1153]*512))+([.K1153]*1024))+([.L1153]*2048))+([.M1153]*4096))+([.N1153]*8192)))" office:value-type="float" office:value="630">
            <text:p>6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54]*1)+([.B1154]*2))+([.C1154]*4))+([.D1154]*8))+([.E1154]*16))+([.F1154]*32))+([.G1154]*64))+([.H1154]*128))+([.I1154]*256))+([.J1154]*512))+([.K1154]*1024))+([.L1154]*2048))+([.M1154]*4096))+([.N1154]*8192)))" office:value-type="float" office:value="727">
            <text:p>72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55]*1)+([.B1155]*2))+([.C1155]*4))+([.D1155]*8))+([.E1155]*16))+([.F1155]*32))+([.G1155]*64))+([.H1155]*128))+([.I1155]*256))+([.J1155]*512))+([.K1155]*1024))+([.L1155]*2048))+([.M1155]*4096))+([.N1155]*8192)))" office:value-type="float" office:value="751">
            <text:p>75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56]*1)+([.B1156]*2))+([.C1156]*4))+([.D1156]*8))+([.E1156]*16))+([.F1156]*32))+([.G1156]*64))+([.H1156]*128))+([.I1156]*256))+([.J1156]*512))+([.K1156]*1024))+([.L1156]*2048))+([.M1156]*4096))+([.N1156]*8192)))" office:value-type="float" office:value="7301">
            <text:p>730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57]*1)+([.B1157]*2))+([.C1157]*4))+([.D1157]*8))+([.E1157]*16))+([.F1157]*32))+([.G1157]*64))+([.H1157]*128))+([.I1157]*256))+([.J1157]*512))+([.K1157]*1024))+([.L1157]*2048))+([.M1157]*4096))+([.N1157]*8192)))" office:value-type="float" office:value="8433">
            <text:p>843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58]*1)+([.B1158]*2))+([.C1158]*4))+([.D1158]*8))+([.E1158]*16))+([.F1158]*32))+([.G1158]*64))+([.H1158]*128))+([.I1158]*256))+([.J1158]*512))+([.K1158]*1024))+([.L1158]*2048))+([.M1158]*4096))+([.N1158]*8192)))" office:value-type="float" office:value="8439">
            <text:p>843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59]*1)+([.B1159]*2))+([.C1159]*4))+([.D1159]*8))+([.E1159]*16))+([.F1159]*32))+([.G1159]*64))+([.H1159]*128))+([.I1159]*256))+([.J1159]*512))+([.K1159]*1024))+([.L1159]*2048))+([.M1159]*4096))+([.N1159]*8192)))" office:value-type="float" office:value="8294">
            <text:p>82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60]*1)+([.B1160]*2))+([.C1160]*4))+([.D1160]*8))+([.E1160]*16))+([.F1160]*32))+([.G1160]*64))+([.H1160]*128))+([.I1160]*256))+([.J1160]*512))+([.K1160]*1024))+([.L1160]*2048))+([.M1160]*4096))+([.N1160]*8192)))" office:value-type="float" office:value="7740">
            <text:p>774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62]*1)+([.B1162]*2))+([.C1162]*4))+([.D1162]*8))+([.E1162]*16))+([.F1162]*32))+([.G1162]*64))+([.H1162]*128))+([.I1162]*256))+([.J1162]*512))+([.K1162]*1024))+([.L1162]*2048))+([.M1162]*4096))+([.N1162]*8192)))" office:value-type="float" office:value="7710">
            <text:p>771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63]*1)+([.B1163]*2))+([.C1163]*4))+([.D1163]*8))+([.E1163]*16))+([.F1163]*32))+([.G1163]*64))+([.H1163]*128))+([.I1163]*256))+([.J1163]*512))+([.K1163]*1024))+([.L1163]*2048))+([.M1163]*4096))+([.N1163]*8192)))" office:value-type="float" office:value="315">
            <text:p>31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64]*1)+([.B1164]*2))+([.C1164]*4))+([.D1164]*8))+([.E1164]*16))+([.F1164]*32))+([.G1164]*64))+([.H1164]*128))+([.I1164]*256))+([.J1164]*512))+([.K1164]*1024))+([.L1164]*2048))+([.M1164]*4096))+([.N1164]*8192)))" office:value-type="float" office:value="363">
            <text:p>36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65]*1)+([.B1165]*2))+([.C1165]*4))+([.D1165]*8))+([.E1165]*16))+([.F1165]*32))+([.G1165]*64))+([.H1165]*128))+([.I1165]*256))+([.J1165]*512))+([.K1165]*1024))+([.L1165]*2048))+([.M1165]*4096))+([.N1165]*8192)))" office:value-type="float" office:value="375">
            <text:p>37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66]*1)+([.B1166]*2))+([.C1166]*4))+([.D1166]*8))+([.E1166]*16))+([.F1166]*32))+([.G1166]*64))+([.H1166]*128))+([.I1166]*256))+([.J1166]*512))+([.K1166]*1024))+([.L1166]*2048))+([.M1166]*4096))+([.N1166]*8192)))" office:value-type="float" office:value="3650">
            <text:p>36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67]*1)+([.B1167]*2))+([.C1167]*4))+([.D1167]*8))+([.E1167]*16))+([.F1167]*32))+([.G1167]*64))+([.H1167]*128))+([.I1167]*256))+([.J1167]*512))+([.K1167]*1024))+([.L1167]*2048))+([.M1167]*4096))+([.N1167]*8192)))" office:value-type="float" office:value="4216">
            <text:p>42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68]*1)+([.B1168]*2))+([.C1168]*4))+([.D1168]*8))+([.E1168]*16))+([.F1168]*32))+([.G1168]*64))+([.H1168]*128))+([.I1168]*256))+([.J1168]*512))+([.K1168]*1024))+([.L1168]*2048))+([.M1168]*4096))+([.N1168]*8192)))" office:value-type="float" office:value="4219">
            <text:p>421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69]*1)+([.B1169]*2))+([.C1169]*4))+([.D1169]*8))+([.E1169]*16))+([.F1169]*32))+([.G1169]*64))+([.H1169]*128))+([.I1169]*256))+([.J1169]*512))+([.K1169]*1024))+([.L1169]*2048))+([.M1169]*4096))+([.N1169]*8192)))" office:value-type="float" office:value="4147">
            <text:p>414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70]*1)+([.B1170]*2))+([.C1170]*4))+([.D1170]*8))+([.E1170]*16))+([.F1170]*32))+([.G1170]*64))+([.H1170]*128))+([.I1170]*256))+([.J1170]*512))+([.K1170]*1024))+([.L1170]*2048))+([.M1170]*4096))+([.N1170]*8192)))" office:value-type="float" office:value="3870">
            <text:p>387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72]*1)+([.B1172]*2))+([.C1172]*4))+([.D1172]*8))+([.E1172]*16))+([.F1172]*32))+([.G1172]*64))+([.H1172]*128))+([.I1172]*256))+([.J1172]*512))+([.K1172]*1024))+([.L1172]*2048))+([.M1172]*4096))+([.N1172]*8192)))" office:value-type="float" office:value="3855">
            <text:p>385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73]*1)+([.B1173]*2))+([.C1173]*4))+([.D1173]*8))+([.E1173]*16))+([.F1173]*32))+([.G1173]*64))+([.H1173]*128))+([.I1173]*256))+([.J1173]*512))+([.K1173]*1024))+([.L1173]*2048))+([.M1173]*4096))+([.N1173]*8192)))" office:value-type="float" office:value="157">
            <text:p>15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74]*1)+([.B1174]*2))+([.C1174]*4))+([.D1174]*8))+([.E1174]*16))+([.F1174]*32))+([.G1174]*64))+([.H1174]*128))+([.I1174]*256))+([.J1174]*512))+([.K1174]*1024))+([.L1174]*2048))+([.M1174]*4096))+([.N1174]*8192)))" office:value-type="float" office:value="8373">
            <text:p>837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75]*1)+([.B1175]*2))+([.C1175]*4))+([.D1175]*8))+([.E1175]*16))+([.F1175]*32))+([.G1175]*64))+([.H1175]*128))+([.I1175]*256))+([.J1175]*512))+([.K1175]*1024))+([.L1175]*2048))+([.M1175]*4096))+([.N1175]*8192)))" office:value-type="float" office:value="8379">
            <text:p>837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76]*1)+([.B1176]*2))+([.C1176]*4))+([.D1176]*8))+([.E1176]*16))+([.F1176]*32))+([.G1176]*64))+([.H1176]*128))+([.I1176]*256))+([.J1176]*512))+([.K1176]*1024))+([.L1176]*2048))+([.M1176]*4096))+([.N1176]*8192)))" office:value-type="float" office:value="10017">
            <text:p>1001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77]*1)+([.B1177]*2))+([.C1177]*4))+([.D1177]*8))+([.E1177]*16))+([.F1177]*32))+([.G1177]*64))+([.H1177]*128))+([.I1177]*256))+([.J1177]*512))+([.K1177]*1024))+([.L1177]*2048))+([.M1177]*4096))+([.N1177]*8192)))" office:value-type="float" office:value="10300">
            <text:p>1030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78]*1)+([.B1178]*2))+([.C1178]*4))+([.D1178]*8))+([.E1178]*16))+([.F1178]*32))+([.G1178]*64))+([.H1178]*128))+([.I1178]*256))+([.J1178]*512))+([.K1178]*1024))+([.L1178]*2048))+([.M1178]*4096))+([.N1178]*8192)))" office:value-type="float" office:value="10301">
            <text:p>1030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79]*1)+([.B1179]*2))+([.C1179]*4))+([.D1179]*8))+([.E1179]*16))+([.F1179]*32))+([.G1179]*64))+([.H1179]*128))+([.I1179]*256))+([.J1179]*512))+([.K1179]*1024))+([.L1179]*2048))+([.M1179]*4096))+([.N1179]*8192)))" office:value-type="float" office:value="2073">
            <text:p>207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80]*1)+([.B1180]*2))+([.C1180]*4))+([.D1180]*8))+([.E1180]*16))+([.F1180]*32))+([.G1180]*64))+([.H1180]*128))+([.I1180]*256))+([.J1180]*512))+([.K1180]*1024))+([.L1180]*2048))+([.M1180]*4096))+([.N1180]*8192)))" office:value-type="float" office:value="1935">
            <text:p>1935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82]*1)+([.B1182]*2))+([.C1182]*4))+([.D1182]*8))+([.E1182]*16))+([.F1182]*32))+([.G1182]*64))+([.H1182]*128))+([.I1182]*256))+([.J1182]*512))+([.K1182]*1024))+([.L1182]*2048))+([.M1182]*4096))+([.N1182]*8192)))" office:value-type="float" office:value="1927">
            <text:p>192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83]*1)+([.B1183]*2))+([.C1183]*4))+([.D1183]*8))+([.E1183]*16))+([.F1183]*32))+([.G1183]*64))+([.H1183]*128))+([.I1183]*256))+([.J1183]*512))+([.K1183]*1024))+([.L1183]*2048))+([.M1183]*4096))+([.N1183]*8192)))" office:value-type="float" office:value="8270">
            <text:p>827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84]*1)+([.B1184]*2))+([.C1184]*4))+([.D1184]*8))+([.E1184]*16))+([.F1184]*32))+([.G1184]*64))+([.H1184]*128))+([.I1184]*256))+([.J1184]*512))+([.K1184]*1024))+([.L1184]*2048))+([.M1184]*4096))+([.N1184]*8192)))" office:value-type="float" office:value="4186">
            <text:p>418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85]*1)+([.B1185]*2))+([.C1185]*4))+([.D1185]*8))+([.E1185]*16))+([.F1185]*32))+([.G1185]*64))+([.H1185]*128))+([.I1185]*256))+([.J1185]*512))+([.K1185]*1024))+([.L1185]*2048))+([.M1185]*4096))+([.N1185]*8192)))" office:value-type="float" office:value="4189">
            <text:p>418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86]*1)+([.B1186]*2))+([.C1186]*4))+([.D1186]*8))+([.E1186]*16))+([.F1186]*32))+([.G1186]*64))+([.H1186]*128))+([.I1186]*256))+([.J1186]*512))+([.K1186]*1024))+([.L1186]*2048))+([.M1186]*4096))+([.N1186]*8192)))" office:value-type="float" office:value="5008">
            <text:p>50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87]*1)+([.B1187]*2))+([.C1187]*4))+([.D1187]*8))+([.E1187]*16))+([.F1187]*32))+([.G1187]*64))+([.H1187]*128))+([.I1187]*256))+([.J1187]*512))+([.K1187]*1024))+([.L1187]*2048))+([.M1187]*4096))+([.N1187]*8192)))" office:value-type="float" office:value="5150">
            <text:p>51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88]*1)+([.B1188]*2))+([.C1188]*4))+([.D1188]*8))+([.E1188]*16))+([.F1188]*32))+([.G1188]*64))+([.H1188]*128))+([.I1188]*256))+([.J1188]*512))+([.K1188]*1024))+([.L1188]*2048))+([.M1188]*4096))+([.N1188]*8192)))" office:value-type="float" office:value="5150">
            <text:p>515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189]*1)+([.B1189]*2))+([.C1189]*4))+([.D1189]*8))+([.E1189]*16))+([.F1189]*32))+([.G1189]*64))+([.H1189]*128))+([.I1189]*256))+([.J1189]*512))+([.K1189]*1024))+([.L1189]*2048))+([.M1189]*4096))+([.N1189]*8192)))" office:value-type="float" office:value="9228">
            <text:p>92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90]*1)+([.B1190]*2))+([.C1190]*4))+([.D1190]*8))+([.E1190]*16))+([.F1190]*32))+([.G1190]*64))+([.H1190]*128))+([.I1190]*256))+([.J1190]*512))+([.K1190]*1024))+([.L1190]*2048))+([.M1190]*4096))+([.N1190]*8192)))" office:value-type="float" office:value="967">
            <text:p>967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192]*1)+([.B1192]*2))+([.C1192]*4))+([.D1192]*8))+([.E1192]*16))+([.F1192]*32))+([.G1192]*64))+([.H1192]*128))+([.I1192]*256))+([.J1192]*512))+([.K1192]*1024))+([.L1192]*2048))+([.M1192]*4096))+([.N1192]*8192)))" office:value-type="float" office:value="9155">
            <text:p>915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93]*1)+([.B1193]*2))+([.C1193]*4))+([.D1193]*8))+([.E1193]*16))+([.F1193]*32))+([.G1193]*64))+([.H1193]*128))+([.I1193]*256))+([.J1193]*512))+([.K1193]*1024))+([.L1193]*2048))+([.M1193]*4096))+([.N1193]*8192)))" office:value-type="float" office:value="4135">
            <text:p>413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94]*1)+([.B1194]*2))+([.C1194]*4))+([.D1194]*8))+([.E1194]*16))+([.F1194]*32))+([.G1194]*64))+([.H1194]*128))+([.I1194]*256))+([.J1194]*512))+([.K1194]*1024))+([.L1194]*2048))+([.M1194]*4096))+([.N1194]*8192)))" office:value-type="float" office:value="2093">
            <text:p>209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95]*1)+([.B1195]*2))+([.C1195]*4))+([.D1195]*8))+([.E1195]*16))+([.F1195]*32))+([.G1195]*64))+([.H1195]*128))+([.I1195]*256))+([.J1195]*512))+([.K1195]*1024))+([.L1195]*2048))+([.M1195]*4096))+([.N1195]*8192)))" office:value-type="float" office:value="2094">
            <text:p>20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96]*1)+([.B1196]*2))+([.C1196]*4))+([.D1196]*8))+([.E1196]*16))+([.F1196]*32))+([.G1196]*64))+([.H1196]*128))+([.I1196]*256))+([.J1196]*512))+([.K1196]*1024))+([.L1196]*2048))+([.M1196]*4096))+([.N1196]*8192)))" office:value-type="float" office:value="2504">
            <text:p>25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97]*1)+([.B1197]*2))+([.C1197]*4))+([.D1197]*8))+([.E1197]*16))+([.F1197]*32))+([.G1197]*64))+([.H1197]*128))+([.I1197]*256))+([.J1197]*512))+([.K1197]*1024))+([.L1197]*2048))+([.M1197]*4096))+([.N1197]*8192)))" office:value-type="float" office:value="2575">
            <text:p>257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98]*1)+([.B1198]*2))+([.C1198]*4))+([.D1198]*8))+([.E1198]*16))+([.F1198]*32))+([.G1198]*64))+([.H1198]*128))+([.I1198]*256))+([.J1198]*512))+([.K1198]*1024))+([.L1198]*2048))+([.M1198]*4096))+([.N1198]*8192)))" office:value-type="float" office:value="2575">
            <text:p>257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199]*1)+([.B1199]*2))+([.C1199]*4))+([.D1199]*8))+([.E1199]*16))+([.F1199]*32))+([.G1199]*64))+([.H1199]*128))+([.I1199]*256))+([.J1199]*512))+([.K1199]*1024))+([.L1199]*2048))+([.M1199]*4096))+([.N1199]*8192)))" office:value-type="float" office:value="4614">
            <text:p>461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00]*1)+([.B1200]*2))+([.C1200]*4))+([.D1200]*8))+([.E1200]*16))+([.F1200]*32))+([.G1200]*64))+([.H1200]*128))+([.I1200]*256))+([.J1200]*512))+([.K1200]*1024))+([.L1200]*2048))+([.M1200]*4096))+([.N1200]*8192)))" office:value-type="float" office:value="8675">
            <text:p>8675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02]*1)+([.B1202]*2))+([.C1202]*4))+([.D1202]*8))+([.E1202]*16))+([.F1202]*32))+([.G1202]*64))+([.H1202]*128))+([.I1202]*256))+([.J1202]*512))+([.K1202]*1024))+([.L1202]*2048))+([.M1202]*4096))+([.N1202]*8192)))" office:value-type="float" office:value="12769">
            <text:p>1276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03]*1)+([.B1203]*2))+([.C1203]*4))+([.D1203]*8))+([.E1203]*16))+([.F1203]*32))+([.G1203]*64))+([.H1203]*128))+([.I1203]*256))+([.J1203]*512))+([.K1203]*1024))+([.L1203]*2048))+([.M1203]*4096))+([.N1203]*8192)))" office:value-type="float" office:value="2067">
            <text:p>206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04]*1)+([.B1204]*2))+([.C1204]*4))+([.D1204]*8))+([.E1204]*16))+([.F1204]*32))+([.G1204]*64))+([.H1204]*128))+([.I1204]*256))+([.J1204]*512))+([.K1204]*1024))+([.L1204]*2048))+([.M1204]*4096))+([.N1204]*8192)))" office:value-type="float" office:value="1046">
            <text:p>104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05]*1)+([.B1205]*2))+([.C1205]*4))+([.D1205]*8))+([.E1205]*16))+([.F1205]*32))+([.G1205]*64))+([.H1205]*128))+([.I1205]*256))+([.J1205]*512))+([.K1205]*1024))+([.L1205]*2048))+([.M1205]*4096))+([.N1205]*8192)))" office:value-type="float" office:value="1047">
            <text:p>104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06]*1)+([.B1206]*2))+([.C1206]*4))+([.D1206]*8))+([.E1206]*16))+([.F1206]*32))+([.G1206]*64))+([.H1206]*128))+([.I1206]*256))+([.J1206]*512))+([.K1206]*1024))+([.L1206]*2048))+([.M1206]*4096))+([.N1206]*8192)))" office:value-type="float" office:value="1252">
            <text:p>12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07]*1)+([.B1207]*2))+([.C1207]*4))+([.D1207]*8))+([.E1207]*16))+([.F1207]*32))+([.G1207]*64))+([.H1207]*128))+([.I1207]*256))+([.J1207]*512))+([.K1207]*1024))+([.L1207]*2048))+([.M1207]*4096))+([.N1207]*8192)))" office:value-type="float" office:value="1287">
            <text:p>128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08]*1)+([.B1208]*2))+([.C1208]*4))+([.D1208]*8))+([.E1208]*16))+([.F1208]*32))+([.G1208]*64))+([.H1208]*128))+([.I1208]*256))+([.J1208]*512))+([.K1208]*1024))+([.L1208]*2048))+([.M1208]*4096))+([.N1208]*8192)))" office:value-type="float" office:value="1287">
            <text:p>128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09]*1)+([.B1209]*2))+([.C1209]*4))+([.D1209]*8))+([.E1209]*16))+([.F1209]*32))+([.G1209]*64))+([.H1209]*128))+([.I1209]*256))+([.J1209]*512))+([.K1209]*1024))+([.L1209]*2048))+([.M1209]*4096))+([.N1209]*8192)))" office:value-type="float" office:value="2307">
            <text:p>230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10]*1)+([.B1210]*2))+([.C1210]*4))+([.D1210]*8))+([.E1210]*16))+([.F1210]*32))+([.G1210]*64))+([.H1210]*128))+([.I1210]*256))+([.J1210]*512))+([.K1210]*1024))+([.L1210]*2048))+([.M1210]*4096))+([.N1210]*8192)))" office:value-type="float" office:value="12529">
            <text:p>12529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12]*1)+([.B1212]*2))+([.C1212]*4))+([.D1212]*8))+([.E1212]*16))+([.F1212]*32))+([.G1212]*64))+([.H1212]*128))+([.I1212]*256))+([.J1212]*512))+([.K1212]*1024))+([.L1212]*2048))+([.M1212]*4096))+([.N1212]*8192)))" office:value-type="float" office:value="14576">
            <text:p>145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13]*1)+([.B1213]*2))+([.C1213]*4))+([.D1213]*8))+([.E1213]*16))+([.F1213]*32))+([.G1213]*64))+([.H1213]*128))+([.I1213]*256))+([.J1213]*512))+([.K1213]*1024))+([.L1213]*2048))+([.M1213]*4096))+([.N1213]*8192)))" office:value-type="float" office:value="1033">
            <text:p>103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14]*1)+([.B1214]*2))+([.C1214]*4))+([.D1214]*8))+([.E1214]*16))+([.F1214]*32))+([.G1214]*64))+([.H1214]*128))+([.I1214]*256))+([.J1214]*512))+([.K1214]*1024))+([.L1214]*2048))+([.M1214]*4096))+([.N1214]*8192)))" office:value-type="float" office:value="523">
            <text:p>52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15]*1)+([.B1215]*2))+([.C1215]*4))+([.D1215]*8))+([.E1215]*16))+([.F1215]*32))+([.G1215]*64))+([.H1215]*128))+([.I1215]*256))+([.J1215]*512))+([.K1215]*1024))+([.L1215]*2048))+([.M1215]*4096))+([.N1215]*8192)))" office:value-type="float" office:value="523">
            <text:p>52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16]*1)+([.B1216]*2))+([.C1216]*4))+([.D1216]*8))+([.E1216]*16))+([.F1216]*32))+([.G1216]*64))+([.H1216]*128))+([.I1216]*256))+([.J1216]*512))+([.K1216]*1024))+([.L1216]*2048))+([.M1216]*4096))+([.N1216]*8192)))" office:value-type="float" office:value="626">
            <text:p>6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17]*1)+([.B1217]*2))+([.C1217]*4))+([.D1217]*8))+([.E1217]*16))+([.F1217]*32))+([.G1217]*64))+([.H1217]*128))+([.I1217]*256))+([.J1217]*512))+([.K1217]*1024))+([.L1217]*2048))+([.M1217]*4096))+([.N1217]*8192)))" office:value-type="float" office:value="643">
            <text:p>64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18]*1)+([.B1218]*2))+([.C1218]*4))+([.D1218]*8))+([.E1218]*16))+([.F1218]*32))+([.G1218]*64))+([.H1218]*128))+([.I1218]*256))+([.J1218]*512))+([.K1218]*1024))+([.L1218]*2048))+([.M1218]*4096))+([.N1218]*8192)))" office:value-type="float" office:value="643">
            <text:p>64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19]*1)+([.B1219]*2))+([.C1219]*4))+([.D1219]*8))+([.E1219]*16))+([.F1219]*32))+([.G1219]*64))+([.H1219]*128))+([.I1219]*256))+([.J1219]*512))+([.K1219]*1024))+([.L1219]*2048))+([.M1219]*4096))+([.N1219]*8192)))" office:value-type="float" office:value="1153">
            <text:p>115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20]*1)+([.B1220]*2))+([.C1220]*4))+([.D1220]*8))+([.E1220]*16))+([.F1220]*32))+([.G1220]*64))+([.H1220]*128))+([.I1220]*256))+([.J1220]*512))+([.K1220]*1024))+([.L1220]*2048))+([.M1220]*4096))+([.N1220]*8192)))" office:value-type="float" office:value="14456">
            <text:p>1445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22]*1)+([.B1222]*2))+([.C1222]*4))+([.D1222]*8))+([.E1222]*16))+([.F1222]*32))+([.G1222]*64))+([.H1222]*128))+([.I1222]*256))+([.J1222]*512))+([.K1222]*1024))+([.L1222]*2048))+([.M1222]*4096))+([.N1222]*8192)))" office:value-type="float" office:value="7288">
            <text:p>72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23]*1)+([.B1223]*2))+([.C1223]*4))+([.D1223]*8))+([.E1223]*16))+([.F1223]*32))+([.G1223]*64))+([.H1223]*128))+([.I1223]*256))+([.J1223]*512))+([.K1223]*1024))+([.L1223]*2048))+([.M1223]*4096))+([.N1223]*8192)))" office:value-type="float" office:value="8708">
            <text:p>870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24]*1)+([.B1224]*2))+([.C1224]*4))+([.D1224]*8))+([.E1224]*16))+([.F1224]*32))+([.G1224]*64))+([.H1224]*128))+([.I1224]*256))+([.J1224]*512))+([.K1224]*1024))+([.L1224]*2048))+([.M1224]*4096))+([.N1224]*8192)))" office:value-type="float" office:value="261">
            <text:p>26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25]*1)+([.B1225]*2))+([.C1225]*4))+([.D1225]*8))+([.E1225]*16))+([.F1225]*32))+([.G1225]*64))+([.H1225]*128))+([.I1225]*256))+([.J1225]*512))+([.K1225]*1024))+([.L1225]*2048))+([.M1225]*4096))+([.N1225]*8192)))" office:value-type="float" office:value="261">
            <text:p>26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26]*1)+([.B1226]*2))+([.C1226]*4))+([.D1226]*8))+([.E1226]*16))+([.F1226]*32))+([.G1226]*64))+([.H1226]*128))+([.I1226]*256))+([.J1226]*512))+([.K1226]*1024))+([.L1226]*2048))+([.M1226]*4096))+([.N1226]*8192)))" office:value-type="float" office:value="313">
            <text:p>31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27]*1)+([.B1227]*2))+([.C1227]*4))+([.D1227]*8))+([.E1227]*16))+([.F1227]*32))+([.G1227]*64))+([.H1227]*128))+([.I1227]*256))+([.J1227]*512))+([.K1227]*1024))+([.L1227]*2048))+([.M1227]*4096))+([.N1227]*8192)))" office:value-type="float" office:value="321">
            <text:p>32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28]*1)+([.B1228]*2))+([.C1228]*4))+([.D1228]*8))+([.E1228]*16))+([.F1228]*32))+([.G1228]*64))+([.H1228]*128))+([.I1228]*256))+([.J1228]*512))+([.K1228]*1024))+([.L1228]*2048))+([.M1228]*4096))+([.N1228]*8192)))" office:value-type="float" office:value="321">
            <text:p>32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29]*1)+([.B1229]*2))+([.C1229]*4))+([.D1229]*8))+([.E1229]*16))+([.F1229]*32))+([.G1229]*64))+([.H1229]*128))+([.I1229]*256))+([.J1229]*512))+([.K1229]*1024))+([.L1229]*2048))+([.M1229]*4096))+([.N1229]*8192)))" office:value-type="float" office:value="8768">
            <text:p>87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30]*1)+([.B1230]*2))+([.C1230]*4))+([.D1230]*8))+([.E1230]*16))+([.F1230]*32))+([.G1230]*64))+([.H1230]*128))+([.I1230]*256))+([.J1230]*512))+([.K1230]*1024))+([.L1230]*2048))+([.M1230]*4096))+([.N1230]*8192)))" office:value-type="float" office:value="7228">
            <text:p>722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32]*1)+([.B1232]*2))+([.C1232]*4))+([.D1232]*8))+([.E1232]*16))+([.F1232]*32))+([.G1232]*64))+([.H1232]*128))+([.I1232]*256))+([.J1232]*512))+([.K1232]*1024))+([.L1232]*2048))+([.M1232]*4096))+([.N1232]*8192)))" office:value-type="float" office:value="3644">
            <text:p>36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33]*1)+([.B1233]*2))+([.C1233]*4))+([.D1233]*8))+([.E1233]*16))+([.F1233]*32))+([.G1233]*64))+([.H1233]*128))+([.I1233]*256))+([.J1233]*512))+([.K1233]*1024))+([.L1233]*2048))+([.M1233]*4096))+([.N1233]*8192)))" office:value-type="float" office:value="4354">
            <text:p>435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34]*1)+([.B1234]*2))+([.C1234]*4))+([.D1234]*8))+([.E1234]*16))+([.F1234]*32))+([.G1234]*64))+([.H1234]*128))+([.I1234]*256))+([.J1234]*512))+([.K1234]*1024))+([.L1234]*2048))+([.M1234]*4096))+([.N1234]*8192)))" office:value-type="float" office:value="130">
            <text:p>1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35]*1)+([.B1235]*2))+([.C1235]*4))+([.D1235]*8))+([.E1235]*16))+([.F1235]*32))+([.G1235]*64))+([.H1235]*128))+([.I1235]*256))+([.J1235]*512))+([.K1235]*1024))+([.L1235]*2048))+([.M1235]*4096))+([.N1235]*8192)))" office:value-type="float" office:value="130">
            <text:p>13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36]*1)+([.B1236]*2))+([.C1236]*4))+([.D1236]*8))+([.E1236]*16))+([.F1236]*32))+([.G1236]*64))+([.H1236]*128))+([.I1236]*256))+([.J1236]*512))+([.K1236]*1024))+([.L1236]*2048))+([.M1236]*4096))+([.N1236]*8192)))" office:value-type="float" office:value="156">
            <text:p>1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37]*1)+([.B1237]*2))+([.C1237]*4))+([.D1237]*8))+([.E1237]*16))+([.F1237]*32))+([.G1237]*64))+([.H1237]*128))+([.I1237]*256))+([.J1237]*512))+([.K1237]*1024))+([.L1237]*2048))+([.M1237]*4096))+([.N1237]*8192)))" office:value-type="float" office:value="160">
            <text:p>1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38]*1)+([.B1238]*2))+([.C1238]*4))+([.D1238]*8))+([.E1238]*16))+([.F1238]*32))+([.G1238]*64))+([.H1238]*128))+([.I1238]*256))+([.J1238]*512))+([.K1238]*1024))+([.L1238]*2048))+([.M1238]*4096))+([.N1238]*8192)))" office:value-type="float" office:value="160">
            <text:p>16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39]*1)+([.B1239]*2))+([.C1239]*4))+([.D1239]*8))+([.E1239]*16))+([.F1239]*32))+([.G1239]*64))+([.H1239]*128))+([.I1239]*256))+([.J1239]*512))+([.K1239]*1024))+([.L1239]*2048))+([.M1239]*4096))+([.N1239]*8192)))" office:value-type="float" office:value="4384">
            <text:p>438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40]*1)+([.B1240]*2))+([.C1240]*4))+([.D1240]*8))+([.E1240]*16))+([.F1240]*32))+([.G1240]*64))+([.H1240]*128))+([.I1240]*256))+([.J1240]*512))+([.K1240]*1024))+([.L1240]*2048))+([.M1240]*4096))+([.N1240]*8192)))" office:value-type="float" office:value="3614">
            <text:p>361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42]*1)+([.B1242]*2))+([.C1242]*4))+([.D1242]*8))+([.E1242]*16))+([.F1242]*32))+([.G1242]*64))+([.H1242]*128))+([.I1242]*256))+([.J1242]*512))+([.K1242]*1024))+([.L1242]*2048))+([.M1242]*4096))+([.N1242]*8192)))" office:value-type="float" office:value="1822">
            <text:p>182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43]*1)+([.B1243]*2))+([.C1243]*4))+([.D1243]*8))+([.E1243]*16))+([.F1243]*32))+([.G1243]*64))+([.H1243]*128))+([.I1243]*256))+([.J1243]*512))+([.K1243]*1024))+([.L1243]*2048))+([.M1243]*4096))+([.N1243]*8192)))" office:value-type="float" office:value="2177">
            <text:p>217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44]*1)+([.B1244]*2))+([.C1244]*4))+([.D1244]*8))+([.E1244]*16))+([.F1244]*32))+([.G1244]*64))+([.H1244]*128))+([.I1244]*256))+([.J1244]*512))+([.K1244]*1024))+([.L1244]*2048))+([.M1244]*4096))+([.N1244]*8192)))" office:value-type="float" office:value="65">
            <text:p>6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45]*1)+([.B1245]*2))+([.C1245]*4))+([.D1245]*8))+([.E1245]*16))+([.F1245]*32))+([.G1245]*64))+([.H1245]*128))+([.I1245]*256))+([.J1245]*512))+([.K1245]*1024))+([.L1245]*2048))+([.M1245]*4096))+([.N1245]*8192)))" office:value-type="float" office:value="65">
            <text:p>6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46]*1)+([.B1246]*2))+([.C1246]*4))+([.D1246]*8))+([.E1246]*16))+([.F1246]*32))+([.G1246]*64))+([.H1246]*128))+([.I1246]*256))+([.J1246]*512))+([.K1246]*1024))+([.L1246]*2048))+([.M1246]*4096))+([.N1246]*8192)))" office:value-type="float" office:value="8270">
            <text:p>827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47]*1)+([.B1247]*2))+([.C1247]*4))+([.D1247]*8))+([.E1247]*16))+([.F1247]*32))+([.G1247]*64))+([.H1247]*128))+([.I1247]*256))+([.J1247]*512))+([.K1247]*1024))+([.L1247]*2048))+([.M1247]*4096))+([.N1247]*8192)))" office:value-type="float" office:value="8272">
            <text:p>82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48]*1)+([.B1248]*2))+([.C1248]*4))+([.D1248]*8))+([.E1248]*16))+([.F1248]*32))+([.G1248]*64))+([.H1248]*128))+([.I1248]*256))+([.J1248]*512))+([.K1248]*1024))+([.L1248]*2048))+([.M1248]*4096))+([.N1248]*8192)))" office:value-type="float" office:value="8272">
            <text:p>82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49]*1)+([.B1249]*2))+([.C1249]*4))+([.D1249]*8))+([.E1249]*16))+([.F1249]*32))+([.G1249]*64))+([.H1249]*128))+([.I1249]*256))+([.J1249]*512))+([.K1249]*1024))+([.L1249]*2048))+([.M1249]*4096))+([.N1249]*8192)))" office:value-type="float" office:value="2192">
            <text:p>2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50]*1)+([.B1250]*2))+([.C1250]*4))+([.D1250]*8))+([.E1250]*16))+([.F1250]*32))+([.G1250]*64))+([.H1250]*128))+([.I1250]*256))+([.J1250]*512))+([.K1250]*1024))+([.L1250]*2048))+([.M1250]*4096))+([.N1250]*8192)))" office:value-type="float" office:value="1807">
            <text:p>1807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52]*1)+([.B1252]*2))+([.C1252]*4))+([.D1252]*8))+([.E1252]*16))+([.F1252]*32))+([.G1252]*64))+([.H1252]*128))+([.I1252]*256))+([.J1252]*512))+([.K1252]*1024))+([.L1252]*2048))+([.M1252]*4096))+([.N1252]*8192)))" office:value-type="float" office:value="911">
            <text:p>91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53]*1)+([.B1253]*2))+([.C1253]*4))+([.D1253]*8))+([.E1253]*16))+([.F1253]*32))+([.G1253]*64))+([.H1253]*128))+([.I1253]*256))+([.J1253]*512))+([.K1253]*1024))+([.L1253]*2048))+([.M1253]*4096))+([.N1253]*8192)))" office:value-type="float" office:value="1088">
            <text:p>10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54]*1)+([.B1254]*2))+([.C1254]*4))+([.D1254]*8))+([.E1254]*16))+([.F1254]*32))+([.G1254]*64))+([.H1254]*128))+([.I1254]*256))+([.J1254]*512))+([.K1254]*1024))+([.L1254]*2048))+([.M1254]*4096))+([.N1254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55]*1)+([.B1255]*2))+([.C1255]*4))+([.D1255]*8))+([.E1255]*16))+([.F1255]*32))+([.G1255]*64))+([.H1255]*128))+([.I1255]*256))+([.J1255]*512))+([.K1255]*1024))+([.L1255]*2048))+([.M1255]*4096))+([.N1255]*8192)))" office:value-type="float" office:value="32">
            <text:p>3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56]*1)+([.B1256]*2))+([.C1256]*4))+([.D1256]*8))+([.E1256]*16))+([.F1256]*32))+([.G1256]*64))+([.H1256]*128))+([.I1256]*256))+([.J1256]*512))+([.K1256]*1024))+([.L1256]*2048))+([.M1256]*4096))+([.N1256]*8192)))" office:value-type="float" office:value="8231">
            <text:p>823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57]*1)+([.B1257]*2))+([.C1257]*4))+([.D1257]*8))+([.E1257]*16))+([.F1257]*32))+([.G1257]*64))+([.H1257]*128))+([.I1257]*256))+([.J1257]*512))+([.K1257]*1024))+([.L1257]*2048))+([.M1257]*4096))+([.N1257]*8192)))" office:value-type="float" office:value="4136">
            <text:p>4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58]*1)+([.B1258]*2))+([.C1258]*4))+([.D1258]*8))+([.E1258]*16))+([.F1258]*32))+([.G1258]*64))+([.H1258]*128))+([.I1258]*256))+([.J1258]*512))+([.K1258]*1024))+([.L1258]*2048))+([.M1258]*4096))+([.N1258]*8192)))" office:value-type="float" office:value="4136">
            <text:p>4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59]*1)+([.B1259]*2))+([.C1259]*4))+([.D1259]*8))+([.E1259]*16))+([.F1259]*32))+([.G1259]*64))+([.H1259]*128))+([.I1259]*256))+([.J1259]*512))+([.K1259]*1024))+([.L1259]*2048))+([.M1259]*4096))+([.N1259]*8192)))" office:value-type="float" office:value="5192">
            <text:p>51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60]*1)+([.B1260]*2))+([.C1260]*4))+([.D1260]*8))+([.E1260]*16))+([.F1260]*32))+([.G1260]*64))+([.H1260]*128))+([.I1260]*256))+([.J1260]*512))+([.K1260]*1024))+([.L1260]*2048))+([.M1260]*4096))+([.N1260]*8192)))" office:value-type="float" office:value="9095">
            <text:p>9095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62]*1)+([.B1262]*2))+([.C1262]*4))+([.D1262]*8))+([.E1262]*16))+([.F1262]*32))+([.G1262]*64))+([.H1262]*128))+([.I1262]*256))+([.J1262]*512))+([.K1262]*1024))+([.L1262]*2048))+([.M1262]*4096))+([.N1262]*8192)))" office:value-type="float" office:value="455">
            <text:p>45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63]*1)+([.B1263]*2))+([.C1263]*4))+([.D1263]*8))+([.E1263]*16))+([.F1263]*32))+([.G1263]*64))+([.H1263]*128))+([.I1263]*256))+([.J1263]*512))+([.K1263]*1024))+([.L1263]*2048))+([.M1263]*4096))+([.N1263]*8192)))" office:value-type="float" office:value="544">
            <text:p>54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64]*1)+([.B1264]*2))+([.C1264]*4))+([.D1264]*8))+([.E1264]*16))+([.F1264]*32))+([.G1264]*64))+([.H1264]*128))+([.I1264]*256))+([.J1264]*512))+([.K1264]*1024))+([.L1264]*2048))+([.M1264]*4096))+([.N1264]*8192)))" office:value-type="float" office:value="16">
            <text:p>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65]*1)+([.B1265]*2))+([.C1265]*4))+([.D1265]*8))+([.E1265]*16))+([.F1265]*32))+([.G1265]*64))+([.H1265]*128))+([.I1265]*256))+([.J1265]*512))+([.K1265]*1024))+([.L1265]*2048))+([.M1265]*4096))+([.N1265]*8192)))" office:value-type="float" office:value="16">
            <text:p>1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66]*1)+([.B1266]*2))+([.C1266]*4))+([.D1266]*8))+([.E1266]*16))+([.F1266]*32))+([.G1266]*64))+([.H1266]*128))+([.I1266]*256))+([.J1266]*512))+([.K1266]*1024))+([.L1266]*2048))+([.M1266]*4096))+([.N1266]*8192)))" office:value-type="float" office:value="12307">
            <text:p>1230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67]*1)+([.B1267]*2))+([.C1267]*4))+([.D1267]*8))+([.E1267]*16))+([.F1267]*32))+([.G1267]*64))+([.H1267]*128))+([.I1267]*256))+([.J1267]*512))+([.K1267]*1024))+([.L1267]*2048))+([.M1267]*4096))+([.N1267]*8192)))" office:value-type="float" office:value="2068">
            <text:p>20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68]*1)+([.B1268]*2))+([.C1268]*4))+([.D1268]*8))+([.E1268]*16))+([.F1268]*32))+([.G1268]*64))+([.H1268]*128))+([.I1268]*256))+([.J1268]*512))+([.K1268]*1024))+([.L1268]*2048))+([.M1268]*4096))+([.N1268]*8192)))" office:value-type="float" office:value="2068">
            <text:p>20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69]*1)+([.B1269]*2))+([.C1269]*4))+([.D1269]*8))+([.E1269]*16))+([.F1269]*32))+([.G1269]*64))+([.H1269]*128))+([.I1269]*256))+([.J1269]*512))+([.K1269]*1024))+([.L1269]*2048))+([.M1269]*4096))+([.N1269]*8192)))" office:value-type="float" office:value="2596">
            <text:p>25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70]*1)+([.B1270]*2))+([.C1270]*4))+([.D1270]*8))+([.E1270]*16))+([.F1270]*32))+([.G1270]*64))+([.H1270]*128))+([.I1270]*256))+([.J1270]*512))+([.K1270]*1024))+([.L1270]*2048))+([.M1270]*4096))+([.N1270]*8192)))" office:value-type="float" office:value="12739">
            <text:p>12739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72]*1)+([.B1272]*2))+([.C1272]*4))+([.D1272]*8))+([.E1272]*16))+([.F1272]*32))+([.G1272]*64))+([.H1272]*128))+([.I1272]*256))+([.J1272]*512))+([.K1272]*1024))+([.L1272]*2048))+([.M1272]*4096))+([.N1272]*8192)))" office:value-type="float" office:value="227">
            <text:p>22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73]*1)+([.B1273]*2))+([.C1273]*4))+([.D1273]*8))+([.E1273]*16))+([.F1273]*32))+([.G1273]*64))+([.H1273]*128))+([.I1273]*256))+([.J1273]*512))+([.K1273]*1024))+([.L1273]*2048))+([.M1273]*4096))+([.N1273]*8192)))" office:value-type="float" office:value="272">
            <text:p>2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74]*1)+([.B1274]*2))+([.C1274]*4))+([.D1274]*8))+([.E1274]*16))+([.F1274]*32))+([.G1274]*64))+([.H1274]*128))+([.I1274]*256))+([.J1274]*512))+([.K1274]*1024))+([.L1274]*2048))+([.M1274]*4096))+([.N1274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75]*1)+([.B1275]*2))+([.C1275]*4))+([.D1275]*8))+([.E1275]*16))+([.F1275]*32))+([.G1275]*64))+([.H1275]*128))+([.I1275]*256))+([.J1275]*512))+([.K1275]*1024))+([.L1275]*2048))+([.M1275]*4096))+([.N1275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76]*1)+([.B1276]*2))+([.C1276]*4))+([.D1276]*8))+([.E1276]*16))+([.F1276]*32))+([.G1276]*64))+([.H1276]*128))+([.I1276]*256))+([.J1276]*512))+([.K1276]*1024))+([.L1276]*2048))+([.M1276]*4096))+([.N1276]*8192)))" office:value-type="float" office:value="6153">
            <text:p>615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77]*1)+([.B1277]*2))+([.C1277]*4))+([.D1277]*8))+([.E1277]*16))+([.F1277]*32))+([.G1277]*64))+([.H1277]*128))+([.I1277]*256))+([.J1277]*512))+([.K1277]*1024))+([.L1277]*2048))+([.M1277]*4096))+([.N1277]*8192)))" office:value-type="float" office:value="9226">
            <text:p>92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78]*1)+([.B1278]*2))+([.C1278]*4))+([.D1278]*8))+([.E1278]*16))+([.F1278]*32))+([.G1278]*64))+([.H1278]*128))+([.I1278]*256))+([.J1278]*512))+([.K1278]*1024))+([.L1278]*2048))+([.M1278]*4096))+([.N1278]*8192)))" office:value-type="float" office:value="9226">
            <text:p>922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79]*1)+([.B1279]*2))+([.C1279]*4))+([.D1279]*8))+([.E1279]*16))+([.F1279]*32))+([.G1279]*64))+([.H1279]*128))+([.I1279]*256))+([.J1279]*512))+([.K1279]*1024))+([.L1279]*2048))+([.M1279]*4096))+([.N1279]*8192)))" office:value-type="float" office:value="9490">
            <text:p>949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80]*1)+([.B1280]*2))+([.C1280]*4))+([.D1280]*8))+([.E1280]*16))+([.F1280]*32))+([.G1280]*64))+([.H1280]*128))+([.I1280]*256))+([.J1280]*512))+([.K1280]*1024))+([.L1280]*2048))+([.M1280]*4096))+([.N1280]*8192)))" office:value-type="float" office:value="6369">
            <text:p>6369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82]*1)+([.B1282]*2))+([.C1282]*4))+([.D1282]*8))+([.E1282]*16))+([.F1282]*32))+([.G1282]*64))+([.H1282]*128))+([.I1282]*256))+([.J1282]*512))+([.K1282]*1024))+([.L1282]*2048))+([.M1282]*4096))+([.N1282]*8192)))" office:value-type="float" office:value="113">
            <text:p>11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83]*1)+([.B1283]*2))+([.C1283]*4))+([.D1283]*8))+([.E1283]*16))+([.F1283]*32))+([.G1283]*64))+([.H1283]*128))+([.I1283]*256))+([.J1283]*512))+([.K1283]*1024))+([.L1283]*2048))+([.M1283]*4096))+([.N1283]*8192)))" office:value-type="float" office:value="136">
            <text:p>1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84]*1)+([.B1284]*2))+([.C1284]*4))+([.D1284]*8))+([.E1284]*16))+([.F1284]*32))+([.G1284]*64))+([.H1284]*128))+([.I1284]*256))+([.J1284]*512))+([.K1284]*1024))+([.L1284]*2048))+([.M1284]*4096))+([.N1284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85]*1)+([.B1285]*2))+([.C1285]*4))+([.D1285]*8))+([.E1285]*16))+([.F1285]*32))+([.G1285]*64))+([.H1285]*128))+([.I1285]*256))+([.J1285]*512))+([.K1285]*1024))+([.L1285]*2048))+([.M1285]*4096))+([.N1285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86]*1)+([.B1286]*2))+([.C1286]*4))+([.D1286]*8))+([.E1286]*16))+([.F1286]*32))+([.G1286]*64))+([.H1286]*128))+([.I1286]*256))+([.J1286]*512))+([.K1286]*1024))+([.L1286]*2048))+([.M1286]*4096))+([.N1286]*8192)))" office:value-type="float" office:value="3076">
            <text:p>30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87]*1)+([.B1287]*2))+([.C1287]*4))+([.D1287]*8))+([.E1287]*16))+([.F1287]*32))+([.G1287]*64))+([.H1287]*128))+([.I1287]*256))+([.J1287]*512))+([.K1287]*1024))+([.L1287]*2048))+([.M1287]*4096))+([.N1287]*8192)))" office:value-type="float" office:value="4613">
            <text:p>461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88]*1)+([.B1288]*2))+([.C1288]*4))+([.D1288]*8))+([.E1288]*16))+([.F1288]*32))+([.G1288]*64))+([.H1288]*128))+([.I1288]*256))+([.J1288]*512))+([.K1288]*1024))+([.L1288]*2048))+([.M1288]*4096))+([.N1288]*8192)))" office:value-type="float" office:value="4613">
            <text:p>461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89]*1)+([.B1289]*2))+([.C1289]*4))+([.D1289]*8))+([.E1289]*16))+([.F1289]*32))+([.G1289]*64))+([.H1289]*128))+([.I1289]*256))+([.J1289]*512))+([.K1289]*1024))+([.L1289]*2048))+([.M1289]*4096))+([.N1289]*8192)))" office:value-type="float" office:value="4745">
            <text:p>4745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90]*1)+([.B1290]*2))+([.C1290]*4))+([.D1290]*8))+([.E1290]*16))+([.F1290]*32))+([.G1290]*64))+([.H1290]*128))+([.I1290]*256))+([.J1290]*512))+([.K1290]*1024))+([.L1290]*2048))+([.M1290]*4096))+([.N1290]*8192)))" office:value-type="float" office:value="3184">
            <text:p>318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292]*1)+([.B1292]*2))+([.C1292]*4))+([.D1292]*8))+([.E1292]*16))+([.F1292]*32))+([.G1292]*64))+([.H1292]*128))+([.I1292]*256))+([.J1292]*512))+([.K1292]*1024))+([.L1292]*2048))+([.M1292]*4096))+([.N1292]*8192)))" office:value-type="float" office:value="56">
            <text:p>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93]*1)+([.B1293]*2))+([.C1293]*4))+([.D1293]*8))+([.E1293]*16))+([.F1293]*32))+([.G1293]*64))+([.H1293]*128))+([.I1293]*256))+([.J1293]*512))+([.K1293]*1024))+([.L1293]*2048))+([.M1293]*4096))+([.N1293]*8192)))" office:value-type="float" office:value="68">
            <text:p>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94]*1)+([.B1294]*2))+([.C1294]*4))+([.D1294]*8))+([.E1294]*16))+([.F1294]*32))+([.G1294]*64))+([.H1294]*128))+([.I1294]*256))+([.J1294]*512))+([.K1294]*1024))+([.L1294]*2048))+([.M1294]*4096))+([.N1294]*8192)))" office:value-type="float" office:value="2">
            <text:p>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95]*1)+([.B1295]*2))+([.C1295]*4))+([.D1295]*8))+([.E1295]*16))+([.F1295]*32))+([.G1295]*64))+([.H1295]*128))+([.I1295]*256))+([.J1295]*512))+([.K1295]*1024))+([.L1295]*2048))+([.M1295]*4096))+([.N1295]*8192)))" office:value-type="float" office:value="2">
            <text:p>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296]*1)+([.B1296]*2))+([.C1296]*4))+([.D1296]*8))+([.E1296]*16))+([.F1296]*32))+([.G1296]*64))+([.H1296]*128))+([.I1296]*256))+([.J1296]*512))+([.K1296]*1024))+([.L1296]*2048))+([.M1296]*4096))+([.N1296]*8192)))" office:value-type="float" office:value="1538">
            <text:p>153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97]*1)+([.B1297]*2))+([.C1297]*4))+([.D1297]*8))+([.E1297]*16))+([.F1297]*32))+([.G1297]*64))+([.H1297]*128))+([.I1297]*256))+([.J1297]*512))+([.K1297]*1024))+([.L1297]*2048))+([.M1297]*4096))+([.N1297]*8192)))" office:value-type="float" office:value="10498">
            <text:p>1049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98]*1)+([.B1298]*2))+([.C1298]*4))+([.D1298]*8))+([.E1298]*16))+([.F1298]*32))+([.G1298]*64))+([.H1298]*128))+([.I1298]*256))+([.J1298]*512))+([.K1298]*1024))+([.L1298]*2048))+([.M1298]*4096))+([.N1298]*8192)))" office:value-type="float" office:value="10498">
            <text:p>1049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299]*1)+([.B1299]*2))+([.C1299]*4))+([.D1299]*8))+([.E1299]*16))+([.F1299]*32))+([.G1299]*64))+([.H1299]*128))+([.I1299]*256))+([.J1299]*512))+([.K1299]*1024))+([.L1299]*2048))+([.M1299]*4096))+([.N1299]*8192)))" office:value-type="float" office:value="10564">
            <text:p>1056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300]*1)+([.B1300]*2))+([.C1300]*4))+([.D1300]*8))+([.E1300]*16))+([.F1300]*32))+([.G1300]*64))+([.H1300]*128))+([.I1300]*256))+([.J1300]*512))+([.K1300]*1024))+([.L1300]*2048))+([.M1300]*4096))+([.N1300]*8192)))" office:value-type="float" office:value="9784">
            <text:p>978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02]*1)+([.B1302]*2))+([.C1302]*4))+([.D1302]*8))+([.E1302]*16))+([.F1302]*32))+([.G1302]*64))+([.H1302]*128))+([.I1302]*256))+([.J1302]*512))+([.K1302]*1024))+([.L1302]*2048))+([.M1302]*4096))+([.N1302]*8192)))" office:value-type="float" office:value="28">
            <text:p>2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03]*1)+([.B1303]*2))+([.C1303]*4))+([.D1303]*8))+([.E1303]*16))+([.F1303]*32))+([.G1303]*64))+([.H1303]*128))+([.I1303]*256))+([.J1303]*512))+([.K1303]*1024))+([.L1303]*2048))+([.M1303]*4096))+([.N1303]*8192)))" office:value-type="float" office:value="34">
            <text:p>3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04]*1)+([.B1304]*2))+([.C1304]*4))+([.D1304]*8))+([.E1304]*16))+([.F1304]*32))+([.G1304]*64))+([.H1304]*128))+([.I1304]*256))+([.J1304]*512))+([.K1304]*1024))+([.L1304]*2048))+([.M1304]*4096))+([.N1304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05]*1)+([.B1305]*2))+([.C1305]*4))+([.D1305]*8))+([.E1305]*16))+([.F1305]*32))+([.G1305]*64))+([.H1305]*128))+([.I1305]*256))+([.J1305]*512))+([.K1305]*1024))+([.L1305]*2048))+([.M1305]*4096))+([.N1305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306]*1)+([.B1306]*2))+([.C1306]*4))+([.D1306]*8))+([.E1306]*16))+([.F1306]*32))+([.G1306]*64))+([.H1306]*128))+([.I1306]*256))+([.J1306]*512))+([.K1306]*1024))+([.L1306]*2048))+([.M1306]*4096))+([.N1306]*8192)))" office:value-type="float" office:value="8961">
            <text:p>896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07]*1)+([.B1307]*2))+([.C1307]*4))+([.D1307]*8))+([.E1307]*16))+([.F1307]*32))+([.G1307]*64))+([.H1307]*128))+([.I1307]*256))+([.J1307]*512))+([.K1307]*1024))+([.L1307]*2048))+([.M1307]*4096))+([.N1307]*8192)))" office:value-type="float" office:value="5249">
            <text:p>524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08]*1)+([.B1308]*2))+([.C1308]*4))+([.D1308]*8))+([.E1308]*16))+([.F1308]*32))+([.G1308]*64))+([.H1308]*128))+([.I1308]*256))+([.J1308]*512))+([.K1308]*1024))+([.L1308]*2048))+([.M1308]*4096))+([.N1308]*8192)))" office:value-type="float" office:value="5249">
            <text:p>524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09]*1)+([.B1309]*2))+([.C1309]*4))+([.D1309]*8))+([.E1309]*16))+([.F1309]*32))+([.G1309]*64))+([.H1309]*128))+([.I1309]*256))+([.J1309]*512))+([.K1309]*1024))+([.L1309]*2048))+([.M1309]*4096))+([.N1309]*8192)))" office:value-type="float" office:value="5282">
            <text:p>528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10]*1)+([.B1310]*2))+([.C1310]*4))+([.D1310]*8))+([.E1310]*16))+([.F1310]*32))+([.G1310]*64))+([.H1310]*128))+([.I1310]*256))+([.J1310]*512))+([.K1310]*1024))+([.L1310]*2048))+([.M1310]*4096))+([.N1310]*8192)))" office:value-type="float" office:value="4892">
            <text:p>489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12]*1)+([.B1312]*2))+([.C1312]*4))+([.D1312]*8))+([.E1312]*16))+([.F1312]*32))+([.G1312]*64))+([.H1312]*128))+([.I1312]*256))+([.J1312]*512))+([.K1312]*1024))+([.L1312]*2048))+([.M1312]*4096))+([.N1312]*8192)))" office:value-type="float" office:value="14">
            <text:p>1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13]*1)+([.B1313]*2))+([.C1313]*4))+([.D1313]*8))+([.E1313]*16))+([.F1313]*32))+([.G1313]*64))+([.H1313]*128))+([.I1313]*256))+([.J1313]*512))+([.K1313]*1024))+([.L1313]*2048))+([.M1313]*4096))+([.N1313]*8192)))" office:value-type="float" office:value="17">
            <text:p>1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14]*1)+([.B1314]*2))+([.C1314]*4))+([.D1314]*8))+([.E1314]*16))+([.F1314]*32))+([.G1314]*64))+([.H1314]*128))+([.I1314]*256))+([.J1314]*512))+([.K1314]*1024))+([.L1314]*2048))+([.M1314]*4096))+([.N131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15]*1)+([.B1315]*2))+([.C1315]*4))+([.D1315]*8))+([.E1315]*16))+([.F1315]*32))+([.G1315]*64))+([.H1315]*128))+([.I1315]*256))+([.J1315]*512))+([.K1315]*1024))+([.L1315]*2048))+([.M1315]*4096))+([.N131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316]*1)+([.B1316]*2))+([.C1316]*4))+([.D1316]*8))+([.E1316]*16))+([.F1316]*32))+([.G1316]*64))+([.H1316]*128))+([.I1316]*256))+([.J1316]*512))+([.K1316]*1024))+([.L1316]*2048))+([.M1316]*4096))+([.N1316]*8192)))" office:value-type="float" office:value="12672">
            <text:p>1267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17]*1)+([.B1317]*2))+([.C1317]*4))+([.D1317]*8))+([.E1317]*16))+([.F1317]*32))+([.G1317]*64))+([.H1317]*128))+([.I1317]*256))+([.J1317]*512))+([.K1317]*1024))+([.L1317]*2048))+([.M1317]*4096))+([.N1317]*8192)))" office:value-type="float" office:value="2624">
            <text:p>26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18]*1)+([.B1318]*2))+([.C1318]*4))+([.D1318]*8))+([.E1318]*16))+([.F1318]*32))+([.G1318]*64))+([.H1318]*128))+([.I1318]*256))+([.J1318]*512))+([.K1318]*1024))+([.L1318]*2048))+([.M1318]*4096))+([.N1318]*8192)))" office:value-type="float" office:value="2624">
            <text:p>26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19]*1)+([.B1319]*2))+([.C1319]*4))+([.D1319]*8))+([.E1319]*16))+([.F1319]*32))+([.G1319]*64))+([.H1319]*128))+([.I1319]*256))+([.J1319]*512))+([.K1319]*1024))+([.L1319]*2048))+([.M1319]*4096))+([.N1319]*8192)))" office:value-type="float" office:value="2641">
            <text:p>264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20]*1)+([.B1320]*2))+([.C1320]*4))+([.D1320]*8))+([.E1320]*16))+([.F1320]*32))+([.G1320]*64))+([.H1320]*128))+([.I1320]*256))+([.J1320]*512))+([.K1320]*1024))+([.L1320]*2048))+([.M1320]*4096))+([.N1320]*8192)))" office:value-type="float" office:value="2446">
            <text:p>244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22]*1)+([.B1322]*2))+([.C1322]*4))+([.D1322]*8))+([.E1322]*16))+([.F1322]*32))+([.G1322]*64))+([.H1322]*128))+([.I1322]*256))+([.J1322]*512))+([.K1322]*1024))+([.L1322]*2048))+([.M1322]*4096))+([.N1322]*8192)))" office:value-type="float" office:value="7">
            <text:p>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23]*1)+([.B1323]*2))+([.C1323]*4))+([.D1323]*8))+([.E1323]*16))+([.F1323]*32))+([.G1323]*64))+([.H1323]*128))+([.I1323]*256))+([.J1323]*512))+([.K1323]*1024))+([.L1323]*2048))+([.M1323]*4096))+([.N1323]*8192)))" office:value-type="float" office:value="8">
            <text:p>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24]*1)+([.B1324]*2))+([.C1324]*4))+([.D1324]*8))+([.E1324]*16))+([.F1324]*32))+([.G1324]*64))+([.H1324]*128))+([.I1324]*256))+([.J1324]*512))+([.K1324]*1024))+([.L1324]*2048))+([.M1324]*4096))+([.N132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25]*1)+([.B1325]*2))+([.C1325]*4))+([.D1325]*8))+([.E1325]*16))+([.F1325]*32))+([.G1325]*64))+([.H1325]*128))+([.I1325]*256))+([.J1325]*512))+([.K1325]*1024))+([.L1325]*2048))+([.M1325]*4096))+([.N132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26]*1)+([.B1326]*2))+([.C1326]*4))+([.D1326]*8))+([.E1326]*16))+([.F1326]*32))+([.G1326]*64))+([.H1326]*128))+([.I1326]*256))+([.J1326]*512))+([.K1326]*1024))+([.L1326]*2048))+([.M1326]*4096))+([.N1326]*8192)))" office:value-type="float" office:value="6336">
            <text:p>633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327]*1)+([.B1327]*2))+([.C1327]*4))+([.D1327]*8))+([.E1327]*16))+([.F1327]*32))+([.G1327]*64))+([.H1327]*128))+([.I1327]*256))+([.J1327]*512))+([.K1327]*1024))+([.L1327]*2048))+([.M1327]*4096))+([.N1327]*8192)))" office:value-type="float" office:value="9504">
            <text:p>95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328]*1)+([.B1328]*2))+([.C1328]*4))+([.D1328]*8))+([.E1328]*16))+([.F1328]*32))+([.G1328]*64))+([.H1328]*128))+([.I1328]*256))+([.J1328]*512))+([.K1328]*1024))+([.L1328]*2048))+([.M1328]*4096))+([.N1328]*8192)))" office:value-type="float" office:value="9504">
            <text:p>950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329]*1)+([.B1329]*2))+([.C1329]*4))+([.D1329]*8))+([.E1329]*16))+([.F1329]*32))+([.G1329]*64))+([.H1329]*128))+([.I1329]*256))+([.J1329]*512))+([.K1329]*1024))+([.L1329]*2048))+([.M1329]*4096))+([.N1329]*8192)))" office:value-type="float" office:value="9512">
            <text:p>95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/>
          <table:table-cell table:style-name="ce4" table:formula="of:=SUM((((((((((((((([.A1330]*1)+([.B1330]*2))+([.C1330]*4))+([.D1330]*8))+([.E1330]*16))+([.F1330]*32))+([.G1330]*64))+([.H1330]*128))+([.I1330]*256))+([.J1330]*512))+([.K1330]*1024))+([.L1330]*2048))+([.M1330]*4096))+([.N1330]*8192)))" office:value-type="float" office:value="9415">
            <text:p>9415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32]*1)+([.B1332]*2))+([.C1332]*4))+([.D1332]*8))+([.E1332]*16))+([.F1332]*32))+([.G1332]*64))+([.H1332]*128))+([.I1332]*256))+([.J1332]*512))+([.K1332]*1024))+([.L1332]*2048))+([.M1332]*4096))+([.N1332]*8192)))" office:value-type="float" office:value="3">
            <text:p>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33]*1)+([.B1333]*2))+([.C1333]*4))+([.D1333]*8))+([.E1333]*16))+([.F1333]*32))+([.G1333]*64))+([.H1333]*128))+([.I1333]*256))+([.J1333]*512))+([.K1333]*1024))+([.L1333]*2048))+([.M1333]*4096))+([.N1333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34]*1)+([.B1334]*2))+([.C1334]*4))+([.D1334]*8))+([.E1334]*16))+([.F1334]*32))+([.G1334]*64))+([.H1334]*128))+([.I1334]*256))+([.J1334]*512))+([.K1334]*1024))+([.L1334]*2048))+([.M1334]*4096))+([.N133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35]*1)+([.B1335]*2))+([.C1335]*4))+([.D1335]*8))+([.E1335]*16))+([.F1335]*32))+([.G1335]*64))+([.H1335]*128))+([.I1335]*256))+([.J1335]*512))+([.K1335]*1024))+([.L1335]*2048))+([.M1335]*4096))+([.N133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36]*1)+([.B1336]*2))+([.C1336]*4))+([.D1336]*8))+([.E1336]*16))+([.F1336]*32))+([.G1336]*64))+([.H1336]*128))+([.I1336]*256))+([.J1336]*512))+([.K1336]*1024))+([.L1336]*2048))+([.M1336]*4096))+([.N1336]*8192)))" office:value-type="float" office:value="3168">
            <text:p>316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37]*1)+([.B1337]*2))+([.C1337]*4))+([.D1337]*8))+([.E1337]*16))+([.F1337]*32))+([.G1337]*64))+([.H1337]*128))+([.I1337]*256))+([.J1337]*512))+([.K1337]*1024))+([.L1337]*2048))+([.M1337]*4096))+([.N1337]*8192)))" office:value-type="float" office:value="4752">
            <text:p>47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38]*1)+([.B1338]*2))+([.C1338]*4))+([.D1338]*8))+([.E1338]*16))+([.F1338]*32))+([.G1338]*64))+([.H1338]*128))+([.I1338]*256))+([.J1338]*512))+([.K1338]*1024))+([.L1338]*2048))+([.M1338]*4096))+([.N1338]*8192)))" office:value-type="float" office:value="4752">
            <text:p>475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39]*1)+([.B1339]*2))+([.C1339]*4))+([.D1339]*8))+([.E1339]*16))+([.F1339]*32))+([.G1339]*64))+([.H1339]*128))+([.I1339]*256))+([.J1339]*512))+([.K1339]*1024))+([.L1339]*2048))+([.M1339]*4096))+([.N1339]*8192)))" office:value-type="float" office:value="4756">
            <text:p>475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40]*1)+([.B1340]*2))+([.C1340]*4))+([.D1340]*8))+([.E1340]*16))+([.F1340]*32))+([.G1340]*64))+([.H1340]*128))+([.I1340]*256))+([.J1340]*512))+([.K1340]*1024))+([.L1340]*2048))+([.M1340]*4096))+([.N1340]*8192)))" office:value-type="float" office:value="4707">
            <text:p>4707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42]*1)+([.B1342]*2))+([.C1342]*4))+([.D1342]*8))+([.E1342]*16))+([.F1342]*32))+([.G1342]*64))+([.H1342]*128))+([.I1342]*256))+([.J1342]*512))+([.K1342]*1024))+([.L1342]*2048))+([.M1342]*4096))+([.N1342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43]*1)+([.B1343]*2))+([.C1343]*4))+([.D1343]*8))+([.E1343]*16))+([.F1343]*32))+([.G1343]*64))+([.H1343]*128))+([.I1343]*256))+([.J1343]*512))+([.K1343]*1024))+([.L1343]*2048))+([.M1343]*4096))+([.N1343]*8192)))" office:value-type="float" office:value="2">
            <text:p>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44]*1)+([.B1344]*2))+([.C1344]*4))+([.D1344]*8))+([.E1344]*16))+([.F1344]*32))+([.G1344]*64))+([.H1344]*128))+([.I1344]*256))+([.J1344]*512))+([.K1344]*1024))+([.L1344]*2048))+([.M1344]*4096))+([.N134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45]*1)+([.B1345]*2))+([.C1345]*4))+([.D1345]*8))+([.E1345]*16))+([.F1345]*32))+([.G1345]*64))+([.H1345]*128))+([.I1345]*256))+([.J1345]*512))+([.K1345]*1024))+([.L1345]*2048))+([.M1345]*4096))+([.N134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46]*1)+([.B1346]*2))+([.C1346]*4))+([.D1346]*8))+([.E1346]*16))+([.F1346]*32))+([.G1346]*64))+([.H1346]*128))+([.I1346]*256))+([.J1346]*512))+([.K1346]*1024))+([.L1346]*2048))+([.M1346]*4096))+([.N1346]*8192)))" office:value-type="float" office:value="1584">
            <text:p>158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47]*1)+([.B1347]*2))+([.C1347]*4))+([.D1347]*8))+([.E1347]*16))+([.F1347]*32))+([.G1347]*64))+([.H1347]*128))+([.I1347]*256))+([.J1347]*512))+([.K1347]*1024))+([.L1347]*2048))+([.M1347]*4096))+([.N1347]*8192)))" office:value-type="float" office:value="2376">
            <text:p>23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48]*1)+([.B1348]*2))+([.C1348]*4))+([.D1348]*8))+([.E1348]*16))+([.F1348]*32))+([.G1348]*64))+([.H1348]*128))+([.I1348]*256))+([.J1348]*512))+([.K1348]*1024))+([.L1348]*2048))+([.M1348]*4096))+([.N1348]*8192)))" office:value-type="float" office:value="2376">
            <text:p>237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49]*1)+([.B1349]*2))+([.C1349]*4))+([.D1349]*8))+([.E1349]*16))+([.F1349]*32))+([.G1349]*64))+([.H1349]*128))+([.I1349]*256))+([.J1349]*512))+([.K1349]*1024))+([.L1349]*2048))+([.M1349]*4096))+([.N1349]*8192)))" office:value-type="float" office:value="2378">
            <text:p>237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50]*1)+([.B1350]*2))+([.C1350]*4))+([.D1350]*8))+([.E1350]*16))+([.F1350]*32))+([.G1350]*64))+([.H1350]*128))+([.I1350]*256))+([.J1350]*512))+([.K1350]*1024))+([.L1350]*2048))+([.M1350]*4096))+([.N1350]*8192)))" office:value-type="float" office:value="2353">
            <text:p>2353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52]*1)+([.B1352]*2))+([.C1352]*4))+([.D1352]*8))+([.E1352]*16))+([.F1352]*32))+([.G1352]*64))+([.H1352]*128))+([.I1352]*256))+([.J1352]*512))+([.K1352]*1024))+([.L1352]*2048))+([.M1352]*4096))+([.N135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53]*1)+([.B1353]*2))+([.C1353]*4))+([.D1353]*8))+([.E1353]*16))+([.F1353]*32))+([.G1353]*64))+([.H1353]*128))+([.I1353]*256))+([.J1353]*512))+([.K1353]*1024))+([.L1353]*2048))+([.M1353]*4096))+([.N1353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54]*1)+([.B1354]*2))+([.C1354]*4))+([.D1354]*8))+([.E1354]*16))+([.F1354]*32))+([.G1354]*64))+([.H1354]*128))+([.I1354]*256))+([.J1354]*512))+([.K1354]*1024))+([.L1354]*2048))+([.M1354]*4096))+([.N135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55]*1)+([.B1355]*2))+([.C1355]*4))+([.D1355]*8))+([.E1355]*16))+([.F1355]*32))+([.G1355]*64))+([.H1355]*128))+([.I1355]*256))+([.J1355]*512))+([.K1355]*1024))+([.L1355]*2048))+([.M1355]*4096))+([.N135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56]*1)+([.B1356]*2))+([.C1356]*4))+([.D1356]*8))+([.E1356]*16))+([.F1356]*32))+([.G1356]*64))+([.H1356]*128))+([.I1356]*256))+([.J1356]*512))+([.K1356]*1024))+([.L1356]*2048))+([.M1356]*4096))+([.N1356]*8192)))" office:value-type="float" office:value="792">
            <text:p>79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57]*1)+([.B1357]*2))+([.C1357]*4))+([.D1357]*8))+([.E1357]*16))+([.F1357]*32))+([.G1357]*64))+([.H1357]*128))+([.I1357]*256))+([.J1357]*512))+([.K1357]*1024))+([.L1357]*2048))+([.M1357]*4096))+([.N1357]*8192)))" office:value-type="float" office:value="1188">
            <text:p>11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58]*1)+([.B1358]*2))+([.C1358]*4))+([.D1358]*8))+([.E1358]*16))+([.F1358]*32))+([.G1358]*64))+([.H1358]*128))+([.I1358]*256))+([.J1358]*512))+([.K1358]*1024))+([.L1358]*2048))+([.M1358]*4096))+([.N1358]*8192)))" office:value-type="float" office:value="1188">
            <text:p>118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59]*1)+([.B1359]*2))+([.C1359]*4))+([.D1359]*8))+([.E1359]*16))+([.F1359]*32))+([.G1359]*64))+([.H1359]*128))+([.I1359]*256))+([.J1359]*512))+([.K1359]*1024))+([.L1359]*2048))+([.M1359]*4096))+([.N1359]*8192)))" office:value-type="float" office:value="1189">
            <text:p>118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60]*1)+([.B1360]*2))+([.C1360]*4))+([.D1360]*8))+([.E1360]*16))+([.F1360]*32))+([.G1360]*64))+([.H1360]*128))+([.I1360]*256))+([.J1360]*512))+([.K1360]*1024))+([.L1360]*2048))+([.M1360]*4096))+([.N1360]*8192)))" office:value-type="float" office:value="1176">
            <text:p>117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62]*1)+([.B1362]*2))+([.C1362]*4))+([.D1362]*8))+([.E1362]*16))+([.F1362]*32))+([.G1362]*64))+([.H1362]*128))+([.I1362]*256))+([.J1362]*512))+([.K1362]*1024))+([.L1362]*2048))+([.M1362]*4096))+([.N136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63]*1)+([.B1363]*2))+([.C1363]*4))+([.D1363]*8))+([.E1363]*16))+([.F1363]*32))+([.G1363]*64))+([.H1363]*128))+([.I1363]*256))+([.J1363]*512))+([.K1363]*1024))+([.L1363]*2048))+([.M1363]*4096))+([.N136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64]*1)+([.B1364]*2))+([.C1364]*4))+([.D1364]*8))+([.E1364]*16))+([.F1364]*32))+([.G1364]*64))+([.H1364]*128))+([.I1364]*256))+([.J1364]*512))+([.K1364]*1024))+([.L1364]*2048))+([.M1364]*4096))+([.N136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65]*1)+([.B1365]*2))+([.C1365]*4))+([.D1365]*8))+([.E1365]*16))+([.F1365]*32))+([.G1365]*64))+([.H1365]*128))+([.I1365]*256))+([.J1365]*512))+([.K1365]*1024))+([.L1365]*2048))+([.M1365]*4096))+([.N136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66]*1)+([.B1366]*2))+([.C1366]*4))+([.D1366]*8))+([.E1366]*16))+([.F1366]*32))+([.G1366]*64))+([.H1366]*128))+([.I1366]*256))+([.J1366]*512))+([.K1366]*1024))+([.L1366]*2048))+([.M1366]*4096))+([.N1366]*8192)))" office:value-type="float" office:value="396">
            <text:p>39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67]*1)+([.B1367]*2))+([.C1367]*4))+([.D1367]*8))+([.E1367]*16))+([.F1367]*32))+([.G1367]*64))+([.H1367]*128))+([.I1367]*256))+([.J1367]*512))+([.K1367]*1024))+([.L1367]*2048))+([.M1367]*4096))+([.N1367]*8192)))" office:value-type="float" office:value="594">
            <text:p>5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68]*1)+([.B1368]*2))+([.C1368]*4))+([.D1368]*8))+([.E1368]*16))+([.F1368]*32))+([.G1368]*64))+([.H1368]*128))+([.I1368]*256))+([.J1368]*512))+([.K1368]*1024))+([.L1368]*2048))+([.M1368]*4096))+([.N1368]*8192)))" office:value-type="float" office:value="594">
            <text:p>5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69]*1)+([.B1369]*2))+([.C1369]*4))+([.D1369]*8))+([.E1369]*16))+([.F1369]*32))+([.G1369]*64))+([.H1369]*128))+([.I1369]*256))+([.J1369]*512))+([.K1369]*1024))+([.L1369]*2048))+([.M1369]*4096))+([.N1369]*8192)))" office:value-type="float" office:value="594">
            <text:p>59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70]*1)+([.B1370]*2))+([.C1370]*4))+([.D1370]*8))+([.E1370]*16))+([.F1370]*32))+([.G1370]*64))+([.H1370]*128))+([.I1370]*256))+([.J1370]*512))+([.K1370]*1024))+([.L1370]*2048))+([.M1370]*4096))+([.N1370]*8192)))" office:value-type="float" office:value="588">
            <text:p>58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72]*1)+([.B1372]*2))+([.C1372]*4))+([.D1372]*8))+([.E1372]*16))+([.F1372]*32))+([.G1372]*64))+([.H1372]*128))+([.I1372]*256))+([.J1372]*512))+([.K1372]*1024))+([.L1372]*2048))+([.M1372]*4096))+([.N137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73]*1)+([.B1373]*2))+([.C1373]*4))+([.D1373]*8))+([.E1373]*16))+([.F1373]*32))+([.G1373]*64))+([.H1373]*128))+([.I1373]*256))+([.J1373]*512))+([.K1373]*1024))+([.L1373]*2048))+([.M1373]*4096))+([.N137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74]*1)+([.B1374]*2))+([.C1374]*4))+([.D1374]*8))+([.E1374]*16))+([.F1374]*32))+([.G1374]*64))+([.H1374]*128))+([.I1374]*256))+([.J1374]*512))+([.K1374]*1024))+([.L1374]*2048))+([.M1374]*4096))+([.N137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75]*1)+([.B1375]*2))+([.C1375]*4))+([.D1375]*8))+([.E1375]*16))+([.F1375]*32))+([.G1375]*64))+([.H1375]*128))+([.I1375]*256))+([.J1375]*512))+([.K1375]*1024))+([.L1375]*2048))+([.M1375]*4096))+([.N137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76]*1)+([.B1376]*2))+([.C1376]*4))+([.D1376]*8))+([.E1376]*16))+([.F1376]*32))+([.G1376]*64))+([.H1376]*128))+([.I1376]*256))+([.J1376]*512))+([.K1376]*1024))+([.L1376]*2048))+([.M1376]*4096))+([.N1376]*8192)))" office:value-type="float" office:value="198">
            <text:p>19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77]*1)+([.B1377]*2))+([.C1377]*4))+([.D1377]*8))+([.E1377]*16))+([.F1377]*32))+([.G1377]*64))+([.H1377]*128))+([.I1377]*256))+([.J1377]*512))+([.K1377]*1024))+([.L1377]*2048))+([.M1377]*4096))+([.N1377]*8192)))" office:value-type="float" office:value="297">
            <text:p>29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78]*1)+([.B1378]*2))+([.C1378]*4))+([.D1378]*8))+([.E1378]*16))+([.F1378]*32))+([.G1378]*64))+([.H1378]*128))+([.I1378]*256))+([.J1378]*512))+([.K1378]*1024))+([.L1378]*2048))+([.M1378]*4096))+([.N1378]*8192)))" office:value-type="float" office:value="297">
            <text:p>29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79]*1)+([.B1379]*2))+([.C1379]*4))+([.D1379]*8))+([.E1379]*16))+([.F1379]*32))+([.G1379]*64))+([.H1379]*128))+([.I1379]*256))+([.J1379]*512))+([.K1379]*1024))+([.L1379]*2048))+([.M1379]*4096))+([.N1379]*8192)))" office:value-type="float" office:value="297">
            <text:p>29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80]*1)+([.B1380]*2))+([.C1380]*4))+([.D1380]*8))+([.E1380]*16))+([.F1380]*32))+([.G1380]*64))+([.H1380]*128))+([.I1380]*256))+([.J1380]*512))+([.K1380]*1024))+([.L1380]*2048))+([.M1380]*4096))+([.N1380]*8192)))" office:value-type="float" office:value="294">
            <text:p>29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82]*1)+([.B1382]*2))+([.C1382]*4))+([.D1382]*8))+([.E1382]*16))+([.F1382]*32))+([.G1382]*64))+([.H1382]*128))+([.I1382]*256))+([.J1382]*512))+([.K1382]*1024))+([.L1382]*2048))+([.M1382]*4096))+([.N138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83]*1)+([.B1383]*2))+([.C1383]*4))+([.D1383]*8))+([.E1383]*16))+([.F1383]*32))+([.G1383]*64))+([.H1383]*128))+([.I1383]*256))+([.J1383]*512))+([.K1383]*1024))+([.L1383]*2048))+([.M1383]*4096))+([.N138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84]*1)+([.B1384]*2))+([.C1384]*4))+([.D1384]*8))+([.E1384]*16))+([.F1384]*32))+([.G1384]*64))+([.H1384]*128))+([.I1384]*256))+([.J1384]*512))+([.K1384]*1024))+([.L1384]*2048))+([.M1384]*4096))+([.N138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85]*1)+([.B1385]*2))+([.C1385]*4))+([.D1385]*8))+([.E1385]*16))+([.F1385]*32))+([.G1385]*64))+([.H1385]*128))+([.I1385]*256))+([.J1385]*512))+([.K1385]*1024))+([.L1385]*2048))+([.M1385]*4096))+([.N138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86]*1)+([.B1386]*2))+([.C1386]*4))+([.D1386]*8))+([.E1386]*16))+([.F1386]*32))+([.G1386]*64))+([.H1386]*128))+([.I1386]*256))+([.J1386]*512))+([.K1386]*1024))+([.L1386]*2048))+([.M1386]*4096))+([.N1386]*8192)))" office:value-type="float" office:value="99">
            <text:p>9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87]*1)+([.B1387]*2))+([.C1387]*4))+([.D1387]*8))+([.E1387]*16))+([.F1387]*32))+([.G1387]*64))+([.H1387]*128))+([.I1387]*256))+([.J1387]*512))+([.K1387]*1024))+([.L1387]*2048))+([.M1387]*4096))+([.N1387]*8192)))" office:value-type="float" office:value="148">
            <text:p>1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88]*1)+([.B1388]*2))+([.C1388]*4))+([.D1388]*8))+([.E1388]*16))+([.F1388]*32))+([.G1388]*64))+([.H1388]*128))+([.I1388]*256))+([.J1388]*512))+([.K1388]*1024))+([.L1388]*2048))+([.M1388]*4096))+([.N1388]*8192)))" office:value-type="float" office:value="148">
            <text:p>1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89]*1)+([.B1389]*2))+([.C1389]*4))+([.D1389]*8))+([.E1389]*16))+([.F1389]*32))+([.G1389]*64))+([.H1389]*128))+([.I1389]*256))+([.J1389]*512))+([.K1389]*1024))+([.L1389]*2048))+([.M1389]*4096))+([.N1389]*8192)))" office:value-type="float" office:value="148">
            <text:p>14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90]*1)+([.B1390]*2))+([.C1390]*4))+([.D1390]*8))+([.E1390]*16))+([.F1390]*32))+([.G1390]*64))+([.H1390]*128))+([.I1390]*256))+([.J1390]*512))+([.K1390]*1024))+([.L1390]*2048))+([.M1390]*4096))+([.N1390]*8192)))" office:value-type="float" office:value="147">
            <text:p>147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392]*1)+([.B1392]*2))+([.C1392]*4))+([.D1392]*8))+([.E1392]*16))+([.F1392]*32))+([.G1392]*64))+([.H1392]*128))+([.I1392]*256))+([.J1392]*512))+([.K1392]*1024))+([.L1392]*2048))+([.M1392]*4096))+([.N139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93]*1)+([.B1393]*2))+([.C1393]*4))+([.D1393]*8))+([.E1393]*16))+([.F1393]*32))+([.G1393]*64))+([.H1393]*128))+([.I1393]*256))+([.J1393]*512))+([.K1393]*1024))+([.L1393]*2048))+([.M1393]*4096))+([.N139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94]*1)+([.B1394]*2))+([.C1394]*4))+([.D1394]*8))+([.E1394]*16))+([.F1394]*32))+([.G1394]*64))+([.H1394]*128))+([.I1394]*256))+([.J1394]*512))+([.K1394]*1024))+([.L1394]*2048))+([.M1394]*4096))+([.N139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95]*1)+([.B1395]*2))+([.C1395]*4))+([.D1395]*8))+([.E1395]*16))+([.F1395]*32))+([.G1395]*64))+([.H1395]*128))+([.I1395]*256))+([.J1395]*512))+([.K1395]*1024))+([.L1395]*2048))+([.M1395]*4096))+([.N139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96]*1)+([.B1396]*2))+([.C1396]*4))+([.D1396]*8))+([.E1396]*16))+([.F1396]*32))+([.G1396]*64))+([.H1396]*128))+([.I1396]*256))+([.J1396]*512))+([.K1396]*1024))+([.L1396]*2048))+([.M1396]*4096))+([.N1396]*8192)))" office:value-type="float" office:value="49">
            <text:p>4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97]*1)+([.B1397]*2))+([.C1397]*4))+([.D1397]*8))+([.E1397]*16))+([.F1397]*32))+([.G1397]*64))+([.H1397]*128))+([.I1397]*256))+([.J1397]*512))+([.K1397]*1024))+([.L1397]*2048))+([.M1397]*4096))+([.N1397]*8192)))" office:value-type="float" office:value="74">
            <text:p>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98]*1)+([.B1398]*2))+([.C1398]*4))+([.D1398]*8))+([.E1398]*16))+([.F1398]*32))+([.G1398]*64))+([.H1398]*128))+([.I1398]*256))+([.J1398]*512))+([.K1398]*1024))+([.L1398]*2048))+([.M1398]*4096))+([.N1398]*8192)))" office:value-type="float" office:value="74">
            <text:p>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399]*1)+([.B1399]*2))+([.C1399]*4))+([.D1399]*8))+([.E1399]*16))+([.F1399]*32))+([.G1399]*64))+([.H1399]*128))+([.I1399]*256))+([.J1399]*512))+([.K1399]*1024))+([.L1399]*2048))+([.M1399]*4096))+([.N1399]*8192)))" office:value-type="float" office:value="74">
            <text:p>7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00]*1)+([.B1400]*2))+([.C1400]*4))+([.D1400]*8))+([.E1400]*16))+([.F1400]*32))+([.G1400]*64))+([.H1400]*128))+([.I1400]*256))+([.J1400]*512))+([.K1400]*1024))+([.L1400]*2048))+([.M1400]*4096))+([.N1400]*8192)))" office:value-type="float" office:value="73">
            <text:p>73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402]*1)+([.B1402]*2))+([.C1402]*4))+([.D1402]*8))+([.E1402]*16))+([.F1402]*32))+([.G1402]*64))+([.H1402]*128))+([.I1402]*256))+([.J1402]*512))+([.K1402]*1024))+([.L1402]*2048))+([.M1402]*4096))+([.N140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03]*1)+([.B1403]*2))+([.C1403]*4))+([.D1403]*8))+([.E1403]*16))+([.F1403]*32))+([.G1403]*64))+([.H1403]*128))+([.I1403]*256))+([.J1403]*512))+([.K1403]*1024))+([.L1403]*2048))+([.M1403]*4096))+([.N140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04]*1)+([.B1404]*2))+([.C1404]*4))+([.D1404]*8))+([.E1404]*16))+([.F1404]*32))+([.G1404]*64))+([.H1404]*128))+([.I1404]*256))+([.J1404]*512))+([.K1404]*1024))+([.L1404]*2048))+([.M1404]*4096))+([.N140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05]*1)+([.B1405]*2))+([.C1405]*4))+([.D1405]*8))+([.E1405]*16))+([.F1405]*32))+([.G1405]*64))+([.H1405]*128))+([.I1405]*256))+([.J1405]*512))+([.K1405]*1024))+([.L1405]*2048))+([.M1405]*4096))+([.N140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06]*1)+([.B1406]*2))+([.C1406]*4))+([.D1406]*8))+([.E1406]*16))+([.F1406]*32))+([.G1406]*64))+([.H1406]*128))+([.I1406]*256))+([.J1406]*512))+([.K1406]*1024))+([.L1406]*2048))+([.M1406]*4096))+([.N1406]*8192)))" office:value-type="float" office:value="24">
            <text:p>2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07]*1)+([.B1407]*2))+([.C1407]*4))+([.D1407]*8))+([.E1407]*16))+([.F1407]*32))+([.G1407]*64))+([.H1407]*128))+([.I1407]*256))+([.J1407]*512))+([.K1407]*1024))+([.L1407]*2048))+([.M1407]*4096))+([.N1407]*8192)))" office:value-type="float" office:value="37">
            <text:p>3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08]*1)+([.B1408]*2))+([.C1408]*4))+([.D1408]*8))+([.E1408]*16))+([.F1408]*32))+([.G1408]*64))+([.H1408]*128))+([.I1408]*256))+([.J1408]*512))+([.K1408]*1024))+([.L1408]*2048))+([.M1408]*4096))+([.N1408]*8192)))" office:value-type="float" office:value="37">
            <text:p>3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09]*1)+([.B1409]*2))+([.C1409]*4))+([.D1409]*8))+([.E1409]*16))+([.F1409]*32))+([.G1409]*64))+([.H1409]*128))+([.I1409]*256))+([.J1409]*512))+([.K1409]*1024))+([.L1409]*2048))+([.M1409]*4096))+([.N1409]*8192)))" office:value-type="float" office:value="37">
            <text:p>37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10]*1)+([.B1410]*2))+([.C1410]*4))+([.D1410]*8))+([.E1410]*16))+([.F1410]*32))+([.G1410]*64))+([.H1410]*128))+([.I1410]*256))+([.J1410]*512))+([.K1410]*1024))+([.L1410]*2048))+([.M1410]*4096))+([.N1410]*8192)))" office:value-type="float" office:value="36">
            <text:p>36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412]*1)+([.B1412]*2))+([.C1412]*4))+([.D1412]*8))+([.E1412]*16))+([.F1412]*32))+([.G1412]*64))+([.H1412]*128))+([.I1412]*256))+([.J1412]*512))+([.K1412]*1024))+([.L1412]*2048))+([.M1412]*4096))+([.N141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13]*1)+([.B1413]*2))+([.C1413]*4))+([.D1413]*8))+([.E1413]*16))+([.F1413]*32))+([.G1413]*64))+([.H1413]*128))+([.I1413]*256))+([.J1413]*512))+([.K1413]*1024))+([.L1413]*2048))+([.M1413]*4096))+([.N141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14]*1)+([.B1414]*2))+([.C1414]*4))+([.D1414]*8))+([.E1414]*16))+([.F1414]*32))+([.G1414]*64))+([.H1414]*128))+([.I1414]*256))+([.J1414]*512))+([.K1414]*1024))+([.L1414]*2048))+([.M1414]*4096))+([.N141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15]*1)+([.B1415]*2))+([.C1415]*4))+([.D1415]*8))+([.E1415]*16))+([.F1415]*32))+([.G1415]*64))+([.H1415]*128))+([.I1415]*256))+([.J1415]*512))+([.K1415]*1024))+([.L1415]*2048))+([.M1415]*4096))+([.N141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16]*1)+([.B1416]*2))+([.C1416]*4))+([.D1416]*8))+([.E1416]*16))+([.F1416]*32))+([.G1416]*64))+([.H1416]*128))+([.I1416]*256))+([.J1416]*512))+([.K1416]*1024))+([.L1416]*2048))+([.M1416]*4096))+([.N1416]*8192)))" office:value-type="float" office:value="12">
            <text:p>1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17]*1)+([.B1417]*2))+([.C1417]*4))+([.D1417]*8))+([.E1417]*16))+([.F1417]*32))+([.G1417]*64))+([.H1417]*128))+([.I1417]*256))+([.J1417]*512))+([.K1417]*1024))+([.L1417]*2048))+([.M1417]*4096))+([.N1417]*8192)))" office:value-type="float" office:value="18">
            <text:p>1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18]*1)+([.B1418]*2))+([.C1418]*4))+([.D1418]*8))+([.E1418]*16))+([.F1418]*32))+([.G1418]*64))+([.H1418]*128))+([.I1418]*256))+([.J1418]*512))+([.K1418]*1024))+([.L1418]*2048))+([.M1418]*4096))+([.N1418]*8192)))" office:value-type="float" office:value="18">
            <text:p>1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19]*1)+([.B1419]*2))+([.C1419]*4))+([.D1419]*8))+([.E1419]*16))+([.F1419]*32))+([.G1419]*64))+([.H1419]*128))+([.I1419]*256))+([.J1419]*512))+([.K1419]*1024))+([.L1419]*2048))+([.M1419]*4096))+([.N1419]*8192)))" office:value-type="float" office:value="18">
            <text:p>18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20]*1)+([.B1420]*2))+([.C1420]*4))+([.D1420]*8))+([.E1420]*16))+([.F1420]*32))+([.G1420]*64))+([.H1420]*128))+([.I1420]*256))+([.J1420]*512))+([.K1420]*1024))+([.L1420]*2048))+([.M1420]*4096))+([.N1420]*8192)))" office:value-type="float" office:value="18">
            <text:p>18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422]*1)+([.B1422]*2))+([.C1422]*4))+([.D1422]*8))+([.E1422]*16))+([.F1422]*32))+([.G1422]*64))+([.H1422]*128))+([.I1422]*256))+([.J1422]*512))+([.K1422]*1024))+([.L1422]*2048))+([.M1422]*4096))+([.N142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23]*1)+([.B1423]*2))+([.C1423]*4))+([.D1423]*8))+([.E1423]*16))+([.F1423]*32))+([.G1423]*64))+([.H1423]*128))+([.I1423]*256))+([.J1423]*512))+([.K1423]*1024))+([.L1423]*2048))+([.M1423]*4096))+([.N142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24]*1)+([.B1424]*2))+([.C1424]*4))+([.D1424]*8))+([.E1424]*16))+([.F1424]*32))+([.G1424]*64))+([.H1424]*128))+([.I1424]*256))+([.J1424]*512))+([.K1424]*1024))+([.L1424]*2048))+([.M1424]*4096))+([.N142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25]*1)+([.B1425]*2))+([.C1425]*4))+([.D1425]*8))+([.E1425]*16))+([.F1425]*32))+([.G1425]*64))+([.H1425]*128))+([.I1425]*256))+([.J1425]*512))+([.K1425]*1024))+([.L1425]*2048))+([.M1425]*4096))+([.N142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26]*1)+([.B1426]*2))+([.C1426]*4))+([.D1426]*8))+([.E1426]*16))+([.F1426]*32))+([.G1426]*64))+([.H1426]*128))+([.I1426]*256))+([.J1426]*512))+([.K1426]*1024))+([.L1426]*2048))+([.M1426]*4096))+([.N1426]*8192)))" office:value-type="float" office:value="6">
            <text:p>6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27]*1)+([.B1427]*2))+([.C1427]*4))+([.D1427]*8))+([.E1427]*16))+([.F1427]*32))+([.G1427]*64))+([.H1427]*128))+([.I1427]*256))+([.J1427]*512))+([.K1427]*1024))+([.L1427]*2048))+([.M1427]*4096))+([.N1427]*8192)))" office:value-type="float" office:value="9">
            <text:p>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28]*1)+([.B1428]*2))+([.C1428]*4))+([.D1428]*8))+([.E1428]*16))+([.F1428]*32))+([.G1428]*64))+([.H1428]*128))+([.I1428]*256))+([.J1428]*512))+([.K1428]*1024))+([.L1428]*2048))+([.M1428]*4096))+([.N1428]*8192)))" office:value-type="float" office:value="9">
            <text:p>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29]*1)+([.B1429]*2))+([.C1429]*4))+([.D1429]*8))+([.E1429]*16))+([.F1429]*32))+([.G1429]*64))+([.H1429]*128))+([.I1429]*256))+([.J1429]*512))+([.K1429]*1024))+([.L1429]*2048))+([.M1429]*4096))+([.N1429]*8192)))" office:value-type="float" office:value="9">
            <text:p>9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30]*1)+([.B1430]*2))+([.C1430]*4))+([.D1430]*8))+([.E1430]*16))+([.F1430]*32))+([.G1430]*64))+([.H1430]*128))+([.I1430]*256))+([.J1430]*512))+([.K1430]*1024))+([.L1430]*2048))+([.M1430]*4096))+([.N1430]*8192)))" office:value-type="float" office:value="9">
            <text:p>9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432]*1)+([.B1432]*2))+([.C1432]*4))+([.D1432]*8))+([.E1432]*16))+([.F1432]*32))+([.G1432]*64))+([.H1432]*128))+([.I1432]*256))+([.J1432]*512))+([.K1432]*1024))+([.L1432]*2048))+([.M1432]*4096))+([.N143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33]*1)+([.B1433]*2))+([.C1433]*4))+([.D1433]*8))+([.E1433]*16))+([.F1433]*32))+([.G1433]*64))+([.H1433]*128))+([.I1433]*256))+([.J1433]*512))+([.K1433]*1024))+([.L1433]*2048))+([.M1433]*4096))+([.N143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34]*1)+([.B1434]*2))+([.C1434]*4))+([.D1434]*8))+([.E1434]*16))+([.F1434]*32))+([.G1434]*64))+([.H1434]*128))+([.I1434]*256))+([.J1434]*512))+([.K1434]*1024))+([.L1434]*2048))+([.M1434]*4096))+([.N143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35]*1)+([.B1435]*2))+([.C1435]*4))+([.D1435]*8))+([.E1435]*16))+([.F1435]*32))+([.G1435]*64))+([.H1435]*128))+([.I1435]*256))+([.J1435]*512))+([.K1435]*1024))+([.L1435]*2048))+([.M1435]*4096))+([.N143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36]*1)+([.B1436]*2))+([.C1436]*4))+([.D1436]*8))+([.E1436]*16))+([.F1436]*32))+([.G1436]*64))+([.H1436]*128))+([.I1436]*256))+([.J1436]*512))+([.K1436]*1024))+([.L1436]*2048))+([.M1436]*4096))+([.N1436]*8192)))" office:value-type="float" office:value="3">
            <text:p>3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37]*1)+([.B1437]*2))+([.C1437]*4))+([.D1437]*8))+([.E1437]*16))+([.F1437]*32))+([.G1437]*64))+([.H1437]*128))+([.I1437]*256))+([.J1437]*512))+([.K1437]*1024))+([.L1437]*2048))+([.M1437]*4096))+([.N1437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38]*1)+([.B1438]*2))+([.C1438]*4))+([.D1438]*8))+([.E1438]*16))+([.F1438]*32))+([.G1438]*64))+([.H1438]*128))+([.I1438]*256))+([.J1438]*512))+([.K1438]*1024))+([.L1438]*2048))+([.M1438]*4096))+([.N1438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39]*1)+([.B1439]*2))+([.C1439]*4))+([.D1439]*8))+([.E1439]*16))+([.F1439]*32))+([.G1439]*64))+([.H1439]*128))+([.I1439]*256))+([.J1439]*512))+([.K1439]*1024))+([.L1439]*2048))+([.M1439]*4096))+([.N1439]*8192)))" office:value-type="float" office:value="4">
            <text:p>4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40]*1)+([.B1440]*2))+([.C1440]*4))+([.D1440]*8))+([.E1440]*16))+([.F1440]*32))+([.G1440]*64))+([.H1440]*128))+([.I1440]*256))+([.J1440]*512))+([.K1440]*1024))+([.L1440]*2048))+([.M1440]*4096))+([.N1440]*8192)))" office:value-type="float" office:value="4">
            <text:p>4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442]*1)+([.B1442]*2))+([.C1442]*4))+([.D1442]*8))+([.E1442]*16))+([.F1442]*32))+([.G1442]*64))+([.H1442]*128))+([.I1442]*256))+([.J1442]*512))+([.K1442]*1024))+([.L1442]*2048))+([.M1442]*4096))+([.N144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43]*1)+([.B1443]*2))+([.C1443]*4))+([.D1443]*8))+([.E1443]*16))+([.F1443]*32))+([.G1443]*64))+([.H1443]*128))+([.I1443]*256))+([.J1443]*512))+([.K1443]*1024))+([.L1443]*2048))+([.M1443]*4096))+([.N144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44]*1)+([.B1444]*2))+([.C1444]*4))+([.D1444]*8))+([.E1444]*16))+([.F1444]*32))+([.G1444]*64))+([.H1444]*128))+([.I1444]*256))+([.J1444]*512))+([.K1444]*1024))+([.L1444]*2048))+([.M1444]*4096))+([.N144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45]*1)+([.B1445]*2))+([.C1445]*4))+([.D1445]*8))+([.E1445]*16))+([.F1445]*32))+([.G1445]*64))+([.H1445]*128))+([.I1445]*256))+([.J1445]*512))+([.K1445]*1024))+([.L1445]*2048))+([.M1445]*4096))+([.N144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46]*1)+([.B1446]*2))+([.C1446]*4))+([.D1446]*8))+([.E1446]*16))+([.F1446]*32))+([.G1446]*64))+([.H1446]*128))+([.I1446]*256))+([.J1446]*512))+([.K1446]*1024))+([.L1446]*2048))+([.M1446]*4096))+([.N1446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47]*1)+([.B1447]*2))+([.C1447]*4))+([.D1447]*8))+([.E1447]*16))+([.F1447]*32))+([.G1447]*64))+([.H1447]*128))+([.I1447]*256))+([.J1447]*512))+([.K1447]*1024))+([.L1447]*2048))+([.M1447]*4096))+([.N1447]*8192)))" office:value-type="float" office:value="2">
            <text:p>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48]*1)+([.B1448]*2))+([.C1448]*4))+([.D1448]*8))+([.E1448]*16))+([.F1448]*32))+([.G1448]*64))+([.H1448]*128))+([.I1448]*256))+([.J1448]*512))+([.K1448]*1024))+([.L1448]*2048))+([.M1448]*4096))+([.N1448]*8192)))" office:value-type="float" office:value="2">
            <text:p>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49]*1)+([.B1449]*2))+([.C1449]*4))+([.D1449]*8))+([.E1449]*16))+([.F1449]*32))+([.G1449]*64))+([.H1449]*128))+([.I1449]*256))+([.J1449]*512))+([.K1449]*1024))+([.L1449]*2048))+([.M1449]*4096))+([.N1449]*8192)))" office:value-type="float" office:value="2">
            <text:p>2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50]*1)+([.B1450]*2))+([.C1450]*4))+([.D1450]*8))+([.E1450]*16))+([.F1450]*32))+([.G1450]*64))+([.H1450]*128))+([.I1450]*256))+([.J1450]*512))+([.K1450]*1024))+([.L1450]*2048))+([.M1450]*4096))+([.N1450]*8192)))" office:value-type="float" office:value="2">
            <text:p>2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452]*1)+([.B1452]*2))+([.C1452]*4))+([.D1452]*8))+([.E1452]*16))+([.F1452]*32))+([.G1452]*64))+([.H1452]*128))+([.I1452]*256))+([.J1452]*512))+([.K1452]*1024))+([.L1452]*2048))+([.M1452]*4096))+([.N145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53]*1)+([.B1453]*2))+([.C1453]*4))+([.D1453]*8))+([.E1453]*16))+([.F1453]*32))+([.G1453]*64))+([.H1453]*128))+([.I1453]*256))+([.J1453]*512))+([.K1453]*1024))+([.L1453]*2048))+([.M1453]*4096))+([.N145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54]*1)+([.B1454]*2))+([.C1454]*4))+([.D1454]*8))+([.E1454]*16))+([.F1454]*32))+([.G1454]*64))+([.H1454]*128))+([.I1454]*256))+([.J1454]*512))+([.K1454]*1024))+([.L1454]*2048))+([.M1454]*4096))+([.N145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55]*1)+([.B1455]*2))+([.C1455]*4))+([.D1455]*8))+([.E1455]*16))+([.F1455]*32))+([.G1455]*64))+([.H1455]*128))+([.I1455]*256))+([.J1455]*512))+([.K1455]*1024))+([.L1455]*2048))+([.M1455]*4096))+([.N145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56]*1)+([.B1456]*2))+([.C1456]*4))+([.D1456]*8))+([.E1456]*16))+([.F1456]*32))+([.G1456]*64))+([.H1456]*128))+([.I1456]*256))+([.J1456]*512))+([.K1456]*1024))+([.L1456]*2048))+([.M1456]*4096))+([.N145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57]*1)+([.B1457]*2))+([.C1457]*4))+([.D1457]*8))+([.E1457]*16))+([.F1457]*32))+([.G1457]*64))+([.H1457]*128))+([.I1457]*256))+([.J1457]*512))+([.K1457]*1024))+([.L1457]*2048))+([.M1457]*4096))+([.N1457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58]*1)+([.B1458]*2))+([.C1458]*4))+([.D1458]*8))+([.E1458]*16))+([.F1458]*32))+([.G1458]*64))+([.H1458]*128))+([.I1458]*256))+([.J1458]*512))+([.K1458]*1024))+([.L1458]*2048))+([.M1458]*4096))+([.N1458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59]*1)+([.B1459]*2))+([.C1459]*4))+([.D1459]*8))+([.E1459]*16))+([.F1459]*32))+([.G1459]*64))+([.H1459]*128))+([.I1459]*256))+([.J1459]*512))+([.K1459]*1024))+([.L1459]*2048))+([.M1459]*4096))+([.N1459]*8192)))" office:value-type="float" office:value="1">
            <text:p>1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60]*1)+([.B1460]*2))+([.C1460]*4))+([.D1460]*8))+([.E1460]*16))+([.F1460]*32))+([.G1460]*64))+([.H1460]*128))+([.I1460]*256))+([.J1460]*512))+([.K1460]*1024))+([.L1460]*2048))+([.M1460]*4096))+([.N1460]*8192)))" office:value-type="float" office:value="1">
            <text:p>1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462]*1)+([.B1462]*2))+([.C1462]*4))+([.D1462]*8))+([.E1462]*16))+([.F1462]*32))+([.G1462]*64))+([.H1462]*128))+([.I1462]*256))+([.J1462]*512))+([.K1462]*1024))+([.L1462]*2048))+([.M1462]*4096))+([.N146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63]*1)+([.B1463]*2))+([.C1463]*4))+([.D1463]*8))+([.E1463]*16))+([.F1463]*32))+([.G1463]*64))+([.H1463]*128))+([.I1463]*256))+([.J1463]*512))+([.K1463]*1024))+([.L1463]*2048))+([.M1463]*4096))+([.N146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64]*1)+([.B1464]*2))+([.C1464]*4))+([.D1464]*8))+([.E1464]*16))+([.F1464]*32))+([.G1464]*64))+([.H1464]*128))+([.I1464]*256))+([.J1464]*512))+([.K1464]*1024))+([.L1464]*2048))+([.M1464]*4096))+([.N146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65]*1)+([.B1465]*2))+([.C1465]*4))+([.D1465]*8))+([.E1465]*16))+([.F1465]*32))+([.G1465]*64))+([.H1465]*128))+([.I1465]*256))+([.J1465]*512))+([.K1465]*1024))+([.L1465]*2048))+([.M1465]*4096))+([.N146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66]*1)+([.B1466]*2))+([.C1466]*4))+([.D1466]*8))+([.E1466]*16))+([.F1466]*32))+([.G1466]*64))+([.H1466]*128))+([.I1466]*256))+([.J1466]*512))+([.K1466]*1024))+([.L1466]*2048))+([.M1466]*4096))+([.N146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67]*1)+([.B1467]*2))+([.C1467]*4))+([.D1467]*8))+([.E1467]*16))+([.F1467]*32))+([.G1467]*64))+([.H1467]*128))+([.I1467]*256))+([.J1467]*512))+([.K1467]*1024))+([.L1467]*2048))+([.M1467]*4096))+([.N146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68]*1)+([.B1468]*2))+([.C1468]*4))+([.D1468]*8))+([.E1468]*16))+([.F1468]*32))+([.G1468]*64))+([.H1468]*128))+([.I1468]*256))+([.J1468]*512))+([.K1468]*1024))+([.L1468]*2048))+([.M1468]*4096))+([.N146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69]*1)+([.B1469]*2))+([.C1469]*4))+([.D1469]*8))+([.E1469]*16))+([.F1469]*32))+([.G1469]*64))+([.H1469]*128))+([.I1469]*256))+([.J1469]*512))+([.K1469]*1024))+([.L1469]*2048))+([.M1469]*4096))+([.N146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70]*1)+([.B1470]*2))+([.C1470]*4))+([.D1470]*8))+([.E1470]*16))+([.F1470]*32))+([.G1470]*64))+([.H1470]*128))+([.I1470]*256))+([.J1470]*512))+([.K1470]*1024))+([.L1470]*2048))+([.M1470]*4096))+([.N147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{</text:p>
          </table:table-cell>
          <table:table-cell table:style-name="ce4" table:formula="of:=SUM((((((((((((((([.A1472]*1)+([.B1472]*2))+([.C1472]*4))+([.D1472]*8))+([.E1472]*16))+([.F1472]*32))+([.G1472]*64))+([.H1472]*128))+([.I1472]*256))+([.J1472]*512))+([.K1472]*1024))+([.L1472]*2048))+([.M1472]*4096))+([.N1472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73]*1)+([.B1473]*2))+([.C1473]*4))+([.D1473]*8))+([.E1473]*16))+([.F1473]*32))+([.G1473]*64))+([.H1473]*128))+([.I1473]*256))+([.J1473]*512))+([.K1473]*1024))+([.L1473]*2048))+([.M1473]*4096))+([.N1473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74]*1)+([.B1474]*2))+([.C1474]*4))+([.D1474]*8))+([.E1474]*16))+([.F1474]*32))+([.G1474]*64))+([.H1474]*128))+([.I1474]*256))+([.J1474]*512))+([.K1474]*1024))+([.L1474]*2048))+([.M1474]*4096))+([.N1474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75]*1)+([.B1475]*2))+([.C1475]*4))+([.D1475]*8))+([.E1475]*16))+([.F1475]*32))+([.G1475]*64))+([.H1475]*128))+([.I1475]*256))+([.J1475]*512))+([.K1475]*1024))+([.L1475]*2048))+([.M1475]*4096))+([.N1475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76]*1)+([.B1476]*2))+([.C1476]*4))+([.D1476]*8))+([.E1476]*16))+([.F1476]*32))+([.G1476]*64))+([.H1476]*128))+([.I1476]*256))+([.J1476]*512))+([.K1476]*1024))+([.L1476]*2048))+([.M1476]*4096))+([.N1476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77]*1)+([.B1477]*2))+([.C1477]*4))+([.D1477]*8))+([.E1477]*16))+([.F1477]*32))+([.G1477]*64))+([.H1477]*128))+([.I1477]*256))+([.J1477]*512))+([.K1477]*1024))+([.L1477]*2048))+([.M1477]*4096))+([.N1477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78]*1)+([.B1478]*2))+([.C1478]*4))+([.D1478]*8))+([.E1478]*16))+([.F1478]*32))+([.G1478]*64))+([.H1478]*128))+([.I1478]*256))+([.J1478]*512))+([.K1478]*1024))+([.L1478]*2048))+([.M1478]*4096))+([.N1478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79]*1)+([.B1479]*2))+([.C1479]*4))+([.D1479]*8))+([.E1479]*16))+([.F1479]*32))+([.G1479]*64))+([.H1479]*128))+([.I1479]*256))+([.J1479]*512))+([.K1479]*1024))+([.L1479]*2048))+([.M1479]*4096))+([.N1479]*8192)))" office:value-type="float" office:value="0">
            <text:p>0</text:p>
          </table:table-cell>
          <table:table-cell table:style-name="ce4" office:value-type="string">
            <text:p>,</text:p>
          </table:table-cell>
          <table:table-cell table:number-columns-repeated="100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SUM((((((((((((((([.A1480]*1)+([.B1480]*2))+([.C1480]*4))+([.D1480]*8))+([.E1480]*16))+([.F1480]*32))+([.G1480]*64))+([.H1480]*128))+([.I1480]*256))+([.J1480]*512))+([.K1480]*1024))+([.L1480]*2048))+([.M1480]*4096))+([.N1480]*8192)))" office:value-type="float" office:value="0">
            <text:p>0</text:p>
          </table:table-cell>
          <table:table-cell table:style-name="ce4" office:value-type="string">
            <text:p>},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 table:number-rows-repeated="640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0">08/20/2011</text:date>, <text:time>08:1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8-20T08:12:33.87</dc:date>
    <meta:print-date>1969-12-31T16:00:00</meta:print-date>
    <meta:generator>OpenOffice.org/3.2$Win32 OpenOffice.org_project/320m18$Build-9502</meta:generator>
    <meta:document-statistic meta:table-count="1" meta:cell-count="21623" meta:object-count="0"/>
  </office:meta>
</office:document-meta>
</file>